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Soybeans</text:p>
          </table:table-cell>
          <table:table-cell office:value-type="string" calcext:value-type="string">
            <text:p>Maize</text:p>
          </table:table-cell>
          <table:table-cell office:value-type="string" calcext:value-type="string">
            <text:p>Cotton</text:p>
          </table:table-cell>
        </table:table-row>
        <table:table-row table:style-name="ro1">
          <table:table-cell office:value-type="string" calcext:value-type="string">
            <text:p>GDDli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DDlim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table:number-columns-repeated="3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etaGDD</text:p>
          </table:table-cell>
          <table:table-cell table:formula="of:=[$Soybeans_fit.E2]" office:value-type="float" office:value="0.000403658172116689" calcext:value-type="float">
            <text:p>0.000403658172117</text:p>
          </table:table-cell>
          <table:table-cell table:formula="of:=[$Maize_fit.E2]" office:value-type="float" office:value="0.000317954802038812" calcext:value-type="float">
            <text:p>0.000317954802039</text:p>
          </table:table-cell>
          <table:table-cell table:formula="of:=[$Cotton_fit.E2]" office:value-type="float" office:value="0.000907195445011024" calcext:value-type="float">
            <text:p>0.000907195445011</text:p>
          </table:table-cell>
        </table:table-row>
        <table:table-row table:style-name="ro1">
          <table:table-cell office:value-type="string" calcext:value-type="string">
            <text:p>BetaEDD</text:p>
          </table:table-cell>
          <table:table-cell table:formula="of:=[$Soybeans_fit.E3]" office:value-type="float" office:value="-0.00589468687465892" calcext:value-type="float">
            <text:p>-0.005894686874659</text:p>
          </table:table-cell>
          <table:table-cell table:formula="of:=[$Maize_fit.E3]" office:value-type="float" office:value="-0.00643577410751251" calcext:value-type="float">
            <text:p>-0.006435774107513</text:p>
          </table:table-cell>
          <table:table-cell table:formula="of:=[$Cotton_fit.E3]" office:value-type="float" office:value="-0.00675349453613623" calcext:value-type="float">
            <text:p>-0.006753494536136</text:p>
          </table:table-cell>
        </table:table-row>
      </table:table>
      <table:table table:name="Soybeans" table:style-name="ta1">
        <table:shapes>
          <draw:frame draw:z-index="0" draw:style-name="gr1" draw:text-style-name="P1" svg:width="666.57pt" svg:height="349.85pt" svg:x="881.52pt" svg:y="131.07pt">
            <draw:object draw:notify-on-update-of-ranges="Soybeans.A2:Soybeans.A102 Soybeans.B1:Soybeans.B1 Soybeans.B2:Soybeans.B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22.84pt" svg:y="2.83pt">
            <draw:object draw:notify-on-update-of-ranges="Soybeans.D2:Soybeans.D36 Soybeans.E1:Soybeans.E1 Soybeans.E2:Soybeans.E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35.6pt" svg:height="526.25pt" svg:x="199.08pt" svg:y="423.35pt">
            <draw:object draw:notify-on-update-of-ranges="Soybeans.A1:Soybeans.A1 Soybeans.A2:Soybeans.A102 Soybeans.B1:Soybeans.B1 Soybeans.B2:Soybeans.B1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logy</text:p>
          </table:table-cell>
          <table:table-cell office:value-type="string" calcext:value-type="string">
            <text:p><text:a xlink:href="https://apps.automeris.io/wpd/" xlink:type="simple">https://apps.automeris.io/wpd/</text:a>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logy</text:p>
          </table:table-cell>
        </table:table-row>
        <table:table-row table:style-name="ro1">
          <table:table-cell office:value-type="float" office:value="0.201956673654786" calcext:value-type="float">
            <text:p>0.201956673654786</text:p>
          </table:table-cell>
          <table:table-cell office:value-type="float" office:value="-0.00202692034420147" calcext:value-type="float">
            <text:p>-0.002026920344201</text:p>
          </table:table-cell>
          <table:table-cell table:number-columns-repeated="3"/>
        </table:table-row>
        <table:table-row table:style-name="ro1">
          <table:table-cell office:value-type="float" office:value="0.694619147449335" calcext:value-type="float">
            <text:p>0.694619147449335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0.1722571628232" calcext:value-type="float">
            <text:p>30.1722571628232</text:p>
          </table:table-cell>
          <table:table-cell office:value-type="float" office:value="0.00465958132680719" calcext:value-type="float">
            <text:p>0.004659581326807</text:p>
          </table:table-cell>
        </table:table-row>
        <table:table-row table:style-name="ro1">
          <table:table-cell office:value-type="float" office:value="1.18728162124388" calcext:value-type="float">
            <text:p>1.1872816212438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0.5006988120196" calcext:value-type="float">
            <text:p>30.5006988120196</text:p>
          </table:table-cell>
          <table:table-cell office:value-type="float" office:value="0.00272706639298966" calcext:value-type="float">
            <text:p>0.00272706639299</text:p>
          </table:table-cell>
        </table:table-row>
        <table:table-row table:style-name="ro1">
          <table:table-cell office:value-type="float" office:value="1.67994409503843" calcext:value-type="float">
            <text:p>1.6799440950384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0.8291404612159" calcext:value-type="float">
            <text:p>30.8291404612159</text:p>
          </table:table-cell>
          <table:table-cell office:value-type="float" office:value="0.000794551459172128" calcext:value-type="float">
            <text:p>0.000794551459172</text:p>
          </table:table-cell>
        </table:table-row>
        <table:table-row table:style-name="ro1">
          <table:table-cell office:value-type="float" office:value="1.76205450733753" calcext:value-type="float">
            <text:p>1.76205450733753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1.1575821104123" calcext:value-type="float">
            <text:p>31.1575821104123</text:p>
          </table:table-cell>
          <table:table-cell office:value-type="float" office:value="-0.00117661377332175" calcext:value-type="float">
            <text:p>-0.001176613773322</text:p>
          </table:table-cell>
        </table:table-row>
        <table:table-row table:style-name="ro1">
          <table:table-cell office:value-type="float" office:value="2.17260656883298" calcext:value-type="float">
            <text:p>2.1726065688329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1.4860237596087" calcext:value-type="float">
            <text:p>31.4860237596087</text:p>
          </table:table-cell>
          <table:table-cell office:value-type="float" office:value="-0.00310912870713928" calcext:value-type="float">
            <text:p>-0.003109128707139</text:p>
          </table:table-cell>
        </table:table-row>
        <table:table-row table:style-name="ro1">
          <table:table-cell office:value-type="float" office:value="2.25471698113207" calcext:value-type="float">
            <text:p>2.25471698113207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1.814465408805" calcext:value-type="float">
            <text:p>31.814465408805</text:p>
          </table:table-cell>
          <table:table-cell office:value-type="float" office:value="-0.00500299334228047" calcext:value-type="float">
            <text:p>-0.00500299334228</text:p>
          </table:table-cell>
        </table:table-row>
        <table:table-row table:style-name="ro1">
          <table:table-cell office:value-type="float" office:value="2.66526904262753" calcext:value-type="float">
            <text:p>2.6652690426275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2.1429070580014" calcext:value-type="float">
            <text:p>32.1429070580014</text:p>
          </table:table-cell>
          <table:table-cell office:value-type="float" office:value="-0.00697415857477435" calcext:value-type="float">
            <text:p>-0.006974158574774</text:p>
          </table:table-cell>
        </table:table-row>
        <table:table-row table:style-name="ro1">
          <table:table-cell office:value-type="float" office:value="2.74737945492662" calcext:value-type="float">
            <text:p>2.74737945492662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2.4713487071978" calcext:value-type="float">
            <text:p>32.4713487071978</text:p>
          </table:table-cell>
          <table:table-cell office:value-type="float" office:value="-0.00894532380726823" calcext:value-type="float">
            <text:p>-0.008945323807268</text:p>
          </table:table-cell>
        </table:table-row>
        <table:table-row table:style-name="ro1">
          <table:table-cell office:value-type="float" office:value="3.15793151642208" calcext:value-type="float">
            <text:p>3.1579315164220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2.7997903563941" calcext:value-type="float">
            <text:p>32.7997903563941</text:p>
          </table:table-cell>
          <table:table-cell office:value-type="float" office:value="-0.0108391884424094" calcext:value-type="float">
            <text:p>-0.010839188442409</text:p>
          </table:table-cell>
        </table:table-row>
        <table:table-row table:style-name="ro1">
          <table:table-cell office:value-type="float" office:value="3.24004192872117" calcext:value-type="float">
            <text:p>3.24004192872117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3.1282320055905" calcext:value-type="float">
            <text:p>33.1282320055905</text:p>
          </table:table-cell>
          <table:table-cell office:value-type="float" office:value="-0.0128103536749033" calcext:value-type="float">
            <text:p>-0.012810353674903</text:p>
          </table:table-cell>
        </table:table-row>
        <table:table-row table:style-name="ro1">
          <table:table-cell office:value-type="float" office:value="3.65059399021663" calcext:value-type="float">
            <text:p>3.6505939902166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3.4566736547869" calcext:value-type="float">
            <text:p>33.4566736547869</text:p>
          </table:table-cell>
          <table:table-cell office:value-type="float" office:value="-0.0147042183100445" calcext:value-type="float">
            <text:p>-0.014704218310045</text:p>
          </table:table-cell>
        </table:table-row>
        <table:table-row table:style-name="ro1">
          <table:table-cell office:value-type="float" office:value="3.73270440251572" calcext:value-type="float">
            <text:p>3.73270440251572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3.7851153039832" calcext:value-type="float">
            <text:p>33.7851153039832</text:p>
          </table:table-cell>
          <table:table-cell office:value-type="float" office:value="-0.0166753835425384" calcext:value-type="float">
            <text:p>-0.016675383542538</text:p>
          </table:table-cell>
        </table:table-row>
        <table:table-row table:style-name="ro1">
          <table:table-cell office:value-type="float" office:value="4.14325646401118" calcext:value-type="float">
            <text:p>4.1432564640111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4.1135569531796" calcext:value-type="float">
            <text:p>34.1135569531796</text:p>
          </table:table-cell>
          <table:table-cell office:value-type="float" office:value="-0.0185692481776795" calcext:value-type="float">
            <text:p>-0.01856924817768</text:p>
          </table:table-cell>
        </table:table-row>
        <table:table-row table:style-name="ro1">
          <table:table-cell office:value-type="float" office:value="4.22536687631027" calcext:value-type="float">
            <text:p>4.22536687631027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4.441998602376" calcext:value-type="float">
            <text:p>34.441998602376</text:p>
          </table:table-cell>
          <table:table-cell office:value-type="float" office:value="-0.0205017631114971" calcext:value-type="float">
            <text:p>-0.020501763111497</text:p>
          </table:table-cell>
        </table:table-row>
        <table:table-row table:style-name="ro1">
          <table:table-cell office:value-type="float" office:value="4.63591893780573" calcext:value-type="float">
            <text:p>4.6359189378057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4.7704402515723" calcext:value-type="float">
            <text:p>34.7704402515723</text:p>
          </table:table-cell>
          <table:table-cell office:value-type="float" office:value="-0.0224342780453146" calcext:value-type="float">
            <text:p>-0.022434278045315</text:p>
          </table:table-cell>
        </table:table-row>
        <table:table-row table:style-name="ro1">
          <table:table-cell office:value-type="float" office:value="5.12858141160028" calcext:value-type="float">
            <text:p>5.1285814116002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5.0988819007687" calcext:value-type="float">
            <text:p>35.0988819007687</text:p>
          </table:table-cell>
          <table:table-cell office:value-type="float" office:value="-0.0244440935764848" calcext:value-type="float">
            <text:p>-0.024444093576485</text:p>
          </table:table-cell>
        </table:table-row>
        <table:table-row table:style-name="ro1">
          <table:table-cell office:value-type="float" office:value="5.62124388539483" calcext:value-type="float">
            <text:p>5.6212438853948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5.427323549965" calcext:value-type="float">
            <text:p>35.427323549965</text:p>
          </table:table-cell>
          <table:table-cell office:value-type="float" office:value="-0.0262993079129497" calcext:value-type="float">
            <text:p>-0.02629930791295</text:p>
          </table:table-cell>
        </table:table-row>
        <table:table-row table:style-name="ro1">
          <table:table-cell office:value-type="float" office:value="6.11390635918938" calcext:value-type="float">
            <text:p>6.1139063591893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5.7557651991614" calcext:value-type="float">
            <text:p>35.7557651991614</text:p>
          </table:table-cell>
          <table:table-cell office:value-type="float" office:value="-0.0282704731454435" calcext:value-type="float">
            <text:p>-0.028270473145444</text:p>
          </table:table-cell>
        </table:table-row>
        <table:table-row table:style-name="ro1">
          <table:table-cell office:value-type="float" office:value="6.60656883298393" calcext:value-type="float">
            <text:p>6.6065688329839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6.0842068483578" calcext:value-type="float">
            <text:p>36.0842068483578</text:p>
          </table:table-cell>
          <table:table-cell office:value-type="float" office:value="-0.0302029880792611" calcext:value-type="float">
            <text:p>-0.030202988079261</text:p>
          </table:table-cell>
        </table:table-row>
        <table:table-row table:style-name="ro1">
          <table:table-cell office:value-type="float" office:value="7.09923130677847" calcext:value-type="float">
            <text:p>7.09923130677847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6.4126484975542" calcext:value-type="float">
            <text:p>36.4126484975542</text:p>
          </table:table-cell>
          <table:table-cell office:value-type="float" office:value="-0.0321741533117549" calcext:value-type="float">
            <text:p>-0.032174153311755</text:p>
          </table:table-cell>
        </table:table-row>
        <table:table-row table:style-name="ro1">
          <table:table-cell office:value-type="float" office:value="7.59189378057302" calcext:value-type="float">
            <text:p>7.59189378057302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6.7410901467505" calcext:value-type="float">
            <text:p>36.7410901467505</text:p>
          </table:table-cell>
          <table:table-cell office:value-type="float" office:value="-0.0340680179468961" calcext:value-type="float">
            <text:p>-0.034068017946896</text:p>
          </table:table-cell>
        </table:table-row>
        <table:table-row table:style-name="ro1">
          <table:table-cell office:value-type="float" office:value="8.08455625436757" calcext:value-type="float">
            <text:p>8.08455625436757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7.0695317959469" calcext:value-type="float">
            <text:p>37.0695317959469</text:p>
          </table:table-cell>
          <table:table-cell office:value-type="float" office:value="-0.0360005328807137" calcext:value-type="float">
            <text:p>-0.036000532880714</text:p>
          </table:table-cell>
        </table:table-row>
        <table:table-row table:style-name="ro1">
          <table:table-cell office:value-type="float" office:value="8.57721872816212" calcext:value-type="float">
            <text:p>8.57721872816212</text:p>
          </table:table-cell>
          <table:table-cell office:value-type="float" office:value="-0.00215575467312264" calcext:value-type="float">
            <text:p>-0.002155754673123</text:p>
          </table:table-cell>
          <table:table-cell/>
          <table:table-cell office:value-type="float" office:value="37.3979734451432" calcext:value-type="float">
            <text:p>37.3979734451432</text:p>
          </table:table-cell>
          <table:table-cell office:value-type="float" office:value="-0.0378943975158548" calcext:value-type="float">
            <text:p>-0.037894397515855</text:p>
          </table:table-cell>
        </table:table-row>
        <table:table-row table:style-name="ro1">
          <table:table-cell office:value-type="float" office:value="9.06988120195667" calcext:value-type="float">
            <text:p>9.06988120195667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7.7264150943396" calcext:value-type="float">
            <text:p>37.7264150943396</text:p>
          </table:table-cell>
          <table:table-cell office:value-type="float" office:value="-0.0399042130470251" calcext:value-type="float">
            <text:p>-0.039904213047025</text:p>
          </table:table-cell>
        </table:table-row>
        <table:table-row table:style-name="ro1">
          <table:table-cell office:value-type="float" office:value="9.56254367575122" calcext:value-type="float">
            <text:p>9.56254367575122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8.054856743536" calcext:value-type="float">
            <text:p>38.054856743536</text:p>
          </table:table-cell>
          <table:table-cell office:value-type="float" office:value="-0.0417594273834899" calcext:value-type="float">
            <text:p>-0.04175942738349</text:p>
          </table:table-cell>
        </table:table-row>
        <table:table-row table:style-name="ro1">
          <table:table-cell office:value-type="float" office:value="10.0552061495458" calcext:value-type="float">
            <text:p>10.055206149545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8.3832983927324" calcext:value-type="float">
            <text:p>38.3832983927324</text:p>
          </table:table-cell>
          <table:table-cell office:value-type="float" office:value="-0.0437692429146602" calcext:value-type="float">
            <text:p>-0.04376924291466</text:p>
          </table:table-cell>
        </table:table-row>
        <table:table-row table:style-name="ro1">
          <table:table-cell office:value-type="float" office:value="10.5478686233403" calcext:value-type="float">
            <text:p>10.5478686233403</text:p>
          </table:table-cell>
          <table:table-cell office:value-type="float" office:value="-0.0018980860152803" calcext:value-type="float">
            <text:p>-0.00189808601528</text:p>
          </table:table-cell>
          <table:table-cell/>
          <table:table-cell office:value-type="float" office:value="38.7117400419287" calcext:value-type="float">
            <text:p>38.7117400419287</text:p>
          </table:table-cell>
          <table:table-cell office:value-type="float" office:value="-0.0457017578484777" calcext:value-type="float">
            <text:p>-0.045701757848478</text:p>
          </table:table-cell>
        </table:table-row>
        <table:table-row table:style-name="ro1">
          <table:table-cell office:value-type="float" office:value="11.0405310971349" calcext:value-type="float">
            <text:p>11.0405310971349</text:p>
          </table:table-cell>
          <table:table-cell office:value-type="float" office:value="-0.00171771795479066" calcext:value-type="float">
            <text:p>-0.001717717954791</text:p>
          </table:table-cell>
          <table:table-cell table:number-columns-repeated="3"/>
        </table:table-row>
        <table:table-row table:style-name="ro1">
          <table:table-cell office:value-type="float" office:value="11.5331935709294" calcext:value-type="float">
            <text:p>11.5331935709294</text:p>
          </table:table-cell>
          <table:table-cell office:value-type="float" office:value="-0.00143428243116409" calcext:value-type="float">
            <text:p>-0.001434282431164</text:p>
          </table:table-cell>
          <table:table-cell table:number-columns-repeated="3"/>
        </table:table-row>
        <table:table-row table:style-name="ro1">
          <table:table-cell office:value-type="float" office:value="12.025856044724" calcext:value-type="float">
            <text:p>12.025856044724</text:p>
          </table:table-cell>
          <table:table-cell office:value-type="float" office:value="-0.00127968123645868" calcext:value-type="float">
            <text:p>-0.001279681236459</text:p>
          </table:table-cell>
          <table:table-cell table:number-columns-repeated="3"/>
        </table:table-row>
        <table:table-row table:style-name="ro1">
          <table:table-cell office:value-type="float" office:value="12.5185185185185" calcext:value-type="float">
            <text:p>12.5185185185185</text:p>
          </table:table-cell>
          <table:table-cell office:value-type="float" office:value="-0.00109931317596905" calcext:value-type="float">
            <text:p>-0.001099313175969</text:p>
          </table:table-cell>
          <table:table-cell table:number-columns-repeated="3"/>
        </table:table-row>
        <table:table-row table:style-name="ro1">
          <table:table-cell office:value-type="float" office:value="13.0111809923131" calcext:value-type="float">
            <text:p>13.0111809923131</text:p>
          </table:table-cell>
          <table:table-cell office:value-type="float" office:value="-0.000841644518126718" calcext:value-type="float">
            <text:p>-0.000841644518127</text:p>
          </table:table-cell>
          <table:table-cell table:number-columns-repeated="3"/>
        </table:table-row>
        <table:table-row table:style-name="ro1">
          <table:table-cell office:value-type="float" office:value="13.5038434661076" calcext:value-type="float">
            <text:p>13.5038434661076</text:p>
          </table:table-cell>
          <table:table-cell office:value-type="float" office:value="-0.000712810189205545" calcext:value-type="float">
            <text:p>-0.000712810189206</text:p>
          </table:table-cell>
          <table:table-cell table:number-columns-repeated="3"/>
        </table:table-row>
        <table:table-row table:style-name="ro1">
          <table:table-cell office:value-type="float" office:value="13.9965059399022" calcext:value-type="float">
            <text:p>13.9965059399022</text:p>
          </table:table-cell>
          <table:table-cell office:value-type="float" office:value="-0.000480908397147442" calcext:value-type="float">
            <text:p>-0.000480908397147</text:p>
          </table:table-cell>
          <table:table-cell table:number-columns-repeated="3"/>
        </table:table-row>
        <table:table-row table:style-name="ro1">
          <table:table-cell office:value-type="float" office:value="14.4891684136967" calcext:value-type="float">
            <text:p>14.4891684136967</text:p>
          </table:table-cell>
          <table:table-cell office:value-type="float" office:value="-0.000223239739305107" calcext:value-type="float">
            <text:p>-0.000223239739305</text:p>
          </table:table-cell>
          <table:table-cell table:number-columns-repeated="3"/>
        </table:table-row>
        <table:table-row table:style-name="ro1">
          <table:table-cell office:value-type="float" office:value="14.9818308874913" calcext:value-type="float">
            <text:p>14.9818308874913</text:p>
          </table:table-cell>
          <table:table-cell office:value-type="float" office:value="-0.000120172276168166" calcext:value-type="float">
            <text:p>-0.000120172276168</text:p>
          </table:table-cell>
          <table:table-cell table:number-columns-repeated="3"/>
        </table:table-row>
        <table:table-row table:style-name="ro1">
          <table:table-cell office:value-type="float" office:value="15.4744933612858" calcext:value-type="float">
            <text:p>15.4744933612858</text:p>
          </table:table-cell>
          <table:table-cell office:value-type="float" office:value="0.000137496381674169" calcext:value-type="float">
            <text:p>0.000137496381674</text:p>
          </table:table-cell>
          <table:table-cell table:number-columns-repeated="3"/>
        </table:table-row>
        <table:table-row table:style-name="ro1">
          <table:table-cell office:value-type="float" office:value="15.9671558350804" calcext:value-type="float">
            <text:p>15.9671558350804</text:p>
          </table:table-cell>
          <table:table-cell office:value-type="float" office:value="0.000343631307948039" calcext:value-type="float">
            <text:p>0.000343631307948</text:p>
          </table:table-cell>
          <table:table-cell table:number-columns-repeated="3"/>
        </table:table-row>
        <table:table-row table:style-name="ro1">
          <table:table-cell office:value-type="float" office:value="16.4598183088749" calcext:value-type="float">
            <text:p>16.4598183088749</text:p>
          </table:table-cell>
          <table:table-cell office:value-type="float" office:value="0.000472465636869205" calcext:value-type="float">
            <text:p>0.000472465636869</text:p>
          </table:table-cell>
          <table:table-cell table:number-columns-repeated="3"/>
        </table:table-row>
        <table:table-row table:style-name="ro1">
          <table:table-cell office:value-type="float" office:value="16.9524807826695" calcext:value-type="float">
            <text:p>16.9524807826695</text:p>
          </table:table-cell>
          <table:table-cell office:value-type="float" office:value="0.00075590116049578" calcext:value-type="float">
            <text:p>0.000755901160496</text:p>
          </table:table-cell>
          <table:table-cell table:number-columns-repeated="3"/>
        </table:table-row>
        <table:table-row table:style-name="ro1">
          <table:table-cell office:value-type="float" office:value="17.445143256464" calcext:value-type="float">
            <text:p>17.445143256464</text:p>
          </table:table-cell>
          <table:table-cell office:value-type="float" office:value="0.000910502355201182" calcext:value-type="float">
            <text:p>0.000910502355201</text:p>
          </table:table-cell>
          <table:table-cell table:number-columns-repeated="3"/>
        </table:table-row>
        <table:table-row table:style-name="ro1">
          <table:table-cell office:value-type="float" office:value="17.9378057302586" calcext:value-type="float">
            <text:p>17.9378057302586</text:p>
          </table:table-cell>
          <table:table-cell office:value-type="float" office:value="0.00106510354990658" calcext:value-type="float">
            <text:p>0.001065103549907</text:p>
          </table:table-cell>
          <table:table-cell table:number-columns-repeated="3"/>
        </table:table-row>
        <table:table-row table:style-name="ro1">
          <table:table-cell office:value-type="float" office:value="18.4304682040531" calcext:value-type="float">
            <text:p>18.4304682040531</text:p>
          </table:table-cell>
          <table:table-cell office:value-type="float" office:value="0.00137430593931739" calcext:value-type="float">
            <text:p>0.001374305939317</text:p>
          </table:table-cell>
          <table:table-cell table:number-columns-repeated="3"/>
        </table:table-row>
        <table:table-row table:style-name="ro1">
          <table:table-cell office:value-type="float" office:value="18.9231306778477" calcext:value-type="float">
            <text:p>18.9231306778477</text:p>
          </table:table-cell>
          <table:table-cell office:value-type="float" office:value="0.00150314026823856" calcext:value-type="float">
            <text:p>0.001503140268239</text:p>
          </table:table-cell>
          <table:table-cell table:number-columns-repeated="3"/>
        </table:table-row>
        <table:table-row table:style-name="ro1">
          <table:table-cell office:value-type="float" office:value="19.4157931516422" calcext:value-type="float">
            <text:p>19.4157931516422</text:p>
          </table:table-cell>
          <table:table-cell office:value-type="float" office:value="0.00168350832872819" calcext:value-type="float">
            <text:p>0.001683508328728</text:p>
          </table:table-cell>
          <table:table-cell table:number-columns-repeated="3"/>
        </table:table-row>
        <table:table-row table:style-name="ro1">
          <table:table-cell office:value-type="float" office:value="19.9084556254368" calcext:value-type="float">
            <text:p>19.9084556254368</text:p>
          </table:table-cell>
          <table:table-cell office:value-type="float" office:value="0.00194117698657053" calcext:value-type="float">
            <text:p>0.001941176986571</text:p>
          </table:table-cell>
          <table:table-cell table:number-columns-repeated="3"/>
        </table:table-row>
        <table:table-row table:style-name="ro1">
          <table:table-cell office:value-type="float" office:value="20.4011180992313" calcext:value-type="float">
            <text:p>20.4011180992313</text:p>
          </table:table-cell>
          <table:table-cell office:value-type="float" office:value="0.0020700113154917" calcext:value-type="float">
            <text:p>0.002070011315492</text:p>
          </table:table-cell>
          <table:table-cell table:number-columns-repeated="3"/>
        </table:table-row>
        <table:table-row table:style-name="ro1">
          <table:table-cell office:value-type="float" office:value="20.8937805730259" calcext:value-type="float">
            <text:p>20.8937805730259</text:p>
          </table:table-cell>
          <table:table-cell office:value-type="float" office:value="0.0023019131075498" calcext:value-type="float">
            <text:p>0.00230191310755</text:p>
          </table:table-cell>
          <table:table-cell table:number-columns-repeated="3"/>
        </table:table-row>
        <table:table-row table:style-name="ro1">
          <table:table-cell office:value-type="float" office:value="21.3864430468204" calcext:value-type="float">
            <text:p>21.3864430468204</text:p>
          </table:table-cell>
          <table:table-cell office:value-type="float" office:value="0.00255958176539214" calcext:value-type="float">
            <text:p>0.002559581765392</text:p>
          </table:table-cell>
          <table:table-cell table:number-columns-repeated="3"/>
        </table:table-row>
        <table:table-row table:style-name="ro1">
          <table:table-cell office:value-type="float" office:value="21.879105520615" calcext:value-type="float">
            <text:p>21.879105520615</text:p>
          </table:table-cell>
          <table:table-cell office:value-type="float" office:value="0.00268841609431331" calcext:value-type="float">
            <text:p>0.002688416094313</text:p>
          </table:table-cell>
          <table:table-cell table:number-columns-repeated="3"/>
        </table:table-row>
        <table:table-row table:style-name="ro1">
          <table:table-cell office:value-type="float" office:value="22.3717679944095" calcext:value-type="float">
            <text:p>22.3717679944095</text:p>
          </table:table-cell>
          <table:table-cell office:value-type="float" office:value="0.00292031788637141" calcext:value-type="float">
            <text:p>0.002920317886371</text:p>
          </table:table-cell>
          <table:table-cell table:number-columns-repeated="3"/>
        </table:table-row>
        <table:table-row table:style-name="ro1">
          <table:table-cell office:value-type="float" office:value="22.864430468204" calcext:value-type="float">
            <text:p>22.864430468204</text:p>
          </table:table-cell>
          <table:table-cell office:value-type="float" office:value="0.00310068594686105" calcext:value-type="float">
            <text:p>0.003100685946861</text:p>
          </table:table-cell>
          <table:table-cell table:number-columns-repeated="3"/>
        </table:table-row>
        <table:table-row table:style-name="ro1">
          <table:table-cell office:value-type="float" office:value="23.3570929419986" calcext:value-type="float">
            <text:p>23.3570929419986</text:p>
          </table:table-cell>
          <table:table-cell office:value-type="float" office:value="0.00325528714156645" calcext:value-type="float">
            <text:p>0.003255287141566</text:p>
          </table:table-cell>
          <table:table-cell table:number-columns-repeated="3"/>
        </table:table-row>
        <table:table-row table:style-name="ro1">
          <table:table-cell office:value-type="float" office:value="23.8497554157931" calcext:value-type="float">
            <text:p>23.8497554157931</text:p>
          </table:table-cell>
          <table:table-cell office:value-type="float" office:value="0.00353872266519302" calcext:value-type="float">
            <text:p>0.003538722665193</text:p>
          </table:table-cell>
          <table:table-cell table:number-columns-repeated="3"/>
        </table:table-row>
        <table:table-row table:style-name="ro1">
          <table:table-cell office:value-type="float" office:value="24.3424178895877" calcext:value-type="float">
            <text:p>24.3424178895877</text:p>
          </table:table-cell>
          <table:table-cell office:value-type="float" office:value="0.00371909072568266" calcext:value-type="float">
            <text:p>0.003719090725683</text:p>
          </table:table-cell>
          <table:table-cell table:number-columns-repeated="3"/>
        </table:table-row>
        <table:table-row table:style-name="ro1">
          <table:table-cell office:value-type="float" office:value="24.8350803633822" calcext:value-type="float">
            <text:p>24.8350803633822</text:p>
          </table:table-cell>
          <table:table-cell office:value-type="float" office:value="0.00384792505460383" calcext:value-type="float">
            <text:p>0.003847925054604</text:p>
          </table:table-cell>
          <table:table-cell table:number-columns-repeated="3"/>
        </table:table-row>
        <table:table-row table:style-name="ro1">
          <table:table-cell office:value-type="float" office:value="25.3277428371768" calcext:value-type="float">
            <text:p>25.3277428371768</text:p>
          </table:table-cell>
          <table:table-cell office:value-type="float" office:value="0.00415712744401463" calcext:value-type="float">
            <text:p>0.004157127444015</text:p>
          </table:table-cell>
          <table:table-cell table:number-columns-repeated="3"/>
        </table:table-row>
        <table:table-row table:style-name="ro1">
          <table:table-cell office:value-type="float" office:value="25.8204053109713" calcext:value-type="float">
            <text:p>25.8204053109713</text:p>
          </table:table-cell>
          <table:table-cell office:value-type="float" office:value="0.0042859617729358" calcext:value-type="float">
            <text:p>0.004285961772936</text:p>
          </table:table-cell>
          <table:table-cell table:number-columns-repeated="3"/>
        </table:table-row>
        <table:table-row table:style-name="ro1">
          <table:table-cell office:value-type="float" office:value="26.3130677847659" calcext:value-type="float">
            <text:p>26.3130677847659</text:p>
          </table:table-cell>
          <table:table-cell office:value-type="float" office:value="0.00446632983342544" calcext:value-type="float">
            <text:p>0.004466329833425</text:p>
          </table:table-cell>
          <table:table-cell table:number-columns-repeated="3"/>
        </table:table-row>
        <table:table-row table:style-name="ro1">
          <table:table-cell office:value-type="float" office:value="26.8057302585604" calcext:value-type="float">
            <text:p>26.8057302585604</text:p>
          </table:table-cell>
          <table:table-cell office:value-type="float" office:value="0.00474976535705201" calcext:value-type="float">
            <text:p>0.004749765357052</text:p>
          </table:table-cell>
          <table:table-cell table:number-columns-repeated="3"/>
        </table:table-row>
        <table:table-row table:style-name="ro1">
          <table:table-cell office:value-type="float" office:value="27.298392732355" calcext:value-type="float">
            <text:p>27.298392732355</text:p>
          </table:table-cell>
          <table:table-cell office:value-type="float" office:value="0.00485283282018894" calcext:value-type="float">
            <text:p>0.004852832820189</text:p>
          </table:table-cell>
          <table:table-cell table:number-columns-repeated="3"/>
        </table:table-row>
        <table:table-row table:style-name="ro1">
          <table:table-cell office:value-type="float" office:value="27.7910552061495" calcext:value-type="float">
            <text:p>27.7910552061495</text:p>
          </table:table-cell>
          <table:table-cell office:value-type="float" office:value="0.00508473461224705" calcext:value-type="float">
            <text:p>0.005084734612247</text:p>
          </table:table-cell>
          <table:table-cell table:number-columns-repeated="3"/>
        </table:table-row>
        <table:table-row table:style-name="ro1">
          <table:table-cell office:value-type="float" office:value="28.2837176799441" calcext:value-type="float">
            <text:p>28.2837176799441</text:p>
          </table:table-cell>
          <table:table-cell office:value-type="float" office:value="0.00531663640430515" calcext:value-type="float">
            <text:p>0.005316636404305</text:p>
          </table:table-cell>
          <table:table-cell table:number-columns-repeated="3"/>
        </table:table-row>
        <table:table-row table:style-name="ro1">
          <table:table-cell office:value-type="float" office:value="28.7763801537386" calcext:value-type="float">
            <text:p>28.7763801537386</text:p>
          </table:table-cell>
          <table:table-cell office:value-type="float" office:value="0.00547123759901055" calcext:value-type="float">
            <text:p>0.005471237599011</text:p>
          </table:table-cell>
          <table:table-cell table:number-columns-repeated="3"/>
        </table:table-row>
        <table:table-row table:style-name="ro1">
          <table:table-cell office:value-type="float" office:value="29.2690426275332" calcext:value-type="float">
            <text:p>29.2690426275332</text:p>
          </table:table-cell>
          <table:table-cell office:value-type="float" office:value="0.00570313939106866" calcext:value-type="float">
            <text:p>0.005703139391069</text:p>
          </table:table-cell>
          <table:table-cell table:number-columns-repeated="3"/>
        </table:table-row>
        <table:table-row table:style-name="ro1">
          <table:table-cell office:value-type="float" office:value="29.7617051013277" calcext:value-type="float">
            <text:p>29.7617051013277</text:p>
          </table:table-cell>
          <table:table-cell office:value-type="float" office:value="0.00585774058577406" calcext:value-type="float">
            <text:p>0.005857740585774</text:p>
          </table:table-cell>
          <table:table-cell table:number-columns-repeated="3"/>
        </table:table-row>
        <table:table-row table:style-name="ro1">
          <table:table-cell office:value-type="float" office:value="30.1722571628232" calcext:value-type="float">
            <text:p>30.1722571628232</text:p>
          </table:table-cell>
          <table:table-cell office:value-type="float" office:value="0.00465958132680719" calcext:value-type="float">
            <text:p>0.004659581326807</text:p>
          </table:table-cell>
          <table:table-cell table:number-columns-repeated="3"/>
        </table:table-row>
        <table:table-row table:style-name="ro1">
          <table:table-cell office:value-type="float" office:value="30.5006988120196" calcext:value-type="float">
            <text:p>30.5006988120196</text:p>
          </table:table-cell>
          <table:table-cell office:value-type="float" office:value="0.00272706639298966" calcext:value-type="float">
            <text:p>0.00272706639299</text:p>
          </table:table-cell>
          <table:table-cell table:number-columns-repeated="3"/>
        </table:table-row>
        <table:table-row table:style-name="ro1">
          <table:table-cell office:value-type="float" office:value="30.8291404612159" calcext:value-type="float">
            <text:p>30.8291404612159</text:p>
          </table:table-cell>
          <table:table-cell office:value-type="float" office:value="0.000794551459172128" calcext:value-type="float">
            <text:p>0.000794551459172</text:p>
          </table:table-cell>
          <table:table-cell table:number-columns-repeated="3"/>
        </table:table-row>
        <table:table-row table:style-name="ro1">
          <table:table-cell office:value-type="float" office:value="31.1575821104123" calcext:value-type="float">
            <text:p>31.1575821104123</text:p>
          </table:table-cell>
          <table:table-cell office:value-type="float" office:value="-0.00117661377332175" calcext:value-type="float">
            <text:p>-0.001176613773322</text:p>
          </table:table-cell>
          <table:table-cell table:number-columns-repeated="3"/>
        </table:table-row>
        <table:table-row table:style-name="ro1">
          <table:table-cell office:value-type="float" office:value="31.4860237596087" calcext:value-type="float">
            <text:p>31.4860237596087</text:p>
          </table:table-cell>
          <table:table-cell office:value-type="float" office:value="-0.00310912870713928" calcext:value-type="float">
            <text:p>-0.003109128707139</text:p>
          </table:table-cell>
          <table:table-cell table:number-columns-repeated="3"/>
        </table:table-row>
        <table:table-row table:style-name="ro1">
          <table:table-cell office:value-type="float" office:value="31.814465408805" calcext:value-type="float">
            <text:p>31.814465408805</text:p>
          </table:table-cell>
          <table:table-cell office:value-type="float" office:value="-0.00500299334228047" calcext:value-type="float">
            <text:p>-0.00500299334228</text:p>
          </table:table-cell>
          <table:table-cell table:number-columns-repeated="3"/>
        </table:table-row>
        <table:table-row table:style-name="ro1">
          <table:table-cell office:value-type="float" office:value="32.1429070580014" calcext:value-type="float">
            <text:p>32.1429070580014</text:p>
          </table:table-cell>
          <table:table-cell office:value-type="float" office:value="-0.00697415857477435" calcext:value-type="float">
            <text:p>-0.006974158574774</text:p>
          </table:table-cell>
          <table:table-cell table:number-columns-repeated="3"/>
        </table:table-row>
        <table:table-row table:style-name="ro1">
          <table:table-cell office:value-type="float" office:value="32.4713487071978" calcext:value-type="float">
            <text:p>32.4713487071978</text:p>
          </table:table-cell>
          <table:table-cell office:value-type="float" office:value="-0.00894532380726823" calcext:value-type="float">
            <text:p>-0.008945323807268</text:p>
          </table:table-cell>
          <table:table-cell table:number-columns-repeated="3"/>
        </table:table-row>
        <table:table-row table:style-name="ro1">
          <table:table-cell office:value-type="float" office:value="32.7997903563941" calcext:value-type="float">
            <text:p>32.7997903563941</text:p>
          </table:table-cell>
          <table:table-cell office:value-type="float" office:value="-0.0108391884424094" calcext:value-type="float">
            <text:p>-0.010839188442409</text:p>
          </table:table-cell>
          <table:table-cell table:number-columns-repeated="3"/>
        </table:table-row>
        <table:table-row table:style-name="ro1">
          <table:table-cell office:value-type="float" office:value="33.1282320055905" calcext:value-type="float">
            <text:p>33.1282320055905</text:p>
          </table:table-cell>
          <table:table-cell office:value-type="float" office:value="-0.0128103536749033" calcext:value-type="float">
            <text:p>-0.012810353674903</text:p>
          </table:table-cell>
          <table:table-cell table:number-columns-repeated="3"/>
        </table:table-row>
        <table:table-row table:style-name="ro1">
          <table:table-cell office:value-type="float" office:value="33.4566736547869" calcext:value-type="float">
            <text:p>33.4566736547869</text:p>
          </table:table-cell>
          <table:table-cell office:value-type="float" office:value="-0.0147042183100445" calcext:value-type="float">
            <text:p>-0.014704218310045</text:p>
          </table:table-cell>
          <table:table-cell table:number-columns-repeated="3"/>
        </table:table-row>
        <table:table-row table:style-name="ro1">
          <table:table-cell office:value-type="float" office:value="33.7851153039832" calcext:value-type="float">
            <text:p>33.7851153039832</text:p>
          </table:table-cell>
          <table:table-cell office:value-type="float" office:value="-0.0166753835425384" calcext:value-type="float">
            <text:p>-0.016675383542538</text:p>
          </table:table-cell>
          <table:table-cell table:number-columns-repeated="3"/>
        </table:table-row>
        <table:table-row table:style-name="ro1">
          <table:table-cell office:value-type="float" office:value="34.1135569531796" calcext:value-type="float">
            <text:p>34.1135569531796</text:p>
          </table:table-cell>
          <table:table-cell office:value-type="float" office:value="-0.0185692481776795" calcext:value-type="float">
            <text:p>-0.01856924817768</text:p>
          </table:table-cell>
          <table:table-cell table:number-columns-repeated="3"/>
        </table:table-row>
        <table:table-row table:style-name="ro1">
          <table:table-cell office:value-type="float" office:value="34.441998602376" calcext:value-type="float">
            <text:p>34.441998602376</text:p>
          </table:table-cell>
          <table:table-cell office:value-type="float" office:value="-0.0205017631114971" calcext:value-type="float">
            <text:p>-0.020501763111497</text:p>
          </table:table-cell>
          <table:table-cell table:number-columns-repeated="3"/>
        </table:table-row>
        <table:table-row table:style-name="ro1">
          <table:table-cell office:value-type="float" office:value="34.7704402515723" calcext:value-type="float">
            <text:p>34.7704402515723</text:p>
          </table:table-cell>
          <table:table-cell office:value-type="float" office:value="-0.0224342780453146" calcext:value-type="float">
            <text:p>-0.022434278045315</text:p>
          </table:table-cell>
          <table:table-cell table:number-columns-repeated="3"/>
        </table:table-row>
        <table:table-row table:style-name="ro1">
          <table:table-cell office:value-type="float" office:value="35.0988819007687" calcext:value-type="float">
            <text:p>35.0988819007687</text:p>
          </table:table-cell>
          <table:table-cell office:value-type="float" office:value="-0.0244440935764848" calcext:value-type="float">
            <text:p>-0.024444093576485</text:p>
          </table:table-cell>
          <table:table-cell table:number-columns-repeated="3"/>
        </table:table-row>
        <table:table-row table:style-name="ro1">
          <table:table-cell office:value-type="float" office:value="35.427323549965" calcext:value-type="float">
            <text:p>35.427323549965</text:p>
          </table:table-cell>
          <table:table-cell office:value-type="float" office:value="-0.0262993079129497" calcext:value-type="float">
            <text:p>-0.02629930791295</text:p>
          </table:table-cell>
          <table:table-cell table:number-columns-repeated="3"/>
        </table:table-row>
        <table:table-row table:style-name="ro1">
          <table:table-cell office:value-type="float" office:value="35.7557651991614" calcext:value-type="float">
            <text:p>35.7557651991614</text:p>
          </table:table-cell>
          <table:table-cell office:value-type="float" office:value="-0.0282704731454435" calcext:value-type="float">
            <text:p>-0.028270473145444</text:p>
          </table:table-cell>
          <table:table-cell table:number-columns-repeated="3"/>
        </table:table-row>
        <table:table-row table:style-name="ro1">
          <table:table-cell office:value-type="float" office:value="36.0842068483578" calcext:value-type="float">
            <text:p>36.0842068483578</text:p>
          </table:table-cell>
          <table:table-cell office:value-type="float" office:value="-0.0302029880792611" calcext:value-type="float">
            <text:p>-0.030202988079261</text:p>
          </table:table-cell>
          <table:table-cell table:number-columns-repeated="3"/>
        </table:table-row>
        <table:table-row table:style-name="ro1">
          <table:table-cell office:value-type="float" office:value="36.4126484975542" calcext:value-type="float">
            <text:p>36.4126484975542</text:p>
          </table:table-cell>
          <table:table-cell office:value-type="float" office:value="-0.0321741533117549" calcext:value-type="float">
            <text:p>-0.032174153311755</text:p>
          </table:table-cell>
          <table:table-cell table:number-columns-repeated="3"/>
        </table:table-row>
        <table:table-row table:style-name="ro1">
          <table:table-cell office:value-type="float" office:value="36.7410901467505" calcext:value-type="float">
            <text:p>36.7410901467505</text:p>
          </table:table-cell>
          <table:table-cell office:value-type="float" office:value="-0.0340680179468961" calcext:value-type="float">
            <text:p>-0.034068017946896</text:p>
          </table:table-cell>
          <table:table-cell table:number-columns-repeated="3"/>
        </table:table-row>
        <table:table-row table:style-name="ro1">
          <table:table-cell office:value-type="float" office:value="37.0695317959469" calcext:value-type="float">
            <text:p>37.0695317959469</text:p>
          </table:table-cell>
          <table:table-cell office:value-type="float" office:value="-0.0360005328807137" calcext:value-type="float">
            <text:p>-0.036000532880714</text:p>
          </table:table-cell>
          <table:table-cell table:number-columns-repeated="3"/>
        </table:table-row>
        <table:table-row table:style-name="ro1">
          <table:table-cell office:value-type="float" office:value="37.3979734451432" calcext:value-type="float">
            <text:p>37.3979734451432</text:p>
          </table:table-cell>
          <table:table-cell office:value-type="float" office:value="-0.0378943975158548" calcext:value-type="float">
            <text:p>-0.037894397515855</text:p>
          </table:table-cell>
          <table:table-cell table:number-columns-repeated="3"/>
        </table:table-row>
        <table:table-row table:style-name="ro1">
          <table:table-cell office:value-type="float" office:value="37.7264150943396" calcext:value-type="float">
            <text:p>37.7264150943396</text:p>
          </table:table-cell>
          <table:table-cell office:value-type="float" office:value="-0.0399042130470251" calcext:value-type="float">
            <text:p>-0.039904213047025</text:p>
          </table:table-cell>
          <table:table-cell table:number-columns-repeated="3"/>
        </table:table-row>
        <table:table-row table:style-name="ro1">
          <table:table-cell office:value-type="float" office:value="38.054856743536" calcext:value-type="float">
            <text:p>38.054856743536</text:p>
          </table:table-cell>
          <table:table-cell office:value-type="float" office:value="-0.0417594273834899" calcext:value-type="float">
            <text:p>-0.04175942738349</text:p>
          </table:table-cell>
          <table:table-cell table:number-columns-repeated="3"/>
        </table:table-row>
        <table:table-row table:style-name="ro1">
          <table:table-cell office:value-type="float" office:value="38.3832983927324" calcext:value-type="float">
            <text:p>38.3832983927324</text:p>
          </table:table-cell>
          <table:table-cell office:value-type="float" office:value="-0.0437692429146602" calcext:value-type="float">
            <text:p>-0.04376924291466</text:p>
          </table:table-cell>
          <table:table-cell table:number-columns-repeated="3"/>
        </table:table-row>
        <table:table-row table:style-name="ro1">
          <table:table-cell office:value-type="float" office:value="38.7117400419287" calcext:value-type="float">
            <text:p>38.7117400419287</text:p>
          </table:table-cell>
          <table:table-cell office:value-type="float" office:value="-0.0457017578484777" calcext:value-type="float">
            <text:p>-0.045701757848478</text:p>
          </table:table-cell>
          <table:table-cell table:number-columns-repeated="3"/>
        </table:table-row>
        <table:table-row table:style-name="ro1">
          <table:table-cell office:value-type="float" office:value="39.1222921034242" calcext:value-type="float">
            <text:p>39.1222921034242</text:p>
          </table:table-cell>
          <table:table-cell office:value-type="float" office:value="-0.0470674017350421" calcext:value-type="float">
            <text:p>-0.047067401735042</text:p>
          </table:table-cell>
          <table:table-cell table:number-columns-repeated="3"/>
        </table:table-row>
        <table:table-row table:style-name="ro1">
          <table:table-cell office:value-type="float" office:value="39.6149545772187" calcext:value-type="float">
            <text:p>39.6149545772187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0.1076170510133" calcext:value-type="float">
            <text:p>40.1076170510133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0.6002795248078" calcext:value-type="float">
            <text:p>40.6002795248078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1.0929419986024" calcext:value-type="float">
            <text:p>41.0929419986024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1.5856044723969" calcext:value-type="float">
            <text:p>41.5856044723969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1.9140461215933" calcext:value-type="float">
            <text:p>41.9140461215933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</table:table>
      <table:table table:name="Maize" table:style-name="ta1">
        <table:shapes>
          <draw:frame draw:z-index="0" draw:style-name="gr1" draw:text-style-name="P1" svg:width="1201.04pt" svg:height="675.55pt" svg:x="130.85pt" svg:y="2.83pt">
            <draw:object draw:notify-on-update-of-ranges="Maize.A2:Maize.A142 Maize.B1:Maize.B1 Maize.B2:Maize.B1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logy</text:p>
          </table:table-cell>
        </table:table-row>
        <table:table-row table:style-name="ro1">
          <table:table-cell office:value-type="float" office:value="0.205514116879173" calcext:value-type="float">
            <text:p>0.205514116879173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0.574622776185772" calcext:value-type="float">
            <text:p>0.574622776185772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0.943731435492372" calcext:value-type="float">
            <text:p>0.943731435492372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1.31284009479897" calcext:value-type="float">
            <text:p>1.3128400947989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1.68194875410557" calcext:value-type="float">
            <text:p>1.6819487541055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1.74346686399" calcext:value-type="float">
            <text:p>1.74346686399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2.05105741341217" calcext:value-type="float">
            <text:p>2.0510574134121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2.1125755232966" calcext:value-type="float">
            <text:p>2.1125755232966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2.42016607271877" calcext:value-type="float">
            <text:p>2.4201660727187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2.4816841826032" calcext:value-type="float">
            <text:p>2.4816841826032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2.78927473202537" calcext:value-type="float">
            <text:p>2.7892747320253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2.8507928419098" calcext:value-type="float">
            <text:p>2.8507928419098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3.15838339133197" calcext:value-type="float">
            <text:p>3.1583833913319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3.2199015012164" calcext:value-type="float">
            <text:p>3.2199015012164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3.52749205063857" calcext:value-type="float">
            <text:p>3.5274920506385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3.589010160523" calcext:value-type="float">
            <text:p>3.589010160523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3.89660070994517" calcext:value-type="float">
            <text:p>3.8966007099451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3.9581188198296" calcext:value-type="float">
            <text:p>3.9581188198296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4.26570936925176" calcext:value-type="float">
            <text:p>4.2657093692517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4.3272274791362" calcext:value-type="float">
            <text:p>4.3272274791362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4.63481802855836" calcext:value-type="float">
            <text:p>4.6348180285583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5.00392668786496" calcext:value-type="float">
            <text:p>5.0039266878649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5.37303534717156" calcext:value-type="float">
            <text:p>5.3730353471715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5.74214400647816" calcext:value-type="float">
            <text:p>5.7421440064781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6.11125266578476" calcext:value-type="float">
            <text:p>6.1112526657847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6.48036132509136" calcext:value-type="float">
            <text:p>6.4803613250913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6.84946998439796" calcext:value-type="float">
            <text:p>6.8494699843979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7.21857864370456" calcext:value-type="float">
            <text:p>7.2185786437045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7.58768730301116" calcext:value-type="float">
            <text:p>7.5876873030111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7.95679596231776" calcext:value-type="float">
            <text:p>7.9567959623177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8.32590462162436" calcext:value-type="float">
            <text:p>8.3259046216243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8.69501328093095" calcext:value-type="float">
            <text:p>8.69501328093095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9.06412194023755" calcext:value-type="float">
            <text:p>9.06412194023755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9.43323059954415" calcext:value-type="float">
            <text:p>9.43323059954415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9.80233925885075" calcext:value-type="float">
            <text:p>9.80233925885075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10.1714479181574" calcext:value-type="float">
            <text:p>10.1714479181574</text:p>
          </table:table-cell>
          <table:table-cell office:value-type="float" office:value="-0.00167007202077975" calcext:value-type="float">
            <text:p>-0.00167007202078</text:p>
          </table:table-cell>
        </table:table-row>
        <table:table-row table:style-name="ro1">
          <table:table-cell office:value-type="float" office:value="10.540556577464" calcext:value-type="float">
            <text:p>10.540556577464</text:p>
          </table:table-cell>
          <table:table-cell office:value-type="float" office:value="-0.00149666133179408" calcext:value-type="float">
            <text:p>-0.001496661331794</text:p>
          </table:table-cell>
        </table:table-row>
        <table:table-row table:style-name="ro1">
          <table:table-cell office:value-type="float" office:value="10.9096652367706" calcext:value-type="float">
            <text:p>10.9096652367706</text:p>
          </table:table-cell>
          <table:table-cell office:value-type="float" office:value="-0.0014581256231306" calcext:value-type="float">
            <text:p>-0.001458125623131</text:p>
          </table:table-cell>
        </table:table-row>
        <table:table-row table:style-name="ro1">
          <table:table-cell office:value-type="float" office:value="11.2787738960772" calcext:value-type="float">
            <text:p>11.2787738960772</text:p>
          </table:table-cell>
          <table:table-cell office:value-type="float" office:value="-0.00126544707981318" calcext:value-type="float">
            <text:p>-0.001265447079813</text:p>
          </table:table-cell>
        </table:table-row>
        <table:table-row table:style-name="ro1">
          <table:table-cell office:value-type="float" office:value="11.6478825553838" calcext:value-type="float">
            <text:p>11.6478825553838</text:p>
          </table:table-cell>
          <table:table-cell office:value-type="float" office:value="-0.0012269113711497" calcext:value-type="float">
            <text:p>-0.00122691137115</text:p>
          </table:table-cell>
        </table:table-row>
        <table:table-row table:style-name="ro1">
          <table:table-cell office:value-type="float" office:value="12.0169912146904" calcext:value-type="float">
            <text:p>12.0169912146904</text:p>
          </table:table-cell>
          <table:table-cell office:value-type="float" office:value="-0.00101496497350054" calcext:value-type="float">
            <text:p>-0.001014964973501</text:p>
          </table:table-cell>
        </table:table-row>
        <table:table-row table:style-name="ro1">
          <table:table-cell office:value-type="float" office:value="12.3860998739969" calcext:value-type="float">
            <text:p>12.3860998739969</text:p>
          </table:table-cell>
          <table:table-cell office:value-type="float" office:value="-0.000995697119168797" calcext:value-type="float">
            <text:p>-0.000995697119169</text:p>
          </table:table-cell>
        </table:table-row>
        <table:table-row table:style-name="ro1">
          <table:table-cell office:value-type="float" office:value="12.7552085333035" calcext:value-type="float">
            <text:p>12.7552085333035</text:p>
          </table:table-cell>
          <table:table-cell office:value-type="float" office:value="-0.000783750721519642" calcext:value-type="float">
            <text:p>-0.00078375072152</text:p>
          </table:table-cell>
        </table:table-row>
        <table:table-row table:style-name="ro1">
          <table:table-cell office:value-type="float" office:value="13.1243171926101" calcext:value-type="float">
            <text:p>13.1243171926101</text:p>
          </table:table-cell>
          <table:table-cell office:value-type="float" office:value="-0.000745215012856154" calcext:value-type="float">
            <text:p>-0.000745215012856</text:p>
          </table:table-cell>
        </table:table-row>
        <table:table-row table:style-name="ro1">
          <table:table-cell office:value-type="float" office:value="13.4934258519167" calcext:value-type="float">
            <text:p>13.4934258519167</text:p>
          </table:table-cell>
          <table:table-cell office:value-type="float" office:value="-0.000552536469538741" calcext:value-type="float">
            <text:p>-0.000552536469539</text:p>
          </table:table-cell>
        </table:table-row>
        <table:table-row table:style-name="ro1">
          <table:table-cell office:value-type="float" office:value="13.8625345112233" calcext:value-type="float">
            <text:p>13.8625345112233</text:p>
          </table:table-cell>
          <table:table-cell office:value-type="float" office:value="-0.000514000760875259" calcext:value-type="float">
            <text:p>-0.000514000760875</text:p>
          </table:table-cell>
        </table:table-row>
        <table:table-row table:style-name="ro1">
          <table:table-cell office:value-type="float" office:value="14.2316431705299" calcext:value-type="float">
            <text:p>14.2316431705299</text:p>
          </table:table-cell>
          <table:table-cell office:value-type="float" office:value="-0.000321322217557846" calcext:value-type="float">
            <text:p>-0.000321322217558</text:p>
          </table:table-cell>
        </table:table-row>
        <table:table-row table:style-name="ro1">
          <table:table-cell office:value-type="float" office:value="14.6007518298365" calcext:value-type="float">
            <text:p>14.6007518298365</text:p>
          </table:table-cell>
          <table:table-cell office:value-type="float" office:value="-0.000282786508894357" calcext:value-type="float">
            <text:p>-0.000282786508894</text:p>
          </table:table-cell>
        </table:table-row>
        <table:table-row table:style-name="ro1">
          <table:table-cell office:value-type="float" office:value="14.9698604891431" calcext:value-type="float">
            <text:p>14.9698604891431</text:p>
          </table:table-cell>
          <table:table-cell office:value-type="float" office:value="-0.0000901079655769438" calcext:value-type="float">
            <text:p>-9.01079655769438E-05</text:p>
          </table:table-cell>
        </table:table-row>
        <table:table-row table:style-name="ro1">
          <table:table-cell office:value-type="float" office:value="15.3389691484497" calcext:value-type="float">
            <text:p>15.3389691484497</text:p>
          </table:table-cell>
          <table:table-cell office:value-type="float" office:value="-0.0000515722569134555" calcext:value-type="float">
            <text:p>-5.15722569134555E-05</text:p>
          </table:table-cell>
        </table:table-row>
        <table:table-row table:style-name="ro1">
          <table:table-cell office:value-type="float" office:value="15.7080778077563" calcext:value-type="float">
            <text:p>15.7080778077563</text:p>
          </table:table-cell>
          <table:table-cell office:value-type="float" office:value="0.000160374140735699" calcext:value-type="float">
            <text:p>0.000160374140736</text:p>
          </table:table-cell>
        </table:table-row>
        <table:table-row table:style-name="ro1">
          <table:table-cell office:value-type="float" office:value="16.0771864670629" calcext:value-type="float">
            <text:p>16.0771864670629</text:p>
          </table:table-cell>
          <table:table-cell office:value-type="float" office:value="0.00019890984939918" calcext:value-type="float">
            <text:p>0.000198909849399</text:p>
          </table:table-cell>
        </table:table-row>
        <table:table-row table:style-name="ro1">
          <table:table-cell office:value-type="float" office:value="16.4462951263695" calcext:value-type="float">
            <text:p>16.4462951263695</text:p>
          </table:table-cell>
          <table:table-cell office:value-type="float" office:value="0.000391588392716601" calcext:value-type="float">
            <text:p>0.000391588392717</text:p>
          </table:table-cell>
        </table:table-row>
        <table:table-row table:style-name="ro1">
          <table:table-cell office:value-type="float" office:value="16.8154037856761" calcext:value-type="float">
            <text:p>16.8154037856761</text:p>
          </table:table-cell>
          <table:table-cell office:value-type="float" office:value="0.000430124101380082" calcext:value-type="float">
            <text:p>0.00043012410138</text:p>
          </table:table-cell>
        </table:table-row>
        <table:table-row table:style-name="ro1">
          <table:table-cell office:value-type="float" office:value="17.1845124449827" calcext:value-type="float">
            <text:p>17.1845124449827</text:p>
          </table:table-cell>
          <table:table-cell office:value-type="float" office:value="0.000622802644697495" calcext:value-type="float">
            <text:p>0.000622802644697</text:p>
          </table:table-cell>
        </table:table-row>
        <table:table-row table:style-name="ro1">
          <table:table-cell office:value-type="float" office:value="17.5536211042893" calcext:value-type="float">
            <text:p>17.5536211042893</text:p>
          </table:table-cell>
          <table:table-cell office:value-type="float" office:value="0.000680606207692724" calcext:value-type="float">
            <text:p>0.000680606207693</text:p>
          </table:table-cell>
        </table:table-row>
        <table:table-row table:style-name="ro1">
          <table:table-cell office:value-type="float" office:value="17.9227297635959" calcext:value-type="float">
            <text:p>17.9227297635959</text:p>
          </table:table-cell>
          <table:table-cell office:value-type="float" office:value="0.000854016896678397" calcext:value-type="float">
            <text:p>0.000854016896678</text:p>
          </table:table-cell>
        </table:table-row>
        <table:table-row table:style-name="ro1">
          <table:table-cell office:value-type="float" office:value="18.2918384229025" calcext:value-type="float">
            <text:p>18.2918384229025</text:p>
          </table:table-cell>
          <table:table-cell office:value-type="float" office:value="0.000911820459673619" calcext:value-type="float">
            <text:p>0.000911820459674</text:p>
          </table:table-cell>
        </table:table-row>
        <table:table-row table:style-name="ro1">
          <table:table-cell office:value-type="float" office:value="18.6609470822091" calcext:value-type="float">
            <text:p>18.6609470822091</text:p>
          </table:table-cell>
          <table:table-cell office:value-type="float" office:value="0.0010852311486593" calcext:value-type="float">
            <text:p>0.001085231148659</text:p>
          </table:table-cell>
        </table:table-row>
        <table:table-row table:style-name="ro1">
          <table:table-cell office:value-type="float" office:value="19.0300557415157" calcext:value-type="float">
            <text:p>19.0300557415157</text:p>
          </table:table-cell>
          <table:table-cell office:value-type="float" office:value="0.00116230256598626" calcext:value-type="float">
            <text:p>0.001162302565986</text:p>
          </table:table-cell>
        </table:table-row>
        <table:table-row table:style-name="ro1">
          <table:table-cell office:value-type="float" office:value="19.3991644008223" calcext:value-type="float">
            <text:p>19.3991644008223</text:p>
          </table:table-cell>
          <table:table-cell office:value-type="float" office:value="0.00131644540064019" calcext:value-type="float">
            <text:p>0.00131644540064</text:p>
          </table:table-cell>
        </table:table-row>
        <table:table-row table:style-name="ro1">
          <table:table-cell office:value-type="float" office:value="19.7682730601289" calcext:value-type="float">
            <text:p>19.7682730601289</text:p>
          </table:table-cell>
          <table:table-cell office:value-type="float" office:value="0.00139351681796716" calcext:value-type="float">
            <text:p>0.001393516817967</text:p>
          </table:table-cell>
        </table:table-row>
        <table:table-row table:style-name="ro1">
          <table:table-cell office:value-type="float" office:value="20.1373817194355" calcext:value-type="float">
            <text:p>20.1373817194355</text:p>
          </table:table-cell>
          <table:table-cell office:value-type="float" office:value="0.0015476596526211" calcext:value-type="float">
            <text:p>0.001547659652621</text:p>
          </table:table-cell>
        </table:table-row>
        <table:table-row table:style-name="ro1">
          <table:table-cell office:value-type="float" office:value="20.5064903787421" calcext:value-type="float">
            <text:p>20.5064903787421</text:p>
          </table:table-cell>
          <table:table-cell office:value-type="float" office:value="0.0016439989242798" calcext:value-type="float">
            <text:p>0.00164399892428</text:p>
          </table:table-cell>
        </table:table-row>
        <table:table-row table:style-name="ro1">
          <table:table-cell office:value-type="float" office:value="20.8755990380487" calcext:value-type="float">
            <text:p>20.8755990380487</text:p>
          </table:table-cell>
          <table:table-cell office:value-type="float" office:value="0.001778873904602" calcext:value-type="float">
            <text:p>0.001778873904602</text:p>
          </table:table-cell>
        </table:table-row>
        <table:table-row table:style-name="ro1">
          <table:table-cell office:value-type="float" office:value="21.2447076973553" calcext:value-type="float">
            <text:p>21.2447076973553</text:p>
          </table:table-cell>
          <table:table-cell office:value-type="float" office:value="0.0018752131762607" calcext:value-type="float">
            <text:p>0.001875213176261</text:p>
          </table:table-cell>
        </table:table-row>
        <table:table-row table:style-name="ro1">
          <table:table-cell office:value-type="float" office:value="21.6138163566619" calcext:value-type="float">
            <text:p>21.6138163566619</text:p>
          </table:table-cell>
          <table:table-cell office:value-type="float" office:value="0.00201008815658289" calcext:value-type="float">
            <text:p>0.002010088156583</text:p>
          </table:table-cell>
        </table:table-row>
        <table:table-row table:style-name="ro1">
          <table:table-cell office:value-type="float" office:value="21.9829250159685" calcext:value-type="float">
            <text:p>21.9829250159685</text:p>
          </table:table-cell>
          <table:table-cell office:value-type="float" office:value="0.00212569528257334" calcext:value-type="float">
            <text:p>0.002125695282573</text:p>
          </table:table-cell>
        </table:table-row>
        <table:table-row table:style-name="ro1">
          <table:table-cell office:value-type="float" office:value="22.3520336752751" calcext:value-type="float">
            <text:p>22.3520336752751</text:p>
          </table:table-cell>
          <table:table-cell office:value-type="float" office:value="0.00224130240856379" calcext:value-type="float">
            <text:p>0.002241302408564</text:p>
          </table:table-cell>
        </table:table-row>
        <table:table-row table:style-name="ro1">
          <table:table-cell office:value-type="float" office:value="22.7211423345817" calcext:value-type="float">
            <text:p>22.7211423345817</text:p>
          </table:table-cell>
          <table:table-cell office:value-type="float" office:value="0.00235690953455424" calcext:value-type="float">
            <text:p>0.002356909534554</text:p>
          </table:table-cell>
        </table:table-row>
        <table:table-row table:style-name="ro1">
          <table:table-cell office:value-type="float" office:value="23.0902509938883" calcext:value-type="float">
            <text:p>23.0902509938883</text:p>
          </table:table-cell>
          <table:table-cell office:value-type="float" office:value="0.00247251666054469" calcext:value-type="float">
            <text:p>0.002472516660545</text:p>
          </table:table-cell>
        </table:table-row>
        <table:table-row table:style-name="ro1">
          <table:table-cell office:value-type="float" office:value="23.4593596531949" calcext:value-type="float">
            <text:p>23.4593596531949</text:p>
          </table:table-cell>
          <table:table-cell office:value-type="float" office:value="0.00260739164086688" calcext:value-type="float">
            <text:p>0.002607391640867</text:p>
          </table:table-cell>
        </table:table-row>
        <table:table-row table:style-name="ro1">
          <table:table-cell office:value-type="float" office:value="23.8284683125015" calcext:value-type="float">
            <text:p>23.8284683125015</text:p>
          </table:table-cell>
          <table:table-cell office:value-type="float" office:value="0.00270373091252559" calcext:value-type="float">
            <text:p>0.002703730912526</text:p>
          </table:table-cell>
        </table:table-row>
        <table:table-row table:style-name="ro1">
          <table:table-cell office:value-type="float" office:value="24.1975769718081" calcext:value-type="float">
            <text:p>24.1975769718081</text:p>
          </table:table-cell>
          <table:table-cell office:value-type="float" office:value="0.00285787374717952" calcext:value-type="float">
            <text:p>0.00285787374718</text:p>
          </table:table-cell>
        </table:table-row>
        <table:table-row table:style-name="ro1">
          <table:table-cell office:value-type="float" office:value="24.5666856311147" calcext:value-type="float">
            <text:p>24.5666856311147</text:p>
          </table:table-cell>
          <table:table-cell office:value-type="float" office:value="0.00293494516450649" calcext:value-type="float">
            <text:p>0.002934945164506</text:p>
          </table:table-cell>
        </table:table-row>
        <table:table-row table:style-name="ro1">
          <table:table-cell office:value-type="float" office:value="24.9357942904213" calcext:value-type="float">
            <text:p>24.9357942904213</text:p>
          </table:table-cell>
          <table:table-cell office:value-type="float" office:value="0.00308908799916042" calcext:value-type="float">
            <text:p>0.00308908799916</text:p>
          </table:table-cell>
        </table:table-row>
        <table:table-row table:style-name="ro1">
          <table:table-cell office:value-type="float" office:value="25.3049029497279" calcext:value-type="float">
            <text:p>25.3049029497279</text:p>
          </table:table-cell>
          <table:table-cell office:value-type="float" office:value="0.00316615941648739" calcext:value-type="float">
            <text:p>0.003166159416487</text:p>
          </table:table-cell>
        </table:table-row>
        <table:table-row table:style-name="ro1">
          <table:table-cell office:value-type="float" office:value="25.6740116090345" calcext:value-type="float">
            <text:p>25.6740116090345</text:p>
          </table:table-cell>
          <table:table-cell office:value-type="float" office:value="0.00332030225114132" calcext:value-type="float">
            <text:p>0.003320302251141</text:p>
          </table:table-cell>
        </table:table-row>
        <table:table-row table:style-name="ro1">
          <table:table-cell office:value-type="float" office:value="26.0431202683411" calcext:value-type="float">
            <text:p>26.0431202683411</text:p>
          </table:table-cell>
          <table:table-cell office:value-type="float" office:value="0.00339737366846829" calcext:value-type="float">
            <text:p>0.003397373668468</text:p>
          </table:table-cell>
        </table:table-row>
        <table:table-row table:style-name="ro1">
          <table:table-cell office:value-type="float" office:value="26.4122289276477" calcext:value-type="float">
            <text:p>26.4122289276477</text:p>
          </table:table-cell>
          <table:table-cell office:value-type="float" office:value="0.00357078435745397" calcext:value-type="float">
            <text:p>0.003570784357454</text:p>
          </table:table-cell>
        </table:table-row>
        <table:table-row table:style-name="ro1">
          <table:table-cell office:value-type="float" office:value="26.7813375869543" calcext:value-type="float">
            <text:p>26.7813375869543</text:p>
          </table:table-cell>
          <table:table-cell office:value-type="float" office:value="0.00362858792044919" calcext:value-type="float">
            <text:p>0.003628587920449</text:p>
          </table:table-cell>
        </table:table-row>
        <table:table-row table:style-name="ro1">
          <table:table-cell office:value-type="float" office:value="27.1504462462609" calcext:value-type="float">
            <text:p>27.1504462462609</text:p>
          </table:table-cell>
          <table:table-cell office:value-type="float" office:value="0.00380199860943486" calcext:value-type="float">
            <text:p>0.003801998609435</text:p>
          </table:table-cell>
        </table:table-row>
        <table:table-row table:style-name="ro1">
          <table:table-cell office:value-type="float" office:value="27.5195549055675" calcext:value-type="float">
            <text:p>27.5195549055675</text:p>
          </table:table-cell>
          <table:table-cell office:value-type="float" office:value="0.00385980217243009" calcext:value-type="float">
            <text:p>0.00385980217243</text:p>
          </table:table-cell>
        </table:table-row>
        <table:table-row table:style-name="ro1">
          <table:table-cell office:value-type="float" office:value="27.8886635648741" calcext:value-type="float">
            <text:p>27.8886635648741</text:p>
          </table:table-cell>
          <table:table-cell office:value-type="float" office:value="0.00405248071574751" calcext:value-type="float">
            <text:p>0.004052480715748</text:p>
          </table:table-cell>
        </table:table-row>
        <table:table-row table:style-name="ro1">
          <table:table-cell office:value-type="float" office:value="28.2577722241807" calcext:value-type="float">
            <text:p>28.2577722241807</text:p>
          </table:table-cell>
          <table:table-cell office:value-type="float" office:value="0.00409101642441099" calcext:value-type="float">
            <text:p>0.004091016424411</text:p>
          </table:table-cell>
        </table:table-row>
        <table:table-row table:style-name="ro1">
          <table:table-cell office:value-type="float" office:value="28.6268808834873" calcext:value-type="float">
            <text:p>28.6268808834873</text:p>
          </table:table-cell>
          <table:table-cell office:value-type="float" office:value="0.0042836949677284" calcext:value-type="float">
            <text:p>0.004283694967728</text:p>
          </table:table-cell>
        </table:table-row>
        <table:table-row table:style-name="ro1">
          <table:table-cell office:value-type="float" office:value="28.9959895427939" calcext:value-type="float">
            <text:p>28.9959895427939</text:p>
          </table:table-cell>
          <table:table-cell office:value-type="float" office:value="0.00401394500708402" calcext:value-type="float">
            <text:p>0.004013945007084</text:p>
          </table:table-cell>
        </table:table-row>
        <table:table-row table:style-name="ro1">
          <table:table-cell office:value-type="float" office:value="29.3035800922161" calcext:value-type="float">
            <text:p>29.3035800922161</text:p>
          </table:table-cell>
          <table:table-cell office:value-type="float" office:value="0.00241471309754947" calcext:value-type="float">
            <text:p>0.002414713097549</text:p>
          </table:table-cell>
        </table:table-row>
        <table:table-row table:style-name="ro1">
          <table:table-cell office:value-type="float" office:value="29.5188934768116" calcext:value-type="float">
            <text:p>29.5188934768116</text:p>
          </table:table-cell>
          <table:table-cell office:value-type="float" office:value="0.00104669543999582" calcext:value-type="float">
            <text:p>0.001046695439996</text:p>
          </table:table-cell>
        </table:table-row>
        <table:table-row table:style-name="ro1">
          <table:table-cell office:value-type="float" office:value="29.7342068614071" calcext:value-type="float">
            <text:p>29.7342068614071</text:p>
          </table:table-cell>
          <table:table-cell office:value-type="float" office:value="-0.000359857926221327" calcext:value-type="float">
            <text:p>-0.000359857926221</text:p>
          </table:table-cell>
        </table:table-row>
        <table:table-row table:style-name="ro1">
          <table:table-cell office:value-type="float" office:value="29.9495202460026" calcext:value-type="float">
            <text:p>29.9495202460026</text:p>
          </table:table-cell>
          <table:table-cell office:value-type="float" office:value="-0.00172787558377498" calcext:value-type="float">
            <text:p>-0.001727875583775</text:p>
          </table:table-cell>
        </table:table-row>
        <table:table-row table:style-name="ro1">
          <table:table-cell office:value-type="float" office:value="30.1648336305981" calcext:value-type="float">
            <text:p>30.1648336305981</text:p>
          </table:table-cell>
          <table:table-cell office:value-type="float" office:value="-0.00313442894999212" calcext:value-type="float">
            <text:p>-0.003134428949992</text:p>
          </table:table-cell>
        </table:table-row>
        <table:table-row table:style-name="ro1">
          <table:table-cell office:value-type="float" office:value="30.3801470151937" calcext:value-type="float">
            <text:p>30.3801470151937</text:p>
          </table:table-cell>
          <table:table-cell office:value-type="float" office:value="-0.00450244660754577" calcext:value-type="float">
            <text:p>-0.004502446607546</text:p>
          </table:table-cell>
        </table:table-row>
        <table:table-row table:style-name="ro1">
          <table:table-cell office:value-type="float" office:value="30.5954603997892" calcext:value-type="float">
            <text:p>30.5954603997892</text:p>
          </table:table-cell>
          <table:table-cell office:value-type="float" office:value="-0.00590899997376291" calcext:value-type="float">
            <text:p>-0.005908999973763</text:p>
          </table:table-cell>
        </table:table-row>
        <table:table-row table:style-name="ro1">
          <table:table-cell office:value-type="float" office:value="30.8107737843847" calcext:value-type="float">
            <text:p>30.8107737843847</text:p>
          </table:table-cell>
          <table:table-cell office:value-type="float" office:value="-0.00727701763131657" calcext:value-type="float">
            <text:p>-0.007277017631317</text:p>
          </table:table-cell>
        </table:table-row>
        <table:table-row table:style-name="ro1">
          <table:table-cell office:value-type="float" office:value="31.0260871689802" calcext:value-type="float">
            <text:p>31.0260871689802</text:p>
          </table:table-cell>
          <table:table-cell office:value-type="float" office:value="-0.0086835709975337" calcext:value-type="float">
            <text:p>-0.008683570997534</text:p>
          </table:table-cell>
        </table:table-row>
        <table:table-row table:style-name="ro1">
          <table:table-cell office:value-type="float" office:value="31.2414005535757" calcext:value-type="float">
            <text:p>31.2414005535757</text:p>
          </table:table-cell>
          <table:table-cell office:value-type="float" office:value="-0.0100515886550874" calcext:value-type="float">
            <text:p>-0.010051588655087</text:p>
          </table:table-cell>
        </table:table-row>
        <table:table-row table:style-name="ro1">
          <table:table-cell office:value-type="float" office:value="31.4567139381712" calcext:value-type="float">
            <text:p>31.4567139381712</text:p>
          </table:table-cell>
          <table:table-cell office:value-type="float" office:value="-0.0114581420213045" calcext:value-type="float">
            <text:p>-0.011458142021305</text:p>
          </table:table-cell>
        </table:table-row>
        <table:table-row table:style-name="ro1">
          <table:table-cell office:value-type="float" office:value="31.6720273227668" calcext:value-type="float">
            <text:p>31.6720273227668</text:p>
          </table:table-cell>
          <table:table-cell office:value-type="float" office:value="-0.0127876239701947" calcext:value-type="float">
            <text:p>-0.012787623970195</text:p>
          </table:table-cell>
        </table:table-row>
        <table:table-row table:style-name="ro1">
          <table:table-cell office:value-type="float" office:value="31.8873407073623" calcext:value-type="float">
            <text:p>31.8873407073623</text:p>
          </table:table-cell>
          <table:table-cell office:value-type="float" office:value="-0.0142327130450753" calcext:value-type="float">
            <text:p>-0.014232713045075</text:p>
          </table:table-cell>
        </table:table-row>
        <table:table-row table:style-name="ro1">
          <table:table-cell office:value-type="float" office:value="32.1026540919578" calcext:value-type="float">
            <text:p>32.1026540919578</text:p>
          </table:table-cell>
          <table:table-cell office:value-type="float" office:value="-0.0155621949939655" calcext:value-type="float">
            <text:p>-0.015562194993966</text:p>
          </table:table-cell>
        </table:table-row>
        <table:table-row table:style-name="ro1">
          <table:table-cell office:value-type="float" office:value="32.3179674765533" calcext:value-type="float">
            <text:p>32.3179674765533</text:p>
          </table:table-cell>
          <table:table-cell office:value-type="float" office:value="-0.0170072840688461" calcext:value-type="float">
            <text:p>-0.017007284068846</text:p>
          </table:table-cell>
        </table:table-row>
        <table:table-row table:style-name="ro1">
          <table:table-cell office:value-type="float" office:value="32.5332808611488" calcext:value-type="float">
            <text:p>32.5332808611488</text:p>
          </table:table-cell>
          <table:table-cell office:value-type="float" office:value="-0.0183367660177363" calcext:value-type="float">
            <text:p>-0.018336766017736</text:p>
          </table:table-cell>
        </table:table-row>
        <table:table-row table:style-name="ro1">
          <table:table-cell office:value-type="float" office:value="32.7485942457443" calcext:value-type="float">
            <text:p>32.7485942457443</text:p>
          </table:table-cell>
          <table:table-cell office:value-type="float" office:value="-0.0197818550926169" calcext:value-type="float">
            <text:p>-0.019781855092617</text:p>
          </table:table-cell>
        </table:table-row>
        <table:table-row table:style-name="ro1">
          <table:table-cell office:value-type="float" office:value="32.9639076303399" calcext:value-type="float">
            <text:p>32.9639076303399</text:p>
          </table:table-cell>
          <table:table-cell office:value-type="float" office:value="-0.021111337041507" calcext:value-type="float">
            <text:p>-0.021111337041507</text:p>
          </table:table-cell>
        </table:table-row>
        <table:table-row table:style-name="ro1">
          <table:table-cell office:value-type="float" office:value="33.1792210149354" calcext:value-type="float">
            <text:p>33.1792210149354</text:p>
          </table:table-cell>
          <table:table-cell office:value-type="float" office:value="-0.0225564261163877" calcext:value-type="float">
            <text:p>-0.022556426116388</text:p>
          </table:table-cell>
        </table:table-row>
        <table:table-row table:style-name="ro1">
          <table:table-cell office:value-type="float" office:value="33.3945343995309" calcext:value-type="float">
            <text:p>33.3945343995309</text:p>
          </table:table-cell>
          <table:table-cell office:value-type="float" office:value="-0.0238859080652778" calcext:value-type="float">
            <text:p>-0.023885908065278</text:p>
          </table:table-cell>
        </table:table-row>
        <table:table-row table:style-name="ro1">
          <table:table-cell office:value-type="float" office:value="33.6098477841264" calcext:value-type="float">
            <text:p>33.6098477841264</text:p>
          </table:table-cell>
          <table:table-cell office:value-type="float" office:value="-0.0253309971401585" calcext:value-type="float">
            <text:p>-0.025330997140159</text:p>
          </table:table-cell>
        </table:table-row>
        <table:table-row table:style-name="ro1">
          <table:table-cell office:value-type="float" office:value="33.8251611687219" calcext:value-type="float">
            <text:p>33.8251611687219</text:p>
          </table:table-cell>
          <table:table-cell office:value-type="float" office:value="-0.0266604790890486" calcext:value-type="float">
            <text:p>-0.026660479089049</text:p>
          </table:table-cell>
        </table:table-row>
        <table:table-row table:style-name="ro1">
          <table:table-cell office:value-type="float" office:value="34.0404745533174" calcext:value-type="float">
            <text:p>34.0404745533174</text:p>
          </table:table-cell>
          <table:table-cell office:value-type="float" office:value="-0.0281055681639293" calcext:value-type="float">
            <text:p>-0.028105568163929</text:p>
          </table:table-cell>
        </table:table-row>
        <table:table-row table:style-name="ro1">
          <table:table-cell office:value-type="float" office:value="34.2557879379129" calcext:value-type="float">
            <text:p>34.2557879379129</text:p>
          </table:table-cell>
          <table:table-cell office:value-type="float" office:value="-0.0294350501128194" calcext:value-type="float">
            <text:p>-0.029435050112819</text:p>
          </table:table-cell>
        </table:table-row>
        <table:table-row table:style-name="ro1">
          <table:table-cell office:value-type="float" office:value="34.4711013225085" calcext:value-type="float">
            <text:p>34.4711013225085</text:p>
          </table:table-cell>
          <table:table-cell office:value-type="float" office:value="-0.0308801391877" calcext:value-type="float">
            <text:p>-0.0308801391877</text:p>
          </table:table-cell>
        </table:table-row>
        <table:table-row table:style-name="ro1">
          <table:table-cell office:value-type="float" office:value="34.686414707104" calcext:value-type="float">
            <text:p>34.686414707104</text:p>
          </table:table-cell>
          <table:table-cell office:value-type="float" office:value="-0.0322096211365902" calcext:value-type="float">
            <text:p>-0.03220962113659</text:p>
          </table:table-cell>
        </table:table-row>
        <table:table-row table:style-name="ro1">
          <table:table-cell office:value-type="float" office:value="34.9017280916995" calcext:value-type="float">
            <text:p>34.9017280916995</text:p>
          </table:table-cell>
          <table:table-cell office:value-type="float" office:value="-0.0336547102114708" calcext:value-type="float">
            <text:p>-0.033654710211471</text:p>
          </table:table-cell>
        </table:table-row>
        <table:table-row table:style-name="ro1">
          <table:table-cell office:value-type="float" office:value="35.117041476295" calcext:value-type="float">
            <text:p>35.117041476295</text:p>
          </table:table-cell>
          <table:table-cell office:value-type="float" office:value="-0.034984192160361" calcext:value-type="float">
            <text:p>-0.034984192160361</text:p>
          </table:table-cell>
        </table:table-row>
        <table:table-row table:style-name="ro1">
          <table:table-cell office:value-type="float" office:value="35.3015958059483" calcext:value-type="float">
            <text:p>35.3015958059483</text:p>
          </table:table-cell>
          <table:table-cell office:value-type="float" office:value="-0.036178799128929" calcext:value-type="float">
            <text:p>-0.036178799128929</text:p>
          </table:table-cell>
        </table:table-row>
        <table:table-row table:style-name="ro1">
          <table:table-cell office:value-type="float" office:value="35.5169091905438" calcext:value-type="float">
            <text:p>35.5169091905438</text:p>
          </table:table-cell>
          <table:table-cell office:value-type="float" office:value="-0.0375853524951461" calcext:value-type="float">
            <text:p>-0.037585352495146</text:p>
          </table:table-cell>
        </table:table-row>
        <table:table-row table:style-name="ro1">
          <table:table-cell office:value-type="float" office:value="35.7322225751393" calcext:value-type="float">
            <text:p>35.7322225751393</text:p>
          </table:table-cell>
          <table:table-cell office:value-type="float" office:value="-0.0389533701526998" calcext:value-type="float">
            <text:p>-0.0389533701527</text:p>
          </table:table-cell>
        </table:table-row>
        <table:table-row table:style-name="ro1">
          <table:table-cell office:value-type="float" office:value="35.9475359597349" calcext:value-type="float">
            <text:p>35.9475359597349</text:p>
          </table:table-cell>
          <table:table-cell office:value-type="float" office:value="-0.0403599235189169" calcext:value-type="float">
            <text:p>-0.040359923518917</text:p>
          </table:table-cell>
        </table:table-row>
        <table:table-row table:style-name="ro1">
          <table:table-cell office:value-type="float" office:value="36.1628493443304" calcext:value-type="float">
            <text:p>36.1628493443304</text:p>
          </table:table-cell>
          <table:table-cell office:value-type="float" office:value="-0.0416894054678071" calcext:value-type="float">
            <text:p>-0.041689405467807</text:p>
          </table:table-cell>
        </table:table-row>
        <table:table-row table:style-name="ro1">
          <table:table-cell office:value-type="float" office:value="36.3781627289259" calcext:value-type="float">
            <text:p>36.3781627289259</text:p>
          </table:table-cell>
          <table:table-cell office:value-type="float" office:value="-0.0431344945426877" calcext:value-type="float">
            <text:p>-0.043134494542688</text:p>
          </table:table-cell>
        </table:table-row>
        <table:table-row table:style-name="ro1">
          <table:table-cell office:value-type="float" office:value="36.5934761135214" calcext:value-type="float">
            <text:p>36.5934761135214</text:p>
          </table:table-cell>
          <table:table-cell office:value-type="float" office:value="-0.0444639764915779" calcext:value-type="float">
            <text:p>-0.044463976491578</text:p>
          </table:table-cell>
        </table:table-row>
        <table:table-row table:style-name="ro1">
          <table:table-cell office:value-type="float" office:value="36.8087894981169" calcext:value-type="float">
            <text:p>36.8087894981169</text:p>
          </table:table-cell>
          <table:table-cell office:value-type="float" office:value="-0.0459090655664585" calcext:value-type="float">
            <text:p>-0.045909065566459</text:p>
          </table:table-cell>
        </table:table-row>
        <table:table-row table:style-name="ro1">
          <table:table-cell office:value-type="float" office:value="37.0241028827124" calcext:value-type="float">
            <text:p>37.0241028827124</text:p>
          </table:table-cell>
          <table:table-cell office:value-type="float" office:value="-0.0472385475153487" calcext:value-type="float">
            <text:p>-0.047238547515349</text:p>
          </table:table-cell>
        </table:table-row>
        <table:table-row table:style-name="ro1">
          <table:table-cell office:value-type="float" office:value="37.239416267308" calcext:value-type="float">
            <text:p>37.239416267308</text:p>
          </table:table-cell>
          <table:table-cell office:value-type="float" office:value="-0.0486836365902293" calcext:value-type="float">
            <text:p>-0.048683636590229</text:p>
          </table:table-cell>
        </table:table-row>
        <table:table-row table:style-name="ro1">
          <table:table-cell office:value-type="float" office:value="37.4547296519035" calcext:value-type="float">
            <text:p>37.4547296519035</text:p>
          </table:table-cell>
          <table:table-cell office:value-type="float" office:value="-0.0500131185391195" calcext:value-type="float">
            <text:p>-0.05001311853912</text:p>
          </table:table-cell>
        </table:table-row>
        <table:table-row table:style-name="ro1">
          <table:table-cell office:value-type="float" office:value="37.670043036499" calcext:value-type="float">
            <text:p>37.670043036499</text:p>
          </table:table-cell>
          <table:table-cell office:value-type="float" office:value="-0.0514582076140001" calcext:value-type="float">
            <text:p>-0.051458207614</text:p>
          </table:table-cell>
        </table:table-row>
        <table:table-row table:style-name="ro1">
          <table:table-cell office:value-type="float" office:value="37.8853564210945" calcext:value-type="float">
            <text:p>37.8853564210945</text:p>
          </table:table-cell>
          <table:table-cell office:value-type="float" office:value="-0.0527876895628903" calcext:value-type="float">
            <text:p>-0.05278768956289</text:p>
          </table:table-cell>
        </table:table-row>
        <table:table-row table:style-name="ro1">
          <table:table-cell office:value-type="float" office:value="38.10066980569" calcext:value-type="float">
            <text:p>38.10066980569</text:p>
          </table:table-cell>
          <table:table-cell office:value-type="float" office:value="-0.0542327786377709" calcext:value-type="float">
            <text:p>-0.054232778637771</text:p>
          </table:table-cell>
        </table:table-row>
        <table:table-row table:style-name="ro1">
          <table:table-cell office:value-type="float" office:value="38.3159831902855" calcext:value-type="float">
            <text:p>38.3159831902855</text:p>
          </table:table-cell>
          <table:table-cell office:value-type="float" office:value="-0.0555622605866611" calcext:value-type="float">
            <text:p>-0.055562260586661</text:p>
          </table:table-cell>
        </table:table-row>
        <table:table-row table:style-name="ro1">
          <table:table-cell office:value-type="float" office:value="38.5312965748811" calcext:value-type="float">
            <text:p>38.5312965748811</text:p>
          </table:table-cell>
          <table:table-cell office:value-type="float" office:value="-0.0570073496615417" calcext:value-type="float">
            <text:p>-0.057007349661542</text:p>
          </table:table-cell>
        </table:table-row>
        <table:table-row table:style-name="ro1">
          <table:table-cell office:value-type="float" office:value="38.7466099594766" calcext:value-type="float">
            <text:p>38.7466099594766</text:p>
          </table:table-cell>
          <table:table-cell office:value-type="float" office:value="-0.0583368316104319" calcext:value-type="float">
            <text:p>-0.058336831610432</text:p>
          </table:table-cell>
        </table:table-row>
        <table:table-row table:style-name="ro1">
          <table:table-cell office:value-type="float" office:value="39.0234414539565" calcext:value-type="float">
            <text:p>39.0234414539565</text:p>
          </table:table-cell>
          <table:table-cell office:value-type="float" office:value="-0.0597048492679855" calcext:value-type="float">
            <text:p>-0.059704849267986</text:p>
          </table:table-cell>
        </table:table-row>
        <table:table-row table:style-name="ro1">
          <table:table-cell office:value-type="float" office:value="39.3925501132631" calcext:value-type="float">
            <text:p>39.3925501132631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39.7616587725697" calcext:value-type="float">
            <text:p>39.7616587725697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0.1307674318763" calcext:value-type="float">
            <text:p>40.1307674318763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0.4998760911829" calcext:value-type="float">
            <text:p>40.4998760911829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0.8689847504895" calcext:value-type="float">
            <text:p>40.8689847504895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1.2380934097961" calcext:value-type="float">
            <text:p>41.2380934097961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1.6072020691027" calcext:value-type="float">
            <text:p>41.6072020691027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1.8840335635827" calcext:value-type="float">
            <text:p>41.8840335635827</text:p>
          </table:table-cell>
          <table:table-cell office:value-type="float" office:value="-0.0599553313742982" calcext:value-type="float">
            <text:p>-0.059955331374298</text:p>
          </table:table-cell>
        </table:table-row>
      </table:table>
      <table:table table:name="Cotton" table:style-name="ta1">
        <table:shapes>
          <draw:frame draw:z-index="0" draw:style-name="gr1" draw:text-style-name="P1" svg:width="1229.22pt" svg:height="691.4pt" svg:x="130.85pt" svg:y="2.83pt">
            <draw:object draw:notify-on-update-of-ranges="Cotton.A1:Cotton.A1 Cotton.A2:Cotton.A135 Cotton.B1:Cotton.B1 Cotton.B2:Cotton.B1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514.86pt" svg:y="1270.03pt">
            <draw:object draw:notify-on-update-of-ranges="Cotton.G100:Cotton.G172 Cotton.H100:Cotton.H17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logy</text:p>
          </table:table-cell>
          <table:table-cell table:number-columns-repeated="6"/>
        </table:table-row>
        <table:table-row table:style-name="ro1">
          <table:table-cell office:value-type="float" office:value="0.229591836734694" calcext:value-type="float">
            <text:p>0.229591836734694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0.598739495798319" calcext:value-type="float">
            <text:p>0.598739495798319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0.967887154861945" calcext:value-type="float">
            <text:p>0.96788715486194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.33703481392557" calcext:value-type="float">
            <text:p>1.33703481392557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.7061824729892" calcext:value-type="float">
            <text:p>1.706182472989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.76770708283313" calcext:value-type="float">
            <text:p>1.76770708283313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2.07533013205282" calcext:value-type="float">
            <text:p>2.0753301320528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2.13685474189676" calcext:value-type="float">
            <text:p>2.13685474189676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2.44447779111645" calcext:value-type="float">
            <text:p>2.4444777911164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2.50600240096038" calcext:value-type="float">
            <text:p>2.50600240096038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2.81362545018007" calcext:value-type="float">
            <text:p>2.81362545018007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2.87515006002401" calcext:value-type="float">
            <text:p>2.87515006002401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3.1827731092437" calcext:value-type="float">
            <text:p>3.1827731092437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3.24429771908764" calcext:value-type="float">
            <text:p>3.24429771908764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3.55192076830732" calcext:value-type="float">
            <text:p>3.5519207683073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3.61344537815126" calcext:value-type="float">
            <text:p>3.61344537815126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3.92106842737095" calcext:value-type="float">
            <text:p>3.9210684273709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3.98259303721488" calcext:value-type="float">
            <text:p>3.98259303721488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4.29021608643457" calcext:value-type="float">
            <text:p>4.29021608643457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4.35174069627851" calcext:value-type="float">
            <text:p>4.35174069627851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4.6593637454982" calcext:value-type="float">
            <text:p>4.659363745498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5.02851140456182" calcext:value-type="float">
            <text:p>5.0285114045618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5.39765906362545" calcext:value-type="float">
            <text:p>5.3976590636254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5.76680672268908" calcext:value-type="float">
            <text:p>5.76680672268908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6.1359543817527" calcext:value-type="float">
            <text:p>6.1359543817527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6.50510204081633" calcext:value-type="float">
            <text:p>6.50510204081633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6.87424969987995" calcext:value-type="float">
            <text:p>6.8742496998799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7.24339735894358" calcext:value-type="float">
            <text:p>7.24339735894358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7.6125450180072" calcext:value-type="float">
            <text:p>7.612545018007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7.98169267707083" calcext:value-type="float">
            <text:p>7.98169267707083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8.35084033613445" calcext:value-type="float">
            <text:p>8.3508403361344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8.71998799519808" calcext:value-type="float">
            <text:p>8.71998799519808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9.08913565426171" calcext:value-type="float">
            <text:p>9.08913565426171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9.45828331332533" calcext:value-type="float">
            <text:p>9.45828331332533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9.82743097238896" calcext:value-type="float">
            <text:p>9.82743097238896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0.1965786314526" calcext:value-type="float">
            <text:p>10.1965786314526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0.5657262905162" calcext:value-type="float">
            <text:p>10.565726290516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0.9348739495798" calcext:value-type="float">
            <text:p>10.9348739495798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1.3040216086435" calcext:value-type="float">
            <text:p>11.304021608643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1.6731692677071" calcext:value-type="float">
            <text:p>11.6731692677071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2.0423169267707" calcext:value-type="float">
            <text:p>12.0423169267707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2.4114645858343" calcext:value-type="float">
            <text:p>12.4114645858343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2.780612244898" calcext:value-type="float">
            <text:p>12.780612244898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3.1497599039616" calcext:value-type="float">
            <text:p>13.1497599039616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3.5189075630252" calcext:value-type="float">
            <text:p>13.518907563025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3.8880552220888" calcext:value-type="float">
            <text:p>13.8880552220888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4.2572028811525" calcext:value-type="float">
            <text:p>14.257202881152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4.6263505402161" calcext:value-type="float">
            <text:p>14.6263505402161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4.9954981992797" calcext:value-type="float">
            <text:p>14.9954981992797</text:p>
          </table:table-cell>
          <table:table-cell office:value-type="float" office:value="-0.00332894600281167" calcext:value-type="float">
            <text:p>-0.003328946002812</text:p>
          </table:table-cell>
          <table:table-cell table:number-columns-repeated="6"/>
        </table:table-row>
        <table:table-row table:style-name="ro1">
          <table:table-cell office:value-type="float" office:value="15.3646458583433" calcext:value-type="float">
            <text:p>15.3646458583433</text:p>
          </table:table-cell>
          <table:table-cell office:value-type="float" office:value="-0.00301947408644456" calcext:value-type="float">
            <text:p>-0.003019474086445</text:p>
          </table:table-cell>
          <table:table-cell table:number-columns-repeated="6"/>
        </table:table-row>
        <table:table-row table:style-name="ro1">
          <table:table-cell office:value-type="float" office:value="15.733793517407" calcext:value-type="float">
            <text:p>15.733793517407</text:p>
          </table:table-cell>
          <table:table-cell office:value-type="float" office:value="-0.00267131818053157" calcext:value-type="float">
            <text:p>-0.002671318180532</text:p>
          </table:table-cell>
          <table:table-cell table:number-columns-repeated="6"/>
        </table:table-row>
        <table:table-row table:style-name="ro1">
          <table:table-cell office:value-type="float" office:value="16.1029411764706" calcext:value-type="float">
            <text:p>16.1029411764706</text:p>
          </table:table-cell>
          <table:table-cell office:value-type="float" office:value="-0.00232316227461858" calcext:value-type="float">
            <text:p>-0.002323162274619</text:p>
          </table:table-cell>
          <table:table-cell table:number-columns-repeated="6"/>
        </table:table-row>
        <table:table-row table:style-name="ro1">
          <table:table-cell office:value-type="float" office:value="16.4720888355342" calcext:value-type="float">
            <text:p>16.4720888355342</text:p>
          </table:table-cell>
          <table:table-cell office:value-type="float" office:value="-0.00203303235302443" calcext:value-type="float">
            <text:p>-0.002033032353024</text:p>
          </table:table-cell>
          <table:table-cell table:number-columns-repeated="6"/>
        </table:table-row>
        <table:table-row table:style-name="ro1">
          <table:table-cell office:value-type="float" office:value="16.8412364945978" calcext:value-type="float">
            <text:p>16.8412364945978</text:p>
          </table:table-cell>
          <table:table-cell office:value-type="float" office:value="-0.00166553445233849" calcext:value-type="float">
            <text:p>-0.001665534452338</text:p>
          </table:table-cell>
          <table:table-cell table:number-columns-repeated="6"/>
        </table:table-row>
        <table:table-row table:style-name="ro1">
          <table:table-cell office:value-type="float" office:value="17.2103841536615" calcext:value-type="float">
            <text:p>17.2103841536615</text:p>
          </table:table-cell>
          <table:table-cell office:value-type="float" office:value="-0.0013560625359714" calcext:value-type="float">
            <text:p>-0.001356062535971</text:p>
          </table:table-cell>
          <table:table-cell table:number-columns-repeated="6"/>
        </table:table-row>
        <table:table-row table:style-name="ro1">
          <table:table-cell office:value-type="float" office:value="17.5795318127251" calcext:value-type="float">
            <text:p>17.5795318127251</text:p>
          </table:table-cell>
          <table:table-cell office:value-type="float" office:value="-0.00096922264051251" calcext:value-type="float">
            <text:p>-0.000969222640513</text:p>
          </table:table-cell>
          <table:table-cell table:number-columns-repeated="6"/>
        </table:table-row>
        <table:table-row table:style-name="ro1">
          <table:table-cell office:value-type="float" office:value="17.9486794717887" calcext:value-type="float">
            <text:p>17.9486794717887</text:p>
          </table:table-cell>
          <table:table-cell office:value-type="float" office:value="-0.000659750724145418" calcext:value-type="float">
            <text:p>-0.000659750724145</text:p>
          </table:table-cell>
          <table:table-cell table:number-columns-repeated="6"/>
        </table:table-row>
        <table:table-row table:style-name="ro1">
          <table:table-cell office:value-type="float" office:value="18.3178271308523" calcext:value-type="float">
            <text:p>18.3178271308523</text:p>
          </table:table-cell>
          <table:table-cell office:value-type="float" office:value="-0.000350278807778312" calcext:value-type="float">
            <text:p>-0.000350278807778</text:p>
          </table:table-cell>
          <table:table-cell table:number-columns-repeated="6"/>
        </table:table-row>
        <table:table-row table:style-name="ro1">
          <table:table-cell office:value-type="float" office:value="18.686974789916" calcext:value-type="float">
            <text:p>18.686974789916</text:p>
          </table:table-cell>
          <table:table-cell office:value-type="float" office:value="-0.00000212290186532571" calcext:value-type="float">
            <text:p>-2.12290186532571E-06</text:p>
          </table:table-cell>
          <table:table-cell table:number-columns-repeated="6"/>
        </table:table-row>
        <table:table-row table:style-name="ro1">
          <table:table-cell office:value-type="float" office:value="19.0561224489796" calcext:value-type="float">
            <text:p>19.0561224489796</text:p>
          </table:table-cell>
          <table:table-cell office:value-type="float" office:value="0.000346033004047667" calcext:value-type="float">
            <text:p>0.000346033004048</text:p>
          </table:table-cell>
          <table:table-cell table:number-columns-repeated="6"/>
        </table:table-row>
        <table:table-row table:style-name="ro1">
          <table:table-cell office:value-type="float" office:value="19.4252701080432" calcext:value-type="float">
            <text:p>19.4252701080432</text:p>
          </table:table-cell>
          <table:table-cell office:value-type="float" office:value="0.000694188909960657" calcext:value-type="float">
            <text:p>0.000694188909961</text:p>
          </table:table-cell>
          <table:table-cell table:number-columns-repeated="6"/>
        </table:table-row>
        <table:table-row table:style-name="ro1">
          <table:table-cell office:value-type="float" office:value="19.7944177671068" calcext:value-type="float">
            <text:p>19.7944177671068</text:p>
          </table:table-cell>
          <table:table-cell office:value-type="float" office:value="0.00100366082632776" calcext:value-type="float">
            <text:p>0.001003660826328</text:p>
          </table:table-cell>
          <table:table-cell table:number-columns-repeated="6"/>
        </table:table-row>
        <table:table-row table:style-name="ro1">
          <table:table-cell office:value-type="float" office:value="20.1635654261705" calcext:value-type="float">
            <text:p>20.1635654261705</text:p>
          </table:table-cell>
          <table:table-cell office:value-type="float" office:value="0.00137115872701369" calcext:value-type="float">
            <text:p>0.001371158727014</text:p>
          </table:table-cell>
          <table:table-cell table:number-columns-repeated="6"/>
        </table:table-row>
        <table:table-row table:style-name="ro1">
          <table:table-cell office:value-type="float" office:value="20.5327130852341" calcext:value-type="float">
            <text:p>20.5327130852341</text:p>
          </table:table-cell>
          <table:table-cell office:value-type="float" office:value="0.00166128864860784" calcext:value-type="float">
            <text:p>0.001661288648608</text:p>
          </table:table-cell>
          <table:table-cell table:number-columns-repeated="6"/>
        </table:table-row>
        <table:table-row table:style-name="ro1">
          <table:table-cell office:value-type="float" office:value="20.9018607442977" calcext:value-type="float">
            <text:p>20.9018607442977</text:p>
          </table:table-cell>
          <table:table-cell office:value-type="float" office:value="0.00202878654929378" calcext:value-type="float">
            <text:p>0.002028786549294</text:p>
          </table:table-cell>
          <table:table-cell table:number-columns-repeated="6"/>
        </table:table-row>
        <table:table-row table:style-name="ro1">
          <table:table-cell office:value-type="float" office:value="21.2710084033613" calcext:value-type="float">
            <text:p>21.2710084033613</text:p>
          </table:table-cell>
          <table:table-cell office:value-type="float" office:value="0.00233825846566088" calcext:value-type="float">
            <text:p>0.002338258465661</text:p>
          </table:table-cell>
          <table:table-cell table:number-columns-repeated="6"/>
        </table:table-row>
        <table:table-row table:style-name="ro1">
          <table:table-cell office:value-type="float" office:value="21.640156062425" calcext:value-type="float">
            <text:p>21.640156062425</text:p>
          </table:table-cell>
          <table:table-cell office:value-type="float" office:value="0.00270575636634682" calcext:value-type="float">
            <text:p>0.002705756366347</text:p>
          </table:table-cell>
          <table:table-cell table:number-columns-repeated="6"/>
        </table:table-row>
        <table:table-row table:style-name="ro1">
          <table:table-cell office:value-type="float" office:value="22.0093037214886" calcext:value-type="float">
            <text:p>22.0093037214886</text:p>
          </table:table-cell>
          <table:table-cell office:value-type="float" office:value="0.00303457027748686" calcext:value-type="float">
            <text:p>0.003034570277487</text:p>
          </table:table-cell>
          <table:table-cell table:number-columns-repeated="6"/>
        </table:table-row>
        <table:table-row table:style-name="ro1">
          <table:table-cell office:value-type="float" office:value="22.3784513805522" calcext:value-type="float">
            <text:p>22.3784513805522</text:p>
          </table:table-cell>
          <table:table-cell office:value-type="float" office:value="0.00336338418862691" calcext:value-type="float">
            <text:p>0.003363384188627</text:p>
          </table:table-cell>
          <table:table-cell table:number-columns-repeated="6"/>
        </table:table-row>
        <table:table-row table:style-name="ro1">
          <table:table-cell office:value-type="float" office:value="22.7475990396158" calcext:value-type="float">
            <text:p>22.7475990396158</text:p>
          </table:table-cell>
          <table:table-cell office:value-type="float" office:value="0.00369219809976695" calcext:value-type="float">
            <text:p>0.003692198099767</text:p>
          </table:table-cell>
          <table:table-cell table:number-columns-repeated="6"/>
        </table:table-row>
        <table:table-row table:style-name="ro1">
          <table:table-cell office:value-type="float" office:value="23.1167466986795" calcext:value-type="float">
            <text:p>23.1167466986795</text:p>
          </table:table-cell>
          <table:table-cell office:value-type="float" office:value="0.004021012010907" calcext:value-type="float">
            <text:p>0.004021012010907</text:p>
          </table:table-cell>
          <table:table-cell table:number-columns-repeated="6"/>
        </table:table-row>
        <table:table-row table:style-name="ro1">
          <table:table-cell office:value-type="float" office:value="23.4858943577431" calcext:value-type="float">
            <text:p>23.4858943577431</text:p>
          </table:table-cell>
          <table:table-cell office:value-type="float" office:value="0.00438850991159293" calcext:value-type="float">
            <text:p>0.004388509911593</text:p>
          </table:table-cell>
          <table:table-cell table:number-columns-repeated="6"/>
        </table:table-row>
        <table:table-row table:style-name="ro1">
          <table:table-cell office:value-type="float" office:value="23.8550420168067" calcext:value-type="float">
            <text:p>23.8550420168067</text:p>
          </table:table-cell>
          <table:table-cell office:value-type="float" office:value="0.00469798182796003" calcext:value-type="float">
            <text:p>0.00469798182796</text:p>
          </table:table-cell>
          <table:table-cell table:number-columns-repeated="6"/>
        </table:table-row>
        <table:table-row table:style-name="ro1">
          <table:table-cell office:value-type="float" office:value="24.2241896758703" calcext:value-type="float">
            <text:p>24.2241896758703</text:p>
          </table:table-cell>
          <table:table-cell office:value-type="float" office:value="0.00506547972864596" calcext:value-type="float">
            <text:p>0.005065479728646</text:p>
          </table:table-cell>
          <table:table-cell table:number-columns-repeated="6"/>
        </table:table-row>
        <table:table-row table:style-name="ro1">
          <table:table-cell office:value-type="float" office:value="24.593337334934" calcext:value-type="float">
            <text:p>24.593337334934</text:p>
          </table:table-cell>
          <table:table-cell office:value-type="float" office:value="0.00537495164501307" calcext:value-type="float">
            <text:p>0.005374951645013</text:p>
          </table:table-cell>
          <table:table-cell table:number-columns-repeated="6"/>
        </table:table-row>
        <table:table-row table:style-name="ro1">
          <table:table-cell office:value-type="float" office:value="24.9624849939976" calcext:value-type="float">
            <text:p>24.9624849939976</text:p>
          </table:table-cell>
          <table:table-cell office:value-type="float" office:value="0.005742449545699" calcext:value-type="float">
            <text:p>0.005742449545699</text:p>
          </table:table-cell>
          <table:table-cell table:number-columns-repeated="6"/>
        </table:table-row>
        <table:table-row table:style-name="ro1">
          <table:table-cell office:value-type="float" office:value="25.3316326530612" calcext:value-type="float">
            <text:p>25.3316326530612</text:p>
          </table:table-cell>
          <table:table-cell office:value-type="float" office:value="0.00603257946729316" calcext:value-type="float">
            <text:p>0.006032579467293</text:p>
          </table:table-cell>
          <table:table-cell table:number-columns-repeated="6"/>
        </table:table-row>
        <table:table-row table:style-name="ro1">
          <table:table-cell office:value-type="float" office:value="25.7007803121248" calcext:value-type="float">
            <text:p>25.7007803121248</text:p>
          </table:table-cell>
          <table:table-cell office:value-type="float" office:value="0.00638073537320615" calcext:value-type="float">
            <text:p>0.006380735373206</text:p>
          </table:table-cell>
          <table:table-cell table:number-columns-repeated="6"/>
        </table:table-row>
        <table:table-row table:style-name="ro1">
          <table:table-cell office:value-type="float" office:value="26.0699279711885" calcext:value-type="float">
            <text:p>26.0699279711885</text:p>
          </table:table-cell>
          <table:table-cell office:value-type="float" office:value="0.00672889127911914" calcext:value-type="float">
            <text:p>0.006728891279119</text:p>
          </table:table-cell>
          <table:table-cell table:number-columns-repeated="6"/>
        </table:table-row>
        <table:table-row table:style-name="ro1">
          <table:table-cell office:value-type="float" office:value="26.4390756302521" calcext:value-type="float">
            <text:p>26.4390756302521</text:p>
          </table:table-cell>
          <table:table-cell office:value-type="float" office:value="0.00707704718503212" calcext:value-type="float">
            <text:p>0.007077047185032</text:p>
          </table:table-cell>
          <table:table-cell table:number-columns-repeated="6"/>
        </table:table-row>
        <table:table-row table:style-name="ro1">
          <table:table-cell office:value-type="float" office:value="26.8082232893157" calcext:value-type="float">
            <text:p>26.8082232893157</text:p>
          </table:table-cell>
          <table:table-cell office:value-type="float" office:value="0.00738651910139923" calcext:value-type="float">
            <text:p>0.007386519101399</text:p>
          </table:table-cell>
          <table:table-cell table:number-columns-repeated="6"/>
        </table:table-row>
        <table:table-row table:style-name="ro1">
          <table:table-cell office:value-type="float" office:value="27.1773709483793" calcext:value-type="float">
            <text:p>27.1773709483793</text:p>
          </table:table-cell>
          <table:table-cell office:value-type="float" office:value="0.00769599101776633" calcext:value-type="float">
            <text:p>0.007695991017766</text:p>
          </table:table-cell>
          <table:table-cell table:number-columns-repeated="6"/>
        </table:table-row>
        <table:table-row table:style-name="ro1">
          <table:table-cell office:value-type="float" office:value="27.546518607443" calcext:value-type="float">
            <text:p>27.546518607443</text:p>
          </table:table-cell>
          <table:table-cell office:value-type="float" office:value="0.00808283091322521" calcext:value-type="float">
            <text:p>0.008082830913225</text:p>
          </table:table-cell>
          <table:table-cell table:number-columns-repeated="6"/>
        </table:table-row>
        <table:table-row table:style-name="ro1">
          <table:table-cell office:value-type="float" office:value="27.9156662665066" calcext:value-type="float">
            <text:p>27.9156662665066</text:p>
          </table:table-cell>
          <table:table-cell office:value-type="float" office:value="0.00839230282959231" calcext:value-type="float">
            <text:p>0.008392302829592</text:p>
          </table:table-cell>
          <table:table-cell table:number-columns-repeated="6"/>
        </table:table-row>
        <table:table-row table:style-name="ro1">
          <table:table-cell office:value-type="float" office:value="28.2848139255702" calcext:value-type="float">
            <text:p>28.2848139255702</text:p>
          </table:table-cell>
          <table:table-cell office:value-type="float" office:value="0.00877914272505118" calcext:value-type="float">
            <text:p>0.008779142725051</text:p>
          </table:table-cell>
          <table:table-cell table:number-columns-repeated="6"/>
        </table:table-row>
        <table:table-row table:style-name="ro1">
          <table:table-cell office:value-type="float" office:value="28.6539615846339" calcext:value-type="float">
            <text:p>28.6539615846339</text:p>
          </table:table-cell>
          <table:table-cell office:value-type="float" office:value="0.0090499306518724" calcext:value-type="float">
            <text:p>0.009049930651872</text:p>
          </table:table-cell>
          <table:table-cell table:number-columns-repeated="6"/>
        </table:table-row>
        <table:table-row table:style-name="ro1">
          <table:table-cell office:value-type="float" office:value="29.0231092436975" calcext:value-type="float">
            <text:p>29.0231092436975</text:p>
          </table:table-cell>
          <table:table-cell office:value-type="float" office:value="0.00939808655778539" calcext:value-type="float">
            <text:p>0.009398086557785</text:p>
          </table:table-cell>
          <table:table-cell table:number-columns-repeated="6"/>
        </table:table-row>
        <table:table-row table:style-name="ro1">
          <table:table-cell office:value-type="float" office:value="29.3922569027611" calcext:value-type="float">
            <text:p>29.3922569027611</text:p>
          </table:table-cell>
          <table:table-cell office:value-type="float" office:value="0.00974624246369838" calcext:value-type="float">
            <text:p>0.009746242463698</text:p>
          </table:table-cell>
          <table:table-cell table:number-columns-repeated="6"/>
        </table:table-row>
        <table:table-row table:style-name="ro1">
          <table:table-cell office:value-type="float" office:value="29.7614045618247" calcext:value-type="float">
            <text:p>29.7614045618247</text:p>
          </table:table-cell>
          <table:table-cell office:value-type="float" office:value="0.0100943983696114" calcext:value-type="float">
            <text:p>0.010094398369611</text:p>
          </table:table-cell>
          <table:table-cell table:number-columns-repeated="6"/>
        </table:table-row>
        <table:table-row table:style-name="ro1">
          <table:table-cell office:value-type="float" office:value="30.1305522208884" calcext:value-type="float">
            <text:p>30.1305522208884</text:p>
          </table:table-cell>
          <table:table-cell office:value-type="float" office:value="0.0104232122807514" calcext:value-type="float">
            <text:p>0.010423212280751</text:p>
          </table:table-cell>
          <table:table-cell table:number-columns-repeated="6"/>
        </table:table-row>
        <table:table-row table:style-name="ro1">
          <table:table-cell office:value-type="float" office:value="30.499699879952" calcext:value-type="float">
            <text:p>30.499699879952</text:p>
          </table:table-cell>
          <table:table-cell office:value-type="float" office:value="0.0107133422023456" calcext:value-type="float">
            <text:p>0.010713342202346</text:p>
          </table:table-cell>
          <table:table-cell table:number-columns-repeated="6"/>
        </table:table-row>
        <table:table-row table:style-name="ro1">
          <table:table-cell office:value-type="float" office:value="30.8688475390156" calcext:value-type="float">
            <text:p>30.8688475390156</text:p>
          </table:table-cell>
          <table:table-cell office:value-type="float" office:value="0.0111001820978044" calcext:value-type="float">
            <text:p>0.011100182097804</text:p>
          </table:table-cell>
          <table:table-cell table:number-columns-repeated="6"/>
        </table:table-row>
        <table:table-row table:style-name="ro1">
          <table:table-cell office:value-type="float" office:value="31.2379951980792" calcext:value-type="float">
            <text:p>31.2379951980792</text:p>
          </table:table-cell>
          <table:table-cell office:value-type="float" office:value="0.0114096540141716" calcext:value-type="float">
            <text:p>0.011409654014172</text:p>
          </table:table-cell>
          <table:table-cell table:number-columns-repeated="6"/>
        </table:table-row>
        <table:table-row table:style-name="ro1">
          <table:table-cell office:value-type="float" office:value="31.6071428571429" calcext:value-type="float">
            <text:p>31.6071428571429</text:p>
          </table:table-cell>
          <table:table-cell office:value-type="float" office:value="0.0117771519148575" calcext:value-type="float">
            <text:p>0.011777151914858</text:p>
          </table:table-cell>
          <table:table-cell table:number-columns-repeated="6"/>
        </table:table-row>
        <table:table-row table:style-name="ro1">
          <table:table-cell office:value-type="float" office:value="31.9762905162065" calcext:value-type="float">
            <text:p>31.9762905162065</text:p>
          </table:table-cell>
          <table:table-cell office:value-type="float" office:value="0.0117771519148575" calcext:value-type="float">
            <text:p>0.011777151914858</text:p>
          </table:table-cell>
          <table:table-cell table:number-columns-repeated="6"/>
        </table:table-row>
        <table:table-row table:style-name="ro1">
          <table:table-cell office:value-type="float" office:value="32.2531512605042" calcext:value-type="float">
            <text:p>32.2531512605042</text:p>
          </table:table-cell>
          <table:table-cell office:value-type="float" office:value="0.0102800815194316" calcext:value-type="float">
            <text:p>0.010280081519432</text:p>
          </table:table-cell>
          <table:table-cell table:number-columns-repeated="6"/>
        </table:table-row>
        <table:table-row table:style-name="ro1">
          <table:table-cell office:value-type="float" office:value="32.49924969988" calcext:value-type="float">
            <text:p>32.49924969988</text:p>
          </table:table-cell>
          <table:table-cell office:value-type="float" office:value="0.00881782671459707" calcext:value-type="float">
            <text:p>0.008817826714597</text:p>
          </table:table-cell>
          <table:table-cell table:number-columns-repeated="6"/>
        </table:table-row>
        <table:table-row table:style-name="ro1">
          <table:table-cell office:value-type="float" office:value="32.7145858343337" calcext:value-type="float">
            <text:p>32.7145858343337</text:p>
          </table:table-cell>
          <table:table-cell office:value-type="float" office:value="0.00730915112230745" calcext:value-type="float">
            <text:p>0.007309151122307</text:p>
          </table:table-cell>
          <table:table-cell table:number-columns-repeated="6"/>
        </table:table-row>
        <table:table-row table:style-name="ro1">
          <table:table-cell office:value-type="float" office:value="32.8837785114046" calcext:value-type="float">
            <text:p>32.8837785114046</text:p>
          </table:table-cell>
          <table:table-cell office:value-type="float" office:value="0.00597455348297433" calcext:value-type="float">
            <text:p>0.005974553482974</text:p>
          </table:table-cell>
          <table:table-cell table:number-columns-repeated="6"/>
        </table:table-row>
        <table:table-row table:style-name="ro1">
          <table:table-cell office:value-type="float" office:value="33.1144957983193" calcext:value-type="float">
            <text:p>33.1144957983193</text:p>
          </table:table-cell>
          <table:table-cell office:value-type="float" office:value="0.0046399558436412" calcext:value-type="float">
            <text:p>0.004639955843641</text:p>
          </table:table-cell>
          <table:table-cell table:number-columns-repeated="6"/>
        </table:table-row>
        <table:table-row table:style-name="ro1">
          <table:table-cell office:value-type="float" office:value="33.3236794717887" calcext:value-type="float">
            <text:p>33.3236794717887</text:p>
          </table:table-cell>
          <table:table-cell office:value-type="float" office:value="0.00308485946389651" calcext:value-type="float">
            <text:p>0.003084859463897</text:p>
          </table:table-cell>
          <table:table-cell table:number-columns-repeated="6"/>
        </table:table-row>
        <table:table-row table:style-name="ro1">
          <table:table-cell office:value-type="float" office:value="33.5697779111645" calcext:value-type="float">
            <text:p>33.5697779111645</text:p>
          </table:table-cell>
          <table:table-cell office:value-type="float" office:value="0.00146013190296923" calcext:value-type="float">
            <text:p>0.001460131902969</text:p>
          </table:table-cell>
          <table:table-cell table:number-columns-repeated="6"/>
        </table:table-row>
        <table:table-row table:style-name="ro1">
          <table:table-cell office:value-type="float" office:value="33.7297418967587" calcext:value-type="float">
            <text:p>33.7297418967587</text:p>
          </table:table-cell>
          <table:table-cell office:value-type="float" office:value="0.000183560247954941" calcext:value-type="float">
            <text:p>0.000183560247955</text:p>
          </table:table-cell>
          <table:table-cell table:number-columns-repeated="6"/>
        </table:table-row>
        <table:table-row table:style-name="ro1">
          <table:table-cell office:value-type="float" office:value="33.9655862344938" calcext:value-type="float">
            <text:p>33.9655862344938</text:p>
          </table:table-cell>
          <table:table-cell office:value-type="float" office:value="-0.0013560625359714" calcext:value-type="float">
            <text:p>-0.001356062535971</text:p>
          </table:table-cell>
          <table:table-cell table:number-columns-repeated="6"/>
        </table:table-row>
        <table:table-row table:style-name="ro1">
          <table:table-cell office:value-type="float" office:value="34.2465486194478" calcext:value-type="float">
            <text:p>34.2465486194478</text:p>
          </table:table-cell>
          <table:table-cell office:value-type="float" office:value="-0.00318194684253729" calcext:value-type="float">
            <text:p>-0.003181946842537</text:p>
          </table:table-cell>
          <table:table-cell table:number-columns-repeated="6"/>
        </table:table-row>
        <table:table-row table:style-name="ro1">
          <table:table-cell office:value-type="float" office:value="34.4987995198079" calcext:value-type="float">
            <text:p>34.4987995198079</text:p>
          </table:table-cell>
          <table:table-cell office:value-type="float" office:value="-0.00476025361600951" calcext:value-type="float">
            <text:p>-0.00476025361601</text:p>
          </table:table-cell>
          <table:table-cell table:number-columns-repeated="6"/>
        </table:table-row>
        <table:table-row table:style-name="ro1">
          <table:table-cell office:value-type="float" office:value="34.6679921968787" calcext:value-type="float">
            <text:p>34.6679921968787</text:p>
          </table:table-cell>
          <table:table-cell office:value-type="float" office:value="-0.00612386424750205" calcext:value-type="float">
            <text:p>-0.006123864247502</text:p>
          </table:table-cell>
          <table:table-cell table:number-columns-repeated="6"/>
        </table:table-row>
        <table:table-row table:style-name="ro1">
          <table:table-cell office:value-type="float" office:value="34.8987094837935" calcext:value-type="float">
            <text:p>34.8987094837935</text:p>
          </table:table-cell>
          <table:table-cell office:value-type="float" office:value="-0.00742944889467576" calcext:value-type="float">
            <text:p>-0.007429448894676</text:p>
          </table:table-cell>
          <table:table-cell table:number-columns-repeated="6"/>
        </table:table-row>
        <table:table-row table:style-name="ro1">
          <table:table-cell office:value-type="float" office:value="35.1140456182473" calcext:value-type="float">
            <text:p>35.1140456182473</text:p>
          </table:table-cell>
          <table:table-cell office:value-type="float" office:value="-0.0089671374791248" calcext:value-type="float">
            <text:p>-0.008967137479125</text:p>
          </table:table-cell>
          <table:table-cell table:number-columns-repeated="6"/>
        </table:table-row>
        <table:table-row table:style-name="ro1">
          <table:table-cell office:value-type="float" office:value="35.360144057623" calcext:value-type="float">
            <text:p>35.360144057623</text:p>
          </table:table-cell>
          <table:table-cell office:value-type="float" office:value="-0.0106208780322115" calcext:value-type="float">
            <text:p>-0.010620878032212</text:p>
          </table:table-cell>
          <table:table-cell table:number-columns-repeated="6"/>
        </table:table-row>
        <table:table-row table:style-name="ro1">
          <table:table-cell office:value-type="float" office:value="35.5754801920768" calcext:value-type="float">
            <text:p>35.5754801920768</text:p>
          </table:table-cell>
          <table:table-cell office:value-type="float" office:value="-0.0120715276401823" calcext:value-type="float">
            <text:p>-0.012071527640182</text:p>
          </table:table-cell>
          <table:table-cell table:number-columns-repeated="6"/>
        </table:table-row>
        <table:table-row table:style-name="ro1">
          <table:table-cell office:value-type="float" office:value="35.7908163265306" calcext:value-type="float">
            <text:p>35.7908163265306</text:p>
          </table:table-cell>
          <table:table-cell office:value-type="float" office:value="-0.0135221772481531" calcext:value-type="float">
            <text:p>-0.013522177248153</text:p>
          </table:table-cell>
          <table:table-cell table:number-columns-repeated="6"/>
        </table:table-row>
        <table:table-row table:style-name="ro1">
          <table:table-cell office:value-type="float" office:value="36.0369147659064" calcext:value-type="float">
            <text:p>36.0369147659064</text:p>
          </table:table-cell>
          <table:table-cell office:value-type="float" office:value="-0.0151759178012398" calcext:value-type="float">
            <text:p>-0.01517591780124</text:p>
          </table:table-cell>
          <table:table-cell table:number-columns-repeated="6"/>
        </table:table-row>
        <table:table-row table:style-name="ro1">
          <table:table-cell office:value-type="float" office:value="36.2830132052821" calcext:value-type="float">
            <text:p>36.2830132052821</text:p>
          </table:table-cell>
          <table:table-cell office:value-type="float" office:value="-0.0168876843386453" calcext:value-type="float">
            <text:p>-0.016887684338645</text:p>
          </table:table-cell>
          <table:table-cell table:number-columns-repeated="6"/>
        </table:table-row>
        <table:table-row table:style-name="ro1">
          <table:table-cell office:value-type="float" office:value="36.4983493397359" calcext:value-type="float">
            <text:p>36.4983493397359</text:p>
          </table:table-cell>
          <table:table-cell office:value-type="float" office:value="-0.0183383339466161" calcext:value-type="float">
            <text:p>-0.018338333946616</text:p>
          </table:table-cell>
          <table:table-cell table:number-columns-repeated="6"/>
        </table:table-row>
        <table:table-row table:style-name="ro1">
          <table:table-cell office:value-type="float" office:value="36.7136854741897" calcext:value-type="float">
            <text:p>36.7136854741897</text:p>
          </table:table-cell>
          <table:table-cell office:value-type="float" office:value="-0.0197889835545869" calcext:value-type="float">
            <text:p>-0.019788983554587</text:p>
          </table:table-cell>
          <table:table-cell table:number-columns-repeated="6"/>
        </table:table-row>
        <table:table-row table:style-name="ro1">
          <table:table-cell office:value-type="float" office:value="36.9597839135654" calcext:value-type="float">
            <text:p>36.9597839135654</text:p>
          </table:table-cell>
          <table:table-cell office:value-type="float" office:value="-0.021471737099833" calcext:value-type="float">
            <text:p>-0.021471737099833</text:p>
          </table:table-cell>
          <table:table-cell table:number-columns-repeated="6"/>
        </table:table-row>
        <table:table-row table:style-name="ro1">
          <table:table-cell office:value-type="float" office:value="37.2058823529412" calcext:value-type="float">
            <text:p>37.2058823529412</text:p>
          </table:table-cell>
          <table:table-cell office:value-type="float" office:value="-0.0231254776529197" calcext:value-type="float">
            <text:p>-0.02312547765292</text:p>
          </table:table-cell>
          <table:table-cell table:number-columns-repeated="6"/>
        </table:table-row>
        <table:table-row table:style-name="ro1">
          <table:table-cell office:value-type="float" office:value="37.4519807923169" calcext:value-type="float">
            <text:p>37.4519807923169</text:p>
          </table:table-cell>
          <table:table-cell office:value-type="float" office:value="-0.0247792182060064" calcext:value-type="float">
            <text:p>-0.024779218206006</text:p>
          </table:table-cell>
          <table:table-cell table:number-columns-repeated="6"/>
        </table:table-row>
        <table:table-row table:style-name="ro1">
          <table:table-cell office:value-type="float" office:value="37.6673169267707" calcext:value-type="float">
            <text:p>37.6673169267707</text:p>
          </table:table-cell>
          <table:table-cell office:value-type="float" office:value="-0.0262298678139772" calcext:value-type="float">
            <text:p>-0.026229867813977</text:p>
          </table:table-cell>
          <table:table-cell table:number-columns-repeated="6"/>
        </table:table-row>
        <table:table-row table:style-name="ro1">
          <table:table-cell office:value-type="float" office:value="37.8826530612245" calcext:value-type="float">
            <text:p>37.8826530612245</text:p>
          </table:table-cell>
          <table:table-cell office:value-type="float" office:value="-0.027680517421948" calcext:value-type="float">
            <text:p>-0.027680517421948</text:p>
          </table:table-cell>
          <table:table-cell table:number-columns-repeated="6"/>
        </table:table-row>
        <table:table-row table:style-name="ro1">
          <table:table-cell office:value-type="float" office:value="38.1287515006002" calcext:value-type="float">
            <text:p>38.1287515006002</text:p>
          </table:table-cell>
          <table:table-cell office:value-type="float" office:value="-0.0293632709671941" calcext:value-type="float">
            <text:p>-0.029363270967194</text:p>
          </table:table-cell>
          <table:table-cell table:number-columns-repeated="6"/>
        </table:table-row>
        <table:table-row table:style-name="ro1">
          <table:table-cell office:value-type="float" office:value="38.374849939976" calcext:value-type="float">
            <text:p>38.374849939976</text:p>
          </table:table-cell>
          <table:table-cell office:value-type="float" office:value="-0.0310460245124402" calcext:value-type="float">
            <text:p>-0.03104602451244</text:p>
          </table:table-cell>
          <table:table-cell table:number-columns-repeated="6"/>
        </table:table-row>
        <table:table-row table:style-name="ro1">
          <table:table-cell office:value-type="float" office:value="38.5901860744298" calcext:value-type="float">
            <text:p>38.5901860744298</text:p>
          </table:table-cell>
          <table:table-cell office:value-type="float" office:value="-0.032496674120411" calcext:value-type="float">
            <text:p>-0.032496674120411</text:p>
          </table:table-cell>
          <table:table-cell table:number-columns-repeated="6"/>
        </table:table-row>
        <table:table-row table:style-name="ro1">
          <table:table-cell office:value-type="float" office:value="38.7993697478992" calcext:value-type="float">
            <text:p>38.7993697478992</text:p>
          </table:table-cell>
          <table:table-cell office:value-type="float" office:value="-0.0340517705001557" calcext:value-type="float">
            <text:p>-0.034051770500156</text:p>
          </table:table-cell>
          <table:table-cell table:number-columns-repeated="6"/>
        </table:table-row>
        <table:table-row table:style-name="ro1">
          <table:table-cell office:value-type="float" office:value="39.1131452581032" calcext:value-type="float">
            <text:p>39.1131452581032</text:p>
          </table:table-cell>
          <table:table-cell office:value-type="float" office:value="-0.0351658693990773" calcext:value-type="float">
            <text:p>-0.035165869399077</text:p>
          </table:table-cell>
          <table:table-cell table:number-columns-repeated="6"/>
        </table:table-row>
        <table:table-row table:style-name="ro1">
          <table:table-cell office:value-type="float" office:value="39.4822929171669" calcext:value-type="float">
            <text:p>39.4822929171669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>
          <table:table-cell office:value-type="float" office:value="39.8514405762305" calcext:value-type="float">
            <text:p>39.8514405762305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>
          <table:table-cell office:value-type="float" office:value="40.2205882352941" calcext:value-type="float">
            <text:p>40.2205882352941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>
          <table:table-cell office:value-type="float" office:value="40.5897358943578" calcext:value-type="float">
            <text:p>40.5897358943578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>
          <table:table-cell office:value-type="float" office:value="40.9588835534214" calcext:value-type="float">
            <text:p>40.9588835534214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>
          <table:table-cell office:value-type="float" office:value="41.328031212485" calcext:value-type="float">
            <text:p>41.328031212485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>
          <table:table-cell office:value-type="float" office:value="41.6971788715486" calcext:value-type="float">
            <text:p>41.6971788715486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>
          <table:table-cell office:value-type="float" office:value="41.9432773109244" calcext:value-type="float">
            <text:p>41.9432773109244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6"/>
          <table:table-cell office:value-type="float" office:value="32.2531512605042" calcext:value-type="float">
            <text:p>32.2531512605042</text:p>
          </table:table-cell>
          <table:table-cell office:value-type="float" office:value="0.0102800815194316" calcext:value-type="float">
            <text:p>0.010280081519432</text:p>
          </table:table-cell>
        </table:table-row>
        <table:table-row table:style-name="ro1">
          <table:table-cell table:number-columns-repeated="6"/>
          <table:table-cell office:value-type="float" office:value="32.49924969988" calcext:value-type="float">
            <text:p>32.49924969988</text:p>
          </table:table-cell>
          <table:table-cell office:value-type="float" office:value="0.00881782671459707" calcext:value-type="float">
            <text:p>0.008817826714597</text:p>
          </table:table-cell>
        </table:table-row>
        <table:table-row table:style-name="ro1">
          <table:table-cell table:number-columns-repeated="6"/>
          <table:table-cell office:value-type="float" office:value="32.7145858343337" calcext:value-type="float">
            <text:p>32.7145858343337</text:p>
          </table:table-cell>
          <table:table-cell office:value-type="float" office:value="0.00730915112230745" calcext:value-type="float">
            <text:p>0.007309151122307</text:p>
          </table:table-cell>
        </table:table-row>
        <table:table-row table:style-name="ro1">
          <table:table-cell table:number-columns-repeated="6"/>
          <table:table-cell office:value-type="float" office:value="32.8837785114046" calcext:value-type="float">
            <text:p>32.8837785114046</text:p>
          </table:table-cell>
          <table:table-cell office:value-type="float" office:value="0.00597455348297433" calcext:value-type="float">
            <text:p>0.005974553482974</text:p>
          </table:table-cell>
        </table:table-row>
        <table:table-row table:style-name="ro1">
          <table:table-cell table:number-columns-repeated="6"/>
          <table:table-cell office:value-type="float" office:value="33.1144957983193" calcext:value-type="float">
            <text:p>33.1144957983193</text:p>
          </table:table-cell>
          <table:table-cell office:value-type="float" office:value="0.0046399558436412" calcext:value-type="float">
            <text:p>0.004639955843641</text:p>
          </table:table-cell>
        </table:table-row>
        <table:table-row table:style-name="ro1">
          <table:table-cell table:number-columns-repeated="6"/>
          <table:table-cell office:value-type="float" office:value="33.3236794717887" calcext:value-type="float">
            <text:p>33.3236794717887</text:p>
          </table:table-cell>
          <table:table-cell office:value-type="float" office:value="0.00308485946389651" calcext:value-type="float">
            <text:p>0.003084859463897</text:p>
          </table:table-cell>
        </table:table-row>
        <table:table-row table:style-name="ro1">
          <table:table-cell table:number-columns-repeated="6"/>
          <table:table-cell office:value-type="float" office:value="33.5697779111645" calcext:value-type="float">
            <text:p>33.5697779111645</text:p>
          </table:table-cell>
          <table:table-cell office:value-type="float" office:value="0.00146013190296923" calcext:value-type="float">
            <text:p>0.001460131902969</text:p>
          </table:table-cell>
        </table:table-row>
        <table:table-row table:style-name="ro1">
          <table:table-cell table:number-columns-repeated="6"/>
          <table:table-cell office:value-type="float" office:value="33.7297418967587" calcext:value-type="float">
            <text:p>33.7297418967587</text:p>
          </table:table-cell>
          <table:table-cell office:value-type="float" office:value="0.000183560247954941" calcext:value-type="float">
            <text:p>0.000183560247955</text:p>
          </table:table-cell>
        </table:table-row>
        <table:table-row table:style-name="ro1">
          <table:table-cell table:number-columns-repeated="6"/>
          <table:table-cell office:value-type="float" office:value="33.9655862344938" calcext:value-type="float">
            <text:p>33.9655862344938</text:p>
          </table:table-cell>
          <table:table-cell office:value-type="float" office:value="-0.0013560625359714" calcext:value-type="float">
            <text:p>-0.001356062535971</text:p>
          </table:table-cell>
        </table:table-row>
        <table:table-row table:style-name="ro1">
          <table:table-cell table:number-columns-repeated="6"/>
          <table:table-cell office:value-type="float" office:value="34.2465486194478" calcext:value-type="float">
            <text:p>34.2465486194478</text:p>
          </table:table-cell>
          <table:table-cell office:value-type="float" office:value="-0.00318194684253729" calcext:value-type="float">
            <text:p>-0.003181946842537</text:p>
          </table:table-cell>
        </table:table-row>
        <table:table-row table:style-name="ro1">
          <table:table-cell table:number-columns-repeated="6"/>
          <table:table-cell office:value-type="float" office:value="34.4987995198079" calcext:value-type="float">
            <text:p>34.4987995198079</text:p>
          </table:table-cell>
          <table:table-cell office:value-type="float" office:value="-0.00476025361600951" calcext:value-type="float">
            <text:p>-0.00476025361601</text:p>
          </table:table-cell>
        </table:table-row>
        <table:table-row table:style-name="ro1">
          <table:table-cell table:number-columns-repeated="6"/>
          <table:table-cell office:value-type="float" office:value="34.6679921968787" calcext:value-type="float">
            <text:p>34.6679921968787</text:p>
          </table:table-cell>
          <table:table-cell office:value-type="float" office:value="-0.00612386424750205" calcext:value-type="float">
            <text:p>-0.006123864247502</text:p>
          </table:table-cell>
        </table:table-row>
        <table:table-row table:style-name="ro1">
          <table:table-cell table:number-columns-repeated="6"/>
          <table:table-cell office:value-type="float" office:value="34.8987094837935" calcext:value-type="float">
            <text:p>34.8987094837935</text:p>
          </table:table-cell>
          <table:table-cell office:value-type="float" office:value="-0.00742944889467576" calcext:value-type="float">
            <text:p>-0.007429448894676</text:p>
          </table:table-cell>
        </table:table-row>
        <table:table-row table:style-name="ro1">
          <table:table-cell table:number-columns-repeated="6"/>
          <table:table-cell office:value-type="float" office:value="35.1140456182473" calcext:value-type="float">
            <text:p>35.1140456182473</text:p>
          </table:table-cell>
          <table:table-cell office:value-type="float" office:value="-0.0089671374791248" calcext:value-type="float">
            <text:p>-0.008967137479125</text:p>
          </table:table-cell>
        </table:table-row>
        <table:table-row table:style-name="ro1">
          <table:table-cell table:number-columns-repeated="6"/>
          <table:table-cell office:value-type="float" office:value="35.360144057623" calcext:value-type="float">
            <text:p>35.360144057623</text:p>
          </table:table-cell>
          <table:table-cell office:value-type="float" office:value="-0.0106208780322115" calcext:value-type="float">
            <text:p>-0.010620878032212</text:p>
          </table:table-cell>
        </table:table-row>
        <table:table-row table:style-name="ro1">
          <table:table-cell table:number-columns-repeated="6"/>
          <table:table-cell office:value-type="float" office:value="35.5754801920768" calcext:value-type="float">
            <text:p>35.5754801920768</text:p>
          </table:table-cell>
          <table:table-cell office:value-type="float" office:value="-0.0120715276401823" calcext:value-type="float">
            <text:p>-0.012071527640182</text:p>
          </table:table-cell>
        </table:table-row>
        <table:table-row table:style-name="ro1">
          <table:table-cell table:number-columns-repeated="6"/>
          <table:table-cell office:value-type="float" office:value="35.7908163265306" calcext:value-type="float">
            <text:p>35.7908163265306</text:p>
          </table:table-cell>
          <table:table-cell office:value-type="float" office:value="-0.0135221772481531" calcext:value-type="float">
            <text:p>-0.013522177248153</text:p>
          </table:table-cell>
        </table:table-row>
        <table:table-row table:style-name="ro1">
          <table:table-cell table:number-columns-repeated="6"/>
          <table:table-cell office:value-type="float" office:value="36.0369147659064" calcext:value-type="float">
            <text:p>36.0369147659064</text:p>
          </table:table-cell>
          <table:table-cell office:value-type="float" office:value="-0.0151759178012398" calcext:value-type="float">
            <text:p>-0.01517591780124</text:p>
          </table:table-cell>
        </table:table-row>
        <table:table-row table:style-name="ro1">
          <table:table-cell table:number-columns-repeated="6"/>
          <table:table-cell office:value-type="float" office:value="36.2830132052821" calcext:value-type="float">
            <text:p>36.2830132052821</text:p>
          </table:table-cell>
          <table:table-cell office:value-type="float" office:value="-0.0168876843386453" calcext:value-type="float">
            <text:p>-0.016887684338645</text:p>
          </table:table-cell>
        </table:table-row>
        <table:table-row table:style-name="ro1">
          <table:table-cell table:number-columns-repeated="6"/>
          <table:table-cell office:value-type="float" office:value="36.4983493397359" calcext:value-type="float">
            <text:p>36.4983493397359</text:p>
          </table:table-cell>
          <table:table-cell office:value-type="float" office:value="-0.0183383339466161" calcext:value-type="float">
            <text:p>-0.018338333946616</text:p>
          </table:table-cell>
        </table:table-row>
        <table:table-row table:style-name="ro1">
          <table:table-cell table:number-columns-repeated="6"/>
          <table:table-cell office:value-type="float" office:value="36.7136854741897" calcext:value-type="float">
            <text:p>36.7136854741897</text:p>
          </table:table-cell>
          <table:table-cell office:value-type="float" office:value="-0.0197889835545869" calcext:value-type="float">
            <text:p>-0.019788983554587</text:p>
          </table:table-cell>
        </table:table-row>
        <table:table-row table:style-name="ro1">
          <table:table-cell table:number-columns-repeated="6"/>
          <table:table-cell office:value-type="float" office:value="36.9597839135654" calcext:value-type="float">
            <text:p>36.9597839135654</text:p>
          </table:table-cell>
          <table:table-cell office:value-type="float" office:value="-0.021471737099833" calcext:value-type="float">
            <text:p>-0.021471737099833</text:p>
          </table:table-cell>
        </table:table-row>
        <table:table-row table:style-name="ro1">
          <table:table-cell table:number-columns-repeated="6"/>
          <table:table-cell office:value-type="float" office:value="37.2058823529412" calcext:value-type="float">
            <text:p>37.2058823529412</text:p>
          </table:table-cell>
          <table:table-cell office:value-type="float" office:value="-0.0231254776529197" calcext:value-type="float">
            <text:p>-0.02312547765292</text:p>
          </table:table-cell>
        </table:table-row>
        <table:table-row table:style-name="ro1">
          <table:table-cell table:number-columns-repeated="6"/>
          <table:table-cell office:value-type="float" office:value="37.4519807923169" calcext:value-type="float">
            <text:p>37.4519807923169</text:p>
          </table:table-cell>
          <table:table-cell office:value-type="float" office:value="-0.0247792182060064" calcext:value-type="float">
            <text:p>-0.024779218206006</text:p>
          </table:table-cell>
        </table:table-row>
        <table:table-row table:style-name="ro1">
          <table:table-cell table:number-columns-repeated="6"/>
          <table:table-cell office:value-type="float" office:value="37.6673169267707" calcext:value-type="float">
            <text:p>37.6673169267707</text:p>
          </table:table-cell>
          <table:table-cell office:value-type="float" office:value="-0.0262298678139772" calcext:value-type="float">
            <text:p>-0.026229867813977</text:p>
          </table:table-cell>
        </table:table-row>
        <table:table-row table:style-name="ro1">
          <table:table-cell table:number-columns-repeated="6"/>
          <table:table-cell office:value-type="float" office:value="37.8826530612245" calcext:value-type="float">
            <text:p>37.8826530612245</text:p>
          </table:table-cell>
          <table:table-cell office:value-type="float" office:value="-0.027680517421948" calcext:value-type="float">
            <text:p>-0.027680517421948</text:p>
          </table:table-cell>
        </table:table-row>
        <table:table-row table:style-name="ro1">
          <table:table-cell table:number-columns-repeated="6"/>
          <table:table-cell office:value-type="float" office:value="38.1287515006002" calcext:value-type="float">
            <text:p>38.1287515006002</text:p>
          </table:table-cell>
          <table:table-cell office:value-type="float" office:value="-0.0293632709671941" calcext:value-type="float">
            <text:p>-0.029363270967194</text:p>
          </table:table-cell>
        </table:table-row>
      </table:table>
      <table:table table:name="Soybeans_fit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mp</text:p>
          </table:table-cell>
          <table:table-cell table:style-name="Default" office:value-type="string" calcext:value-type="string">
            <text:p>logy(GDD)</text:p>
          </table:table-cell>
          <table:table-cell office:value-type="string" calcext:value-type="string">
            <text:p>logy(EDD)</text:p>
          </table:table-cell>
          <table:table-cell table:number-columns-repeated="2"/>
        </table:table-row>
        <table:table-row table:style-name="ro1">
          <table:table-cell table:formula="of:=[$Soybeans.A2]" office:value-type="float" office:value="0.201956673654786" calcext:value-type="float">
            <text:p>0.201956673654786</text:p>
          </table:table-cell>
          <table:table-cell table:formula="of:=IF(AND([.A2]&gt;[$notes.$B$2];[.A2]&lt;[$notes.$B$3]);[$Soybeans.B2];&quot;&quot;)">
            <text:p/>
          </table:table-cell>
          <table:table-cell table:formula="of:=IF(AND([.A2]&gt;[$notes.$B$3];[.A2]&lt;[$notes.$B$4]);[$Soybeans.B2];&quot;&quot;)">
            <text:p/>
          </table:table-cell>
          <table:table-cell office:value-type="string" calcext:value-type="string">
            <text:p>GDDsens</text:p>
          </table:table-cell>
          <table:table-cell table:formula="of:=SLOPE([.B$1:.B$1048576];[.A$1:.A$1048576])" office:value-type="float" office:value="0.000403658172116689" calcext:value-type="float">
            <text:p>0.000403658172117</text:p>
          </table:table-cell>
        </table:table-row>
        <table:table-row table:style-name="ro1">
          <table:table-cell table:formula="of:=[$Soybeans.A3]" office:value-type="float" office:value="0.694619147449335" calcext:value-type="float">
            <text:p>0.694619147449335</text:p>
          </table:table-cell>
          <table:table-cell table:formula="of:=IF(AND([.A3]&gt;[$notes.$B$2];[.A3]&lt;[$notes.$B$3]);[$Soybeans.B3];&quot;&quot;)">
            <text:p/>
          </table:table-cell>
          <table:table-cell table:formula="of:=IF(AND([.A3]&gt;[$notes.$B$3];[.A3]&lt;[$notes.$B$4]);[$Soybeans.B3];&quot;&quot;)">
            <text:p/>
          </table:table-cell>
          <table:table-cell office:value-type="string" calcext:value-type="string">
            <text:p>EDDsens</text:p>
          </table:table-cell>
          <table:table-cell table:formula="of:=SLOPE([.C$1:.C$1048576];[.A$1:.A$1048576])" office:value-type="float" office:value="-0.00589468687465892" calcext:value-type="float">
            <text:p>-0.005894686874659</text:p>
          </table:table-cell>
        </table:table-row>
        <table:table-row table:style-name="ro1">
          <table:table-cell table:formula="of:=[$Soybeans.A4]" office:value-type="float" office:value="1.18728162124388" calcext:value-type="float">
            <text:p>1.18728162124388</text:p>
          </table:table-cell>
          <table:table-cell table:formula="of:=IF(AND([.A4]&gt;[$notes.$B$2];[.A4]&lt;[$notes.$B$3]);[$Soybeans.B4];&quot;&quot;)">
            <text:p/>
          </table:table-cell>
          <table:table-cell table:formula="of:=IF(AND([.A4]&gt;[$notes.$B$3];[.A4]&lt;[$notes.$B$4]);[$Soybeans.B4];&quot;&quot;)">
            <text:p/>
          </table:table-cell>
          <table:table-cell table:number-columns-repeated="2"/>
        </table:table-row>
        <table:table-row table:style-name="ro1">
          <table:table-cell table:formula="of:=[$Soybeans.A5]" office:value-type="float" office:value="1.67994409503843" calcext:value-type="float">
            <text:p>1.67994409503843</text:p>
          </table:table-cell>
          <table:table-cell table:formula="of:=IF(AND([.A5]&gt;[$notes.$B$2];[.A5]&lt;[$notes.$B$3]);[$Soybeans.B5];&quot;&quot;)">
            <text:p/>
          </table:table-cell>
          <table:table-cell table:formula="of:=IF(AND([.A5]&gt;[$notes.$B$3];[.A5]&lt;[$notes.$B$4]);[$Soybeans.B5];&quot;&quot;)">
            <text:p/>
          </table:table-cell>
          <table:table-cell table:number-columns-repeated="2"/>
        </table:table-row>
        <table:table-row table:style-name="ro1">
          <table:table-cell table:formula="of:=[$Soybeans.A6]" office:value-type="float" office:value="1.76205450733753" calcext:value-type="float">
            <text:p>1.76205450733753</text:p>
          </table:table-cell>
          <table:table-cell table:formula="of:=IF(AND([.A6]&gt;[$notes.$B$2];[.A6]&lt;[$notes.$B$3]);[$Soybeans.B6];&quot;&quot;)">
            <text:p/>
          </table:table-cell>
          <table:table-cell table:formula="of:=IF(AND([.A6]&gt;[$notes.$B$3];[.A6]&lt;[$notes.$B$4]);[$Soybeans.B6];&quot;&quot;)">
            <text:p/>
          </table:table-cell>
          <table:table-cell table:number-columns-repeated="2"/>
        </table:table-row>
        <table:table-row table:style-name="ro1">
          <table:table-cell table:formula="of:=[$Soybeans.A7]" office:value-type="float" office:value="2.17260656883298" calcext:value-type="float">
            <text:p>2.17260656883298</text:p>
          </table:table-cell>
          <table:table-cell table:formula="of:=IF(AND([.A7]&gt;[$notes.$B$2];[.A7]&lt;[$notes.$B$3]);[$Soybeans.B7];&quot;&quot;)">
            <text:p/>
          </table:table-cell>
          <table:table-cell table:formula="of:=IF(AND([.A7]&gt;[$notes.$B$3];[.A7]&lt;[$notes.$B$4]);[$Soybeans.B7];&quot;&quot;)">
            <text:p/>
          </table:table-cell>
          <table:table-cell table:number-columns-repeated="2"/>
        </table:table-row>
        <table:table-row table:style-name="ro1">
          <table:table-cell table:formula="of:=[$Soybeans.A8]" office:value-type="float" office:value="2.25471698113207" calcext:value-type="float">
            <text:p>2.25471698113207</text:p>
          </table:table-cell>
          <table:table-cell table:formula="of:=IF(AND([.A8]&gt;[$notes.$B$2];[.A8]&lt;[$notes.$B$3]);[$Soybeans.B8];&quot;&quot;)">
            <text:p/>
          </table:table-cell>
          <table:table-cell table:formula="of:=IF(AND([.A8]&gt;[$notes.$B$3];[.A8]&lt;[$notes.$B$4]);[$Soybeans.B8];&quot;&quot;)">
            <text:p/>
          </table:table-cell>
          <table:table-cell table:number-columns-repeated="2"/>
        </table:table-row>
        <table:table-row table:style-name="ro1">
          <table:table-cell table:formula="of:=[$Soybeans.A9]" office:value-type="float" office:value="2.66526904262753" calcext:value-type="float">
            <text:p>2.66526904262753</text:p>
          </table:table-cell>
          <table:table-cell table:formula="of:=IF(AND([.A9]&gt;[$notes.$B$2];[.A9]&lt;[$notes.$B$3]);[$Soybeans.B9];&quot;&quot;)">
            <text:p/>
          </table:table-cell>
          <table:table-cell table:formula="of:=IF(AND([.A9]&gt;[$notes.$B$3];[.A9]&lt;[$notes.$B$4]);[$Soybeans.B9];&quot;&quot;)">
            <text:p/>
          </table:table-cell>
          <table:table-cell table:number-columns-repeated="2"/>
        </table:table-row>
        <table:table-row table:style-name="ro1">
          <table:table-cell table:formula="of:=[$Soybeans.A10]" office:value-type="float" office:value="2.74737945492662" calcext:value-type="float">
            <text:p>2.74737945492662</text:p>
          </table:table-cell>
          <table:table-cell table:formula="of:=IF(AND([.A10]&gt;[$notes.$B$2];[.A10]&lt;[$notes.$B$3]);[$Soybeans.B10];&quot;&quot;)">
            <text:p/>
          </table:table-cell>
          <table:table-cell table:formula="of:=IF(AND([.A10]&gt;[$notes.$B$3];[.A10]&lt;[$notes.$B$4]);[$Soybeans.B10];&quot;&quot;)">
            <text:p/>
          </table:table-cell>
          <table:table-cell table:number-columns-repeated="2"/>
        </table:table-row>
        <table:table-row table:style-name="ro1">
          <table:table-cell table:formula="of:=[$Soybeans.A11]" office:value-type="float" office:value="3.15793151642208" calcext:value-type="float">
            <text:p>3.15793151642208</text:p>
          </table:table-cell>
          <table:table-cell table:formula="of:=IF(AND([.A11]&gt;[$notes.$B$2];[.A11]&lt;[$notes.$B$3]);[$Soybeans.B11];&quot;&quot;)">
            <text:p/>
          </table:table-cell>
          <table:table-cell table:formula="of:=IF(AND([.A11]&gt;[$notes.$B$3];[.A11]&lt;[$notes.$B$4]);[$Soybeans.B11];&quot;&quot;)">
            <text:p/>
          </table:table-cell>
          <table:table-cell table:number-columns-repeated="2"/>
        </table:table-row>
        <table:table-row table:style-name="ro1">
          <table:table-cell table:formula="of:=[$Soybeans.A12]" office:value-type="float" office:value="3.24004192872117" calcext:value-type="float">
            <text:p>3.24004192872117</text:p>
          </table:table-cell>
          <table:table-cell table:formula="of:=IF(AND([.A12]&gt;[$notes.$B$2];[.A12]&lt;[$notes.$B$3]);[$Soybeans.B12];&quot;&quot;)">
            <text:p/>
          </table:table-cell>
          <table:table-cell table:formula="of:=IF(AND([.A12]&gt;[$notes.$B$3];[.A12]&lt;[$notes.$B$4]);[$Soybeans.B12];&quot;&quot;)">
            <text:p/>
          </table:table-cell>
          <table:table-cell table:number-columns-repeated="2"/>
        </table:table-row>
        <table:table-row table:style-name="ro1">
          <table:table-cell table:formula="of:=[$Soybeans.A13]" office:value-type="float" office:value="3.65059399021663" calcext:value-type="float">
            <text:p>3.65059399021663</text:p>
          </table:table-cell>
          <table:table-cell table:formula="of:=IF(AND([.A13]&gt;[$notes.$B$2];[.A13]&lt;[$notes.$B$3]);[$Soybeans.B13];&quot;&quot;)">
            <text:p/>
          </table:table-cell>
          <table:table-cell table:formula="of:=IF(AND([.A13]&gt;[$notes.$B$3];[.A13]&lt;[$notes.$B$4]);[$Soybeans.B13];&quot;&quot;)">
            <text:p/>
          </table:table-cell>
          <table:table-cell table:number-columns-repeated="2"/>
        </table:table-row>
        <table:table-row table:style-name="ro1">
          <table:table-cell table:formula="of:=[$Soybeans.A14]" office:value-type="float" office:value="3.73270440251572" calcext:value-type="float">
            <text:p>3.73270440251572</text:p>
          </table:table-cell>
          <table:table-cell table:formula="of:=IF(AND([.A14]&gt;[$notes.$B$2];[.A14]&lt;[$notes.$B$3]);[$Soybeans.B14];&quot;&quot;)">
            <text:p/>
          </table:table-cell>
          <table:table-cell table:formula="of:=IF(AND([.A14]&gt;[$notes.$B$3];[.A14]&lt;[$notes.$B$4]);[$Soybeans.B14];&quot;&quot;)">
            <text:p/>
          </table:table-cell>
          <table:table-cell table:number-columns-repeated="2"/>
        </table:table-row>
        <table:table-row table:style-name="ro1">
          <table:table-cell table:formula="of:=[$Soybeans.A15]" office:value-type="float" office:value="4.14325646401118" calcext:value-type="float">
            <text:p>4.14325646401118</text:p>
          </table:table-cell>
          <table:table-cell table:formula="of:=IF(AND([.A15]&gt;[$notes.$B$2];[.A15]&lt;[$notes.$B$3]);[$Soybeans.B15];&quot;&quot;)">
            <text:p/>
          </table:table-cell>
          <table:table-cell table:formula="of:=IF(AND([.A15]&gt;[$notes.$B$3];[.A15]&lt;[$notes.$B$4]);[$Soybeans.B15];&quot;&quot;)">
            <text:p/>
          </table:table-cell>
          <table:table-cell table:number-columns-repeated="2"/>
        </table:table-row>
        <table:table-row table:style-name="ro1">
          <table:table-cell table:formula="of:=[$Soybeans.A16]" office:value-type="float" office:value="4.22536687631027" calcext:value-type="float">
            <text:p>4.22536687631027</text:p>
          </table:table-cell>
          <table:table-cell table:formula="of:=IF(AND([.A16]&gt;[$notes.$B$2];[.A16]&lt;[$notes.$B$3]);[$Soybeans.B16];&quot;&quot;)">
            <text:p/>
          </table:table-cell>
          <table:table-cell table:formula="of:=IF(AND([.A16]&gt;[$notes.$B$3];[.A16]&lt;[$notes.$B$4]);[$Soybeans.B16];&quot;&quot;)">
            <text:p/>
          </table:table-cell>
          <table:table-cell table:number-columns-repeated="2"/>
        </table:table-row>
        <table:table-row table:style-name="ro1">
          <table:table-cell table:formula="of:=[$Soybeans.A17]" office:value-type="float" office:value="4.63591893780573" calcext:value-type="float">
            <text:p>4.63591893780573</text:p>
          </table:table-cell>
          <table:table-cell table:formula="of:=IF(AND([.A17]&gt;[$notes.$B$2];[.A17]&lt;[$notes.$B$3]);[$Soybeans.B17];&quot;&quot;)">
            <text:p/>
          </table:table-cell>
          <table:table-cell table:formula="of:=IF(AND([.A17]&gt;[$notes.$B$3];[.A17]&lt;[$notes.$B$4]);[$Soybeans.B17];&quot;&quot;)">
            <text:p/>
          </table:table-cell>
          <table:table-cell table:number-columns-repeated="2"/>
        </table:table-row>
        <table:table-row table:style-name="ro1">
          <table:table-cell table:formula="of:=[$Soybeans.A18]" office:value-type="float" office:value="5.12858141160028" calcext:value-type="float">
            <text:p>5.12858141160028</text:p>
          </table:table-cell>
          <table:table-cell table:formula="of:=IF(AND([.A18]&gt;[$notes.$B$2];[.A18]&lt;[$notes.$B$3]);[$Soybeans.B18];&quot;&quot;)">
            <text:p/>
          </table:table-cell>
          <table:table-cell table:formula="of:=IF(AND([.A18]&gt;[$notes.$B$3];[.A18]&lt;[$notes.$B$4]);[$Soybeans.B18];&quot;&quot;)">
            <text:p/>
          </table:table-cell>
          <table:table-cell table:number-columns-repeated="2"/>
        </table:table-row>
        <table:table-row table:style-name="ro1">
          <table:table-cell table:formula="of:=[$Soybeans.A19]" office:value-type="float" office:value="5.62124388539483" calcext:value-type="float">
            <text:p>5.62124388539483</text:p>
          </table:table-cell>
          <table:table-cell table:formula="of:=IF(AND([.A19]&gt;[$notes.$B$2];[.A19]&lt;[$notes.$B$3]);[$Soybeans.B19];&quot;&quot;)">
            <text:p/>
          </table:table-cell>
          <table:table-cell table:formula="of:=IF(AND([.A19]&gt;[$notes.$B$3];[.A19]&lt;[$notes.$B$4]);[$Soybeans.B19];&quot;&quot;)">
            <text:p/>
          </table:table-cell>
          <table:table-cell table:number-columns-repeated="2"/>
        </table:table-row>
        <table:table-row table:style-name="ro1">
          <table:table-cell table:formula="of:=[$Soybeans.A20]" office:value-type="float" office:value="6.11390635918938" calcext:value-type="float">
            <text:p>6.11390635918938</text:p>
          </table:table-cell>
          <table:table-cell table:formula="of:=IF(AND([.A20]&gt;[$notes.$B$2];[.A20]&lt;[$notes.$B$3]);[$Soybeans.B20];&quot;&quot;)">
            <text:p/>
          </table:table-cell>
          <table:table-cell table:formula="of:=IF(AND([.A20]&gt;[$notes.$B$3];[.A20]&lt;[$notes.$B$4]);[$Soybeans.B20];&quot;&quot;)">
            <text:p/>
          </table:table-cell>
          <table:table-cell table:number-columns-repeated="2"/>
        </table:table-row>
        <table:table-row table:style-name="ro1">
          <table:table-cell table:formula="of:=[$Soybeans.A21]" office:value-type="float" office:value="6.60656883298393" calcext:value-type="float">
            <text:p>6.60656883298393</text:p>
          </table:table-cell>
          <table:table-cell table:formula="of:=IF(AND([.A21]&gt;[$notes.$B$2];[.A21]&lt;[$notes.$B$3]);[$Soybeans.B21];&quot;&quot;)">
            <text:p/>
          </table:table-cell>
          <table:table-cell table:formula="of:=IF(AND([.A21]&gt;[$notes.$B$3];[.A21]&lt;[$notes.$B$4]);[$Soybeans.B21];&quot;&quot;)">
            <text:p/>
          </table:table-cell>
          <table:table-cell table:number-columns-repeated="2"/>
        </table:table-row>
        <table:table-row table:style-name="ro1">
          <table:table-cell table:formula="of:=[$Soybeans.A22]" office:value-type="float" office:value="7.09923130677847" calcext:value-type="float">
            <text:p>7.09923130677847</text:p>
          </table:table-cell>
          <table:table-cell table:formula="of:=IF(AND([.A22]&gt;[$notes.$B$2];[.A22]&lt;[$notes.$B$3]);[$Soybeans.B22];&quot;&quot;)">
            <text:p/>
          </table:table-cell>
          <table:table-cell table:formula="of:=IF(AND([.A22]&gt;[$notes.$B$3];[.A22]&lt;[$notes.$B$4]);[$Soybeans.B22];&quot;&quot;)">
            <text:p/>
          </table:table-cell>
          <table:table-cell table:number-columns-repeated="2"/>
        </table:table-row>
        <table:table-row table:style-name="ro1">
          <table:table-cell table:formula="of:=[$Soybeans.A23]" office:value-type="float" office:value="7.59189378057302" calcext:value-type="float">
            <text:p>7.59189378057302</text:p>
          </table:table-cell>
          <table:table-cell table:formula="of:=IF(AND([.A23]&gt;[$notes.$B$2];[.A23]&lt;[$notes.$B$3]);[$Soybeans.B23];&quot;&quot;)">
            <text:p/>
          </table:table-cell>
          <table:table-cell table:formula="of:=IF(AND([.A23]&gt;[$notes.$B$3];[.A23]&lt;[$notes.$B$4]);[$Soybeans.B23];&quot;&quot;)">
            <text:p/>
          </table:table-cell>
          <table:table-cell table:number-columns-repeated="2"/>
        </table:table-row>
        <table:table-row table:style-name="ro1">
          <table:table-cell table:formula="of:=[$Soybeans.A24]" office:value-type="float" office:value="8.08455625436757" calcext:value-type="float">
            <text:p>8.08455625436757</text:p>
          </table:table-cell>
          <table:table-cell table:formula="of:=IF(AND([.A24]&gt;[$notes.$B$2];[.A24]&lt;[$notes.$B$3]);[$Soybeans.B24];&quot;&quot;)">
            <text:p/>
          </table:table-cell>
          <table:table-cell table:formula="of:=IF(AND([.A24]&gt;[$notes.$B$3];[.A24]&lt;[$notes.$B$4]);[$Soybeans.B24];&quot;&quot;)">
            <text:p/>
          </table:table-cell>
          <table:table-cell table:number-columns-repeated="2"/>
        </table:table-row>
        <table:table-row table:style-name="ro1">
          <table:table-cell table:formula="of:=[$Soybeans.A25]" office:value-type="float" office:value="8.57721872816212" calcext:value-type="float">
            <text:p>8.57721872816212</text:p>
          </table:table-cell>
          <table:table-cell table:formula="of:=IF(AND([.A25]&gt;[$notes.$B$2];[.A25]&lt;[$notes.$B$3]);[$Soybeans.B25];&quot;&quot;)">
            <text:p/>
          </table:table-cell>
          <table:table-cell table:formula="of:=IF(AND([.A25]&gt;[$notes.$B$3];[.A25]&lt;[$notes.$B$4]);[$Soybeans.B25];&quot;&quot;)">
            <text:p/>
          </table:table-cell>
          <table:table-cell table:number-columns-repeated="2"/>
        </table:table-row>
        <table:table-row table:style-name="ro1">
          <table:table-cell table:formula="of:=[$Soybeans.A26]" office:value-type="float" office:value="9.06988120195667" calcext:value-type="float">
            <text:p>9.06988120195667</text:p>
          </table:table-cell>
          <table:table-cell table:formula="of:=IF(AND([.A26]&gt;[$notes.$B$2];[.A26]&lt;[$notes.$B$3]);[$Soybeans.B26];&quot;&quot;)">
            <text:p/>
          </table:table-cell>
          <table:table-cell table:formula="of:=IF(AND([.A26]&gt;[$notes.$B$3];[.A26]&lt;[$notes.$B$4]);[$Soybeans.B26];&quot;&quot;)">
            <text:p/>
          </table:table-cell>
          <table:table-cell table:number-columns-repeated="2"/>
        </table:table-row>
        <table:table-row table:style-name="ro1">
          <table:table-cell table:formula="of:=[$Soybeans.A27]" office:value-type="float" office:value="9.56254367575122" calcext:value-type="float">
            <text:p>9.56254367575122</text:p>
          </table:table-cell>
          <table:table-cell table:formula="of:=IF(AND([.A27]&gt;[$notes.$B$2];[.A27]&lt;[$notes.$B$3]);[$Soybeans.B27];&quot;&quot;)">
            <text:p/>
          </table:table-cell>
          <table:table-cell table:formula="of:=IF(AND([.A27]&gt;[$notes.$B$3];[.A27]&lt;[$notes.$B$4]);[$Soybeans.B27];&quot;&quot;)">
            <text:p/>
          </table:table-cell>
          <table:table-cell table:number-columns-repeated="2"/>
        </table:table-row>
        <table:table-row table:style-name="ro1">
          <table:table-cell table:formula="of:=[$Soybeans.A28]" office:value-type="float" office:value="10.0552061495458" calcext:value-type="float">
            <text:p>10.0552061495458</text:p>
          </table:table-cell>
          <table:table-cell table:formula="of:=IF(AND([.A28]&gt;[$notes.$B$2];[.A28]&lt;[$notes.$B$3]);[$Soybeans.B28];&quot;&quot;)" office:value-type="float" office:value="-0.00202692034420147" calcext:value-type="float">
            <text:p>-0.002026920344201</text:p>
          </table:table-cell>
          <table:table-cell table:formula="of:=IF(AND([.A28]&gt;[$notes.$B$3];[.A28]&lt;[$notes.$B$4]);[$Soybeans.B28];&quot;&quot;)">
            <text:p/>
          </table:table-cell>
          <table:table-cell table:number-columns-repeated="2"/>
        </table:table-row>
        <table:table-row table:style-name="ro1">
          <table:table-cell table:formula="of:=[$Soybeans.A29]" office:value-type="float" office:value="10.5478686233403" calcext:value-type="float">
            <text:p>10.5478686233403</text:p>
          </table:table-cell>
          <table:table-cell table:formula="of:=IF(AND([.A29]&gt;[$notes.$B$2];[.A29]&lt;[$notes.$B$3]);[$Soybeans.B29];&quot;&quot;)" office:value-type="float" office:value="-0.0018980860152803" calcext:value-type="float">
            <text:p>-0.00189808601528</text:p>
          </table:table-cell>
          <table:table-cell table:formula="of:=IF(AND([.A29]&gt;[$notes.$B$3];[.A29]&lt;[$notes.$B$4]);[$Soybeans.B29];&quot;&quot;)">
            <text:p/>
          </table:table-cell>
          <table:table-cell table:number-columns-repeated="2"/>
        </table:table-row>
        <table:table-row table:style-name="ro1">
          <table:table-cell table:formula="of:=[$Soybeans.A30]" office:value-type="float" office:value="11.0405310971349" calcext:value-type="float">
            <text:p>11.0405310971349</text:p>
          </table:table-cell>
          <table:table-cell table:formula="of:=IF(AND([.A30]&gt;[$notes.$B$2];[.A30]&lt;[$notes.$B$3]);[$Soybeans.B30];&quot;&quot;)" office:value-type="float" office:value="-0.00171771795479066" calcext:value-type="float">
            <text:p>-0.001717717954791</text:p>
          </table:table-cell>
          <table:table-cell table:formula="of:=IF(AND([.A30]&gt;[$notes.$B$3];[.A30]&lt;[$notes.$B$4]);[$Soybeans.B30];&quot;&quot;)">
            <text:p/>
          </table:table-cell>
          <table:table-cell table:number-columns-repeated="2"/>
        </table:table-row>
        <table:table-row table:style-name="ro1">
          <table:table-cell table:formula="of:=[$Soybeans.A31]" office:value-type="float" office:value="11.5331935709294" calcext:value-type="float">
            <text:p>11.5331935709294</text:p>
          </table:table-cell>
          <table:table-cell table:formula="of:=IF(AND([.A31]&gt;[$notes.$B$2];[.A31]&lt;[$notes.$B$3]);[$Soybeans.B31];&quot;&quot;)" office:value-type="float" office:value="-0.00143428243116409" calcext:value-type="float">
            <text:p>-0.001434282431164</text:p>
          </table:table-cell>
          <table:table-cell table:formula="of:=IF(AND([.A31]&gt;[$notes.$B$3];[.A31]&lt;[$notes.$B$4]);[$Soybeans.B31];&quot;&quot;)">
            <text:p/>
          </table:table-cell>
          <table:table-cell table:number-columns-repeated="2"/>
        </table:table-row>
        <table:table-row table:style-name="ro1">
          <table:table-cell table:formula="of:=[$Soybeans.A32]" office:value-type="float" office:value="12.025856044724" calcext:value-type="float">
            <text:p>12.025856044724</text:p>
          </table:table-cell>
          <table:table-cell table:formula="of:=IF(AND([.A32]&gt;[$notes.$B$2];[.A32]&lt;[$notes.$B$3]);[$Soybeans.B32];&quot;&quot;)" office:value-type="float" office:value="-0.00127968123645868" calcext:value-type="float">
            <text:p>-0.001279681236459</text:p>
          </table:table-cell>
          <table:table-cell table:formula="of:=IF(AND([.A32]&gt;[$notes.$B$3];[.A32]&lt;[$notes.$B$4]);[$Soybeans.B32];&quot;&quot;)">
            <text:p/>
          </table:table-cell>
          <table:table-cell table:number-columns-repeated="2"/>
        </table:table-row>
        <table:table-row table:style-name="ro1">
          <table:table-cell table:formula="of:=[$Soybeans.A33]" office:value-type="float" office:value="12.5185185185185" calcext:value-type="float">
            <text:p>12.5185185185185</text:p>
          </table:table-cell>
          <table:table-cell table:formula="of:=IF(AND([.A33]&gt;[$notes.$B$2];[.A33]&lt;[$notes.$B$3]);[$Soybeans.B33];&quot;&quot;)" office:value-type="float" office:value="-0.00109931317596905" calcext:value-type="float">
            <text:p>-0.001099313175969</text:p>
          </table:table-cell>
          <table:table-cell table:formula="of:=IF(AND([.A33]&gt;[$notes.$B$3];[.A33]&lt;[$notes.$B$4]);[$Soybeans.B33];&quot;&quot;)">
            <text:p/>
          </table:table-cell>
          <table:table-cell table:number-columns-repeated="2"/>
        </table:table-row>
        <table:table-row table:style-name="ro1">
          <table:table-cell table:formula="of:=[$Soybeans.A34]" office:value-type="float" office:value="13.0111809923131" calcext:value-type="float">
            <text:p>13.0111809923131</text:p>
          </table:table-cell>
          <table:table-cell table:formula="of:=IF(AND([.A34]&gt;[$notes.$B$2];[.A34]&lt;[$notes.$B$3]);[$Soybeans.B34];&quot;&quot;)" office:value-type="float" office:value="-0.000841644518126718" calcext:value-type="float">
            <text:p>-0.000841644518127</text:p>
          </table:table-cell>
          <table:table-cell table:formula="of:=IF(AND([.A34]&gt;[$notes.$B$3];[.A34]&lt;[$notes.$B$4]);[$Soybeans.B34];&quot;&quot;)">
            <text:p/>
          </table:table-cell>
          <table:table-cell table:number-columns-repeated="2"/>
        </table:table-row>
        <table:table-row table:style-name="ro1">
          <table:table-cell table:formula="of:=[$Soybeans.A35]" office:value-type="float" office:value="13.5038434661076" calcext:value-type="float">
            <text:p>13.5038434661076</text:p>
          </table:table-cell>
          <table:table-cell table:formula="of:=IF(AND([.A35]&gt;[$notes.$B$2];[.A35]&lt;[$notes.$B$3]);[$Soybeans.B35];&quot;&quot;)" office:value-type="float" office:value="-0.000712810189205545" calcext:value-type="float">
            <text:p>-0.000712810189206</text:p>
          </table:table-cell>
          <table:table-cell table:formula="of:=IF(AND([.A35]&gt;[$notes.$B$3];[.A35]&lt;[$notes.$B$4]);[$Soybeans.B35];&quot;&quot;)">
            <text:p/>
          </table:table-cell>
          <table:table-cell table:number-columns-repeated="2"/>
        </table:table-row>
        <table:table-row table:style-name="ro1">
          <table:table-cell table:formula="of:=[$Soybeans.A36]" office:value-type="float" office:value="13.9965059399022" calcext:value-type="float">
            <text:p>13.9965059399022</text:p>
          </table:table-cell>
          <table:table-cell table:formula="of:=IF(AND([.A36]&gt;[$notes.$B$2];[.A36]&lt;[$notes.$B$3]);[$Soybeans.B36];&quot;&quot;)" office:value-type="float" office:value="-0.000480908397147442" calcext:value-type="float">
            <text:p>-0.000480908397147</text:p>
          </table:table-cell>
          <table:table-cell table:formula="of:=IF(AND([.A36]&gt;[$notes.$B$3];[.A36]&lt;[$notes.$B$4]);[$Soybeans.B36];&quot;&quot;)">
            <text:p/>
          </table:table-cell>
          <table:table-cell table:number-columns-repeated="2"/>
        </table:table-row>
        <table:table-row table:style-name="ro1">
          <table:table-cell table:formula="of:=[$Soybeans.A37]" office:value-type="float" office:value="14.4891684136967" calcext:value-type="float">
            <text:p>14.4891684136967</text:p>
          </table:table-cell>
          <table:table-cell table:formula="of:=IF(AND([.A37]&gt;[$notes.$B$2];[.A37]&lt;[$notes.$B$3]);[$Soybeans.B37];&quot;&quot;)" office:value-type="float" office:value="-0.000223239739305107" calcext:value-type="float">
            <text:p>-0.000223239739305</text:p>
          </table:table-cell>
          <table:table-cell table:formula="of:=IF(AND([.A37]&gt;[$notes.$B$3];[.A37]&lt;[$notes.$B$4]);[$Soybeans.B37];&quot;&quot;)">
            <text:p/>
          </table:table-cell>
          <table:table-cell table:number-columns-repeated="2"/>
        </table:table-row>
        <table:table-row table:style-name="ro1">
          <table:table-cell table:formula="of:=[$Soybeans.A38]" office:value-type="float" office:value="14.9818308874913" calcext:value-type="float">
            <text:p>14.9818308874913</text:p>
          </table:table-cell>
          <table:table-cell table:formula="of:=IF(AND([.A38]&gt;[$notes.$B$2];[.A38]&lt;[$notes.$B$3]);[$Soybeans.B38];&quot;&quot;)" office:value-type="float" office:value="-0.000120172276168166" calcext:value-type="float">
            <text:p>-0.000120172276168</text:p>
          </table:table-cell>
          <table:table-cell table:formula="of:=IF(AND([.A38]&gt;[$notes.$B$3];[.A38]&lt;[$notes.$B$4]);[$Soybeans.B38];&quot;&quot;)">
            <text:p/>
          </table:table-cell>
          <table:table-cell table:number-columns-repeated="2"/>
        </table:table-row>
        <table:table-row table:style-name="ro1">
          <table:table-cell table:formula="of:=[$Soybeans.A39]" office:value-type="float" office:value="15.4744933612858" calcext:value-type="float">
            <text:p>15.4744933612858</text:p>
          </table:table-cell>
          <table:table-cell table:formula="of:=IF(AND([.A39]&gt;[$notes.$B$2];[.A39]&lt;[$notes.$B$3]);[$Soybeans.B39];&quot;&quot;)" office:value-type="float" office:value="0.000137496381674169" calcext:value-type="float">
            <text:p>0.000137496381674</text:p>
          </table:table-cell>
          <table:table-cell table:formula="of:=IF(AND([.A39]&gt;[$notes.$B$3];[.A39]&lt;[$notes.$B$4]);[$Soybeans.B39];&quot;&quot;)">
            <text:p/>
          </table:table-cell>
          <table:table-cell table:number-columns-repeated="2"/>
        </table:table-row>
        <table:table-row table:style-name="ro1">
          <table:table-cell table:formula="of:=[$Soybeans.A40]" office:value-type="float" office:value="15.9671558350804" calcext:value-type="float">
            <text:p>15.9671558350804</text:p>
          </table:table-cell>
          <table:table-cell table:formula="of:=IF(AND([.A40]&gt;[$notes.$B$2];[.A40]&lt;[$notes.$B$3]);[$Soybeans.B40];&quot;&quot;)" office:value-type="float" office:value="0.000343631307948039" calcext:value-type="float">
            <text:p>0.000343631307948</text:p>
          </table:table-cell>
          <table:table-cell table:formula="of:=IF(AND([.A40]&gt;[$notes.$B$3];[.A40]&lt;[$notes.$B$4]);[$Soybeans.B40];&quot;&quot;)">
            <text:p/>
          </table:table-cell>
          <table:table-cell table:number-columns-repeated="2"/>
        </table:table-row>
        <table:table-row table:style-name="ro1">
          <table:table-cell table:formula="of:=[$Soybeans.A41]" office:value-type="float" office:value="16.4598183088749" calcext:value-type="float">
            <text:p>16.4598183088749</text:p>
          </table:table-cell>
          <table:table-cell table:formula="of:=IF(AND([.A41]&gt;[$notes.$B$2];[.A41]&lt;[$notes.$B$3]);[$Soybeans.B41];&quot;&quot;)" office:value-type="float" office:value="0.000472465636869205" calcext:value-type="float">
            <text:p>0.000472465636869</text:p>
          </table:table-cell>
          <table:table-cell table:formula="of:=IF(AND([.A41]&gt;[$notes.$B$3];[.A41]&lt;[$notes.$B$4]);[$Soybeans.B41];&quot;&quot;)">
            <text:p/>
          </table:table-cell>
          <table:table-cell table:number-columns-repeated="2"/>
        </table:table-row>
        <table:table-row table:style-name="ro1">
          <table:table-cell table:formula="of:=[$Soybeans.A42]" office:value-type="float" office:value="16.9524807826695" calcext:value-type="float">
            <text:p>16.9524807826695</text:p>
          </table:table-cell>
          <table:table-cell table:formula="of:=IF(AND([.A42]&gt;[$notes.$B$2];[.A42]&lt;[$notes.$B$3]);[$Soybeans.B42];&quot;&quot;)" office:value-type="float" office:value="0.00075590116049578" calcext:value-type="float">
            <text:p>0.000755901160496</text:p>
          </table:table-cell>
          <table:table-cell table:formula="of:=IF(AND([.A42]&gt;[$notes.$B$3];[.A42]&lt;[$notes.$B$4]);[$Soybeans.B42];&quot;&quot;)">
            <text:p/>
          </table:table-cell>
          <table:table-cell table:number-columns-repeated="2"/>
        </table:table-row>
        <table:table-row table:style-name="ro1">
          <table:table-cell table:formula="of:=[$Soybeans.A43]" office:value-type="float" office:value="17.445143256464" calcext:value-type="float">
            <text:p>17.445143256464</text:p>
          </table:table-cell>
          <table:table-cell table:formula="of:=IF(AND([.A43]&gt;[$notes.$B$2];[.A43]&lt;[$notes.$B$3]);[$Soybeans.B43];&quot;&quot;)" office:value-type="float" office:value="0.000910502355201182" calcext:value-type="float">
            <text:p>0.000910502355201</text:p>
          </table:table-cell>
          <table:table-cell table:formula="of:=IF(AND([.A43]&gt;[$notes.$B$3];[.A43]&lt;[$notes.$B$4]);[$Soybeans.B43];&quot;&quot;)">
            <text:p/>
          </table:table-cell>
          <table:table-cell table:number-columns-repeated="2"/>
        </table:table-row>
        <table:table-row table:style-name="ro1">
          <table:table-cell table:formula="of:=[$Soybeans.A44]" office:value-type="float" office:value="17.9378057302586" calcext:value-type="float">
            <text:p>17.9378057302586</text:p>
          </table:table-cell>
          <table:table-cell table:formula="of:=IF(AND([.A44]&gt;[$notes.$B$2];[.A44]&lt;[$notes.$B$3]);[$Soybeans.B44];&quot;&quot;)" office:value-type="float" office:value="0.00106510354990658" calcext:value-type="float">
            <text:p>0.001065103549907</text:p>
          </table:table-cell>
          <table:table-cell table:formula="of:=IF(AND([.A44]&gt;[$notes.$B$3];[.A44]&lt;[$notes.$B$4]);[$Soybeans.B44];&quot;&quot;)">
            <text:p/>
          </table:table-cell>
          <table:table-cell table:number-columns-repeated="2"/>
        </table:table-row>
        <table:table-row table:style-name="ro1">
          <table:table-cell table:formula="of:=[$Soybeans.A45]" office:value-type="float" office:value="18.4304682040531" calcext:value-type="float">
            <text:p>18.4304682040531</text:p>
          </table:table-cell>
          <table:table-cell table:formula="of:=IF(AND([.A45]&gt;[$notes.$B$2];[.A45]&lt;[$notes.$B$3]);[$Soybeans.B45];&quot;&quot;)" office:value-type="float" office:value="0.00137430593931739" calcext:value-type="float">
            <text:p>0.001374305939317</text:p>
          </table:table-cell>
          <table:table-cell table:formula="of:=IF(AND([.A45]&gt;[$notes.$B$3];[.A45]&lt;[$notes.$B$4]);[$Soybeans.B45];&quot;&quot;)">
            <text:p/>
          </table:table-cell>
          <table:table-cell table:number-columns-repeated="2"/>
        </table:table-row>
        <table:table-row table:style-name="ro1">
          <table:table-cell table:formula="of:=[$Soybeans.A46]" office:value-type="float" office:value="18.9231306778477" calcext:value-type="float">
            <text:p>18.9231306778477</text:p>
          </table:table-cell>
          <table:table-cell table:formula="of:=IF(AND([.A46]&gt;[$notes.$B$2];[.A46]&lt;[$notes.$B$3]);[$Soybeans.B46];&quot;&quot;)" office:value-type="float" office:value="0.00150314026823856" calcext:value-type="float">
            <text:p>0.001503140268239</text:p>
          </table:table-cell>
          <table:table-cell table:formula="of:=IF(AND([.A46]&gt;[$notes.$B$3];[.A46]&lt;[$notes.$B$4]);[$Soybeans.B46];&quot;&quot;)">
            <text:p/>
          </table:table-cell>
          <table:table-cell table:number-columns-repeated="2"/>
        </table:table-row>
        <table:table-row table:style-name="ro1">
          <table:table-cell table:formula="of:=[$Soybeans.A47]" office:value-type="float" office:value="19.4157931516422" calcext:value-type="float">
            <text:p>19.4157931516422</text:p>
          </table:table-cell>
          <table:table-cell table:formula="of:=IF(AND([.A47]&gt;[$notes.$B$2];[.A47]&lt;[$notes.$B$3]);[$Soybeans.B47];&quot;&quot;)" office:value-type="float" office:value="0.00168350832872819" calcext:value-type="float">
            <text:p>0.001683508328728</text:p>
          </table:table-cell>
          <table:table-cell table:formula="of:=IF(AND([.A47]&gt;[$notes.$B$3];[.A47]&lt;[$notes.$B$4]);[$Soybeans.B47];&quot;&quot;)">
            <text:p/>
          </table:table-cell>
          <table:table-cell table:number-columns-repeated="2"/>
        </table:table-row>
        <table:table-row table:style-name="ro1">
          <table:table-cell table:formula="of:=[$Soybeans.A48]" office:value-type="float" office:value="19.9084556254368" calcext:value-type="float">
            <text:p>19.9084556254368</text:p>
          </table:table-cell>
          <table:table-cell table:formula="of:=IF(AND([.A48]&gt;[$notes.$B$2];[.A48]&lt;[$notes.$B$3]);[$Soybeans.B48];&quot;&quot;)" office:value-type="float" office:value="0.00194117698657053" calcext:value-type="float">
            <text:p>0.001941176986571</text:p>
          </table:table-cell>
          <table:table-cell table:formula="of:=IF(AND([.A48]&gt;[$notes.$B$3];[.A48]&lt;[$notes.$B$4]);[$Soybeans.B48];&quot;&quot;)">
            <text:p/>
          </table:table-cell>
          <table:table-cell table:number-columns-repeated="2"/>
        </table:table-row>
        <table:table-row table:style-name="ro1">
          <table:table-cell table:formula="of:=[$Soybeans.A49]" office:value-type="float" office:value="20.4011180992313" calcext:value-type="float">
            <text:p>20.4011180992313</text:p>
          </table:table-cell>
          <table:table-cell table:formula="of:=IF(AND([.A49]&gt;[$notes.$B$2];[.A49]&lt;[$notes.$B$3]);[$Soybeans.B49];&quot;&quot;)" office:value-type="float" office:value="0.0020700113154917" calcext:value-type="float">
            <text:p>0.002070011315492</text:p>
          </table:table-cell>
          <table:table-cell table:formula="of:=IF(AND([.A49]&gt;[$notes.$B$3];[.A49]&lt;[$notes.$B$4]);[$Soybeans.B49];&quot;&quot;)">
            <text:p/>
          </table:table-cell>
          <table:table-cell table:number-columns-repeated="2"/>
        </table:table-row>
        <table:table-row table:style-name="ro1">
          <table:table-cell table:formula="of:=[$Soybeans.A50]" office:value-type="float" office:value="20.8937805730259" calcext:value-type="float">
            <text:p>20.8937805730259</text:p>
          </table:table-cell>
          <table:table-cell table:formula="of:=IF(AND([.A50]&gt;[$notes.$B$2];[.A50]&lt;[$notes.$B$3]);[$Soybeans.B50];&quot;&quot;)" office:value-type="float" office:value="0.0023019131075498" calcext:value-type="float">
            <text:p>0.00230191310755</text:p>
          </table:table-cell>
          <table:table-cell table:formula="of:=IF(AND([.A50]&gt;[$notes.$B$3];[.A50]&lt;[$notes.$B$4]);[$Soybeans.B50];&quot;&quot;)">
            <text:p/>
          </table:table-cell>
          <table:table-cell table:number-columns-repeated="2"/>
        </table:table-row>
        <table:table-row table:style-name="ro1">
          <table:table-cell table:formula="of:=[$Soybeans.A51]" office:value-type="float" office:value="21.3864430468204" calcext:value-type="float">
            <text:p>21.3864430468204</text:p>
          </table:table-cell>
          <table:table-cell table:formula="of:=IF(AND([.A51]&gt;[$notes.$B$2];[.A51]&lt;[$notes.$B$3]);[$Soybeans.B51];&quot;&quot;)" office:value-type="float" office:value="0.00255958176539214" calcext:value-type="float">
            <text:p>0.002559581765392</text:p>
          </table:table-cell>
          <table:table-cell table:formula="of:=IF(AND([.A51]&gt;[$notes.$B$3];[.A51]&lt;[$notes.$B$4]);[$Soybeans.B51];&quot;&quot;)">
            <text:p/>
          </table:table-cell>
          <table:table-cell table:number-columns-repeated="2"/>
        </table:table-row>
        <table:table-row table:style-name="ro1">
          <table:table-cell table:formula="of:=[$Soybeans.A52]" office:value-type="float" office:value="21.879105520615" calcext:value-type="float">
            <text:p>21.879105520615</text:p>
          </table:table-cell>
          <table:table-cell table:formula="of:=IF(AND([.A52]&gt;[$notes.$B$2];[.A52]&lt;[$notes.$B$3]);[$Soybeans.B52];&quot;&quot;)" office:value-type="float" office:value="0.00268841609431331" calcext:value-type="float">
            <text:p>0.002688416094313</text:p>
          </table:table-cell>
          <table:table-cell table:formula="of:=IF(AND([.A52]&gt;[$notes.$B$3];[.A52]&lt;[$notes.$B$4]);[$Soybeans.B52];&quot;&quot;)">
            <text:p/>
          </table:table-cell>
          <table:table-cell table:number-columns-repeated="2"/>
        </table:table-row>
        <table:table-row table:style-name="ro1">
          <table:table-cell table:formula="of:=[$Soybeans.A53]" office:value-type="float" office:value="22.3717679944095" calcext:value-type="float">
            <text:p>22.3717679944095</text:p>
          </table:table-cell>
          <table:table-cell table:formula="of:=IF(AND([.A53]&gt;[$notes.$B$2];[.A53]&lt;[$notes.$B$3]);[$Soybeans.B53];&quot;&quot;)" office:value-type="float" office:value="0.00292031788637141" calcext:value-type="float">
            <text:p>0.002920317886371</text:p>
          </table:table-cell>
          <table:table-cell table:formula="of:=IF(AND([.A53]&gt;[$notes.$B$3];[.A53]&lt;[$notes.$B$4]);[$Soybeans.B53];&quot;&quot;)">
            <text:p/>
          </table:table-cell>
          <table:table-cell table:number-columns-repeated="2"/>
        </table:table-row>
        <table:table-row table:style-name="ro1">
          <table:table-cell table:formula="of:=[$Soybeans.A54]" office:value-type="float" office:value="22.864430468204" calcext:value-type="float">
            <text:p>22.864430468204</text:p>
          </table:table-cell>
          <table:table-cell table:formula="of:=IF(AND([.A54]&gt;[$notes.$B$2];[.A54]&lt;[$notes.$B$3]);[$Soybeans.B54];&quot;&quot;)" office:value-type="float" office:value="0.00310068594686105" calcext:value-type="float">
            <text:p>0.003100685946861</text:p>
          </table:table-cell>
          <table:table-cell table:formula="of:=IF(AND([.A54]&gt;[$notes.$B$3];[.A54]&lt;[$notes.$B$4]);[$Soybeans.B54];&quot;&quot;)">
            <text:p/>
          </table:table-cell>
          <table:table-cell table:number-columns-repeated="2"/>
        </table:table-row>
        <table:table-row table:style-name="ro1">
          <table:table-cell table:formula="of:=[$Soybeans.A55]" office:value-type="float" office:value="23.3570929419986" calcext:value-type="float">
            <text:p>23.3570929419986</text:p>
          </table:table-cell>
          <table:table-cell table:formula="of:=IF(AND([.A55]&gt;[$notes.$B$2];[.A55]&lt;[$notes.$B$3]);[$Soybeans.B55];&quot;&quot;)" office:value-type="float" office:value="0.00325528714156645" calcext:value-type="float">
            <text:p>0.003255287141566</text:p>
          </table:table-cell>
          <table:table-cell table:formula="of:=IF(AND([.A55]&gt;[$notes.$B$3];[.A55]&lt;[$notes.$B$4]);[$Soybeans.B55];&quot;&quot;)">
            <text:p/>
          </table:table-cell>
          <table:table-cell table:number-columns-repeated="2"/>
        </table:table-row>
        <table:table-row table:style-name="ro1">
          <table:table-cell table:formula="of:=[$Soybeans.A56]" office:value-type="float" office:value="23.8497554157931" calcext:value-type="float">
            <text:p>23.8497554157931</text:p>
          </table:table-cell>
          <table:table-cell table:formula="of:=IF(AND([.A56]&gt;[$notes.$B$2];[.A56]&lt;[$notes.$B$3]);[$Soybeans.B56];&quot;&quot;)" office:value-type="float" office:value="0.00353872266519302" calcext:value-type="float">
            <text:p>0.003538722665193</text:p>
          </table:table-cell>
          <table:table-cell table:formula="of:=IF(AND([.A56]&gt;[$notes.$B$3];[.A56]&lt;[$notes.$B$4]);[$Soybeans.B56];&quot;&quot;)">
            <text:p/>
          </table:table-cell>
          <table:table-cell table:number-columns-repeated="2"/>
        </table:table-row>
        <table:table-row table:style-name="ro1">
          <table:table-cell table:formula="of:=[$Soybeans.A57]" office:value-type="float" office:value="24.3424178895877" calcext:value-type="float">
            <text:p>24.3424178895877</text:p>
          </table:table-cell>
          <table:table-cell table:formula="of:=IF(AND([.A57]&gt;[$notes.$B$2];[.A57]&lt;[$notes.$B$3]);[$Soybeans.B57];&quot;&quot;)" office:value-type="float" office:value="0.00371909072568266" calcext:value-type="float">
            <text:p>0.003719090725683</text:p>
          </table:table-cell>
          <table:table-cell table:formula="of:=IF(AND([.A57]&gt;[$notes.$B$3];[.A57]&lt;[$notes.$B$4]);[$Soybeans.B57];&quot;&quot;)">
            <text:p/>
          </table:table-cell>
          <table:table-cell table:number-columns-repeated="2"/>
        </table:table-row>
        <table:table-row table:style-name="ro1">
          <table:table-cell table:formula="of:=[$Soybeans.A58]" office:value-type="float" office:value="24.8350803633822" calcext:value-type="float">
            <text:p>24.8350803633822</text:p>
          </table:table-cell>
          <table:table-cell table:formula="of:=IF(AND([.A58]&gt;[$notes.$B$2];[.A58]&lt;[$notes.$B$3]);[$Soybeans.B58];&quot;&quot;)" office:value-type="float" office:value="0.00384792505460383" calcext:value-type="float">
            <text:p>0.003847925054604</text:p>
          </table:table-cell>
          <table:table-cell table:formula="of:=IF(AND([.A58]&gt;[$notes.$B$3];[.A58]&lt;[$notes.$B$4]);[$Soybeans.B58];&quot;&quot;)">
            <text:p/>
          </table:table-cell>
          <table:table-cell table:number-columns-repeated="2"/>
        </table:table-row>
        <table:table-row table:style-name="ro1">
          <table:table-cell table:formula="of:=[$Soybeans.A59]" office:value-type="float" office:value="25.3277428371768" calcext:value-type="float">
            <text:p>25.3277428371768</text:p>
          </table:table-cell>
          <table:table-cell table:formula="of:=IF(AND([.A59]&gt;[$notes.$B$2];[.A59]&lt;[$notes.$B$3]);[$Soybeans.B59];&quot;&quot;)" office:value-type="float" office:value="0.00415712744401463" calcext:value-type="float">
            <text:p>0.004157127444015</text:p>
          </table:table-cell>
          <table:table-cell table:formula="of:=IF(AND([.A59]&gt;[$notes.$B$3];[.A59]&lt;[$notes.$B$4]);[$Soybeans.B59];&quot;&quot;)">
            <text:p/>
          </table:table-cell>
          <table:table-cell table:number-columns-repeated="2"/>
        </table:table-row>
        <table:table-row table:style-name="ro1">
          <table:table-cell table:formula="of:=[$Soybeans.A60]" office:value-type="float" office:value="25.8204053109713" calcext:value-type="float">
            <text:p>25.8204053109713</text:p>
          </table:table-cell>
          <table:table-cell table:formula="of:=IF(AND([.A60]&gt;[$notes.$B$2];[.A60]&lt;[$notes.$B$3]);[$Soybeans.B60];&quot;&quot;)" office:value-type="float" office:value="0.0042859617729358" calcext:value-type="float">
            <text:p>0.004285961772936</text:p>
          </table:table-cell>
          <table:table-cell table:formula="of:=IF(AND([.A60]&gt;[$notes.$B$3];[.A60]&lt;[$notes.$B$4]);[$Soybeans.B60];&quot;&quot;)">
            <text:p/>
          </table:table-cell>
          <table:table-cell table:number-columns-repeated="2"/>
        </table:table-row>
        <table:table-row table:style-name="ro1">
          <table:table-cell table:formula="of:=[$Soybeans.A61]" office:value-type="float" office:value="26.3130677847659" calcext:value-type="float">
            <text:p>26.3130677847659</text:p>
          </table:table-cell>
          <table:table-cell table:formula="of:=IF(AND([.A61]&gt;[$notes.$B$2];[.A61]&lt;[$notes.$B$3]);[$Soybeans.B61];&quot;&quot;)" office:value-type="float" office:value="0.00446632983342544" calcext:value-type="float">
            <text:p>0.004466329833425</text:p>
          </table:table-cell>
          <table:table-cell table:formula="of:=IF(AND([.A61]&gt;[$notes.$B$3];[.A61]&lt;[$notes.$B$4]);[$Soybeans.B61];&quot;&quot;)">
            <text:p/>
          </table:table-cell>
          <table:table-cell table:number-columns-repeated="2"/>
        </table:table-row>
        <table:table-row table:style-name="ro1">
          <table:table-cell table:formula="of:=[$Soybeans.A62]" office:value-type="float" office:value="26.8057302585604" calcext:value-type="float">
            <text:p>26.8057302585604</text:p>
          </table:table-cell>
          <table:table-cell table:formula="of:=IF(AND([.A62]&gt;[$notes.$B$2];[.A62]&lt;[$notes.$B$3]);[$Soybeans.B62];&quot;&quot;)" office:value-type="float" office:value="0.00474976535705201" calcext:value-type="float">
            <text:p>0.004749765357052</text:p>
          </table:table-cell>
          <table:table-cell table:formula="of:=IF(AND([.A62]&gt;[$notes.$B$3];[.A62]&lt;[$notes.$B$4]);[$Soybeans.B62];&quot;&quot;)">
            <text:p/>
          </table:table-cell>
          <table:table-cell table:number-columns-repeated="2"/>
        </table:table-row>
        <table:table-row table:style-name="ro1">
          <table:table-cell table:formula="of:=[$Soybeans.A63]" office:value-type="float" office:value="27.298392732355" calcext:value-type="float">
            <text:p>27.298392732355</text:p>
          </table:table-cell>
          <table:table-cell table:formula="of:=IF(AND([.A63]&gt;[$notes.$B$2];[.A63]&lt;[$notes.$B$3]);[$Soybeans.B63];&quot;&quot;)" office:value-type="float" office:value="0.00485283282018894" calcext:value-type="float">
            <text:p>0.004852832820189</text:p>
          </table:table-cell>
          <table:table-cell table:formula="of:=IF(AND([.A63]&gt;[$notes.$B$3];[.A63]&lt;[$notes.$B$4]);[$Soybeans.B63];&quot;&quot;)">
            <text:p/>
          </table:table-cell>
          <table:table-cell table:number-columns-repeated="2"/>
        </table:table-row>
        <table:table-row table:style-name="ro1">
          <table:table-cell table:formula="of:=[$Soybeans.A64]" office:value-type="float" office:value="27.7910552061495" calcext:value-type="float">
            <text:p>27.7910552061495</text:p>
          </table:table-cell>
          <table:table-cell table:formula="of:=IF(AND([.A64]&gt;[$notes.$B$2];[.A64]&lt;[$notes.$B$3]);[$Soybeans.B64];&quot;&quot;)" office:value-type="float" office:value="0.00508473461224705" calcext:value-type="float">
            <text:p>0.005084734612247</text:p>
          </table:table-cell>
          <table:table-cell table:formula="of:=IF(AND([.A64]&gt;[$notes.$B$3];[.A64]&lt;[$notes.$B$4]);[$Soybeans.B64];&quot;&quot;)">
            <text:p/>
          </table:table-cell>
          <table:table-cell table:number-columns-repeated="2"/>
        </table:table-row>
        <table:table-row table:style-name="ro1">
          <table:table-cell table:formula="of:=[$Soybeans.A65]" office:value-type="float" office:value="28.2837176799441" calcext:value-type="float">
            <text:p>28.2837176799441</text:p>
          </table:table-cell>
          <table:table-cell table:formula="of:=IF(AND([.A65]&gt;[$notes.$B$2];[.A65]&lt;[$notes.$B$3]);[$Soybeans.B65];&quot;&quot;)" office:value-type="float" office:value="0.00531663640430515" calcext:value-type="float">
            <text:p>0.005316636404305</text:p>
          </table:table-cell>
          <table:table-cell table:formula="of:=IF(AND([.A65]&gt;[$notes.$B$3];[.A65]&lt;[$notes.$B$4]);[$Soybeans.B65];&quot;&quot;)">
            <text:p/>
          </table:table-cell>
          <table:table-cell table:number-columns-repeated="2"/>
        </table:table-row>
        <table:table-row table:style-name="ro1">
          <table:table-cell table:formula="of:=[$Soybeans.A66]" office:value-type="float" office:value="28.7763801537386" calcext:value-type="float">
            <text:p>28.7763801537386</text:p>
          </table:table-cell>
          <table:table-cell table:formula="of:=IF(AND([.A66]&gt;[$notes.$B$2];[.A66]&lt;[$notes.$B$3]);[$Soybeans.B66];&quot;&quot;)" office:value-type="float" office:value="0.00547123759901055" calcext:value-type="float">
            <text:p>0.005471237599011</text:p>
          </table:table-cell>
          <table:table-cell table:formula="of:=IF(AND([.A66]&gt;[$notes.$B$3];[.A66]&lt;[$notes.$B$4]);[$Soybeans.B66];&quot;&quot;)">
            <text:p/>
          </table:table-cell>
          <table:table-cell table:number-columns-repeated="2"/>
        </table:table-row>
        <table:table-row table:style-name="ro1">
          <table:table-cell table:formula="of:=[$Soybeans.A67]" office:value-type="float" office:value="29.2690426275332" calcext:value-type="float">
            <text:p>29.2690426275332</text:p>
          </table:table-cell>
          <table:table-cell table:formula="of:=IF(AND([.A67]&gt;[$notes.$B$2];[.A67]&lt;[$notes.$B$3]);[$Soybeans.B67];&quot;&quot;)" office:value-type="float" office:value="0.00570313939106866" calcext:value-type="float">
            <text:p>0.005703139391069</text:p>
          </table:table-cell>
          <table:table-cell table:formula="of:=IF(AND([.A67]&gt;[$notes.$B$3];[.A67]&lt;[$notes.$B$4]);[$Soybeans.B67];&quot;&quot;)">
            <text:p/>
          </table:table-cell>
          <table:table-cell table:number-columns-repeated="2"/>
        </table:table-row>
        <table:table-row table:style-name="ro1">
          <table:table-cell table:formula="of:=[$Soybeans.A68]" office:value-type="float" office:value="29.7617051013277" calcext:value-type="float">
            <text:p>29.7617051013277</text:p>
          </table:table-cell>
          <table:table-cell table:formula="of:=IF(AND([.A68]&gt;[$notes.$B$2];[.A68]&lt;[$notes.$B$3]);[$Soybeans.B68];&quot;&quot;)" office:value-type="float" office:value="0.00585774058577406" calcext:value-type="float">
            <text:p>0.005857740585774</text:p>
          </table:table-cell>
          <table:table-cell table:formula="of:=IF(AND([.A68]&gt;[$notes.$B$3];[.A68]&lt;[$notes.$B$4]);[$Soybeans.B68];&quot;&quot;)">
            <text:p/>
          </table:table-cell>
          <table:table-cell table:number-columns-repeated="2"/>
        </table:table-row>
        <table:table-row table:style-name="ro1">
          <table:table-cell table:formula="of:=[$Soybeans.A69]" office:value-type="float" office:value="30.1722571628232" calcext:value-type="float">
            <text:p>30.1722571628232</text:p>
          </table:table-cell>
          <table:table-cell table:formula="of:=IF(AND([.A69]&gt;[$notes.$B$2];[.A69]&lt;[$notes.$B$3]);[$Soybeans.B69];&quot;&quot;)">
            <text:p/>
          </table:table-cell>
          <table:table-cell table:formula="of:=IF(AND([.A69]&gt;[$notes.$B$3];[.A69]&lt;[$notes.$B$4]);[$Soybeans.B69];&quot;&quot;)" office:value-type="float" office:value="0.00465958132680719" calcext:value-type="float">
            <text:p>0.004659581326807</text:p>
          </table:table-cell>
          <table:table-cell table:number-columns-repeated="2"/>
        </table:table-row>
        <table:table-row table:style-name="ro1">
          <table:table-cell table:formula="of:=[$Soybeans.A70]" office:value-type="float" office:value="30.5006988120196" calcext:value-type="float">
            <text:p>30.5006988120196</text:p>
          </table:table-cell>
          <table:table-cell table:formula="of:=IF(AND([.A70]&gt;[$notes.$B$2];[.A70]&lt;[$notes.$B$3]);[$Soybeans.B70];&quot;&quot;)">
            <text:p/>
          </table:table-cell>
          <table:table-cell table:formula="of:=IF(AND([.A70]&gt;[$notes.$B$3];[.A70]&lt;[$notes.$B$4]);[$Soybeans.B70];&quot;&quot;)" office:value-type="float" office:value="0.00272706639298966" calcext:value-type="float">
            <text:p>0.00272706639299</text:p>
          </table:table-cell>
          <table:table-cell table:number-columns-repeated="2"/>
        </table:table-row>
        <table:table-row table:style-name="ro1">
          <table:table-cell table:formula="of:=[$Soybeans.A71]" office:value-type="float" office:value="30.8291404612159" calcext:value-type="float">
            <text:p>30.8291404612159</text:p>
          </table:table-cell>
          <table:table-cell table:formula="of:=IF(AND([.A71]&gt;[$notes.$B$2];[.A71]&lt;[$notes.$B$3]);[$Soybeans.B71];&quot;&quot;)">
            <text:p/>
          </table:table-cell>
          <table:table-cell table:formula="of:=IF(AND([.A71]&gt;[$notes.$B$3];[.A71]&lt;[$notes.$B$4]);[$Soybeans.B71];&quot;&quot;)" office:value-type="float" office:value="0.000794551459172128" calcext:value-type="float">
            <text:p>0.000794551459172</text:p>
          </table:table-cell>
          <table:table-cell table:number-columns-repeated="2"/>
        </table:table-row>
        <table:table-row table:style-name="ro1">
          <table:table-cell table:formula="of:=[$Soybeans.A72]" office:value-type="float" office:value="31.1575821104123" calcext:value-type="float">
            <text:p>31.1575821104123</text:p>
          </table:table-cell>
          <table:table-cell table:formula="of:=IF(AND([.A72]&gt;[$notes.$B$2];[.A72]&lt;[$notes.$B$3]);[$Soybeans.B72];&quot;&quot;)">
            <text:p/>
          </table:table-cell>
          <table:table-cell table:formula="of:=IF(AND([.A72]&gt;[$notes.$B$3];[.A72]&lt;[$notes.$B$4]);[$Soybeans.B72];&quot;&quot;)" office:value-type="float" office:value="-0.00117661377332175" calcext:value-type="float">
            <text:p>-0.001176613773322</text:p>
          </table:table-cell>
          <table:table-cell table:number-columns-repeated="2"/>
        </table:table-row>
        <table:table-row table:style-name="ro1">
          <table:table-cell table:formula="of:=[$Soybeans.A73]" office:value-type="float" office:value="31.4860237596087" calcext:value-type="float">
            <text:p>31.4860237596087</text:p>
          </table:table-cell>
          <table:table-cell table:formula="of:=IF(AND([.A73]&gt;[$notes.$B$2];[.A73]&lt;[$notes.$B$3]);[$Soybeans.B73];&quot;&quot;)">
            <text:p/>
          </table:table-cell>
          <table:table-cell table:formula="of:=IF(AND([.A73]&gt;[$notes.$B$3];[.A73]&lt;[$notes.$B$4]);[$Soybeans.B73];&quot;&quot;)" office:value-type="float" office:value="-0.00310912870713928" calcext:value-type="float">
            <text:p>-0.003109128707139</text:p>
          </table:table-cell>
          <table:table-cell table:number-columns-repeated="2"/>
        </table:table-row>
        <table:table-row table:style-name="ro1">
          <table:table-cell table:formula="of:=[$Soybeans.A74]" office:value-type="float" office:value="31.814465408805" calcext:value-type="float">
            <text:p>31.814465408805</text:p>
          </table:table-cell>
          <table:table-cell table:formula="of:=IF(AND([.A74]&gt;[$notes.$B$2];[.A74]&lt;[$notes.$B$3]);[$Soybeans.B74];&quot;&quot;)">
            <text:p/>
          </table:table-cell>
          <table:table-cell table:formula="of:=IF(AND([.A74]&gt;[$notes.$B$3];[.A74]&lt;[$notes.$B$4]);[$Soybeans.B74];&quot;&quot;)" office:value-type="float" office:value="-0.00500299334228047" calcext:value-type="float">
            <text:p>-0.00500299334228</text:p>
          </table:table-cell>
          <table:table-cell table:number-columns-repeated="2"/>
        </table:table-row>
        <table:table-row table:style-name="ro1">
          <table:table-cell table:formula="of:=[$Soybeans.A75]" office:value-type="float" office:value="32.1429070580014" calcext:value-type="float">
            <text:p>32.1429070580014</text:p>
          </table:table-cell>
          <table:table-cell table:formula="of:=IF(AND([.A75]&gt;[$notes.$B$2];[.A75]&lt;[$notes.$B$3]);[$Soybeans.B75];&quot;&quot;)">
            <text:p/>
          </table:table-cell>
          <table:table-cell table:formula="of:=IF(AND([.A75]&gt;[$notes.$B$3];[.A75]&lt;[$notes.$B$4]);[$Soybeans.B75];&quot;&quot;)" office:value-type="float" office:value="-0.00697415857477435" calcext:value-type="float">
            <text:p>-0.006974158574774</text:p>
          </table:table-cell>
          <table:table-cell table:number-columns-repeated="2"/>
        </table:table-row>
        <table:table-row table:style-name="ro1">
          <table:table-cell table:formula="of:=[$Soybeans.A76]" office:value-type="float" office:value="32.4713487071978" calcext:value-type="float">
            <text:p>32.4713487071978</text:p>
          </table:table-cell>
          <table:table-cell table:formula="of:=IF(AND([.A76]&gt;[$notes.$B$2];[.A76]&lt;[$notes.$B$3]);[$Soybeans.B76];&quot;&quot;)">
            <text:p/>
          </table:table-cell>
          <table:table-cell table:formula="of:=IF(AND([.A76]&gt;[$notes.$B$3];[.A76]&lt;[$notes.$B$4]);[$Soybeans.B76];&quot;&quot;)" office:value-type="float" office:value="-0.00894532380726823" calcext:value-type="float">
            <text:p>-0.008945323807268</text:p>
          </table:table-cell>
          <table:table-cell table:number-columns-repeated="2"/>
        </table:table-row>
        <table:table-row table:style-name="ro1">
          <table:table-cell table:formula="of:=[$Soybeans.A77]" office:value-type="float" office:value="32.7997903563941" calcext:value-type="float">
            <text:p>32.7997903563941</text:p>
          </table:table-cell>
          <table:table-cell table:formula="of:=IF(AND([.A77]&gt;[$notes.$B$2];[.A77]&lt;[$notes.$B$3]);[$Soybeans.B77];&quot;&quot;)">
            <text:p/>
          </table:table-cell>
          <table:table-cell table:formula="of:=IF(AND([.A77]&gt;[$notes.$B$3];[.A77]&lt;[$notes.$B$4]);[$Soybeans.B77];&quot;&quot;)" office:value-type="float" office:value="-0.0108391884424094" calcext:value-type="float">
            <text:p>-0.010839188442409</text:p>
          </table:table-cell>
          <table:table-cell table:number-columns-repeated="2"/>
        </table:table-row>
        <table:table-row table:style-name="ro1">
          <table:table-cell table:formula="of:=[$Soybeans.A78]" office:value-type="float" office:value="33.1282320055905" calcext:value-type="float">
            <text:p>33.1282320055905</text:p>
          </table:table-cell>
          <table:table-cell table:formula="of:=IF(AND([.A78]&gt;[$notes.$B$2];[.A78]&lt;[$notes.$B$3]);[$Soybeans.B78];&quot;&quot;)">
            <text:p/>
          </table:table-cell>
          <table:table-cell table:formula="of:=IF(AND([.A78]&gt;[$notes.$B$3];[.A78]&lt;[$notes.$B$4]);[$Soybeans.B78];&quot;&quot;)" office:value-type="float" office:value="-0.0128103536749033" calcext:value-type="float">
            <text:p>-0.012810353674903</text:p>
          </table:table-cell>
          <table:table-cell table:number-columns-repeated="2"/>
        </table:table-row>
        <table:table-row table:style-name="ro1">
          <table:table-cell table:formula="of:=[$Soybeans.A79]" office:value-type="float" office:value="33.4566736547869" calcext:value-type="float">
            <text:p>33.4566736547869</text:p>
          </table:table-cell>
          <table:table-cell table:formula="of:=IF(AND([.A79]&gt;[$notes.$B$2];[.A79]&lt;[$notes.$B$3]);[$Soybeans.B79];&quot;&quot;)">
            <text:p/>
          </table:table-cell>
          <table:table-cell table:formula="of:=IF(AND([.A79]&gt;[$notes.$B$3];[.A79]&lt;[$notes.$B$4]);[$Soybeans.B79];&quot;&quot;)" office:value-type="float" office:value="-0.0147042183100445" calcext:value-type="float">
            <text:p>-0.014704218310045</text:p>
          </table:table-cell>
          <table:table-cell table:number-columns-repeated="2"/>
        </table:table-row>
        <table:table-row table:style-name="ro1">
          <table:table-cell table:formula="of:=[$Soybeans.A80]" office:value-type="float" office:value="33.7851153039832" calcext:value-type="float">
            <text:p>33.7851153039832</text:p>
          </table:table-cell>
          <table:table-cell table:formula="of:=IF(AND([.A80]&gt;[$notes.$B$2];[.A80]&lt;[$notes.$B$3]);[$Soybeans.B80];&quot;&quot;)">
            <text:p/>
          </table:table-cell>
          <table:table-cell table:formula="of:=IF(AND([.A80]&gt;[$notes.$B$3];[.A80]&lt;[$notes.$B$4]);[$Soybeans.B80];&quot;&quot;)" office:value-type="float" office:value="-0.0166753835425384" calcext:value-type="float">
            <text:p>-0.016675383542538</text:p>
          </table:table-cell>
          <table:table-cell table:number-columns-repeated="2"/>
        </table:table-row>
        <table:table-row table:style-name="ro1">
          <table:table-cell table:formula="of:=[$Soybeans.A81]" office:value-type="float" office:value="34.1135569531796" calcext:value-type="float">
            <text:p>34.1135569531796</text:p>
          </table:table-cell>
          <table:table-cell table:formula="of:=IF(AND([.A81]&gt;[$notes.$B$2];[.A81]&lt;[$notes.$B$3]);[$Soybeans.B81];&quot;&quot;)">
            <text:p/>
          </table:table-cell>
          <table:table-cell table:formula="of:=IF(AND([.A81]&gt;[$notes.$B$3];[.A81]&lt;[$notes.$B$4]);[$Soybeans.B81];&quot;&quot;)" office:value-type="float" office:value="-0.0185692481776795" calcext:value-type="float">
            <text:p>-0.01856924817768</text:p>
          </table:table-cell>
          <table:table-cell table:number-columns-repeated="2"/>
        </table:table-row>
        <table:table-row table:style-name="ro1">
          <table:table-cell table:formula="of:=[$Soybeans.A82]" office:value-type="float" office:value="34.441998602376" calcext:value-type="float">
            <text:p>34.441998602376</text:p>
          </table:table-cell>
          <table:table-cell table:formula="of:=IF(AND([.A82]&gt;[$notes.$B$2];[.A82]&lt;[$notes.$B$3]);[$Soybeans.B82];&quot;&quot;)">
            <text:p/>
          </table:table-cell>
          <table:table-cell table:formula="of:=IF(AND([.A82]&gt;[$notes.$B$3];[.A82]&lt;[$notes.$B$4]);[$Soybeans.B82];&quot;&quot;)" office:value-type="float" office:value="-0.0205017631114971" calcext:value-type="float">
            <text:p>-0.020501763111497</text:p>
          </table:table-cell>
          <table:table-cell table:number-columns-repeated="2"/>
        </table:table-row>
        <table:table-row table:style-name="ro1">
          <table:table-cell table:formula="of:=[$Soybeans.A83]" office:value-type="float" office:value="34.7704402515723" calcext:value-type="float">
            <text:p>34.7704402515723</text:p>
          </table:table-cell>
          <table:table-cell table:formula="of:=IF(AND([.A83]&gt;[$notes.$B$2];[.A83]&lt;[$notes.$B$3]);[$Soybeans.B83];&quot;&quot;)">
            <text:p/>
          </table:table-cell>
          <table:table-cell table:formula="of:=IF(AND([.A83]&gt;[$notes.$B$3];[.A83]&lt;[$notes.$B$4]);[$Soybeans.B83];&quot;&quot;)" office:value-type="float" office:value="-0.0224342780453146" calcext:value-type="float">
            <text:p>-0.022434278045315</text:p>
          </table:table-cell>
          <table:table-cell table:number-columns-repeated="2"/>
        </table:table-row>
        <table:table-row table:style-name="ro1">
          <table:table-cell table:formula="of:=[$Soybeans.A84]" office:value-type="float" office:value="35.0988819007687" calcext:value-type="float">
            <text:p>35.0988819007687</text:p>
          </table:table-cell>
          <table:table-cell table:formula="of:=IF(AND([.A84]&gt;[$notes.$B$2];[.A84]&lt;[$notes.$B$3]);[$Soybeans.B84];&quot;&quot;)">
            <text:p/>
          </table:table-cell>
          <table:table-cell table:formula="of:=IF(AND([.A84]&gt;[$notes.$B$3];[.A84]&lt;[$notes.$B$4]);[$Soybeans.B84];&quot;&quot;)" office:value-type="float" office:value="-0.0244440935764848" calcext:value-type="float">
            <text:p>-0.024444093576485</text:p>
          </table:table-cell>
          <table:table-cell table:number-columns-repeated="2"/>
        </table:table-row>
        <table:table-row table:style-name="ro1">
          <table:table-cell table:formula="of:=[$Soybeans.A85]" office:value-type="float" office:value="35.427323549965" calcext:value-type="float">
            <text:p>35.427323549965</text:p>
          </table:table-cell>
          <table:table-cell table:formula="of:=IF(AND([.A85]&gt;[$notes.$B$2];[.A85]&lt;[$notes.$B$3]);[$Soybeans.B85];&quot;&quot;)">
            <text:p/>
          </table:table-cell>
          <table:table-cell table:formula="of:=IF(AND([.A85]&gt;[$notes.$B$3];[.A85]&lt;[$notes.$B$4]);[$Soybeans.B85];&quot;&quot;)" office:value-type="float" office:value="-0.0262993079129497" calcext:value-type="float">
            <text:p>-0.02629930791295</text:p>
          </table:table-cell>
          <table:table-cell table:number-columns-repeated="2"/>
        </table:table-row>
        <table:table-row table:style-name="ro1">
          <table:table-cell table:formula="of:=[$Soybeans.A86]" office:value-type="float" office:value="35.7557651991614" calcext:value-type="float">
            <text:p>35.7557651991614</text:p>
          </table:table-cell>
          <table:table-cell table:formula="of:=IF(AND([.A86]&gt;[$notes.$B$2];[.A86]&lt;[$notes.$B$3]);[$Soybeans.B86];&quot;&quot;)">
            <text:p/>
          </table:table-cell>
          <table:table-cell table:formula="of:=IF(AND([.A86]&gt;[$notes.$B$3];[.A86]&lt;[$notes.$B$4]);[$Soybeans.B86];&quot;&quot;)" office:value-type="float" office:value="-0.0282704731454435" calcext:value-type="float">
            <text:p>-0.028270473145444</text:p>
          </table:table-cell>
          <table:table-cell table:number-columns-repeated="2"/>
        </table:table-row>
        <table:table-row table:style-name="ro1">
          <table:table-cell table:formula="of:=[$Soybeans.A87]" office:value-type="float" office:value="36.0842068483578" calcext:value-type="float">
            <text:p>36.0842068483578</text:p>
          </table:table-cell>
          <table:table-cell table:formula="of:=IF(AND([.A87]&gt;[$notes.$B$2];[.A87]&lt;[$notes.$B$3]);[$Soybeans.B87];&quot;&quot;)">
            <text:p/>
          </table:table-cell>
          <table:table-cell table:formula="of:=IF(AND([.A87]&gt;[$notes.$B$3];[.A87]&lt;[$notes.$B$4]);[$Soybeans.B87];&quot;&quot;)" office:value-type="float" office:value="-0.0302029880792611" calcext:value-type="float">
            <text:p>-0.030202988079261</text:p>
          </table:table-cell>
          <table:table-cell table:number-columns-repeated="2"/>
        </table:table-row>
        <table:table-row table:style-name="ro1">
          <table:table-cell table:formula="of:=[$Soybeans.A88]" office:value-type="float" office:value="36.4126484975542" calcext:value-type="float">
            <text:p>36.4126484975542</text:p>
          </table:table-cell>
          <table:table-cell table:formula="of:=IF(AND([.A88]&gt;[$notes.$B$2];[.A88]&lt;[$notes.$B$3]);[$Soybeans.B88];&quot;&quot;)">
            <text:p/>
          </table:table-cell>
          <table:table-cell table:formula="of:=IF(AND([.A88]&gt;[$notes.$B$3];[.A88]&lt;[$notes.$B$4]);[$Soybeans.B88];&quot;&quot;)" office:value-type="float" office:value="-0.0321741533117549" calcext:value-type="float">
            <text:p>-0.032174153311755</text:p>
          </table:table-cell>
          <table:table-cell table:number-columns-repeated="2"/>
        </table:table-row>
        <table:table-row table:style-name="ro1">
          <table:table-cell table:formula="of:=[$Soybeans.A89]" office:value-type="float" office:value="36.7410901467505" calcext:value-type="float">
            <text:p>36.7410901467505</text:p>
          </table:table-cell>
          <table:table-cell table:formula="of:=IF(AND([.A89]&gt;[$notes.$B$2];[.A89]&lt;[$notes.$B$3]);[$Soybeans.B89];&quot;&quot;)">
            <text:p/>
          </table:table-cell>
          <table:table-cell table:formula="of:=IF(AND([.A89]&gt;[$notes.$B$3];[.A89]&lt;[$notes.$B$4]);[$Soybeans.B89];&quot;&quot;)" office:value-type="float" office:value="-0.0340680179468961" calcext:value-type="float">
            <text:p>-0.034068017946896</text:p>
          </table:table-cell>
          <table:table-cell table:number-columns-repeated="2"/>
        </table:table-row>
        <table:table-row table:style-name="ro1">
          <table:table-cell table:formula="of:=[$Soybeans.A90]" office:value-type="float" office:value="37.0695317959469" calcext:value-type="float">
            <text:p>37.0695317959469</text:p>
          </table:table-cell>
          <table:table-cell table:formula="of:=IF(AND([.A90]&gt;[$notes.$B$2];[.A90]&lt;[$notes.$B$3]);[$Soybeans.B90];&quot;&quot;)">
            <text:p/>
          </table:table-cell>
          <table:table-cell table:formula="of:=IF(AND([.A90]&gt;[$notes.$B$3];[.A90]&lt;[$notes.$B$4]);[$Soybeans.B90];&quot;&quot;)" office:value-type="float" office:value="-0.0360005328807137" calcext:value-type="float">
            <text:p>-0.036000532880714</text:p>
          </table:table-cell>
          <table:table-cell table:number-columns-repeated="2"/>
        </table:table-row>
        <table:table-row table:style-name="ro1">
          <table:table-cell table:formula="of:=[$Soybeans.A91]" office:value-type="float" office:value="37.3979734451432" calcext:value-type="float">
            <text:p>37.3979734451432</text:p>
          </table:table-cell>
          <table:table-cell table:formula="of:=IF(AND([.A91]&gt;[$notes.$B$2];[.A91]&lt;[$notes.$B$3]);[$Soybeans.B91];&quot;&quot;)">
            <text:p/>
          </table:table-cell>
          <table:table-cell table:formula="of:=IF(AND([.A91]&gt;[$notes.$B$3];[.A91]&lt;[$notes.$B$4]);[$Soybeans.B91];&quot;&quot;)" office:value-type="float" office:value="-0.0378943975158548" calcext:value-type="float">
            <text:p>-0.037894397515855</text:p>
          </table:table-cell>
          <table:table-cell table:number-columns-repeated="2"/>
        </table:table-row>
        <table:table-row table:style-name="ro1">
          <table:table-cell table:formula="of:=[$Soybeans.A92]" office:value-type="float" office:value="37.7264150943396" calcext:value-type="float">
            <text:p>37.7264150943396</text:p>
          </table:table-cell>
          <table:table-cell table:formula="of:=IF(AND([.A92]&gt;[$notes.$B$2];[.A92]&lt;[$notes.$B$3]);[$Soybeans.B92];&quot;&quot;)">
            <text:p/>
          </table:table-cell>
          <table:table-cell table:formula="of:=IF(AND([.A92]&gt;[$notes.$B$3];[.A92]&lt;[$notes.$B$4]);[$Soybeans.B92];&quot;&quot;)" office:value-type="float" office:value="-0.0399042130470251" calcext:value-type="float">
            <text:p>-0.039904213047025</text:p>
          </table:table-cell>
          <table:table-cell table:number-columns-repeated="2"/>
        </table:table-row>
        <table:table-row table:style-name="ro1">
          <table:table-cell table:formula="of:=[$Soybeans.A93]" office:value-type="float" office:value="38.054856743536" calcext:value-type="float">
            <text:p>38.054856743536</text:p>
          </table:table-cell>
          <table:table-cell table:formula="of:=IF(AND([.A93]&gt;[$notes.$B$2];[.A93]&lt;[$notes.$B$3]);[$Soybeans.B93];&quot;&quot;)">
            <text:p/>
          </table:table-cell>
          <table:table-cell table:formula="of:=IF(AND([.A93]&gt;[$notes.$B$3];[.A93]&lt;[$notes.$B$4]);[$Soybeans.B93];&quot;&quot;)">
            <text:p/>
          </table:table-cell>
          <table:table-cell table:number-columns-repeated="2"/>
        </table:table-row>
        <table:table-row table:style-name="ro1">
          <table:table-cell table:formula="of:=[$Soybeans.A94]" office:value-type="float" office:value="38.3832983927324" calcext:value-type="float">
            <text:p>38.3832983927324</text:p>
          </table:table-cell>
          <table:table-cell table:formula="of:=IF(AND([.A94]&gt;[$notes.$B$2];[.A94]&lt;[$notes.$B$3]);[$Soybeans.B94];&quot;&quot;)">
            <text:p/>
          </table:table-cell>
          <table:table-cell table:formula="of:=IF(AND([.A94]&gt;[$notes.$B$3];[.A94]&lt;[$notes.$B$4]);[$Soybeans.B94];&quot;&quot;)">
            <text:p/>
          </table:table-cell>
          <table:table-cell table:number-columns-repeated="2"/>
        </table:table-row>
        <table:table-row table:style-name="ro1">
          <table:table-cell table:formula="of:=[$Soybeans.A95]" office:value-type="float" office:value="38.7117400419287" calcext:value-type="float">
            <text:p>38.7117400419287</text:p>
          </table:table-cell>
          <table:table-cell table:formula="of:=IF(AND([.A95]&gt;[$notes.$B$2];[.A95]&lt;[$notes.$B$3]);[$Soybeans.B95];&quot;&quot;)">
            <text:p/>
          </table:table-cell>
          <table:table-cell table:formula="of:=IF(AND([.A95]&gt;[$notes.$B$3];[.A95]&lt;[$notes.$B$4]);[$Soybeans.B95];&quot;&quot;)">
            <text:p/>
          </table:table-cell>
          <table:table-cell table:number-columns-repeated="2"/>
        </table:table-row>
        <table:table-row table:style-name="ro1">
          <table:table-cell table:formula="of:=[$Soybeans.A96]" office:value-type="float" office:value="39.1222921034242" calcext:value-type="float">
            <text:p>39.1222921034242</text:p>
          </table:table-cell>
          <table:table-cell table:formula="of:=IF(AND([.A96]&gt;[$notes.$B$2];[.A96]&lt;[$notes.$B$3]);[$Soybeans.B96];&quot;&quot;)">
            <text:p/>
          </table:table-cell>
          <table:table-cell table:formula="of:=IF(AND([.A96]&gt;[$notes.$B$3];[.A96]&lt;[$notes.$B$4]);[$Soybeans.B96];&quot;&quot;)">
            <text:p/>
          </table:table-cell>
          <table:table-cell table:number-columns-repeated="2"/>
        </table:table-row>
        <table:table-row table:style-name="ro1">
          <table:table-cell table:formula="of:=[$Soybeans.A97]" office:value-type="float" office:value="39.6149545772187" calcext:value-type="float">
            <text:p>39.6149545772187</text:p>
          </table:table-cell>
          <table:table-cell table:formula="of:=IF(AND([.A97]&gt;[$notes.$B$2];[.A97]&lt;[$notes.$B$3]);[$Soybeans.B97];&quot;&quot;)">
            <text:p/>
          </table:table-cell>
          <table:table-cell table:formula="of:=IF(AND([.A97]&gt;[$notes.$B$3];[.A97]&lt;[$notes.$B$4]);[$Soybeans.B97];&quot;&quot;)">
            <text:p/>
          </table:table-cell>
          <table:table-cell table:number-columns-repeated="2"/>
        </table:table-row>
        <table:table-row table:style-name="ro1">
          <table:table-cell table:formula="of:=[$Soybeans.A98]" office:value-type="float" office:value="40.1076170510133" calcext:value-type="float">
            <text:p>40.1076170510133</text:p>
          </table:table-cell>
          <table:table-cell table:formula="of:=IF(AND([.A98]&gt;[$notes.$B$2];[.A98]&lt;[$notes.$B$3]);[$Soybeans.B98];&quot;&quot;)">
            <text:p/>
          </table:table-cell>
          <table:table-cell table:formula="of:=IF(AND([.A98]&gt;[$notes.$B$3];[.A98]&lt;[$notes.$B$4]);[$Soybeans.B98];&quot;&quot;)">
            <text:p/>
          </table:table-cell>
          <table:table-cell table:number-columns-repeated="2"/>
        </table:table-row>
        <table:table-row table:style-name="ro1">
          <table:table-cell table:formula="of:=[$Soybeans.A99]" office:value-type="float" office:value="40.6002795248078" calcext:value-type="float">
            <text:p>40.6002795248078</text:p>
          </table:table-cell>
          <table:table-cell table:formula="of:=IF(AND([.A99]&gt;[$notes.$B$2];[.A99]&lt;[$notes.$B$3]);[$Soybeans.B99];&quot;&quot;)">
            <text:p/>
          </table:table-cell>
          <table:table-cell table:formula="of:=IF(AND([.A99]&gt;[$notes.$B$3];[.A99]&lt;[$notes.$B$4]);[$Soybeans.B99];&quot;&quot;)">
            <text:p/>
          </table:table-cell>
          <table:table-cell table:number-columns-repeated="2"/>
        </table:table-row>
        <table:table-row table:style-name="ro1">
          <table:table-cell table:formula="of:=[$Soybeans.A100]" office:value-type="float" office:value="41.0929419986024" calcext:value-type="float">
            <text:p>41.0929419986024</text:p>
          </table:table-cell>
          <table:table-cell table:formula="of:=IF(AND([.A100]&gt;[$notes.$B$2];[.A100]&lt;[$notes.$B$3]);[$Soybeans.B100];&quot;&quot;)">
            <text:p/>
          </table:table-cell>
          <table:table-cell table:formula="of:=IF(AND([.A100]&gt;[$notes.$B$3];[.A100]&lt;[$notes.$B$4]);[$Soybeans.B100];&quot;&quot;)">
            <text:p/>
          </table:table-cell>
          <table:table-cell table:number-columns-repeated="2"/>
        </table:table-row>
        <table:table-row table:style-name="ro1">
          <table:table-cell table:formula="of:=[$Soybeans.A101]" office:value-type="float" office:value="41.5856044723969" calcext:value-type="float">
            <text:p>41.5856044723969</text:p>
          </table:table-cell>
          <table:table-cell table:formula="of:=IF(AND([.A101]&gt;[$notes.$B$2];[.A101]&lt;[$notes.$B$3]);[$Soybeans.B101];&quot;&quot;)">
            <text:p/>
          </table:table-cell>
          <table:table-cell table:formula="of:=IF(AND([.A101]&gt;[$notes.$B$3];[.A101]&lt;[$notes.$B$4]);[$Soybeans.B101];&quot;&quot;)">
            <text:p/>
          </table:table-cell>
          <table:table-cell table:number-columns-repeated="2"/>
        </table:table-row>
        <table:table-row table:style-name="ro1">
          <table:table-cell table:formula="of:=[$Soybeans.A102]" office:value-type="float" office:value="41.9140461215933" calcext:value-type="float">
            <text:p>41.9140461215933</text:p>
          </table:table-cell>
          <table:table-cell table:formula="of:=IF(AND([.A102]&gt;[$notes.$B$2];[.A102]&lt;[$notes.$B$3]);[$Soybeans.B102];&quot;&quot;)">
            <text:p/>
          </table:table-cell>
          <table:table-cell table:formula="of:=IF(AND([.A102]&gt;[$notes.$B$3];[.A102]&lt;[$notes.$B$4]);[$Soybeans.B10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03]&gt;[$notes.$B$2];[.A103]&lt;[$notes.$B$3]);[$Soybeans.B103];&quot;&quot;)">
            <text:p/>
          </table:table-cell>
          <table:table-cell table:formula="of:=IF(AND([.A103]&gt;[$notes.$B$3];[.A103]&lt;[$notes.$B$4]);[$Soybeans.B10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04]&gt;[$notes.$B$2];[.A104]&lt;[$notes.$B$3]);[$Soybeans.B104];&quot;&quot;)">
            <text:p/>
          </table:table-cell>
          <table:table-cell table:formula="of:=IF(AND([.A104]&gt;[$notes.$B$3];[.A104]&lt;[$notes.$B$4]);[$Soybeans.B10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05]&gt;[$notes.$B$2];[.A105]&lt;[$notes.$B$3]);[$Soybeans.B105];&quot;&quot;)">
            <text:p/>
          </table:table-cell>
          <table:table-cell table:formula="of:=IF(AND([.A105]&gt;[$notes.$B$3];[.A105]&lt;[$notes.$B$4]);[$Soybeans.B10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06]&gt;[$notes.$B$2];[.A106]&lt;[$notes.$B$3]);[$Soybeans.B106];&quot;&quot;)">
            <text:p/>
          </table:table-cell>
          <table:table-cell table:formula="of:=IF(AND([.A106]&gt;[$notes.$B$3];[.A106]&lt;[$notes.$B$4]);[$Soybeans.B10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07]&gt;[$notes.$B$2];[.A107]&lt;[$notes.$B$3]);[$Soybeans.B107];&quot;&quot;)">
            <text:p/>
          </table:table-cell>
          <table:table-cell table:formula="of:=IF(AND([.A107]&gt;[$notes.$B$3];[.A107]&lt;[$notes.$B$4]);[$Soybeans.B10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08]&gt;[$notes.$B$2];[.A108]&lt;[$notes.$B$3]);[$Soybeans.B108];&quot;&quot;)">
            <text:p/>
          </table:table-cell>
          <table:table-cell table:formula="of:=IF(AND([.A108]&gt;[$notes.$B$3];[.A108]&lt;[$notes.$B$4]);[$Soybeans.B10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09]&gt;[$notes.$B$2];[.A109]&lt;[$notes.$B$3]);[$Soybeans.B109];&quot;&quot;)">
            <text:p/>
          </table:table-cell>
          <table:table-cell table:formula="of:=IF(AND([.A109]&gt;[$notes.$B$3];[.A109]&lt;[$notes.$B$4]);[$Soybeans.B10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0]&gt;[$notes.$B$2];[.A110]&lt;[$notes.$B$3]);[$Soybeans.B110];&quot;&quot;)">
            <text:p/>
          </table:table-cell>
          <table:table-cell table:formula="of:=IF(AND([.A110]&gt;[$notes.$B$3];[.A110]&lt;[$notes.$B$4]);[$Soybeans.B11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1]&gt;[$notes.$B$2];[.A111]&lt;[$notes.$B$3]);[$Soybeans.B111];&quot;&quot;)">
            <text:p/>
          </table:table-cell>
          <table:table-cell table:formula="of:=IF(AND([.A111]&gt;[$notes.$B$3];[.A111]&lt;[$notes.$B$4]);[$Soybeans.B11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2]&gt;[$notes.$B$2];[.A112]&lt;[$notes.$B$3]);[$Soybeans.B112];&quot;&quot;)">
            <text:p/>
          </table:table-cell>
          <table:table-cell table:formula="of:=IF(AND([.A112]&gt;[$notes.$B$3];[.A112]&lt;[$notes.$B$4]);[$Soybeans.B11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3]&gt;[$notes.$B$2];[.A113]&lt;[$notes.$B$3]);[$Soybeans.B113];&quot;&quot;)">
            <text:p/>
          </table:table-cell>
          <table:table-cell table:formula="of:=IF(AND([.A113]&gt;[$notes.$B$3];[.A113]&lt;[$notes.$B$4]);[$Soybeans.B11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4]&gt;[$notes.$B$2];[.A114]&lt;[$notes.$B$3]);[$Soybeans.B114];&quot;&quot;)">
            <text:p/>
          </table:table-cell>
          <table:table-cell table:formula="of:=IF(AND([.A114]&gt;[$notes.$B$3];[.A114]&lt;[$notes.$B$4]);[$Soybeans.B11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5]&gt;[$notes.$B$2];[.A115]&lt;[$notes.$B$3]);[$Soybeans.B115];&quot;&quot;)">
            <text:p/>
          </table:table-cell>
          <table:table-cell table:formula="of:=IF(AND([.A115]&gt;[$notes.$B$3];[.A115]&lt;[$notes.$B$4]);[$Soybeans.B11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6]&gt;[$notes.$B$2];[.A116]&lt;[$notes.$B$3]);[$Soybeans.B116];&quot;&quot;)">
            <text:p/>
          </table:table-cell>
          <table:table-cell table:formula="of:=IF(AND([.A116]&gt;[$notes.$B$3];[.A116]&lt;[$notes.$B$4]);[$Soybeans.B11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7]&gt;[$notes.$B$2];[.A117]&lt;[$notes.$B$3]);[$Soybeans.B117];&quot;&quot;)">
            <text:p/>
          </table:table-cell>
          <table:table-cell table:formula="of:=IF(AND([.A117]&gt;[$notes.$B$3];[.A117]&lt;[$notes.$B$4]);[$Soybeans.B11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8]&gt;[$notes.$B$2];[.A118]&lt;[$notes.$B$3]);[$Soybeans.B118];&quot;&quot;)">
            <text:p/>
          </table:table-cell>
          <table:table-cell table:formula="of:=IF(AND([.A118]&gt;[$notes.$B$3];[.A118]&lt;[$notes.$B$4]);[$Soybeans.B11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9]&gt;[$notes.$B$2];[.A119]&lt;[$notes.$B$3]);[$Soybeans.B119];&quot;&quot;)">
            <text:p/>
          </table:table-cell>
          <table:table-cell table:formula="of:=IF(AND([.A119]&gt;[$notes.$B$3];[.A119]&lt;[$notes.$B$4]);[$Soybeans.B11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0]&gt;[$notes.$B$2];[.A120]&lt;[$notes.$B$3]);[$Soybeans.B120];&quot;&quot;)">
            <text:p/>
          </table:table-cell>
          <table:table-cell table:formula="of:=IF(AND([.A120]&gt;[$notes.$B$3];[.A120]&lt;[$notes.$B$4]);[$Soybeans.B12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1]&gt;[$notes.$B$2];[.A121]&lt;[$notes.$B$3]);[$Soybeans.B121];&quot;&quot;)">
            <text:p/>
          </table:table-cell>
          <table:table-cell table:formula="of:=IF(AND([.A121]&gt;[$notes.$B$3];[.A121]&lt;[$notes.$B$4]);[$Soybeans.B12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2]&gt;[$notes.$B$2];[.A122]&lt;[$notes.$B$3]);[$Soybeans.B122];&quot;&quot;)">
            <text:p/>
          </table:table-cell>
          <table:table-cell table:formula="of:=IF(AND([.A122]&gt;[$notes.$B$3];[.A122]&lt;[$notes.$B$4]);[$Soybeans.B12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3]&gt;[$notes.$B$2];[.A123]&lt;[$notes.$B$3]);[$Soybeans.B123];&quot;&quot;)">
            <text:p/>
          </table:table-cell>
          <table:table-cell table:formula="of:=IF(AND([.A123]&gt;[$notes.$B$3];[.A123]&lt;[$notes.$B$4]);[$Soybeans.B12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4]&gt;[$notes.$B$2];[.A124]&lt;[$notes.$B$3]);[$Soybeans.B124];&quot;&quot;)">
            <text:p/>
          </table:table-cell>
          <table:table-cell table:formula="of:=IF(AND([.A124]&gt;[$notes.$B$3];[.A124]&lt;[$notes.$B$4]);[$Soybeans.B12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5]&gt;[$notes.$B$2];[.A125]&lt;[$notes.$B$3]);[$Soybeans.B125];&quot;&quot;)">
            <text:p/>
          </table:table-cell>
          <table:table-cell table:formula="of:=IF(AND([.A125]&gt;[$notes.$B$3];[.A125]&lt;[$notes.$B$4]);[$Soybeans.B12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6]&gt;[$notes.$B$2];[.A126]&lt;[$notes.$B$3]);[$Soybeans.B126];&quot;&quot;)">
            <text:p/>
          </table:table-cell>
          <table:table-cell table:formula="of:=IF(AND([.A126]&gt;[$notes.$B$3];[.A126]&lt;[$notes.$B$4]);[$Soybeans.B12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7]&gt;[$notes.$B$2];[.A127]&lt;[$notes.$B$3]);[$Soybeans.B127];&quot;&quot;)">
            <text:p/>
          </table:table-cell>
          <table:table-cell table:formula="of:=IF(AND([.A127]&gt;[$notes.$B$3];[.A127]&lt;[$notes.$B$4]);[$Soybeans.B12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8]&gt;[$notes.$B$2];[.A128]&lt;[$notes.$B$3]);[$Soybeans.B128];&quot;&quot;)">
            <text:p/>
          </table:table-cell>
          <table:table-cell table:formula="of:=IF(AND([.A128]&gt;[$notes.$B$3];[.A128]&lt;[$notes.$B$4]);[$Soybeans.B12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9]&gt;[$notes.$B$2];[.A129]&lt;[$notes.$B$3]);[$Soybeans.B129];&quot;&quot;)">
            <text:p/>
          </table:table-cell>
          <table:table-cell table:formula="of:=IF(AND([.A129]&gt;[$notes.$B$3];[.A129]&lt;[$notes.$B$4]);[$Soybeans.B12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0]&gt;[$notes.$B$2];[.A130]&lt;[$notes.$B$3]);[$Soybeans.B130];&quot;&quot;)">
            <text:p/>
          </table:table-cell>
          <table:table-cell table:formula="of:=IF(AND([.A130]&gt;[$notes.$B$3];[.A130]&lt;[$notes.$B$4]);[$Soybeans.B13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1]&gt;[$notes.$B$2];[.A131]&lt;[$notes.$B$3]);[$Soybeans.B131];&quot;&quot;)">
            <text:p/>
          </table:table-cell>
          <table:table-cell table:formula="of:=IF(AND([.A131]&gt;[$notes.$B$3];[.A131]&lt;[$notes.$B$4]);[$Soybeans.B13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2]&gt;[$notes.$B$2];[.A132]&lt;[$notes.$B$3]);[$Soybeans.B132];&quot;&quot;)">
            <text:p/>
          </table:table-cell>
          <table:table-cell table:formula="of:=IF(AND([.A132]&gt;[$notes.$B$3];[.A132]&lt;[$notes.$B$4]);[$Soybeans.B13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3]&gt;[$notes.$B$2];[.A133]&lt;[$notes.$B$3]);[$Soybeans.B133];&quot;&quot;)">
            <text:p/>
          </table:table-cell>
          <table:table-cell table:formula="of:=IF([.A133]&gt;[$notes.$B$3];[$Soybeans.B13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4]&gt;[$notes.$B$2];[.A134]&lt;[$notes.$B$3]);[$Soybeans.B134];&quot;&quot;)">
            <text:p/>
          </table:table-cell>
          <table:table-cell table:formula="of:=IF([.A134]&gt;[$notes.$B$3];[$Soybeans.B13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5]&gt;[$notes.$B$2];[.A135]&lt;[$notes.$B$3]);[$Soybeans.B135];&quot;&quot;)">
            <text:p/>
          </table:table-cell>
          <table:table-cell table:formula="of:=IF([.A135]&gt;[$notes.$B$3];[$Soybeans.B13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6]&gt;[$notes.$B$2];[.A136]&lt;[$notes.$B$3]);[$Soybeans.B136];&quot;&quot;)">
            <text:p/>
          </table:table-cell>
          <table:table-cell table:formula="of:=IF([.A136]&gt;[$notes.$B$3];[$Soybeans.B13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7]&gt;[$notes.$B$2];[.A137]&lt;[$notes.$B$3]);[$Soybeans.B137];&quot;&quot;)">
            <text:p/>
          </table:table-cell>
          <table:table-cell table:formula="of:=IF([.A137]&gt;[$notes.$B$3];[$Soybeans.B13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8]&gt;[$notes.$B$2];[.A138]&lt;[$notes.$B$3]);[$Soybeans.B13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39]&gt;[$notes.$B$2];[.A139]&lt;[$notes.$B$3]);[$Soybeans.B13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0]&gt;[$notes.$B$2];[.A140]&lt;[$notes.$B$3]);[$Soybeans.B14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1]&gt;[$notes.$B$2];[.A141]&lt;[$notes.$B$3]);[$Soybeans.B14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2]&gt;[$notes.$B$2];[.A142]&lt;[$notes.$B$3]);[$Soybeans.B14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3]&gt;[$notes.$B$2];[.A143]&lt;[$notes.$B$3]);[$Soybeans.B14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4]&gt;[$notes.$B$2];[.A144]&lt;[$notes.$B$3]);[$Soybeans.B14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5]&gt;[$notes.$B$2];[.A145]&lt;[$notes.$B$3]);[$Soybeans.B14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6]&gt;[$notes.$B$2];[.A146]&lt;[$notes.$B$3]);[$Soybeans.B14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7]&gt;[$notes.$B$2];[.A147]&lt;[$notes.$B$3]);[$Soybeans.B14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8]&gt;[$notes.$B$2];[.A148]&lt;[$notes.$B$3]);[$Soybeans.B14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9]&gt;[$notes.$B$2];[.A149]&lt;[$notes.$B$3]);[$Soybeans.B14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0]&gt;[$notes.$B$2];[.A150]&lt;[$notes.$B$3]);[$Soybeans.B15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1]&gt;[$notes.$B$2];[.A151]&lt;[$notes.$B$3]);[$Soybeans.B15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2]&gt;[$notes.$B$2];[.A152]&lt;[$notes.$B$3]);[$Soybeans.B15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3]&gt;[$notes.$B$2];[.A153]&lt;[$notes.$B$3]);[$Soybeans.B15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4]&gt;[$notes.$B$2];[.A154]&lt;[$notes.$B$3]);[$Soybeans.B15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5]&gt;[$notes.$B$2];[.A155]&lt;[$notes.$B$3]);[$Soybeans.B15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6]&gt;[$notes.$B$2];[.A156]&lt;[$notes.$B$3]);[$Soybeans.B15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7]&gt;[$notes.$B$2];[.A157]&lt;[$notes.$B$3]);[$Soybeans.B15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8]&gt;[$notes.$B$2];[.A158]&lt;[$notes.$B$3]);[$Soybeans.B15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9]&gt;[$notes.$B$2];[.A159]&lt;[$notes.$B$3]);[$Soybeans.B15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0]&gt;[$notes.$B$2];[.A160]&lt;[$notes.$B$3]);[$Soybeans.B16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1]&gt;[$notes.$B$2];[.A161]&lt;[$notes.$B$3]);[$Soybeans.B16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2]&gt;[$notes.$B$2];[.A162]&lt;[$notes.$B$3]);[$Soybeans.B16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3]&gt;[$notes.$B$2];[.A163]&lt;[$notes.$B$3]);[$Soybeans.B16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4]&gt;[$notes.$B$2];[.A164]&lt;[$notes.$B$3]);[$Soybeans.B16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5]&gt;[$notes.$B$2];[.A165]&lt;[$notes.$B$3]);[$Soybeans.B16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6]&gt;[$notes.$B$2];[.A166]&lt;[$notes.$B$3]);[$Soybeans.B16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7]&gt;[$notes.$B$2];[.A167]&lt;[$notes.$B$3]);[$Soybeans.B16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8]&gt;[$notes.$B$2];[.A168]&lt;[$notes.$B$3]);[$Soybeans.B16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9]&gt;[$notes.$B$2];[.A169]&lt;[$notes.$B$3]);[$Soybeans.B16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0]&gt;[$notes.$B$2];[.A170]&lt;[$notes.$B$3]);[$Soybeans.B17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1]&gt;[$notes.$B$2];[.A171]&lt;[$notes.$B$3]);[$Soybeans.B17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2]&gt;[$notes.$B$2];[.A172]&lt;[$notes.$B$3]);[$Soybeans.B17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3]&gt;[$notes.$B$2];[.A173]&lt;[$notes.$B$3]);[$Soybeans.B17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4]&gt;[$notes.$B$2];[.A174]&lt;[$notes.$B$3]);[$Soybeans.B17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5]&gt;[$notes.$B$2];[.A175]&lt;[$notes.$B$3]);[$Soybeans.B17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6]&gt;[$notes.$B$2];[.A176]&lt;[$notes.$B$3]);[$Soybeans.B17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7]&gt;[$notes.$B$2];[.A177]&lt;[$notes.$B$3]);[$Soybeans.B17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8]&gt;[$notes.$B$2];[.A178]&lt;[$notes.$B$3]);[$Soybeans.B17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9]&gt;[$notes.$B$2];[.A179]&lt;[$notes.$B$3]);[$Soybeans.B17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0]&gt;[$notes.$B$2];[.A180]&lt;[$notes.$B$3]);[$Soybeans.B18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1]&gt;[$notes.$B$2];[.A181]&lt;[$notes.$B$3]);[$Soybeans.B18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2]&gt;[$notes.$B$2];[.A182]&lt;[$notes.$B$3]);[$Soybeans.B18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3]&gt;[$notes.$B$2];[.A183]&lt;[$notes.$B$3]);[$Soybeans.B18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4]&gt;[$notes.$B$2];[.A184]&lt;[$notes.$B$3]);[$Soybeans.B18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5]&gt;[$notes.$B$2];[.A185]&lt;[$notes.$B$3]);[$Soybeans.B18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6]&gt;[$notes.$B$2];[.A186]&lt;[$notes.$B$3]);[$Soybeans.B18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7]&gt;[$notes.$B$2];[.A187]&lt;[$notes.$B$3]);[$Soybeans.B18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8]&gt;[$notes.$B$2];[.A188]&lt;[$notes.$B$3]);[$Soybeans.B18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9]&gt;[$notes.$B$2];[.A189]&lt;[$notes.$B$3]);[$Soybeans.B18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0]&gt;[$notes.$B$2];[.A190]&lt;[$notes.$B$3]);[$Soybeans.B19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1]&gt;[$notes.$B$2];[.A191]&lt;[$notes.$B$3]);[$Soybeans.B19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2]&gt;[$notes.$B$2];[.A192]&lt;[$notes.$B$3]);[$Soybeans.B192];&quot;&quot;)">
            <text:p/>
          </table:table-cell>
          <table:table-cell table:number-columns-repeated="3"/>
        </table:table-row>
      </table:table>
      <table:table table:name="Maize_fit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mp</text:p>
          </table:table-cell>
          <table:table-cell table:style-name="Default" office:value-type="string" calcext:value-type="string">
            <text:p>logy(GDD)</text:p>
          </table:table-cell>
          <table:table-cell office:value-type="string" calcext:value-type="string">
            <text:p>logy(EDD)</text:p>
          </table:table-cell>
          <table:table-cell table:number-columns-repeated="2"/>
        </table:table-row>
        <table:table-row table:style-name="ro1">
          <table:table-cell table:formula="of:=[$Maize.A2]" office:value-type="float" office:value="0.205514116879173" calcext:value-type="float">
            <text:p>0.205514116879173</text:p>
          </table:table-cell>
          <table:table-cell table:formula="of:=IF(AND([.A2]&gt;[$notes.$C$2];[.A2]&lt;[$notes.$C$3]);[$Maize.B2];&quot;&quot;)">
            <text:p/>
          </table:table-cell>
          <table:table-cell table:formula="of:=IF(AND([.A2]&gt;[$notes.$C$3];[.A2]&lt;[$notes.$C$4]);[$Maize.B2];&quot;&quot;)">
            <text:p/>
          </table:table-cell>
          <table:table-cell office:value-type="string" calcext:value-type="string">
            <text:p>GDDsens</text:p>
          </table:table-cell>
          <table:table-cell table:formula="of:=SLOPE([.B$1:.B$1048576];[.A$1:.A$1048576])" office:value-type="float" office:value="0.000317954802038812" calcext:value-type="float">
            <text:p>0.000317954802039</text:p>
          </table:table-cell>
        </table:table-row>
        <table:table-row table:style-name="ro1">
          <table:table-cell table:formula="of:=[$Maize.A3]" office:value-type="float" office:value="0.574622776185772" calcext:value-type="float">
            <text:p>0.574622776185772</text:p>
          </table:table-cell>
          <table:table-cell table:formula="of:=IF(AND([.A3]&gt;[$notes.$C$2];[.A3]&lt;[$notes.$C$3]);[$Maize.B3];&quot;&quot;)">
            <text:p/>
          </table:table-cell>
          <table:table-cell table:formula="of:=IF(AND([.A3]&gt;[$notes.$C$3];[.A3]&lt;[$notes.$C$4]);[$Maize.B3];&quot;&quot;)">
            <text:p/>
          </table:table-cell>
          <table:table-cell office:value-type="string" calcext:value-type="string">
            <text:p>EDDsens</text:p>
          </table:table-cell>
          <table:table-cell table:formula="of:=SLOPE([.C$1:.C$1048576];[.A$1:.A$1048576])" office:value-type="float" office:value="-0.00643577410751251" calcext:value-type="float">
            <text:p>-0.006435774107513</text:p>
          </table:table-cell>
        </table:table-row>
        <table:table-row table:style-name="ro1">
          <table:table-cell table:formula="of:=[$Maize.A4]" office:value-type="float" office:value="0.943731435492372" calcext:value-type="float">
            <text:p>0.943731435492372</text:p>
          </table:table-cell>
          <table:table-cell table:formula="of:=IF(AND([.A4]&gt;[$notes.$C$2];[.A4]&lt;[$notes.$C$3]);[$Maize.B4];&quot;&quot;)">
            <text:p/>
          </table:table-cell>
          <table:table-cell table:formula="of:=IF(AND([.A4]&gt;[$notes.$C$3];[.A4]&lt;[$notes.$C$4]);[$Maize.B4];&quot;&quot;)">
            <text:p/>
          </table:table-cell>
          <table:table-cell table:number-columns-repeated="2"/>
        </table:table-row>
        <table:table-row table:style-name="ro1">
          <table:table-cell table:formula="of:=[$Maize.A5]" office:value-type="float" office:value="1.31284009479897" calcext:value-type="float">
            <text:p>1.31284009479897</text:p>
          </table:table-cell>
          <table:table-cell table:formula="of:=IF(AND([.A5]&gt;[$notes.$C$2];[.A5]&lt;[$notes.$C$3]);[$Maize.B5];&quot;&quot;)">
            <text:p/>
          </table:table-cell>
          <table:table-cell table:formula="of:=IF(AND([.A5]&gt;[$notes.$C$3];[.A5]&lt;[$notes.$C$4]);[$Maize.B5];&quot;&quot;)">
            <text:p/>
          </table:table-cell>
          <table:table-cell table:number-columns-repeated="2"/>
        </table:table-row>
        <table:table-row table:style-name="ro1">
          <table:table-cell table:formula="of:=[$Maize.A6]" office:value-type="float" office:value="1.68194875410557" calcext:value-type="float">
            <text:p>1.68194875410557</text:p>
          </table:table-cell>
          <table:table-cell table:formula="of:=IF(AND([.A6]&gt;[$notes.$C$2];[.A6]&lt;[$notes.$C$3]);[$Maize.B6];&quot;&quot;)">
            <text:p/>
          </table:table-cell>
          <table:table-cell table:formula="of:=IF(AND([.A6]&gt;[$notes.$C$3];[.A6]&lt;[$notes.$C$4]);[$Maize.B6];&quot;&quot;)">
            <text:p/>
          </table:table-cell>
          <table:table-cell table:number-columns-repeated="2"/>
        </table:table-row>
        <table:table-row table:style-name="ro1">
          <table:table-cell table:formula="of:=[$Maize.A7]" office:value-type="float" office:value="1.74346686399" calcext:value-type="float">
            <text:p>1.74346686399</text:p>
          </table:table-cell>
          <table:table-cell table:formula="of:=IF(AND([.A7]&gt;[$notes.$C$2];[.A7]&lt;[$notes.$C$3]);[$Maize.B7];&quot;&quot;)">
            <text:p/>
          </table:table-cell>
          <table:table-cell table:formula="of:=IF(AND([.A7]&gt;[$notes.$C$3];[.A7]&lt;[$notes.$C$4]);[$Maize.B7];&quot;&quot;)">
            <text:p/>
          </table:table-cell>
          <table:table-cell table:number-columns-repeated="2"/>
        </table:table-row>
        <table:table-row table:style-name="ro1">
          <table:table-cell table:formula="of:=[$Maize.A8]" office:value-type="float" office:value="2.05105741341217" calcext:value-type="float">
            <text:p>2.05105741341217</text:p>
          </table:table-cell>
          <table:table-cell table:formula="of:=IF(AND([.A8]&gt;[$notes.$C$2];[.A8]&lt;[$notes.$C$3]);[$Maize.B8];&quot;&quot;)">
            <text:p/>
          </table:table-cell>
          <table:table-cell table:formula="of:=IF(AND([.A8]&gt;[$notes.$C$3];[.A8]&lt;[$notes.$C$4]);[$Maize.B8];&quot;&quot;)">
            <text:p/>
          </table:table-cell>
          <table:table-cell table:number-columns-repeated="2"/>
        </table:table-row>
        <table:table-row table:style-name="ro1">
          <table:table-cell table:formula="of:=[$Maize.A9]" office:value-type="float" office:value="2.1125755232966" calcext:value-type="float">
            <text:p>2.1125755232966</text:p>
          </table:table-cell>
          <table:table-cell table:formula="of:=IF(AND([.A9]&gt;[$notes.$C$2];[.A9]&lt;[$notes.$C$3]);[$Maize.B9];&quot;&quot;)">
            <text:p/>
          </table:table-cell>
          <table:table-cell table:formula="of:=IF(AND([.A9]&gt;[$notes.$C$3];[.A9]&lt;[$notes.$C$4]);[$Maize.B9];&quot;&quot;)">
            <text:p/>
          </table:table-cell>
          <table:table-cell table:number-columns-repeated="2"/>
        </table:table-row>
        <table:table-row table:style-name="ro1">
          <table:table-cell table:formula="of:=[$Maize.A10]" office:value-type="float" office:value="2.42016607271877" calcext:value-type="float">
            <text:p>2.42016607271877</text:p>
          </table:table-cell>
          <table:table-cell table:formula="of:=IF(AND([.A10]&gt;[$notes.$C$2];[.A10]&lt;[$notes.$C$3]);[$Maize.B10];&quot;&quot;)">
            <text:p/>
          </table:table-cell>
          <table:table-cell table:formula="of:=IF(AND([.A10]&gt;[$notes.$C$3];[.A10]&lt;[$notes.$C$4]);[$Maize.B10];&quot;&quot;)">
            <text:p/>
          </table:table-cell>
          <table:table-cell table:number-columns-repeated="2"/>
        </table:table-row>
        <table:table-row table:style-name="ro1">
          <table:table-cell table:formula="of:=[$Maize.A11]" office:value-type="float" office:value="2.4816841826032" calcext:value-type="float">
            <text:p>2.4816841826032</text:p>
          </table:table-cell>
          <table:table-cell table:formula="of:=IF(AND([.A11]&gt;[$notes.$C$2];[.A11]&lt;[$notes.$C$3]);[$Maize.B11];&quot;&quot;)">
            <text:p/>
          </table:table-cell>
          <table:table-cell table:formula="of:=IF(AND([.A11]&gt;[$notes.$C$3];[.A11]&lt;[$notes.$C$4]);[$Maize.B11];&quot;&quot;)">
            <text:p/>
          </table:table-cell>
          <table:table-cell table:number-columns-repeated="2"/>
        </table:table-row>
        <table:table-row table:style-name="ro1">
          <table:table-cell table:formula="of:=[$Maize.A12]" office:value-type="float" office:value="2.78927473202537" calcext:value-type="float">
            <text:p>2.78927473202537</text:p>
          </table:table-cell>
          <table:table-cell table:formula="of:=IF(AND([.A12]&gt;[$notes.$C$2];[.A12]&lt;[$notes.$C$3]);[$Maize.B12];&quot;&quot;)">
            <text:p/>
          </table:table-cell>
          <table:table-cell table:formula="of:=IF(AND([.A12]&gt;[$notes.$C$3];[.A12]&lt;[$notes.$C$4]);[$Maize.B12];&quot;&quot;)">
            <text:p/>
          </table:table-cell>
          <table:table-cell table:number-columns-repeated="2"/>
        </table:table-row>
        <table:table-row table:style-name="ro1">
          <table:table-cell table:formula="of:=[$Maize.A13]" office:value-type="float" office:value="2.8507928419098" calcext:value-type="float">
            <text:p>2.8507928419098</text:p>
          </table:table-cell>
          <table:table-cell table:formula="of:=IF(AND([.A13]&gt;[$notes.$C$2];[.A13]&lt;[$notes.$C$3]);[$Maize.B13];&quot;&quot;)">
            <text:p/>
          </table:table-cell>
          <table:table-cell table:formula="of:=IF(AND([.A13]&gt;[$notes.$C$3];[.A13]&lt;[$notes.$C$4]);[$Maize.B13];&quot;&quot;)">
            <text:p/>
          </table:table-cell>
          <table:table-cell table:number-columns-repeated="2"/>
        </table:table-row>
        <table:table-row table:style-name="ro1">
          <table:table-cell table:formula="of:=[$Maize.A14]" office:value-type="float" office:value="3.15838339133197" calcext:value-type="float">
            <text:p>3.15838339133197</text:p>
          </table:table-cell>
          <table:table-cell table:formula="of:=IF(AND([.A14]&gt;[$notes.$C$2];[.A14]&lt;[$notes.$C$3]);[$Maize.B14];&quot;&quot;)">
            <text:p/>
          </table:table-cell>
          <table:table-cell table:formula="of:=IF(AND([.A14]&gt;[$notes.$C$3];[.A14]&lt;[$notes.$C$4]);[$Maize.B14];&quot;&quot;)">
            <text:p/>
          </table:table-cell>
          <table:table-cell table:number-columns-repeated="2"/>
        </table:table-row>
        <table:table-row table:style-name="ro1">
          <table:table-cell table:formula="of:=[$Maize.A15]" office:value-type="float" office:value="3.2199015012164" calcext:value-type="float">
            <text:p>3.2199015012164</text:p>
          </table:table-cell>
          <table:table-cell table:formula="of:=IF(AND([.A15]&gt;[$notes.$C$2];[.A15]&lt;[$notes.$C$3]);[$Maize.B15];&quot;&quot;)">
            <text:p/>
          </table:table-cell>
          <table:table-cell table:formula="of:=IF(AND([.A15]&gt;[$notes.$C$3];[.A15]&lt;[$notes.$C$4]);[$Maize.B15];&quot;&quot;)">
            <text:p/>
          </table:table-cell>
          <table:table-cell table:number-columns-repeated="2"/>
        </table:table-row>
        <table:table-row table:style-name="ro1">
          <table:table-cell table:formula="of:=[$Maize.A16]" office:value-type="float" office:value="3.52749205063857" calcext:value-type="float">
            <text:p>3.52749205063857</text:p>
          </table:table-cell>
          <table:table-cell table:formula="of:=IF(AND([.A16]&gt;[$notes.$C$2];[.A16]&lt;[$notes.$C$3]);[$Maize.B16];&quot;&quot;)">
            <text:p/>
          </table:table-cell>
          <table:table-cell table:formula="of:=IF(AND([.A16]&gt;[$notes.$C$3];[.A16]&lt;[$notes.$C$4]);[$Maize.B16];&quot;&quot;)">
            <text:p/>
          </table:table-cell>
          <table:table-cell table:number-columns-repeated="2"/>
        </table:table-row>
        <table:table-row table:style-name="ro1">
          <table:table-cell table:formula="of:=[$Maize.A17]" office:value-type="float" office:value="3.589010160523" calcext:value-type="float">
            <text:p>3.589010160523</text:p>
          </table:table-cell>
          <table:table-cell table:formula="of:=IF(AND([.A17]&gt;[$notes.$C$2];[.A17]&lt;[$notes.$C$3]);[$Maize.B17];&quot;&quot;)">
            <text:p/>
          </table:table-cell>
          <table:table-cell table:formula="of:=IF(AND([.A17]&gt;[$notes.$C$3];[.A17]&lt;[$notes.$C$4]);[$Maize.B17];&quot;&quot;)">
            <text:p/>
          </table:table-cell>
          <table:table-cell table:number-columns-repeated="2"/>
        </table:table-row>
        <table:table-row table:style-name="ro1">
          <table:table-cell table:formula="of:=[$Maize.A18]" office:value-type="float" office:value="3.89660070994517" calcext:value-type="float">
            <text:p>3.89660070994517</text:p>
          </table:table-cell>
          <table:table-cell table:formula="of:=IF(AND([.A18]&gt;[$notes.$C$2];[.A18]&lt;[$notes.$C$3]);[$Maize.B18];&quot;&quot;)">
            <text:p/>
          </table:table-cell>
          <table:table-cell table:formula="of:=IF(AND([.A18]&gt;[$notes.$C$3];[.A18]&lt;[$notes.$C$4]);[$Maize.B18];&quot;&quot;)">
            <text:p/>
          </table:table-cell>
          <table:table-cell table:number-columns-repeated="2"/>
        </table:table-row>
        <table:table-row table:style-name="ro1">
          <table:table-cell table:formula="of:=[$Maize.A19]" office:value-type="float" office:value="3.9581188198296" calcext:value-type="float">
            <text:p>3.9581188198296</text:p>
          </table:table-cell>
          <table:table-cell table:formula="of:=IF(AND([.A19]&gt;[$notes.$C$2];[.A19]&lt;[$notes.$C$3]);[$Maize.B19];&quot;&quot;)">
            <text:p/>
          </table:table-cell>
          <table:table-cell table:formula="of:=IF(AND([.A19]&gt;[$notes.$C$3];[.A19]&lt;[$notes.$C$4]);[$Maize.B19];&quot;&quot;)">
            <text:p/>
          </table:table-cell>
          <table:table-cell table:number-columns-repeated="2"/>
        </table:table-row>
        <table:table-row table:style-name="ro1">
          <table:table-cell table:formula="of:=[$Maize.A20]" office:value-type="float" office:value="4.26570936925176" calcext:value-type="float">
            <text:p>4.26570936925176</text:p>
          </table:table-cell>
          <table:table-cell table:formula="of:=IF(AND([.A20]&gt;[$notes.$C$2];[.A20]&lt;[$notes.$C$3]);[$Maize.B20];&quot;&quot;)">
            <text:p/>
          </table:table-cell>
          <table:table-cell table:formula="of:=IF(AND([.A20]&gt;[$notes.$C$3];[.A20]&lt;[$notes.$C$4]);[$Maize.B20];&quot;&quot;)">
            <text:p/>
          </table:table-cell>
          <table:table-cell table:number-columns-repeated="2"/>
        </table:table-row>
        <table:table-row table:style-name="ro1">
          <table:table-cell table:formula="of:=[$Maize.A21]" office:value-type="float" office:value="4.3272274791362" calcext:value-type="float">
            <text:p>4.3272274791362</text:p>
          </table:table-cell>
          <table:table-cell table:formula="of:=IF(AND([.A21]&gt;[$notes.$C$2];[.A21]&lt;[$notes.$C$3]);[$Maize.B21];&quot;&quot;)">
            <text:p/>
          </table:table-cell>
          <table:table-cell table:formula="of:=IF(AND([.A21]&gt;[$notes.$C$3];[.A21]&lt;[$notes.$C$4]);[$Maize.B21];&quot;&quot;)">
            <text:p/>
          </table:table-cell>
          <table:table-cell table:number-columns-repeated="2"/>
        </table:table-row>
        <table:table-row table:style-name="ro1">
          <table:table-cell table:formula="of:=[$Maize.A22]" office:value-type="float" office:value="4.63481802855836" calcext:value-type="float">
            <text:p>4.63481802855836</text:p>
          </table:table-cell>
          <table:table-cell table:formula="of:=IF(AND([.A22]&gt;[$notes.$C$2];[.A22]&lt;[$notes.$C$3]);[$Maize.B22];&quot;&quot;)">
            <text:p/>
          </table:table-cell>
          <table:table-cell table:formula="of:=IF(AND([.A22]&gt;[$notes.$C$3];[.A22]&lt;[$notes.$C$4]);[$Maize.B22];&quot;&quot;)">
            <text:p/>
          </table:table-cell>
          <table:table-cell table:number-columns-repeated="2"/>
        </table:table-row>
        <table:table-row table:style-name="ro1">
          <table:table-cell table:formula="of:=[$Maize.A23]" office:value-type="float" office:value="5.00392668786496" calcext:value-type="float">
            <text:p>5.00392668786496</text:p>
          </table:table-cell>
          <table:table-cell table:formula="of:=IF(AND([.A23]&gt;[$notes.$C$2];[.A23]&lt;[$notes.$C$3]);[$Maize.B23];&quot;&quot;)">
            <text:p/>
          </table:table-cell>
          <table:table-cell table:formula="of:=IF(AND([.A23]&gt;[$notes.$C$3];[.A23]&lt;[$notes.$C$4]);[$Maize.B23];&quot;&quot;)">
            <text:p/>
          </table:table-cell>
          <table:table-cell table:number-columns-repeated="2"/>
        </table:table-row>
        <table:table-row table:style-name="ro1">
          <table:table-cell table:formula="of:=[$Maize.A24]" office:value-type="float" office:value="5.37303534717156" calcext:value-type="float">
            <text:p>5.37303534717156</text:p>
          </table:table-cell>
          <table:table-cell table:formula="of:=IF(AND([.A24]&gt;[$notes.$C$2];[.A24]&lt;[$notes.$C$3]);[$Maize.B24];&quot;&quot;)">
            <text:p/>
          </table:table-cell>
          <table:table-cell table:formula="of:=IF(AND([.A24]&gt;[$notes.$C$3];[.A24]&lt;[$notes.$C$4]);[$Maize.B24];&quot;&quot;)">
            <text:p/>
          </table:table-cell>
          <table:table-cell table:number-columns-repeated="2"/>
        </table:table-row>
        <table:table-row table:style-name="ro1">
          <table:table-cell table:formula="of:=[$Maize.A25]" office:value-type="float" office:value="5.74214400647816" calcext:value-type="float">
            <text:p>5.74214400647816</text:p>
          </table:table-cell>
          <table:table-cell table:formula="of:=IF(AND([.A25]&gt;[$notes.$C$2];[.A25]&lt;[$notes.$C$3]);[$Maize.B25];&quot;&quot;)">
            <text:p/>
          </table:table-cell>
          <table:table-cell table:formula="of:=IF(AND([.A25]&gt;[$notes.$C$3];[.A25]&lt;[$notes.$C$4]);[$Maize.B25];&quot;&quot;)">
            <text:p/>
          </table:table-cell>
          <table:table-cell table:number-columns-repeated="2"/>
        </table:table-row>
        <table:table-row table:style-name="ro1">
          <table:table-cell table:formula="of:=[$Maize.A26]" office:value-type="float" office:value="6.11125266578476" calcext:value-type="float">
            <text:p>6.11125266578476</text:p>
          </table:table-cell>
          <table:table-cell table:formula="of:=IF(AND([.A26]&gt;[$notes.$C$2];[.A26]&lt;[$notes.$C$3]);[$Maize.B26];&quot;&quot;)">
            <text:p/>
          </table:table-cell>
          <table:table-cell table:formula="of:=IF(AND([.A26]&gt;[$notes.$C$3];[.A26]&lt;[$notes.$C$4]);[$Maize.B26];&quot;&quot;)">
            <text:p/>
          </table:table-cell>
          <table:table-cell table:number-columns-repeated="2"/>
        </table:table-row>
        <table:table-row table:style-name="ro1">
          <table:table-cell table:formula="of:=[$Maize.A27]" office:value-type="float" office:value="6.48036132509136" calcext:value-type="float">
            <text:p>6.48036132509136</text:p>
          </table:table-cell>
          <table:table-cell table:formula="of:=IF(AND([.A27]&gt;[$notes.$C$2];[.A27]&lt;[$notes.$C$3]);[$Maize.B27];&quot;&quot;)">
            <text:p/>
          </table:table-cell>
          <table:table-cell table:formula="of:=IF(AND([.A27]&gt;[$notes.$C$3];[.A27]&lt;[$notes.$C$4]);[$Maize.B27];&quot;&quot;)">
            <text:p/>
          </table:table-cell>
          <table:table-cell table:number-columns-repeated="2"/>
        </table:table-row>
        <table:table-row table:style-name="ro1">
          <table:table-cell table:formula="of:=[$Maize.A28]" office:value-type="float" office:value="6.84946998439796" calcext:value-type="float">
            <text:p>6.84946998439796</text:p>
          </table:table-cell>
          <table:table-cell table:formula="of:=IF(AND([.A28]&gt;[$notes.$C$2];[.A28]&lt;[$notes.$C$3]);[$Maize.B28];&quot;&quot;)">
            <text:p/>
          </table:table-cell>
          <table:table-cell table:formula="of:=IF(AND([.A28]&gt;[$notes.$C$3];[.A28]&lt;[$notes.$C$4]);[$Maize.B28];&quot;&quot;)">
            <text:p/>
          </table:table-cell>
          <table:table-cell table:number-columns-repeated="2"/>
        </table:table-row>
        <table:table-row table:style-name="ro1">
          <table:table-cell table:formula="of:=[$Maize.A29]" office:value-type="float" office:value="7.21857864370456" calcext:value-type="float">
            <text:p>7.21857864370456</text:p>
          </table:table-cell>
          <table:table-cell table:formula="of:=IF(AND([.A29]&gt;[$notes.$C$2];[.A29]&lt;[$notes.$C$3]);[$Maize.B29];&quot;&quot;)">
            <text:p/>
          </table:table-cell>
          <table:table-cell table:formula="of:=IF(AND([.A29]&gt;[$notes.$C$3];[.A29]&lt;[$notes.$C$4]);[$Maize.B29];&quot;&quot;)">
            <text:p/>
          </table:table-cell>
          <table:table-cell table:number-columns-repeated="2"/>
        </table:table-row>
        <table:table-row table:style-name="ro1">
          <table:table-cell table:formula="of:=[$Maize.A30]" office:value-type="float" office:value="7.58768730301116" calcext:value-type="float">
            <text:p>7.58768730301116</text:p>
          </table:table-cell>
          <table:table-cell table:formula="of:=IF(AND([.A30]&gt;[$notes.$C$2];[.A30]&lt;[$notes.$C$3]);[$Maize.B30];&quot;&quot;)">
            <text:p/>
          </table:table-cell>
          <table:table-cell table:formula="of:=IF(AND([.A30]&gt;[$notes.$C$3];[.A30]&lt;[$notes.$C$4]);[$Maize.B30];&quot;&quot;)">
            <text:p/>
          </table:table-cell>
          <table:table-cell table:number-columns-repeated="2"/>
        </table:table-row>
        <table:table-row table:style-name="ro1">
          <table:table-cell table:formula="of:=[$Maize.A31]" office:value-type="float" office:value="7.95679596231776" calcext:value-type="float">
            <text:p>7.95679596231776</text:p>
          </table:table-cell>
          <table:table-cell table:formula="of:=IF(AND([.A31]&gt;[$notes.$C$2];[.A31]&lt;[$notes.$C$3]);[$Maize.B31];&quot;&quot;)">
            <text:p/>
          </table:table-cell>
          <table:table-cell table:formula="of:=IF(AND([.A31]&gt;[$notes.$C$3];[.A31]&lt;[$notes.$C$4]);[$Maize.B31];&quot;&quot;)">
            <text:p/>
          </table:table-cell>
          <table:table-cell table:number-columns-repeated="2"/>
        </table:table-row>
        <table:table-row table:style-name="ro1">
          <table:table-cell table:formula="of:=[$Maize.A32]" office:value-type="float" office:value="8.32590462162436" calcext:value-type="float">
            <text:p>8.32590462162436</text:p>
          </table:table-cell>
          <table:table-cell table:formula="of:=IF(AND([.A32]&gt;[$notes.$C$2];[.A32]&lt;[$notes.$C$3]);[$Maize.B32];&quot;&quot;)">
            <text:p/>
          </table:table-cell>
          <table:table-cell table:formula="of:=IF(AND([.A32]&gt;[$notes.$C$3];[.A32]&lt;[$notes.$C$4]);[$Maize.B32];&quot;&quot;)">
            <text:p/>
          </table:table-cell>
          <table:table-cell table:number-columns-repeated="2"/>
        </table:table-row>
        <table:table-row table:style-name="ro1">
          <table:table-cell table:formula="of:=[$Maize.A33]" office:value-type="float" office:value="8.69501328093095" calcext:value-type="float">
            <text:p>8.69501328093095</text:p>
          </table:table-cell>
          <table:table-cell table:formula="of:=IF(AND([.A33]&gt;[$notes.$C$2];[.A33]&lt;[$notes.$C$3]);[$Maize.B33];&quot;&quot;)">
            <text:p/>
          </table:table-cell>
          <table:table-cell table:formula="of:=IF(AND([.A33]&gt;[$notes.$C$3];[.A33]&lt;[$notes.$C$4]);[$Maize.B33];&quot;&quot;)">
            <text:p/>
          </table:table-cell>
          <table:table-cell table:number-columns-repeated="2"/>
        </table:table-row>
        <table:table-row table:style-name="ro1">
          <table:table-cell table:formula="of:=[$Maize.A34]" office:value-type="float" office:value="9.06412194023755" calcext:value-type="float">
            <text:p>9.06412194023755</text:p>
          </table:table-cell>
          <table:table-cell table:formula="of:=IF(AND([.A34]&gt;[$notes.$C$2];[.A34]&lt;[$notes.$C$3]);[$Maize.B34];&quot;&quot;)">
            <text:p/>
          </table:table-cell>
          <table:table-cell table:formula="of:=IF(AND([.A34]&gt;[$notes.$C$3];[.A34]&lt;[$notes.$C$4]);[$Maize.B34];&quot;&quot;)">
            <text:p/>
          </table:table-cell>
          <table:table-cell table:number-columns-repeated="2"/>
        </table:table-row>
        <table:table-row table:style-name="ro1">
          <table:table-cell table:formula="of:=[$Maize.A35]" office:value-type="float" office:value="9.43323059954415" calcext:value-type="float">
            <text:p>9.43323059954415</text:p>
          </table:table-cell>
          <table:table-cell table:formula="of:=IF(AND([.A35]&gt;[$notes.$C$2];[.A35]&lt;[$notes.$C$3]);[$Maize.B35];&quot;&quot;)">
            <text:p/>
          </table:table-cell>
          <table:table-cell table:formula="of:=IF(AND([.A35]&gt;[$notes.$C$3];[.A35]&lt;[$notes.$C$4]);[$Maize.B35];&quot;&quot;)">
            <text:p/>
          </table:table-cell>
          <table:table-cell table:number-columns-repeated="2"/>
        </table:table-row>
        <table:table-row table:style-name="ro1">
          <table:table-cell table:formula="of:=[$Maize.A36]" office:value-type="float" office:value="9.80233925885075" calcext:value-type="float">
            <text:p>9.80233925885075</text:p>
          </table:table-cell>
          <table:table-cell table:formula="of:=IF(AND([.A36]&gt;[$notes.$C$2];[.A36]&lt;[$notes.$C$3]);[$Maize.B36];&quot;&quot;)">
            <text:p/>
          </table:table-cell>
          <table:table-cell table:formula="of:=IF(AND([.A36]&gt;[$notes.$C$3];[.A36]&lt;[$notes.$C$4]);[$Maize.B36];&quot;&quot;)">
            <text:p/>
          </table:table-cell>
          <table:table-cell table:number-columns-repeated="2"/>
        </table:table-row>
        <table:table-row table:style-name="ro1">
          <table:table-cell table:formula="of:=[$Maize.A37]" office:value-type="float" office:value="10.1714479181574" calcext:value-type="float">
            <text:p>10.1714479181574</text:p>
          </table:table-cell>
          <table:table-cell table:formula="of:=IF(AND([.A37]&gt;[$notes.$C$2];[.A37]&lt;[$notes.$C$3]);[$Maize.B37];&quot;&quot;)" office:value-type="float" office:value="-0.00167007202077975" calcext:value-type="float">
            <text:p>-0.00167007202078</text:p>
          </table:table-cell>
          <table:table-cell table:formula="of:=IF(AND([.A37]&gt;[$notes.$C$3];[.A37]&lt;[$notes.$C$4]);[$Maize.B37];&quot;&quot;)">
            <text:p/>
          </table:table-cell>
          <table:table-cell table:number-columns-repeated="2"/>
        </table:table-row>
        <table:table-row table:style-name="ro1">
          <table:table-cell table:formula="of:=[$Maize.A38]" office:value-type="float" office:value="10.540556577464" calcext:value-type="float">
            <text:p>10.540556577464</text:p>
          </table:table-cell>
          <table:table-cell table:formula="of:=IF(AND([.A38]&gt;[$notes.$C$2];[.A38]&lt;[$notes.$C$3]);[$Maize.B38];&quot;&quot;)" office:value-type="float" office:value="-0.00149666133179408" calcext:value-type="float">
            <text:p>-0.001496661331794</text:p>
          </table:table-cell>
          <table:table-cell table:formula="of:=IF(AND([.A38]&gt;[$notes.$C$3];[.A38]&lt;[$notes.$C$4]);[$Maize.B38];&quot;&quot;)">
            <text:p/>
          </table:table-cell>
          <table:table-cell table:number-columns-repeated="2"/>
        </table:table-row>
        <table:table-row table:style-name="ro1">
          <table:table-cell table:formula="of:=[$Maize.A39]" office:value-type="float" office:value="10.9096652367706" calcext:value-type="float">
            <text:p>10.9096652367706</text:p>
          </table:table-cell>
          <table:table-cell table:formula="of:=IF(AND([.A39]&gt;[$notes.$C$2];[.A39]&lt;[$notes.$C$3]);[$Maize.B39];&quot;&quot;)" office:value-type="float" office:value="-0.0014581256231306" calcext:value-type="float">
            <text:p>-0.001458125623131</text:p>
          </table:table-cell>
          <table:table-cell table:formula="of:=IF(AND([.A39]&gt;[$notes.$C$3];[.A39]&lt;[$notes.$C$4]);[$Maize.B39];&quot;&quot;)">
            <text:p/>
          </table:table-cell>
          <table:table-cell table:number-columns-repeated="2"/>
        </table:table-row>
        <table:table-row table:style-name="ro1">
          <table:table-cell table:formula="of:=[$Maize.A40]" office:value-type="float" office:value="11.2787738960772" calcext:value-type="float">
            <text:p>11.2787738960772</text:p>
          </table:table-cell>
          <table:table-cell table:formula="of:=IF(AND([.A40]&gt;[$notes.$C$2];[.A40]&lt;[$notes.$C$3]);[$Maize.B40];&quot;&quot;)" office:value-type="float" office:value="-0.00126544707981318" calcext:value-type="float">
            <text:p>-0.001265447079813</text:p>
          </table:table-cell>
          <table:table-cell table:formula="of:=IF(AND([.A40]&gt;[$notes.$C$3];[.A40]&lt;[$notes.$C$4]);[$Maize.B40];&quot;&quot;)">
            <text:p/>
          </table:table-cell>
          <table:table-cell table:number-columns-repeated="2"/>
        </table:table-row>
        <table:table-row table:style-name="ro1">
          <table:table-cell table:formula="of:=[$Maize.A41]" office:value-type="float" office:value="11.6478825553838" calcext:value-type="float">
            <text:p>11.6478825553838</text:p>
          </table:table-cell>
          <table:table-cell table:formula="of:=IF(AND([.A41]&gt;[$notes.$C$2];[.A41]&lt;[$notes.$C$3]);[$Maize.B41];&quot;&quot;)" office:value-type="float" office:value="-0.0012269113711497" calcext:value-type="float">
            <text:p>-0.00122691137115</text:p>
          </table:table-cell>
          <table:table-cell table:formula="of:=IF(AND([.A41]&gt;[$notes.$C$3];[.A41]&lt;[$notes.$C$4]);[$Maize.B41];&quot;&quot;)">
            <text:p/>
          </table:table-cell>
          <table:table-cell table:number-columns-repeated="2"/>
        </table:table-row>
        <table:table-row table:style-name="ro1">
          <table:table-cell table:formula="of:=[$Maize.A42]" office:value-type="float" office:value="12.0169912146904" calcext:value-type="float">
            <text:p>12.0169912146904</text:p>
          </table:table-cell>
          <table:table-cell table:formula="of:=IF(AND([.A42]&gt;[$notes.$C$2];[.A42]&lt;[$notes.$C$3]);[$Maize.B42];&quot;&quot;)" office:value-type="float" office:value="-0.00101496497350054" calcext:value-type="float">
            <text:p>-0.001014964973501</text:p>
          </table:table-cell>
          <table:table-cell table:formula="of:=IF(AND([.A42]&gt;[$notes.$C$3];[.A42]&lt;[$notes.$C$4]);[$Maize.B42];&quot;&quot;)">
            <text:p/>
          </table:table-cell>
          <table:table-cell table:number-columns-repeated="2"/>
        </table:table-row>
        <table:table-row table:style-name="ro1">
          <table:table-cell table:formula="of:=[$Maize.A43]" office:value-type="float" office:value="12.3860998739969" calcext:value-type="float">
            <text:p>12.3860998739969</text:p>
          </table:table-cell>
          <table:table-cell table:formula="of:=IF(AND([.A43]&gt;[$notes.$C$2];[.A43]&lt;[$notes.$C$3]);[$Maize.B43];&quot;&quot;)" office:value-type="float" office:value="-0.000995697119168797" calcext:value-type="float">
            <text:p>-0.000995697119169</text:p>
          </table:table-cell>
          <table:table-cell table:formula="of:=IF(AND([.A43]&gt;[$notes.$C$3];[.A43]&lt;[$notes.$C$4]);[$Maize.B43];&quot;&quot;)">
            <text:p/>
          </table:table-cell>
          <table:table-cell table:number-columns-repeated="2"/>
        </table:table-row>
        <table:table-row table:style-name="ro1">
          <table:table-cell table:formula="of:=[$Maize.A44]" office:value-type="float" office:value="12.7552085333035" calcext:value-type="float">
            <text:p>12.7552085333035</text:p>
          </table:table-cell>
          <table:table-cell table:formula="of:=IF(AND([.A44]&gt;[$notes.$C$2];[.A44]&lt;[$notes.$C$3]);[$Maize.B44];&quot;&quot;)" office:value-type="float" office:value="-0.000783750721519642" calcext:value-type="float">
            <text:p>-0.00078375072152</text:p>
          </table:table-cell>
          <table:table-cell table:formula="of:=IF(AND([.A44]&gt;[$notes.$C$3];[.A44]&lt;[$notes.$C$4]);[$Maize.B44];&quot;&quot;)">
            <text:p/>
          </table:table-cell>
          <table:table-cell table:number-columns-repeated="2"/>
        </table:table-row>
        <table:table-row table:style-name="ro1">
          <table:table-cell table:formula="of:=[$Maize.A45]" office:value-type="float" office:value="13.1243171926101" calcext:value-type="float">
            <text:p>13.1243171926101</text:p>
          </table:table-cell>
          <table:table-cell table:formula="of:=IF(AND([.A45]&gt;[$notes.$C$2];[.A45]&lt;[$notes.$C$3]);[$Maize.B45];&quot;&quot;)" office:value-type="float" office:value="-0.000745215012856154" calcext:value-type="float">
            <text:p>-0.000745215012856</text:p>
          </table:table-cell>
          <table:table-cell table:formula="of:=IF(AND([.A45]&gt;[$notes.$C$3];[.A45]&lt;[$notes.$C$4]);[$Maize.B45];&quot;&quot;)">
            <text:p/>
          </table:table-cell>
          <table:table-cell table:number-columns-repeated="2"/>
        </table:table-row>
        <table:table-row table:style-name="ro1">
          <table:table-cell table:formula="of:=[$Maize.A46]" office:value-type="float" office:value="13.4934258519167" calcext:value-type="float">
            <text:p>13.4934258519167</text:p>
          </table:table-cell>
          <table:table-cell table:formula="of:=IF(AND([.A46]&gt;[$notes.$C$2];[.A46]&lt;[$notes.$C$3]);[$Maize.B46];&quot;&quot;)" office:value-type="float" office:value="-0.000552536469538741" calcext:value-type="float">
            <text:p>-0.000552536469539</text:p>
          </table:table-cell>
          <table:table-cell table:formula="of:=IF(AND([.A46]&gt;[$notes.$C$3];[.A46]&lt;[$notes.$C$4]);[$Maize.B46];&quot;&quot;)">
            <text:p/>
          </table:table-cell>
          <table:table-cell table:number-columns-repeated="2"/>
        </table:table-row>
        <table:table-row table:style-name="ro1">
          <table:table-cell table:formula="of:=[$Maize.A47]" office:value-type="float" office:value="13.8625345112233" calcext:value-type="float">
            <text:p>13.8625345112233</text:p>
          </table:table-cell>
          <table:table-cell table:formula="of:=IF(AND([.A47]&gt;[$notes.$C$2];[.A47]&lt;[$notes.$C$3]);[$Maize.B47];&quot;&quot;)" office:value-type="float" office:value="-0.000514000760875259" calcext:value-type="float">
            <text:p>-0.000514000760875</text:p>
          </table:table-cell>
          <table:table-cell table:formula="of:=IF(AND([.A47]&gt;[$notes.$C$3];[.A47]&lt;[$notes.$C$4]);[$Maize.B47];&quot;&quot;)">
            <text:p/>
          </table:table-cell>
          <table:table-cell table:number-columns-repeated="2"/>
        </table:table-row>
        <table:table-row table:style-name="ro1">
          <table:table-cell table:formula="of:=[$Maize.A48]" office:value-type="float" office:value="14.2316431705299" calcext:value-type="float">
            <text:p>14.2316431705299</text:p>
          </table:table-cell>
          <table:table-cell table:formula="of:=IF(AND([.A48]&gt;[$notes.$C$2];[.A48]&lt;[$notes.$C$3]);[$Maize.B48];&quot;&quot;)" office:value-type="float" office:value="-0.000321322217557846" calcext:value-type="float">
            <text:p>-0.000321322217558</text:p>
          </table:table-cell>
          <table:table-cell table:formula="of:=IF(AND([.A48]&gt;[$notes.$C$3];[.A48]&lt;[$notes.$C$4]);[$Maize.B48];&quot;&quot;)">
            <text:p/>
          </table:table-cell>
          <table:table-cell table:number-columns-repeated="2"/>
        </table:table-row>
        <table:table-row table:style-name="ro1">
          <table:table-cell table:formula="of:=[$Maize.A49]" office:value-type="float" office:value="14.6007518298365" calcext:value-type="float">
            <text:p>14.6007518298365</text:p>
          </table:table-cell>
          <table:table-cell table:formula="of:=IF(AND([.A49]&gt;[$notes.$C$2];[.A49]&lt;[$notes.$C$3]);[$Maize.B49];&quot;&quot;)" office:value-type="float" office:value="-0.000282786508894357" calcext:value-type="float">
            <text:p>-0.000282786508894</text:p>
          </table:table-cell>
          <table:table-cell table:formula="of:=IF(AND([.A49]&gt;[$notes.$C$3];[.A49]&lt;[$notes.$C$4]);[$Maize.B49];&quot;&quot;)">
            <text:p/>
          </table:table-cell>
          <table:table-cell table:number-columns-repeated="2"/>
        </table:table-row>
        <table:table-row table:style-name="ro1">
          <table:table-cell table:formula="of:=[$Maize.A50]" office:value-type="float" office:value="14.9698604891431" calcext:value-type="float">
            <text:p>14.9698604891431</text:p>
          </table:table-cell>
          <table:table-cell table:formula="of:=IF(AND([.A50]&gt;[$notes.$C$2];[.A50]&lt;[$notes.$C$3]);[$Maize.B50];&quot;&quot;)" office:value-type="float" office:value="-0.0000901079655769438" calcext:value-type="float">
            <text:p>-9.01079655769438E-05</text:p>
          </table:table-cell>
          <table:table-cell table:formula="of:=IF(AND([.A50]&gt;[$notes.$C$3];[.A50]&lt;[$notes.$C$4]);[$Maize.B50];&quot;&quot;)">
            <text:p/>
          </table:table-cell>
          <table:table-cell table:number-columns-repeated="2"/>
        </table:table-row>
        <table:table-row table:style-name="ro1">
          <table:table-cell table:formula="of:=[$Maize.A51]" office:value-type="float" office:value="15.3389691484497" calcext:value-type="float">
            <text:p>15.3389691484497</text:p>
          </table:table-cell>
          <table:table-cell table:formula="of:=IF(AND([.A51]&gt;[$notes.$C$2];[.A51]&lt;[$notes.$C$3]);[$Maize.B51];&quot;&quot;)" office:value-type="float" office:value="-0.0000515722569134555" calcext:value-type="float">
            <text:p>-5.15722569134555E-05</text:p>
          </table:table-cell>
          <table:table-cell table:formula="of:=IF(AND([.A51]&gt;[$notes.$C$3];[.A51]&lt;[$notes.$C$4]);[$Maize.B51];&quot;&quot;)">
            <text:p/>
          </table:table-cell>
          <table:table-cell table:number-columns-repeated="2"/>
        </table:table-row>
        <table:table-row table:style-name="ro1">
          <table:table-cell table:formula="of:=[$Maize.A52]" office:value-type="float" office:value="15.7080778077563" calcext:value-type="float">
            <text:p>15.7080778077563</text:p>
          </table:table-cell>
          <table:table-cell table:formula="of:=IF(AND([.A52]&gt;[$notes.$C$2];[.A52]&lt;[$notes.$C$3]);[$Maize.B52];&quot;&quot;)" office:value-type="float" office:value="0.000160374140735699" calcext:value-type="float">
            <text:p>0.000160374140736</text:p>
          </table:table-cell>
          <table:table-cell table:formula="of:=IF(AND([.A52]&gt;[$notes.$C$3];[.A52]&lt;[$notes.$C$4]);[$Maize.B52];&quot;&quot;)">
            <text:p/>
          </table:table-cell>
          <table:table-cell table:number-columns-repeated="2"/>
        </table:table-row>
        <table:table-row table:style-name="ro1">
          <table:table-cell table:formula="of:=[$Maize.A53]" office:value-type="float" office:value="16.0771864670629" calcext:value-type="float">
            <text:p>16.0771864670629</text:p>
          </table:table-cell>
          <table:table-cell table:formula="of:=IF(AND([.A53]&gt;[$notes.$C$2];[.A53]&lt;[$notes.$C$3]);[$Maize.B53];&quot;&quot;)" office:value-type="float" office:value="0.00019890984939918" calcext:value-type="float">
            <text:p>0.000198909849399</text:p>
          </table:table-cell>
          <table:table-cell table:formula="of:=IF(AND([.A53]&gt;[$notes.$C$3];[.A53]&lt;[$notes.$C$4]);[$Maize.B53];&quot;&quot;)">
            <text:p/>
          </table:table-cell>
          <table:table-cell table:number-columns-repeated="2"/>
        </table:table-row>
        <table:table-row table:style-name="ro1">
          <table:table-cell table:formula="of:=[$Maize.A54]" office:value-type="float" office:value="16.4462951263695" calcext:value-type="float">
            <text:p>16.4462951263695</text:p>
          </table:table-cell>
          <table:table-cell table:formula="of:=IF(AND([.A54]&gt;[$notes.$C$2];[.A54]&lt;[$notes.$C$3]);[$Maize.B54];&quot;&quot;)" office:value-type="float" office:value="0.000391588392716601" calcext:value-type="float">
            <text:p>0.000391588392717</text:p>
          </table:table-cell>
          <table:table-cell table:formula="of:=IF(AND([.A54]&gt;[$notes.$C$3];[.A54]&lt;[$notes.$C$4]);[$Maize.B54];&quot;&quot;)">
            <text:p/>
          </table:table-cell>
          <table:table-cell table:number-columns-repeated="2"/>
        </table:table-row>
        <table:table-row table:style-name="ro1">
          <table:table-cell table:formula="of:=[$Maize.A55]" office:value-type="float" office:value="16.8154037856761" calcext:value-type="float">
            <text:p>16.8154037856761</text:p>
          </table:table-cell>
          <table:table-cell table:formula="of:=IF(AND([.A55]&gt;[$notes.$C$2];[.A55]&lt;[$notes.$C$3]);[$Maize.B55];&quot;&quot;)" office:value-type="float" office:value="0.000430124101380082" calcext:value-type="float">
            <text:p>0.00043012410138</text:p>
          </table:table-cell>
          <table:table-cell table:formula="of:=IF(AND([.A55]&gt;[$notes.$C$3];[.A55]&lt;[$notes.$C$4]);[$Maize.B55];&quot;&quot;)">
            <text:p/>
          </table:table-cell>
          <table:table-cell table:number-columns-repeated="2"/>
        </table:table-row>
        <table:table-row table:style-name="ro1">
          <table:table-cell table:formula="of:=[$Maize.A56]" office:value-type="float" office:value="17.1845124449827" calcext:value-type="float">
            <text:p>17.1845124449827</text:p>
          </table:table-cell>
          <table:table-cell table:formula="of:=IF(AND([.A56]&gt;[$notes.$C$2];[.A56]&lt;[$notes.$C$3]);[$Maize.B56];&quot;&quot;)" office:value-type="float" office:value="0.000622802644697495" calcext:value-type="float">
            <text:p>0.000622802644697</text:p>
          </table:table-cell>
          <table:table-cell table:formula="of:=IF(AND([.A56]&gt;[$notes.$C$3];[.A56]&lt;[$notes.$C$4]);[$Maize.B56];&quot;&quot;)">
            <text:p/>
          </table:table-cell>
          <table:table-cell table:number-columns-repeated="2"/>
        </table:table-row>
        <table:table-row table:style-name="ro1">
          <table:table-cell table:formula="of:=[$Maize.A57]" office:value-type="float" office:value="17.5536211042893" calcext:value-type="float">
            <text:p>17.5536211042893</text:p>
          </table:table-cell>
          <table:table-cell table:formula="of:=IF(AND([.A57]&gt;[$notes.$C$2];[.A57]&lt;[$notes.$C$3]);[$Maize.B57];&quot;&quot;)" office:value-type="float" office:value="0.000680606207692724" calcext:value-type="float">
            <text:p>0.000680606207693</text:p>
          </table:table-cell>
          <table:table-cell table:formula="of:=IF(AND([.A57]&gt;[$notes.$C$3];[.A57]&lt;[$notes.$C$4]);[$Maize.B57];&quot;&quot;)">
            <text:p/>
          </table:table-cell>
          <table:table-cell table:number-columns-repeated="2"/>
        </table:table-row>
        <table:table-row table:style-name="ro1">
          <table:table-cell table:formula="of:=[$Maize.A58]" office:value-type="float" office:value="17.9227297635959" calcext:value-type="float">
            <text:p>17.9227297635959</text:p>
          </table:table-cell>
          <table:table-cell table:formula="of:=IF(AND([.A58]&gt;[$notes.$C$2];[.A58]&lt;[$notes.$C$3]);[$Maize.B58];&quot;&quot;)" office:value-type="float" office:value="0.000854016896678397" calcext:value-type="float">
            <text:p>0.000854016896678</text:p>
          </table:table-cell>
          <table:table-cell table:formula="of:=IF(AND([.A58]&gt;[$notes.$C$3];[.A58]&lt;[$notes.$C$4]);[$Maize.B58];&quot;&quot;)">
            <text:p/>
          </table:table-cell>
          <table:table-cell table:number-columns-repeated="2"/>
        </table:table-row>
        <table:table-row table:style-name="ro1">
          <table:table-cell table:formula="of:=[$Maize.A59]" office:value-type="float" office:value="18.2918384229025" calcext:value-type="float">
            <text:p>18.2918384229025</text:p>
          </table:table-cell>
          <table:table-cell table:formula="of:=IF(AND([.A59]&gt;[$notes.$C$2];[.A59]&lt;[$notes.$C$3]);[$Maize.B59];&quot;&quot;)" office:value-type="float" office:value="0.000911820459673619" calcext:value-type="float">
            <text:p>0.000911820459674</text:p>
          </table:table-cell>
          <table:table-cell table:formula="of:=IF(AND([.A59]&gt;[$notes.$C$3];[.A59]&lt;[$notes.$C$4]);[$Maize.B59];&quot;&quot;)">
            <text:p/>
          </table:table-cell>
          <table:table-cell table:number-columns-repeated="2"/>
        </table:table-row>
        <table:table-row table:style-name="ro1">
          <table:table-cell table:formula="of:=[$Maize.A60]" office:value-type="float" office:value="18.6609470822091" calcext:value-type="float">
            <text:p>18.6609470822091</text:p>
          </table:table-cell>
          <table:table-cell table:formula="of:=IF(AND([.A60]&gt;[$notes.$C$2];[.A60]&lt;[$notes.$C$3]);[$Maize.B60];&quot;&quot;)" office:value-type="float" office:value="0.0010852311486593" calcext:value-type="float">
            <text:p>0.001085231148659</text:p>
          </table:table-cell>
          <table:table-cell table:formula="of:=IF(AND([.A60]&gt;[$notes.$C$3];[.A60]&lt;[$notes.$C$4]);[$Maize.B60];&quot;&quot;)">
            <text:p/>
          </table:table-cell>
          <table:table-cell table:number-columns-repeated="2"/>
        </table:table-row>
        <table:table-row table:style-name="ro1">
          <table:table-cell table:formula="of:=[$Maize.A61]" office:value-type="float" office:value="19.0300557415157" calcext:value-type="float">
            <text:p>19.0300557415157</text:p>
          </table:table-cell>
          <table:table-cell table:formula="of:=IF(AND([.A61]&gt;[$notes.$C$2];[.A61]&lt;[$notes.$C$3]);[$Maize.B61];&quot;&quot;)" office:value-type="float" office:value="0.00116230256598626" calcext:value-type="float">
            <text:p>0.001162302565986</text:p>
          </table:table-cell>
          <table:table-cell table:formula="of:=IF(AND([.A61]&gt;[$notes.$C$3];[.A61]&lt;[$notes.$C$4]);[$Maize.B61];&quot;&quot;)">
            <text:p/>
          </table:table-cell>
          <table:table-cell table:number-columns-repeated="2"/>
        </table:table-row>
        <table:table-row table:style-name="ro1">
          <table:table-cell table:formula="of:=[$Maize.A62]" office:value-type="float" office:value="19.3991644008223" calcext:value-type="float">
            <text:p>19.3991644008223</text:p>
          </table:table-cell>
          <table:table-cell table:formula="of:=IF(AND([.A62]&gt;[$notes.$C$2];[.A62]&lt;[$notes.$C$3]);[$Maize.B62];&quot;&quot;)" office:value-type="float" office:value="0.00131644540064019" calcext:value-type="float">
            <text:p>0.00131644540064</text:p>
          </table:table-cell>
          <table:table-cell table:formula="of:=IF(AND([.A62]&gt;[$notes.$C$3];[.A62]&lt;[$notes.$C$4]);[$Maize.B62];&quot;&quot;)">
            <text:p/>
          </table:table-cell>
          <table:table-cell table:number-columns-repeated="2"/>
        </table:table-row>
        <table:table-row table:style-name="ro1">
          <table:table-cell table:formula="of:=[$Maize.A63]" office:value-type="float" office:value="19.7682730601289" calcext:value-type="float">
            <text:p>19.7682730601289</text:p>
          </table:table-cell>
          <table:table-cell table:formula="of:=IF(AND([.A63]&gt;[$notes.$C$2];[.A63]&lt;[$notes.$C$3]);[$Maize.B63];&quot;&quot;)" office:value-type="float" office:value="0.00139351681796716" calcext:value-type="float">
            <text:p>0.001393516817967</text:p>
          </table:table-cell>
          <table:table-cell table:formula="of:=IF(AND([.A63]&gt;[$notes.$C$3];[.A63]&lt;[$notes.$C$4]);[$Maize.B63];&quot;&quot;)">
            <text:p/>
          </table:table-cell>
          <table:table-cell table:number-columns-repeated="2"/>
        </table:table-row>
        <table:table-row table:style-name="ro1">
          <table:table-cell table:formula="of:=[$Maize.A64]" office:value-type="float" office:value="20.1373817194355" calcext:value-type="float">
            <text:p>20.1373817194355</text:p>
          </table:table-cell>
          <table:table-cell table:formula="of:=IF(AND([.A64]&gt;[$notes.$C$2];[.A64]&lt;[$notes.$C$3]);[$Maize.B64];&quot;&quot;)" office:value-type="float" office:value="0.0015476596526211" calcext:value-type="float">
            <text:p>0.001547659652621</text:p>
          </table:table-cell>
          <table:table-cell table:formula="of:=IF(AND([.A64]&gt;[$notes.$C$3];[.A64]&lt;[$notes.$C$4]);[$Maize.B64];&quot;&quot;)">
            <text:p/>
          </table:table-cell>
          <table:table-cell table:number-columns-repeated="2"/>
        </table:table-row>
        <table:table-row table:style-name="ro1">
          <table:table-cell table:formula="of:=[$Maize.A65]" office:value-type="float" office:value="20.5064903787421" calcext:value-type="float">
            <text:p>20.5064903787421</text:p>
          </table:table-cell>
          <table:table-cell table:formula="of:=IF(AND([.A65]&gt;[$notes.$C$2];[.A65]&lt;[$notes.$C$3]);[$Maize.B65];&quot;&quot;)" office:value-type="float" office:value="0.0016439989242798" calcext:value-type="float">
            <text:p>0.00164399892428</text:p>
          </table:table-cell>
          <table:table-cell table:formula="of:=IF(AND([.A65]&gt;[$notes.$C$3];[.A65]&lt;[$notes.$C$4]);[$Maize.B65];&quot;&quot;)">
            <text:p/>
          </table:table-cell>
          <table:table-cell table:number-columns-repeated="2"/>
        </table:table-row>
        <table:table-row table:style-name="ro1">
          <table:table-cell table:formula="of:=[$Maize.A66]" office:value-type="float" office:value="20.8755990380487" calcext:value-type="float">
            <text:p>20.8755990380487</text:p>
          </table:table-cell>
          <table:table-cell table:formula="of:=IF(AND([.A66]&gt;[$notes.$C$2];[.A66]&lt;[$notes.$C$3]);[$Maize.B66];&quot;&quot;)" office:value-type="float" office:value="0.001778873904602" calcext:value-type="float">
            <text:p>0.001778873904602</text:p>
          </table:table-cell>
          <table:table-cell table:formula="of:=IF(AND([.A66]&gt;[$notes.$C$3];[.A66]&lt;[$notes.$C$4]);[$Maize.B66];&quot;&quot;)">
            <text:p/>
          </table:table-cell>
          <table:table-cell table:number-columns-repeated="2"/>
        </table:table-row>
        <table:table-row table:style-name="ro1">
          <table:table-cell table:formula="of:=[$Maize.A67]" office:value-type="float" office:value="21.2447076973553" calcext:value-type="float">
            <text:p>21.2447076973553</text:p>
          </table:table-cell>
          <table:table-cell table:formula="of:=IF(AND([.A67]&gt;[$notes.$C$2];[.A67]&lt;[$notes.$C$3]);[$Maize.B67];&quot;&quot;)" office:value-type="float" office:value="0.0018752131762607" calcext:value-type="float">
            <text:p>0.001875213176261</text:p>
          </table:table-cell>
          <table:table-cell table:formula="of:=IF(AND([.A67]&gt;[$notes.$C$3];[.A67]&lt;[$notes.$C$4]);[$Maize.B67];&quot;&quot;)">
            <text:p/>
          </table:table-cell>
          <table:table-cell table:number-columns-repeated="2"/>
        </table:table-row>
        <table:table-row table:style-name="ro1">
          <table:table-cell table:formula="of:=[$Maize.A68]" office:value-type="float" office:value="21.6138163566619" calcext:value-type="float">
            <text:p>21.6138163566619</text:p>
          </table:table-cell>
          <table:table-cell table:formula="of:=IF(AND([.A68]&gt;[$notes.$C$2];[.A68]&lt;[$notes.$C$3]);[$Maize.B68];&quot;&quot;)" office:value-type="float" office:value="0.00201008815658289" calcext:value-type="float">
            <text:p>0.002010088156583</text:p>
          </table:table-cell>
          <table:table-cell table:formula="of:=IF(AND([.A68]&gt;[$notes.$C$3];[.A68]&lt;[$notes.$C$4]);[$Maize.B68];&quot;&quot;)">
            <text:p/>
          </table:table-cell>
          <table:table-cell table:number-columns-repeated="2"/>
        </table:table-row>
        <table:table-row table:style-name="ro1">
          <table:table-cell table:formula="of:=[$Maize.A69]" office:value-type="float" office:value="21.9829250159685" calcext:value-type="float">
            <text:p>21.9829250159685</text:p>
          </table:table-cell>
          <table:table-cell table:formula="of:=IF(AND([.A69]&gt;[$notes.$C$2];[.A69]&lt;[$notes.$C$3]);[$Maize.B69];&quot;&quot;)" office:value-type="float" office:value="0.00212569528257334" calcext:value-type="float">
            <text:p>0.002125695282573</text:p>
          </table:table-cell>
          <table:table-cell table:formula="of:=IF(AND([.A69]&gt;[$notes.$C$3];[.A69]&lt;[$notes.$C$4]);[$Maize.B69];&quot;&quot;)">
            <text:p/>
          </table:table-cell>
          <table:table-cell table:number-columns-repeated="2"/>
        </table:table-row>
        <table:table-row table:style-name="ro1">
          <table:table-cell table:formula="of:=[$Maize.A70]" office:value-type="float" office:value="22.3520336752751" calcext:value-type="float">
            <text:p>22.3520336752751</text:p>
          </table:table-cell>
          <table:table-cell table:formula="of:=IF(AND([.A70]&gt;[$notes.$C$2];[.A70]&lt;[$notes.$C$3]);[$Maize.B70];&quot;&quot;)" office:value-type="float" office:value="0.00224130240856379" calcext:value-type="float">
            <text:p>0.002241302408564</text:p>
          </table:table-cell>
          <table:table-cell table:formula="of:=IF(AND([.A70]&gt;[$notes.$C$3];[.A70]&lt;[$notes.$C$4]);[$Maize.B70];&quot;&quot;)">
            <text:p/>
          </table:table-cell>
          <table:table-cell table:number-columns-repeated="2"/>
        </table:table-row>
        <table:table-row table:style-name="ro1">
          <table:table-cell table:formula="of:=[$Maize.A71]" office:value-type="float" office:value="22.7211423345817" calcext:value-type="float">
            <text:p>22.7211423345817</text:p>
          </table:table-cell>
          <table:table-cell table:formula="of:=IF(AND([.A71]&gt;[$notes.$C$2];[.A71]&lt;[$notes.$C$3]);[$Maize.B71];&quot;&quot;)" office:value-type="float" office:value="0.00235690953455424" calcext:value-type="float">
            <text:p>0.002356909534554</text:p>
          </table:table-cell>
          <table:table-cell table:formula="of:=IF(AND([.A71]&gt;[$notes.$C$3];[.A71]&lt;[$notes.$C$4]);[$Maize.B71];&quot;&quot;)">
            <text:p/>
          </table:table-cell>
          <table:table-cell table:number-columns-repeated="2"/>
        </table:table-row>
        <table:table-row table:style-name="ro1">
          <table:table-cell table:formula="of:=[$Maize.A72]" office:value-type="float" office:value="23.0902509938883" calcext:value-type="float">
            <text:p>23.0902509938883</text:p>
          </table:table-cell>
          <table:table-cell table:formula="of:=IF(AND([.A72]&gt;[$notes.$C$2];[.A72]&lt;[$notes.$C$3]);[$Maize.B72];&quot;&quot;)" office:value-type="float" office:value="0.00247251666054469" calcext:value-type="float">
            <text:p>0.002472516660545</text:p>
          </table:table-cell>
          <table:table-cell table:formula="of:=IF(AND([.A72]&gt;[$notes.$C$3];[.A72]&lt;[$notes.$C$4]);[$Maize.B72];&quot;&quot;)">
            <text:p/>
          </table:table-cell>
          <table:table-cell table:number-columns-repeated="2"/>
        </table:table-row>
        <table:table-row table:style-name="ro1">
          <table:table-cell table:formula="of:=[$Maize.A73]" office:value-type="float" office:value="23.4593596531949" calcext:value-type="float">
            <text:p>23.4593596531949</text:p>
          </table:table-cell>
          <table:table-cell table:formula="of:=IF(AND([.A73]&gt;[$notes.$C$2];[.A73]&lt;[$notes.$C$3]);[$Maize.B73];&quot;&quot;)" office:value-type="float" office:value="0.00260739164086688" calcext:value-type="float">
            <text:p>0.002607391640867</text:p>
          </table:table-cell>
          <table:table-cell table:formula="of:=IF(AND([.A73]&gt;[$notes.$C$3];[.A73]&lt;[$notes.$C$4]);[$Maize.B73];&quot;&quot;)">
            <text:p/>
          </table:table-cell>
          <table:table-cell table:number-columns-repeated="2"/>
        </table:table-row>
        <table:table-row table:style-name="ro1">
          <table:table-cell table:formula="of:=[$Maize.A74]" office:value-type="float" office:value="23.8284683125015" calcext:value-type="float">
            <text:p>23.8284683125015</text:p>
          </table:table-cell>
          <table:table-cell table:formula="of:=IF(AND([.A74]&gt;[$notes.$C$2];[.A74]&lt;[$notes.$C$3]);[$Maize.B74];&quot;&quot;)" office:value-type="float" office:value="0.00270373091252559" calcext:value-type="float">
            <text:p>0.002703730912526</text:p>
          </table:table-cell>
          <table:table-cell table:formula="of:=IF(AND([.A74]&gt;[$notes.$C$3];[.A74]&lt;[$notes.$C$4]);[$Maize.B74];&quot;&quot;)">
            <text:p/>
          </table:table-cell>
          <table:table-cell table:number-columns-repeated="2"/>
        </table:table-row>
        <table:table-row table:style-name="ro1">
          <table:table-cell table:formula="of:=[$Maize.A75]" office:value-type="float" office:value="24.1975769718081" calcext:value-type="float">
            <text:p>24.1975769718081</text:p>
          </table:table-cell>
          <table:table-cell table:formula="of:=IF(AND([.A75]&gt;[$notes.$C$2];[.A75]&lt;[$notes.$C$3]);[$Maize.B75];&quot;&quot;)" office:value-type="float" office:value="0.00285787374717952" calcext:value-type="float">
            <text:p>0.00285787374718</text:p>
          </table:table-cell>
          <table:table-cell table:formula="of:=IF(AND([.A75]&gt;[$notes.$C$3];[.A75]&lt;[$notes.$C$4]);[$Maize.B75];&quot;&quot;)">
            <text:p/>
          </table:table-cell>
          <table:table-cell table:number-columns-repeated="2"/>
        </table:table-row>
        <table:table-row table:style-name="ro1">
          <table:table-cell table:formula="of:=[$Maize.A76]" office:value-type="float" office:value="24.5666856311147" calcext:value-type="float">
            <text:p>24.5666856311147</text:p>
          </table:table-cell>
          <table:table-cell table:formula="of:=IF(AND([.A76]&gt;[$notes.$C$2];[.A76]&lt;[$notes.$C$3]);[$Maize.B76];&quot;&quot;)" office:value-type="float" office:value="0.00293494516450649" calcext:value-type="float">
            <text:p>0.002934945164506</text:p>
          </table:table-cell>
          <table:table-cell table:formula="of:=IF(AND([.A76]&gt;[$notes.$C$3];[.A76]&lt;[$notes.$C$4]);[$Maize.B76];&quot;&quot;)">
            <text:p/>
          </table:table-cell>
          <table:table-cell table:number-columns-repeated="2"/>
        </table:table-row>
        <table:table-row table:style-name="ro1">
          <table:table-cell table:formula="of:=[$Maize.A77]" office:value-type="float" office:value="24.9357942904213" calcext:value-type="float">
            <text:p>24.9357942904213</text:p>
          </table:table-cell>
          <table:table-cell table:formula="of:=IF(AND([.A77]&gt;[$notes.$C$2];[.A77]&lt;[$notes.$C$3]);[$Maize.B77];&quot;&quot;)" office:value-type="float" office:value="0.00308908799916042" calcext:value-type="float">
            <text:p>0.00308908799916</text:p>
          </table:table-cell>
          <table:table-cell table:formula="of:=IF(AND([.A77]&gt;[$notes.$C$3];[.A77]&lt;[$notes.$C$4]);[$Maize.B77];&quot;&quot;)">
            <text:p/>
          </table:table-cell>
          <table:table-cell table:number-columns-repeated="2"/>
        </table:table-row>
        <table:table-row table:style-name="ro1">
          <table:table-cell table:formula="of:=[$Maize.A78]" office:value-type="float" office:value="25.3049029497279" calcext:value-type="float">
            <text:p>25.3049029497279</text:p>
          </table:table-cell>
          <table:table-cell table:formula="of:=IF(AND([.A78]&gt;[$notes.$C$2];[.A78]&lt;[$notes.$C$3]);[$Maize.B78];&quot;&quot;)" office:value-type="float" office:value="0.00316615941648739" calcext:value-type="float">
            <text:p>0.003166159416487</text:p>
          </table:table-cell>
          <table:table-cell table:formula="of:=IF(AND([.A78]&gt;[$notes.$C$3];[.A78]&lt;[$notes.$C$4]);[$Maize.B78];&quot;&quot;)">
            <text:p/>
          </table:table-cell>
          <table:table-cell table:number-columns-repeated="2"/>
        </table:table-row>
        <table:table-row table:style-name="ro1">
          <table:table-cell table:formula="of:=[$Maize.A79]" office:value-type="float" office:value="25.6740116090345" calcext:value-type="float">
            <text:p>25.6740116090345</text:p>
          </table:table-cell>
          <table:table-cell table:formula="of:=IF(AND([.A79]&gt;[$notes.$C$2];[.A79]&lt;[$notes.$C$3]);[$Maize.B79];&quot;&quot;)" office:value-type="float" office:value="0.00332030225114132" calcext:value-type="float">
            <text:p>0.003320302251141</text:p>
          </table:table-cell>
          <table:table-cell table:formula="of:=IF(AND([.A79]&gt;[$notes.$C$3];[.A79]&lt;[$notes.$C$4]);[$Maize.B79];&quot;&quot;)">
            <text:p/>
          </table:table-cell>
          <table:table-cell table:number-columns-repeated="2"/>
        </table:table-row>
        <table:table-row table:style-name="ro1">
          <table:table-cell table:formula="of:=[$Maize.A80]" office:value-type="float" office:value="26.0431202683411" calcext:value-type="float">
            <text:p>26.0431202683411</text:p>
          </table:table-cell>
          <table:table-cell table:formula="of:=IF(AND([.A80]&gt;[$notes.$C$2];[.A80]&lt;[$notes.$C$3]);[$Maize.B80];&quot;&quot;)" office:value-type="float" office:value="0.00339737366846829" calcext:value-type="float">
            <text:p>0.003397373668468</text:p>
          </table:table-cell>
          <table:table-cell table:formula="of:=IF(AND([.A80]&gt;[$notes.$C$3];[.A80]&lt;[$notes.$C$4]);[$Maize.B80];&quot;&quot;)">
            <text:p/>
          </table:table-cell>
          <table:table-cell table:number-columns-repeated="2"/>
        </table:table-row>
        <table:table-row table:style-name="ro1">
          <table:table-cell table:formula="of:=[$Maize.A81]" office:value-type="float" office:value="26.4122289276477" calcext:value-type="float">
            <text:p>26.4122289276477</text:p>
          </table:table-cell>
          <table:table-cell table:formula="of:=IF(AND([.A81]&gt;[$notes.$C$2];[.A81]&lt;[$notes.$C$3]);[$Maize.B81];&quot;&quot;)" office:value-type="float" office:value="0.00357078435745397" calcext:value-type="float">
            <text:p>0.003570784357454</text:p>
          </table:table-cell>
          <table:table-cell table:formula="of:=IF(AND([.A81]&gt;[$notes.$C$3];[.A81]&lt;[$notes.$C$4]);[$Maize.B81];&quot;&quot;)">
            <text:p/>
          </table:table-cell>
          <table:table-cell table:number-columns-repeated="2"/>
        </table:table-row>
        <table:table-row table:style-name="ro1">
          <table:table-cell table:formula="of:=[$Maize.A82]" office:value-type="float" office:value="26.7813375869543" calcext:value-type="float">
            <text:p>26.7813375869543</text:p>
          </table:table-cell>
          <table:table-cell table:formula="of:=IF(AND([.A82]&gt;[$notes.$C$2];[.A82]&lt;[$notes.$C$3]);[$Maize.B82];&quot;&quot;)" office:value-type="float" office:value="0.00362858792044919" calcext:value-type="float">
            <text:p>0.003628587920449</text:p>
          </table:table-cell>
          <table:table-cell table:formula="of:=IF(AND([.A82]&gt;[$notes.$C$3];[.A82]&lt;[$notes.$C$4]);[$Maize.B82];&quot;&quot;)">
            <text:p/>
          </table:table-cell>
          <table:table-cell table:number-columns-repeated="2"/>
        </table:table-row>
        <table:table-row table:style-name="ro1">
          <table:table-cell table:formula="of:=[$Maize.A83]" office:value-type="float" office:value="27.1504462462609" calcext:value-type="float">
            <text:p>27.1504462462609</text:p>
          </table:table-cell>
          <table:table-cell table:formula="of:=IF(AND([.A83]&gt;[$notes.$C$2];[.A83]&lt;[$notes.$C$3]);[$Maize.B83];&quot;&quot;)" office:value-type="float" office:value="0.00380199860943486" calcext:value-type="float">
            <text:p>0.003801998609435</text:p>
          </table:table-cell>
          <table:table-cell table:formula="of:=IF(AND([.A83]&gt;[$notes.$C$3];[.A83]&lt;[$notes.$C$4]);[$Maize.B83];&quot;&quot;)">
            <text:p/>
          </table:table-cell>
          <table:table-cell table:number-columns-repeated="2"/>
        </table:table-row>
        <table:table-row table:style-name="ro1">
          <table:table-cell table:formula="of:=[$Maize.A84]" office:value-type="float" office:value="27.5195549055675" calcext:value-type="float">
            <text:p>27.5195549055675</text:p>
          </table:table-cell>
          <table:table-cell table:formula="of:=IF(AND([.A84]&gt;[$notes.$C$2];[.A84]&lt;[$notes.$C$3]);[$Maize.B84];&quot;&quot;)" office:value-type="float" office:value="0.00385980217243009" calcext:value-type="float">
            <text:p>0.00385980217243</text:p>
          </table:table-cell>
          <table:table-cell table:formula="of:=IF(AND([.A84]&gt;[$notes.$C$3];[.A84]&lt;[$notes.$C$4]);[$Maize.B84];&quot;&quot;)">
            <text:p/>
          </table:table-cell>
          <table:table-cell table:number-columns-repeated="2"/>
        </table:table-row>
        <table:table-row table:style-name="ro1">
          <table:table-cell table:formula="of:=[$Maize.A85]" office:value-type="float" office:value="27.8886635648741" calcext:value-type="float">
            <text:p>27.8886635648741</text:p>
          </table:table-cell>
          <table:table-cell table:formula="of:=IF(AND([.A85]&gt;[$notes.$C$2];[.A85]&lt;[$notes.$C$3]);[$Maize.B85];&quot;&quot;)" office:value-type="float" office:value="0.00405248071574751" calcext:value-type="float">
            <text:p>0.004052480715748</text:p>
          </table:table-cell>
          <table:table-cell table:formula="of:=IF(AND([.A85]&gt;[$notes.$C$3];[.A85]&lt;[$notes.$C$4]);[$Maize.B85];&quot;&quot;)">
            <text:p/>
          </table:table-cell>
          <table:table-cell table:number-columns-repeated="2"/>
        </table:table-row>
        <table:table-row table:style-name="ro1">
          <table:table-cell table:formula="of:=[$Maize.A86]" office:value-type="float" office:value="28.2577722241807" calcext:value-type="float">
            <text:p>28.2577722241807</text:p>
          </table:table-cell>
          <table:table-cell table:formula="of:=IF(AND([.A86]&gt;[$notes.$C$2];[.A86]&lt;[$notes.$C$3]);[$Maize.B86];&quot;&quot;)" office:value-type="float" office:value="0.00409101642441099" calcext:value-type="float">
            <text:p>0.004091016424411</text:p>
          </table:table-cell>
          <table:table-cell table:formula="of:=IF(AND([.A86]&gt;[$notes.$C$3];[.A86]&lt;[$notes.$C$4]);[$Maize.B86];&quot;&quot;)">
            <text:p/>
          </table:table-cell>
          <table:table-cell table:number-columns-repeated="2"/>
        </table:table-row>
        <table:table-row table:style-name="ro1">
          <table:table-cell table:formula="of:=[$Maize.A87]" office:value-type="float" office:value="28.6268808834873" calcext:value-type="float">
            <text:p>28.6268808834873</text:p>
          </table:table-cell>
          <table:table-cell table:formula="of:=IF(AND([.A87]&gt;[$notes.$C$2];[.A87]&lt;[$notes.$C$3]);[$Maize.B87];&quot;&quot;)" office:value-type="float" office:value="0.0042836949677284" calcext:value-type="float">
            <text:p>0.004283694967728</text:p>
          </table:table-cell>
          <table:table-cell table:formula="of:=IF(AND([.A87]&gt;[$notes.$C$3];[.A87]&lt;[$notes.$C$4]);[$Maize.B87];&quot;&quot;)">
            <text:p/>
          </table:table-cell>
          <table:table-cell table:number-columns-repeated="2"/>
        </table:table-row>
        <table:table-row table:style-name="ro1">
          <table:table-cell table:formula="of:=[$Maize.A88]" office:value-type="float" office:value="28.9959895427939" calcext:value-type="float">
            <text:p>28.9959895427939</text:p>
          </table:table-cell>
          <table:table-cell table:formula="of:=IF(AND([.A88]&gt;[$notes.$C$2];[.A88]&lt;[$notes.$C$3]);[$Maize.B88];&quot;&quot;)" office:value-type="float" office:value="0.00401394500708402" calcext:value-type="float">
            <text:p>0.004013945007084</text:p>
          </table:table-cell>
          <table:table-cell table:formula="of:=IF(AND([.A88]&gt;[$notes.$C$3];[.A88]&lt;[$notes.$C$4]);[$Maize.B88];&quot;&quot;)">
            <text:p/>
          </table:table-cell>
          <table:table-cell table:number-columns-repeated="2"/>
        </table:table-row>
        <table:table-row table:style-name="ro1">
          <table:table-cell table:formula="of:=[$Maize.A89]" office:value-type="float" office:value="29.3035800922161" calcext:value-type="float">
            <text:p>29.3035800922161</text:p>
          </table:table-cell>
          <table:table-cell table:formula="of:=IF(AND([.A89]&gt;[$notes.$C$2];[.A89]&lt;[$notes.$C$3]);[$Maize.B89];&quot;&quot;)">
            <text:p/>
          </table:table-cell>
          <table:table-cell table:formula="of:=IF(AND([.A89]&gt;[$notes.$C$3];[.A89]&lt;[$notes.$C$4]);[$Maize.B89];&quot;&quot;)" office:value-type="float" office:value="0.00241471309754947" calcext:value-type="float">
            <text:p>0.002414713097549</text:p>
          </table:table-cell>
          <table:table-cell table:number-columns-repeated="2"/>
        </table:table-row>
        <table:table-row table:style-name="ro1">
          <table:table-cell table:formula="of:=[$Maize.A90]" office:value-type="float" office:value="29.5188934768116" calcext:value-type="float">
            <text:p>29.5188934768116</text:p>
          </table:table-cell>
          <table:table-cell table:formula="of:=IF(AND([.A90]&gt;[$notes.$C$2];[.A90]&lt;[$notes.$C$3]);[$Maize.B90];&quot;&quot;)">
            <text:p/>
          </table:table-cell>
          <table:table-cell table:formula="of:=IF(AND([.A90]&gt;[$notes.$C$3];[.A90]&lt;[$notes.$C$4]);[$Maize.B90];&quot;&quot;)" office:value-type="float" office:value="0.00104669543999582" calcext:value-type="float">
            <text:p>0.001046695439996</text:p>
          </table:table-cell>
          <table:table-cell table:number-columns-repeated="2"/>
        </table:table-row>
        <table:table-row table:style-name="ro1">
          <table:table-cell table:formula="of:=[$Maize.A91]" office:value-type="float" office:value="29.7342068614071" calcext:value-type="float">
            <text:p>29.7342068614071</text:p>
          </table:table-cell>
          <table:table-cell table:formula="of:=IF(AND([.A91]&gt;[$notes.$C$2];[.A91]&lt;[$notes.$C$3]);[$Maize.B91];&quot;&quot;)">
            <text:p/>
          </table:table-cell>
          <table:table-cell table:formula="of:=IF(AND([.A91]&gt;[$notes.$C$3];[.A91]&lt;[$notes.$C$4]);[$Maize.B91];&quot;&quot;)" office:value-type="float" office:value="-0.000359857926221327" calcext:value-type="float">
            <text:p>-0.000359857926221</text:p>
          </table:table-cell>
          <table:table-cell table:number-columns-repeated="2"/>
        </table:table-row>
        <table:table-row table:style-name="ro1">
          <table:table-cell table:formula="of:=[$Maize.A92]" office:value-type="float" office:value="29.9495202460026" calcext:value-type="float">
            <text:p>29.9495202460026</text:p>
          </table:table-cell>
          <table:table-cell table:formula="of:=IF(AND([.A92]&gt;[$notes.$C$2];[.A92]&lt;[$notes.$C$3]);[$Maize.B92];&quot;&quot;)">
            <text:p/>
          </table:table-cell>
          <table:table-cell table:formula="of:=IF(AND([.A92]&gt;[$notes.$C$3];[.A92]&lt;[$notes.$C$4]);[$Maize.B92];&quot;&quot;)" office:value-type="float" office:value="-0.00172787558377498" calcext:value-type="float">
            <text:p>-0.001727875583775</text:p>
          </table:table-cell>
          <table:table-cell table:number-columns-repeated="2"/>
        </table:table-row>
        <table:table-row table:style-name="ro1">
          <table:table-cell table:formula="of:=[$Maize.A93]" office:value-type="float" office:value="30.1648336305981" calcext:value-type="float">
            <text:p>30.1648336305981</text:p>
          </table:table-cell>
          <table:table-cell table:formula="of:=IF(AND([.A93]&gt;[$notes.$C$2];[.A93]&lt;[$notes.$C$3]);[$Maize.B93];&quot;&quot;)">
            <text:p/>
          </table:table-cell>
          <table:table-cell table:formula="of:=IF(AND([.A93]&gt;[$notes.$C$3];[.A93]&lt;[$notes.$C$4]);[$Maize.B93];&quot;&quot;)" office:value-type="float" office:value="-0.00313442894999212" calcext:value-type="float">
            <text:p>-0.003134428949992</text:p>
          </table:table-cell>
          <table:table-cell table:number-columns-repeated="2"/>
        </table:table-row>
        <table:table-row table:style-name="ro1">
          <table:table-cell table:formula="of:=[$Maize.A94]" office:value-type="float" office:value="30.3801470151937" calcext:value-type="float">
            <text:p>30.3801470151937</text:p>
          </table:table-cell>
          <table:table-cell table:formula="of:=IF(AND([.A94]&gt;[$notes.$C$2];[.A94]&lt;[$notes.$C$3]);[$Maize.B94];&quot;&quot;)">
            <text:p/>
          </table:table-cell>
          <table:table-cell table:formula="of:=IF(AND([.A94]&gt;[$notes.$C$3];[.A94]&lt;[$notes.$C$4]);[$Maize.B94];&quot;&quot;)" office:value-type="float" office:value="-0.00450244660754577" calcext:value-type="float">
            <text:p>-0.004502446607546</text:p>
          </table:table-cell>
          <table:table-cell table:number-columns-repeated="2"/>
        </table:table-row>
        <table:table-row table:style-name="ro1">
          <table:table-cell table:formula="of:=[$Maize.A95]" office:value-type="float" office:value="30.5954603997892" calcext:value-type="float">
            <text:p>30.5954603997892</text:p>
          </table:table-cell>
          <table:table-cell table:formula="of:=IF(AND([.A95]&gt;[$notes.$C$2];[.A95]&lt;[$notes.$C$3]);[$Maize.B95];&quot;&quot;)">
            <text:p/>
          </table:table-cell>
          <table:table-cell table:formula="of:=IF(AND([.A95]&gt;[$notes.$C$3];[.A95]&lt;[$notes.$C$4]);[$Maize.B95];&quot;&quot;)" office:value-type="float" office:value="-0.00590899997376291" calcext:value-type="float">
            <text:p>-0.005908999973763</text:p>
          </table:table-cell>
          <table:table-cell table:number-columns-repeated="2"/>
        </table:table-row>
        <table:table-row table:style-name="ro1">
          <table:table-cell table:formula="of:=[$Maize.A96]" office:value-type="float" office:value="30.8107737843847" calcext:value-type="float">
            <text:p>30.8107737843847</text:p>
          </table:table-cell>
          <table:table-cell table:formula="of:=IF(AND([.A96]&gt;[$notes.$C$2];[.A96]&lt;[$notes.$C$3]);[$Maize.B96];&quot;&quot;)">
            <text:p/>
          </table:table-cell>
          <table:table-cell table:formula="of:=IF(AND([.A96]&gt;[$notes.$C$3];[.A96]&lt;[$notes.$C$4]);[$Maize.B96];&quot;&quot;)" office:value-type="float" office:value="-0.00727701763131657" calcext:value-type="float">
            <text:p>-0.007277017631317</text:p>
          </table:table-cell>
          <table:table-cell table:number-columns-repeated="2"/>
        </table:table-row>
        <table:table-row table:style-name="ro1">
          <table:table-cell table:formula="of:=[$Maize.A97]" office:value-type="float" office:value="31.0260871689802" calcext:value-type="float">
            <text:p>31.0260871689802</text:p>
          </table:table-cell>
          <table:table-cell table:formula="of:=IF(AND([.A97]&gt;[$notes.$C$2];[.A97]&lt;[$notes.$C$3]);[$Maize.B97];&quot;&quot;)">
            <text:p/>
          </table:table-cell>
          <table:table-cell table:formula="of:=IF(AND([.A97]&gt;[$notes.$C$3];[.A97]&lt;[$notes.$C$4]);[$Maize.B97];&quot;&quot;)" office:value-type="float" office:value="-0.0086835709975337" calcext:value-type="float">
            <text:p>-0.008683570997534</text:p>
          </table:table-cell>
          <table:table-cell table:number-columns-repeated="2"/>
        </table:table-row>
        <table:table-row table:style-name="ro1">
          <table:table-cell table:formula="of:=[$Maize.A98]" office:value-type="float" office:value="31.2414005535757" calcext:value-type="float">
            <text:p>31.2414005535757</text:p>
          </table:table-cell>
          <table:table-cell table:formula="of:=IF(AND([.A98]&gt;[$notes.$C$2];[.A98]&lt;[$notes.$C$3]);[$Maize.B98];&quot;&quot;)">
            <text:p/>
          </table:table-cell>
          <table:table-cell table:formula="of:=IF(AND([.A98]&gt;[$notes.$C$3];[.A98]&lt;[$notes.$C$4]);[$Maize.B98];&quot;&quot;)" office:value-type="float" office:value="-0.0100515886550874" calcext:value-type="float">
            <text:p>-0.010051588655087</text:p>
          </table:table-cell>
          <table:table-cell table:number-columns-repeated="2"/>
        </table:table-row>
        <table:table-row table:style-name="ro1">
          <table:table-cell table:formula="of:=[$Maize.A99]" office:value-type="float" office:value="31.4567139381712" calcext:value-type="float">
            <text:p>31.4567139381712</text:p>
          </table:table-cell>
          <table:table-cell table:formula="of:=IF(AND([.A99]&gt;[$notes.$C$2];[.A99]&lt;[$notes.$C$3]);[$Maize.B99];&quot;&quot;)">
            <text:p/>
          </table:table-cell>
          <table:table-cell table:formula="of:=IF(AND([.A99]&gt;[$notes.$C$3];[.A99]&lt;[$notes.$C$4]);[$Maize.B99];&quot;&quot;)" office:value-type="float" office:value="-0.0114581420213045" calcext:value-type="float">
            <text:p>-0.011458142021305</text:p>
          </table:table-cell>
          <table:table-cell table:number-columns-repeated="2"/>
        </table:table-row>
        <table:table-row table:style-name="ro1">
          <table:table-cell table:formula="of:=[$Maize.A100]" office:value-type="float" office:value="31.6720273227668" calcext:value-type="float">
            <text:p>31.6720273227668</text:p>
          </table:table-cell>
          <table:table-cell table:formula="of:=IF(AND([.A100]&gt;[$notes.$C$2];[.A100]&lt;[$notes.$C$3]);[$Maize.B100];&quot;&quot;)">
            <text:p/>
          </table:table-cell>
          <table:table-cell table:formula="of:=IF(AND([.A100]&gt;[$notes.$C$3];[.A100]&lt;[$notes.$C$4]);[$Maize.B100];&quot;&quot;)" office:value-type="float" office:value="-0.0127876239701947" calcext:value-type="float">
            <text:p>-0.012787623970195</text:p>
          </table:table-cell>
          <table:table-cell table:number-columns-repeated="2"/>
        </table:table-row>
        <table:table-row table:style-name="ro1">
          <table:table-cell table:formula="of:=[$Maize.A101]" office:value-type="float" office:value="31.8873407073623" calcext:value-type="float">
            <text:p>31.8873407073623</text:p>
          </table:table-cell>
          <table:table-cell table:formula="of:=IF(AND([.A101]&gt;[$notes.$C$2];[.A101]&lt;[$notes.$C$3]);[$Maize.B101];&quot;&quot;)">
            <text:p/>
          </table:table-cell>
          <table:table-cell table:formula="of:=IF(AND([.A101]&gt;[$notes.$C$3];[.A101]&lt;[$notes.$C$4]);[$Maize.B101];&quot;&quot;)" office:value-type="float" office:value="-0.0142327130450753" calcext:value-type="float">
            <text:p>-0.014232713045075</text:p>
          </table:table-cell>
          <table:table-cell table:number-columns-repeated="2"/>
        </table:table-row>
        <table:table-row table:style-name="ro1">
          <table:table-cell table:formula="of:=[$Maize.A102]" office:value-type="float" office:value="32.1026540919578" calcext:value-type="float">
            <text:p>32.1026540919578</text:p>
          </table:table-cell>
          <table:table-cell table:formula="of:=IF(AND([.A102]&gt;[$notes.$C$2];[.A102]&lt;[$notes.$C$3]);[$Maize.B102];&quot;&quot;)">
            <text:p/>
          </table:table-cell>
          <table:table-cell table:formula="of:=IF(AND([.A102]&gt;[$notes.$C$3];[.A102]&lt;[$notes.$C$4]);[$Maize.B102];&quot;&quot;)" office:value-type="float" office:value="-0.0155621949939655" calcext:value-type="float">
            <text:p>-0.015562194993966</text:p>
          </table:table-cell>
          <table:table-cell table:number-columns-repeated="2"/>
        </table:table-row>
        <table:table-row table:style-name="ro1">
          <table:table-cell table:formula="of:=[$Maize.A103]" office:value-type="float" office:value="32.3179674765533" calcext:value-type="float">
            <text:p>32.3179674765533</text:p>
          </table:table-cell>
          <table:table-cell table:formula="of:=IF(AND([.A103]&gt;[$notes.$C$2];[.A103]&lt;[$notes.$C$3]);[$Maize.B103];&quot;&quot;)">
            <text:p/>
          </table:table-cell>
          <table:table-cell table:formula="of:=IF(AND([.A103]&gt;[$notes.$C$3];[.A103]&lt;[$notes.$C$4]);[$Maize.B103];&quot;&quot;)" office:value-type="float" office:value="-0.0170072840688461" calcext:value-type="float">
            <text:p>-0.017007284068846</text:p>
          </table:table-cell>
          <table:table-cell table:number-columns-repeated="2"/>
        </table:table-row>
        <table:table-row table:style-name="ro1">
          <table:table-cell table:formula="of:=[$Maize.A104]" office:value-type="float" office:value="32.5332808611488" calcext:value-type="float">
            <text:p>32.5332808611488</text:p>
          </table:table-cell>
          <table:table-cell table:formula="of:=IF(AND([.A104]&gt;[$notes.$C$2];[.A104]&lt;[$notes.$C$3]);[$Maize.B104];&quot;&quot;)">
            <text:p/>
          </table:table-cell>
          <table:table-cell table:formula="of:=IF(AND([.A104]&gt;[$notes.$C$3];[.A104]&lt;[$notes.$C$4]);[$Maize.B104];&quot;&quot;)" office:value-type="float" office:value="-0.0183367660177363" calcext:value-type="float">
            <text:p>-0.018336766017736</text:p>
          </table:table-cell>
          <table:table-cell table:number-columns-repeated="2"/>
        </table:table-row>
        <table:table-row table:style-name="ro1">
          <table:table-cell table:formula="of:=[$Maize.A105]" office:value-type="float" office:value="32.7485942457443" calcext:value-type="float">
            <text:p>32.7485942457443</text:p>
          </table:table-cell>
          <table:table-cell table:formula="of:=IF(AND([.A105]&gt;[$notes.$C$2];[.A105]&lt;[$notes.$C$3]);[$Maize.B105];&quot;&quot;)">
            <text:p/>
          </table:table-cell>
          <table:table-cell table:formula="of:=IF(AND([.A105]&gt;[$notes.$C$3];[.A105]&lt;[$notes.$C$4]);[$Maize.B105];&quot;&quot;)" office:value-type="float" office:value="-0.0197818550926169" calcext:value-type="float">
            <text:p>-0.019781855092617</text:p>
          </table:table-cell>
          <table:table-cell table:number-columns-repeated="2"/>
        </table:table-row>
        <table:table-row table:style-name="ro1">
          <table:table-cell table:formula="of:=[$Maize.A106]" office:value-type="float" office:value="32.9639076303399" calcext:value-type="float">
            <text:p>32.9639076303399</text:p>
          </table:table-cell>
          <table:table-cell table:formula="of:=IF(AND([.A106]&gt;[$notes.$C$2];[.A106]&lt;[$notes.$C$3]);[$Maize.B106];&quot;&quot;)">
            <text:p/>
          </table:table-cell>
          <table:table-cell table:formula="of:=IF(AND([.A106]&gt;[$notes.$C$3];[.A106]&lt;[$notes.$C$4]);[$Maize.B106];&quot;&quot;)" office:value-type="float" office:value="-0.021111337041507" calcext:value-type="float">
            <text:p>-0.021111337041507</text:p>
          </table:table-cell>
          <table:table-cell table:number-columns-repeated="2"/>
        </table:table-row>
        <table:table-row table:style-name="ro1">
          <table:table-cell table:formula="of:=[$Maize.A107]" office:value-type="float" office:value="33.1792210149354" calcext:value-type="float">
            <text:p>33.1792210149354</text:p>
          </table:table-cell>
          <table:table-cell table:formula="of:=IF(AND([.A107]&gt;[$notes.$C$2];[.A107]&lt;[$notes.$C$3]);[$Maize.B107];&quot;&quot;)">
            <text:p/>
          </table:table-cell>
          <table:table-cell table:formula="of:=IF(AND([.A107]&gt;[$notes.$C$3];[.A107]&lt;[$notes.$C$4]);[$Maize.B107];&quot;&quot;)" office:value-type="float" office:value="-0.0225564261163877" calcext:value-type="float">
            <text:p>-0.022556426116388</text:p>
          </table:table-cell>
          <table:table-cell table:number-columns-repeated="2"/>
        </table:table-row>
        <table:table-row table:style-name="ro1">
          <table:table-cell table:formula="of:=[$Maize.A108]" office:value-type="float" office:value="33.3945343995309" calcext:value-type="float">
            <text:p>33.3945343995309</text:p>
          </table:table-cell>
          <table:table-cell table:formula="of:=IF(AND([.A108]&gt;[$notes.$C$2];[.A108]&lt;[$notes.$C$3]);[$Maize.B108];&quot;&quot;)">
            <text:p/>
          </table:table-cell>
          <table:table-cell table:formula="of:=IF(AND([.A108]&gt;[$notes.$C$3];[.A108]&lt;[$notes.$C$4]);[$Maize.B108];&quot;&quot;)" office:value-type="float" office:value="-0.0238859080652778" calcext:value-type="float">
            <text:p>-0.023885908065278</text:p>
          </table:table-cell>
          <table:table-cell table:number-columns-repeated="2"/>
        </table:table-row>
        <table:table-row table:style-name="ro1">
          <table:table-cell table:formula="of:=[$Maize.A109]" office:value-type="float" office:value="33.6098477841264" calcext:value-type="float">
            <text:p>33.6098477841264</text:p>
          </table:table-cell>
          <table:table-cell table:formula="of:=IF(AND([.A109]&gt;[$notes.$C$2];[.A109]&lt;[$notes.$C$3]);[$Maize.B109];&quot;&quot;)">
            <text:p/>
          </table:table-cell>
          <table:table-cell table:formula="of:=IF(AND([.A109]&gt;[$notes.$C$3];[.A109]&lt;[$notes.$C$4]);[$Maize.B109];&quot;&quot;)" office:value-type="float" office:value="-0.0253309971401585" calcext:value-type="float">
            <text:p>-0.025330997140159</text:p>
          </table:table-cell>
          <table:table-cell table:number-columns-repeated="2"/>
        </table:table-row>
        <table:table-row table:style-name="ro1">
          <table:table-cell table:formula="of:=[$Maize.A110]" office:value-type="float" office:value="33.8251611687219" calcext:value-type="float">
            <text:p>33.8251611687219</text:p>
          </table:table-cell>
          <table:table-cell table:formula="of:=IF(AND([.A110]&gt;[$notes.$C$2];[.A110]&lt;[$notes.$C$3]);[$Maize.B110];&quot;&quot;)">
            <text:p/>
          </table:table-cell>
          <table:table-cell table:formula="of:=IF(AND([.A110]&gt;[$notes.$C$3];[.A110]&lt;[$notes.$C$4]);[$Maize.B110];&quot;&quot;)" office:value-type="float" office:value="-0.0266604790890486" calcext:value-type="float">
            <text:p>-0.026660479089049</text:p>
          </table:table-cell>
          <table:table-cell table:number-columns-repeated="2"/>
        </table:table-row>
        <table:table-row table:style-name="ro1">
          <table:table-cell table:formula="of:=[$Maize.A111]" office:value-type="float" office:value="34.0404745533174" calcext:value-type="float">
            <text:p>34.0404745533174</text:p>
          </table:table-cell>
          <table:table-cell table:formula="of:=IF(AND([.A111]&gt;[$notes.$C$2];[.A111]&lt;[$notes.$C$3]);[$Maize.B111];&quot;&quot;)">
            <text:p/>
          </table:table-cell>
          <table:table-cell table:formula="of:=IF(AND([.A111]&gt;[$notes.$C$3];[.A111]&lt;[$notes.$C$4]);[$Maize.B111];&quot;&quot;)" office:value-type="float" office:value="-0.0281055681639293" calcext:value-type="float">
            <text:p>-0.028105568163929</text:p>
          </table:table-cell>
          <table:table-cell table:number-columns-repeated="2"/>
        </table:table-row>
        <table:table-row table:style-name="ro1">
          <table:table-cell table:formula="of:=[$Maize.A112]" office:value-type="float" office:value="34.2557879379129" calcext:value-type="float">
            <text:p>34.2557879379129</text:p>
          </table:table-cell>
          <table:table-cell table:formula="of:=IF(AND([.A112]&gt;[$notes.$C$2];[.A112]&lt;[$notes.$C$3]);[$Maize.B112];&quot;&quot;)">
            <text:p/>
          </table:table-cell>
          <table:table-cell table:formula="of:=IF(AND([.A112]&gt;[$notes.$C$3];[.A112]&lt;[$notes.$C$4]);[$Maize.B112];&quot;&quot;)" office:value-type="float" office:value="-0.0294350501128194" calcext:value-type="float">
            <text:p>-0.029435050112819</text:p>
          </table:table-cell>
          <table:table-cell table:number-columns-repeated="2"/>
        </table:table-row>
        <table:table-row table:style-name="ro1">
          <table:table-cell table:formula="of:=[$Maize.A113]" office:value-type="float" office:value="34.4711013225085" calcext:value-type="float">
            <text:p>34.4711013225085</text:p>
          </table:table-cell>
          <table:table-cell table:formula="of:=IF(AND([.A113]&gt;[$notes.$C$2];[.A113]&lt;[$notes.$C$3]);[$Maize.B113];&quot;&quot;)">
            <text:p/>
          </table:table-cell>
          <table:table-cell table:formula="of:=IF(AND([.A113]&gt;[$notes.$C$3];[.A113]&lt;[$notes.$C$4]);[$Maize.B113];&quot;&quot;)" office:value-type="float" office:value="-0.0308801391877" calcext:value-type="float">
            <text:p>-0.0308801391877</text:p>
          </table:table-cell>
          <table:table-cell table:number-columns-repeated="2"/>
        </table:table-row>
        <table:table-row table:style-name="ro1">
          <table:table-cell table:formula="of:=[$Maize.A114]" office:value-type="float" office:value="34.686414707104" calcext:value-type="float">
            <text:p>34.686414707104</text:p>
          </table:table-cell>
          <table:table-cell table:formula="of:=IF(AND([.A114]&gt;[$notes.$C$2];[.A114]&lt;[$notes.$C$3]);[$Maize.B114];&quot;&quot;)">
            <text:p/>
          </table:table-cell>
          <table:table-cell table:formula="of:=IF(AND([.A114]&gt;[$notes.$C$3];[.A114]&lt;[$notes.$C$4]);[$Maize.B114];&quot;&quot;)" office:value-type="float" office:value="-0.0322096211365902" calcext:value-type="float">
            <text:p>-0.03220962113659</text:p>
          </table:table-cell>
          <table:table-cell table:number-columns-repeated="2"/>
        </table:table-row>
        <table:table-row table:style-name="ro1">
          <table:table-cell table:formula="of:=[$Maize.A115]" office:value-type="float" office:value="34.9017280916995" calcext:value-type="float">
            <text:p>34.9017280916995</text:p>
          </table:table-cell>
          <table:table-cell table:formula="of:=IF(AND([.A115]&gt;[$notes.$C$2];[.A115]&lt;[$notes.$C$3]);[$Maize.B115];&quot;&quot;)">
            <text:p/>
          </table:table-cell>
          <table:table-cell table:formula="of:=IF(AND([.A115]&gt;[$notes.$C$3];[.A115]&lt;[$notes.$C$4]);[$Maize.B115];&quot;&quot;)" office:value-type="float" office:value="-0.0336547102114708" calcext:value-type="float">
            <text:p>-0.033654710211471</text:p>
          </table:table-cell>
          <table:table-cell table:number-columns-repeated="2"/>
        </table:table-row>
        <table:table-row table:style-name="ro1">
          <table:table-cell table:formula="of:=[$Maize.A116]" office:value-type="float" office:value="35.117041476295" calcext:value-type="float">
            <text:p>35.117041476295</text:p>
          </table:table-cell>
          <table:table-cell table:formula="of:=IF(AND([.A116]&gt;[$notes.$C$2];[.A116]&lt;[$notes.$C$3]);[$Maize.B116];&quot;&quot;)">
            <text:p/>
          </table:table-cell>
          <table:table-cell table:formula="of:=IF(AND([.A116]&gt;[$notes.$C$3];[.A116]&lt;[$notes.$C$4]);[$Maize.B116];&quot;&quot;)" office:value-type="float" office:value="-0.034984192160361" calcext:value-type="float">
            <text:p>-0.034984192160361</text:p>
          </table:table-cell>
          <table:table-cell table:number-columns-repeated="2"/>
        </table:table-row>
        <table:table-row table:style-name="ro1">
          <table:table-cell table:formula="of:=[$Maize.A117]" office:value-type="float" office:value="35.3015958059483" calcext:value-type="float">
            <text:p>35.3015958059483</text:p>
          </table:table-cell>
          <table:table-cell table:formula="of:=IF(AND([.A117]&gt;[$notes.$C$2];[.A117]&lt;[$notes.$C$3]);[$Maize.B117];&quot;&quot;)">
            <text:p/>
          </table:table-cell>
          <table:table-cell table:formula="of:=IF(AND([.A117]&gt;[$notes.$C$3];[.A117]&lt;[$notes.$C$4]);[$Maize.B117];&quot;&quot;)" office:value-type="float" office:value="-0.036178799128929" calcext:value-type="float">
            <text:p>-0.036178799128929</text:p>
          </table:table-cell>
          <table:table-cell table:number-columns-repeated="2"/>
        </table:table-row>
        <table:table-row table:style-name="ro1">
          <table:table-cell table:formula="of:=[$Maize.A118]" office:value-type="float" office:value="35.5169091905438" calcext:value-type="float">
            <text:p>35.5169091905438</text:p>
          </table:table-cell>
          <table:table-cell table:formula="of:=IF(AND([.A118]&gt;[$notes.$C$2];[.A118]&lt;[$notes.$C$3]);[$Maize.B118];&quot;&quot;)">
            <text:p/>
          </table:table-cell>
          <table:table-cell table:formula="of:=IF(AND([.A118]&gt;[$notes.$C$3];[.A118]&lt;[$notes.$C$4]);[$Maize.B118];&quot;&quot;)" office:value-type="float" office:value="-0.0375853524951461" calcext:value-type="float">
            <text:p>-0.037585352495146</text:p>
          </table:table-cell>
          <table:table-cell table:number-columns-repeated="2"/>
        </table:table-row>
        <table:table-row table:style-name="ro1">
          <table:table-cell table:formula="of:=[$Maize.A119]" office:value-type="float" office:value="35.7322225751393" calcext:value-type="float">
            <text:p>35.7322225751393</text:p>
          </table:table-cell>
          <table:table-cell table:formula="of:=IF(AND([.A119]&gt;[$notes.$C$2];[.A119]&lt;[$notes.$C$3]);[$Maize.B119];&quot;&quot;)">
            <text:p/>
          </table:table-cell>
          <table:table-cell table:formula="of:=IF(AND([.A119]&gt;[$notes.$C$3];[.A119]&lt;[$notes.$C$4]);[$Maize.B119];&quot;&quot;)" office:value-type="float" office:value="-0.0389533701526998" calcext:value-type="float">
            <text:p>-0.0389533701527</text:p>
          </table:table-cell>
          <table:table-cell table:number-columns-repeated="2"/>
        </table:table-row>
        <table:table-row table:style-name="ro1">
          <table:table-cell table:formula="of:=[$Maize.A120]" office:value-type="float" office:value="35.9475359597349" calcext:value-type="float">
            <text:p>35.9475359597349</text:p>
          </table:table-cell>
          <table:table-cell table:formula="of:=IF(AND([.A120]&gt;[$notes.$C$2];[.A120]&lt;[$notes.$C$3]);[$Maize.B120];&quot;&quot;)">
            <text:p/>
          </table:table-cell>
          <table:table-cell table:formula="of:=IF(AND([.A120]&gt;[$notes.$C$3];[.A120]&lt;[$notes.$C$4]);[$Maize.B120];&quot;&quot;)" office:value-type="float" office:value="-0.0403599235189169" calcext:value-type="float">
            <text:p>-0.040359923518917</text:p>
          </table:table-cell>
          <table:table-cell table:number-columns-repeated="2"/>
        </table:table-row>
        <table:table-row table:style-name="ro1">
          <table:table-cell table:formula="of:=[$Maize.A121]" office:value-type="float" office:value="36.1628493443304" calcext:value-type="float">
            <text:p>36.1628493443304</text:p>
          </table:table-cell>
          <table:table-cell table:formula="of:=IF(AND([.A121]&gt;[$notes.$C$2];[.A121]&lt;[$notes.$C$3]);[$Maize.B121];&quot;&quot;)">
            <text:p/>
          </table:table-cell>
          <table:table-cell table:formula="of:=IF(AND([.A121]&gt;[$notes.$C$3];[.A121]&lt;[$notes.$C$4]);[$Maize.B121];&quot;&quot;)" office:value-type="float" office:value="-0.0416894054678071" calcext:value-type="float">
            <text:p>-0.041689405467807</text:p>
          </table:table-cell>
          <table:table-cell table:number-columns-repeated="2"/>
        </table:table-row>
        <table:table-row table:style-name="ro1">
          <table:table-cell table:formula="of:=[$Maize.A122]" office:value-type="float" office:value="36.3781627289259" calcext:value-type="float">
            <text:p>36.3781627289259</text:p>
          </table:table-cell>
          <table:table-cell table:formula="of:=IF(AND([.A122]&gt;[$notes.$C$2];[.A122]&lt;[$notes.$C$3]);[$Maize.B122];&quot;&quot;)">
            <text:p/>
          </table:table-cell>
          <table:table-cell table:formula="of:=IF(AND([.A122]&gt;[$notes.$C$3];[.A122]&lt;[$notes.$C$4]);[$Maize.B122];&quot;&quot;)" office:value-type="float" office:value="-0.0431344945426877" calcext:value-type="float">
            <text:p>-0.043134494542688</text:p>
          </table:table-cell>
          <table:table-cell table:number-columns-repeated="2"/>
        </table:table-row>
        <table:table-row table:style-name="ro1">
          <table:table-cell table:formula="of:=[$Maize.A123]" office:value-type="float" office:value="36.5934761135214" calcext:value-type="float">
            <text:p>36.5934761135214</text:p>
          </table:table-cell>
          <table:table-cell table:formula="of:=IF(AND([.A123]&gt;[$notes.$C$2];[.A123]&lt;[$notes.$C$3]);[$Maize.B123];&quot;&quot;)">
            <text:p/>
          </table:table-cell>
          <table:table-cell table:formula="of:=IF(AND([.A123]&gt;[$notes.$C$3];[.A123]&lt;[$notes.$C$4]);[$Maize.B123];&quot;&quot;)" office:value-type="float" office:value="-0.0444639764915779" calcext:value-type="float">
            <text:p>-0.044463976491578</text:p>
          </table:table-cell>
          <table:table-cell table:number-columns-repeated="2"/>
        </table:table-row>
        <table:table-row table:style-name="ro1">
          <table:table-cell table:formula="of:=[$Maize.A124]" office:value-type="float" office:value="36.8087894981169" calcext:value-type="float">
            <text:p>36.8087894981169</text:p>
          </table:table-cell>
          <table:table-cell table:formula="of:=IF(AND([.A124]&gt;[$notes.$C$2];[.A124]&lt;[$notes.$C$3]);[$Maize.B124];&quot;&quot;)">
            <text:p/>
          </table:table-cell>
          <table:table-cell table:formula="of:=IF(AND([.A124]&gt;[$notes.$C$3];[.A124]&lt;[$notes.$C$4]);[$Maize.B124];&quot;&quot;)" office:value-type="float" office:value="-0.0459090655664585" calcext:value-type="float">
            <text:p>-0.045909065566459</text:p>
          </table:table-cell>
          <table:table-cell table:number-columns-repeated="2"/>
        </table:table-row>
        <table:table-row table:style-name="ro1">
          <table:table-cell table:formula="of:=[$Maize.A125]" office:value-type="float" office:value="37.0241028827124" calcext:value-type="float">
            <text:p>37.0241028827124</text:p>
          </table:table-cell>
          <table:table-cell table:formula="of:=IF(AND([.A125]&gt;[$notes.$C$2];[.A125]&lt;[$notes.$C$3]);[$Maize.B125];&quot;&quot;)">
            <text:p/>
          </table:table-cell>
          <table:table-cell table:formula="of:=IF(AND([.A125]&gt;[$notes.$C$3];[.A125]&lt;[$notes.$C$4]);[$Maize.B125];&quot;&quot;)" office:value-type="float" office:value="-0.0472385475153487" calcext:value-type="float">
            <text:p>-0.047238547515349</text:p>
          </table:table-cell>
          <table:table-cell table:number-columns-repeated="2"/>
        </table:table-row>
        <table:table-row table:style-name="ro1">
          <table:table-cell table:formula="of:=[$Maize.A126]" office:value-type="float" office:value="37.239416267308" calcext:value-type="float">
            <text:p>37.239416267308</text:p>
          </table:table-cell>
          <table:table-cell table:formula="of:=IF(AND([.A126]&gt;[$notes.$C$2];[.A126]&lt;[$notes.$C$3]);[$Maize.B126];&quot;&quot;)">
            <text:p/>
          </table:table-cell>
          <table:table-cell table:formula="of:=IF(AND([.A126]&gt;[$notes.$C$3];[.A126]&lt;[$notes.$C$4]);[$Maize.B126];&quot;&quot;)" office:value-type="float" office:value="-0.0486836365902293" calcext:value-type="float">
            <text:p>-0.048683636590229</text:p>
          </table:table-cell>
          <table:table-cell table:number-columns-repeated="2"/>
        </table:table-row>
        <table:table-row table:style-name="ro1">
          <table:table-cell table:formula="of:=[$Maize.A127]" office:value-type="float" office:value="37.4547296519035" calcext:value-type="float">
            <text:p>37.4547296519035</text:p>
          </table:table-cell>
          <table:table-cell table:formula="of:=IF(AND([.A127]&gt;[$notes.$C$2];[.A127]&lt;[$notes.$C$3]);[$Maize.B127];&quot;&quot;)">
            <text:p/>
          </table:table-cell>
          <table:table-cell table:formula="of:=IF(AND([.A127]&gt;[$notes.$C$3];[.A127]&lt;[$notes.$C$4]);[$Maize.B127];&quot;&quot;)" office:value-type="float" office:value="-0.0500131185391195" calcext:value-type="float">
            <text:p>-0.05001311853912</text:p>
          </table:table-cell>
          <table:table-cell table:number-columns-repeated="2"/>
        </table:table-row>
        <table:table-row table:style-name="ro1">
          <table:table-cell table:formula="of:=[$Maize.A128]" office:value-type="float" office:value="37.670043036499" calcext:value-type="float">
            <text:p>37.670043036499</text:p>
          </table:table-cell>
          <table:table-cell table:formula="of:=IF(AND([.A128]&gt;[$notes.$C$2];[.A128]&lt;[$notes.$C$3]);[$Maize.B128];&quot;&quot;)">
            <text:p/>
          </table:table-cell>
          <table:table-cell table:formula="of:=IF(AND([.A128]&gt;[$notes.$C$3];[.A128]&lt;[$notes.$C$4]);[$Maize.B128];&quot;&quot;)" office:value-type="float" office:value="-0.0514582076140001" calcext:value-type="float">
            <text:p>-0.051458207614</text:p>
          </table:table-cell>
          <table:table-cell table:number-columns-repeated="2"/>
        </table:table-row>
        <table:table-row table:style-name="ro1">
          <table:table-cell table:formula="of:=[$Maize.A129]" office:value-type="float" office:value="37.8853564210945" calcext:value-type="float">
            <text:p>37.8853564210945</text:p>
          </table:table-cell>
          <table:table-cell table:formula="of:=IF(AND([.A129]&gt;[$notes.$C$2];[.A129]&lt;[$notes.$C$3]);[$Maize.B129];&quot;&quot;)">
            <text:p/>
          </table:table-cell>
          <table:table-cell table:formula="of:=IF(AND([.A129]&gt;[$notes.$C$3];[.A129]&lt;[$notes.$C$4]);[$Maize.B129];&quot;&quot;)" office:value-type="float" office:value="-0.0527876895628903" calcext:value-type="float">
            <text:p>-0.05278768956289</text:p>
          </table:table-cell>
          <table:table-cell table:number-columns-repeated="2"/>
        </table:table-row>
        <table:table-row table:style-name="ro1">
          <table:table-cell table:formula="of:=[$Maize.A130]" office:value-type="float" office:value="38.10066980569" calcext:value-type="float">
            <text:p>38.10066980569</text:p>
          </table:table-cell>
          <table:table-cell table:formula="of:=IF(AND([.A130]&gt;[$notes.$C$2];[.A130]&lt;[$notes.$C$3]);[$Maize.B130];&quot;&quot;)">
            <text:p/>
          </table:table-cell>
          <table:table-cell table:formula="of:=IF(AND([.A130]&gt;[$notes.$C$3];[.A130]&lt;[$notes.$C$4]);[$Maize.B130];&quot;&quot;)">
            <text:p/>
          </table:table-cell>
          <table:table-cell table:number-columns-repeated="2"/>
        </table:table-row>
        <table:table-row table:style-name="ro1">
          <table:table-cell table:formula="of:=[$Maize.A131]" office:value-type="float" office:value="38.3159831902855" calcext:value-type="float">
            <text:p>38.3159831902855</text:p>
          </table:table-cell>
          <table:table-cell table:formula="of:=IF(AND([.A131]&gt;[$notes.$C$2];[.A131]&lt;[$notes.$C$3]);[$Maize.B131];&quot;&quot;)">
            <text:p/>
          </table:table-cell>
          <table:table-cell table:formula="of:=IF(AND([.A131]&gt;[$notes.$C$3];[.A131]&lt;[$notes.$C$4]);[$Maize.B131];&quot;&quot;)">
            <text:p/>
          </table:table-cell>
          <table:table-cell table:number-columns-repeated="2"/>
        </table:table-row>
        <table:table-row table:style-name="ro1">
          <table:table-cell table:formula="of:=[$Maize.A132]" office:value-type="float" office:value="38.5312965748811" calcext:value-type="float">
            <text:p>38.5312965748811</text:p>
          </table:table-cell>
          <table:table-cell table:formula="of:=IF(AND([.A132]&gt;[$notes.$C$2];[.A132]&lt;[$notes.$C$3]);[$Maize.B132];&quot;&quot;)">
            <text:p/>
          </table:table-cell>
          <table:table-cell table:formula="of:=IF(AND([.A132]&gt;[$notes.$C$3];[.A132]&lt;[$notes.$C$4]);[$Maize.B132];&quot;&quot;)">
            <text:p/>
          </table:table-cell>
          <table:table-cell table:number-columns-repeated="2"/>
        </table:table-row>
        <table:table-row table:style-name="ro1">
          <table:table-cell table:formula="of:=[$Maize.A133]" office:value-type="float" office:value="38.7466099594766" calcext:value-type="float">
            <text:p>38.7466099594766</text:p>
          </table:table-cell>
          <table:table-cell table:formula="of:=IF(AND([.A133]&gt;[$notes.$C$2];[.A133]&lt;[$notes.$C$3]);[$Maize.B133];&quot;&quot;)">
            <text:p/>
          </table:table-cell>
          <table:table-cell table:formula="of:=IF(AND([.A133]&gt;[$notes.$C$3];[.A133]&lt;[$notes.$C$4]);[$Maize.B133];&quot;&quot;)">
            <text:p/>
          </table:table-cell>
          <table:table-cell table:number-columns-repeated="2"/>
        </table:table-row>
        <table:table-row table:style-name="ro1">
          <table:table-cell table:formula="of:=[$Maize.A134]" office:value-type="float" office:value="39.0234414539565" calcext:value-type="float">
            <text:p>39.0234414539565</text:p>
          </table:table-cell>
          <table:table-cell table:formula="of:=IF(AND([.A134]&gt;[$notes.$C$2];[.A134]&lt;[$notes.$C$3]);[$Maize.B134];&quot;&quot;)">
            <text:p/>
          </table:table-cell>
          <table:table-cell table:formula="of:=IF(AND([.A134]&gt;[$notes.$C$3];[.A134]&lt;[$notes.$C$4]);[$Maize.B134];&quot;&quot;)">
            <text:p/>
          </table:table-cell>
          <table:table-cell table:number-columns-repeated="2"/>
        </table:table-row>
        <table:table-row table:style-name="ro1">
          <table:table-cell table:formula="of:=[$Maize.A135]" office:value-type="float" office:value="39.3925501132631" calcext:value-type="float">
            <text:p>39.3925501132631</text:p>
          </table:table-cell>
          <table:table-cell table:formula="of:=IF(AND([.A135]&gt;[$notes.$C$2];[.A135]&lt;[$notes.$C$3]);[$Maize.B135];&quot;&quot;)">
            <text:p/>
          </table:table-cell>
          <table:table-cell table:formula="of:=IF(AND([.A135]&gt;[$notes.$C$3];[.A135]&lt;[$notes.$C$4]);[$Maize.B135];&quot;&quot;)">
            <text:p/>
          </table:table-cell>
          <table:table-cell table:number-columns-repeated="2"/>
        </table:table-row>
        <table:table-row table:style-name="ro1">
          <table:table-cell table:formula="of:=[$Maize.A136]" office:value-type="float" office:value="39.7616587725697" calcext:value-type="float">
            <text:p>39.7616587725697</text:p>
          </table:table-cell>
          <table:table-cell table:formula="of:=IF(AND([.A136]&gt;[$notes.$C$2];[.A136]&lt;[$notes.$C$3]);[$Maize.B136];&quot;&quot;)">
            <text:p/>
          </table:table-cell>
          <table:table-cell table:formula="of:=IF(AND([.A136]&gt;[$notes.$C$3];[.A136]&lt;[$notes.$C$4]);[$Maize.B136];&quot;&quot;)">
            <text:p/>
          </table:table-cell>
          <table:table-cell table:number-columns-repeated="2"/>
        </table:table-row>
        <table:table-row table:style-name="ro1">
          <table:table-cell table:formula="of:=[$Maize.A137]" office:value-type="float" office:value="40.1307674318763" calcext:value-type="float">
            <text:p>40.1307674318763</text:p>
          </table:table-cell>
          <table:table-cell table:formula="of:=IF(AND([.A137]&gt;[$notes.$C$2];[.A137]&lt;[$notes.$C$3]);[$Maize.B137];&quot;&quot;)">
            <text:p/>
          </table:table-cell>
          <table:table-cell table:formula="of:=IF(AND([.A137]&gt;[$notes.$C$3];[.A137]&lt;[$notes.$C$4]);[$Maize.B137];&quot;&quot;)">
            <text:p/>
          </table:table-cell>
          <table:table-cell table:number-columns-repeated="2"/>
        </table:table-row>
        <table:table-row table:style-name="ro1">
          <table:table-cell table:formula="of:=[$Maize.A138]" office:value-type="float" office:value="40.4998760911829" calcext:value-type="float">
            <text:p>40.4998760911829</text:p>
          </table:table-cell>
          <table:table-cell table:formula="of:=IF(AND([.A138]&gt;[$notes.$C$2];[.A138]&lt;[$notes.$C$3]);[$Maize.B138];&quot;&quot;)">
            <text:p/>
          </table:table-cell>
          <table:table-cell table:formula="of:=IF(AND([.A138]&gt;[$notes.$C$3];[.A138]&lt;[$notes.$C$4]);[$Maize.B138];&quot;&quot;)">
            <text:p/>
          </table:table-cell>
          <table:table-cell table:number-columns-repeated="2"/>
        </table:table-row>
        <table:table-row table:style-name="ro1">
          <table:table-cell table:formula="of:=[$Maize.A139]" office:value-type="float" office:value="40.8689847504895" calcext:value-type="float">
            <text:p>40.8689847504895</text:p>
          </table:table-cell>
          <table:table-cell table:formula="of:=IF(AND([.A139]&gt;[$notes.$C$2];[.A139]&lt;[$notes.$C$3]);[$Maize.B139];&quot;&quot;)">
            <text:p/>
          </table:table-cell>
          <table:table-cell table:formula="of:=IF(AND([.A139]&gt;[$notes.$C$3];[.A139]&lt;[$notes.$C$4]);[$Maize.B139];&quot;&quot;)">
            <text:p/>
          </table:table-cell>
          <table:table-cell table:number-columns-repeated="2"/>
        </table:table-row>
        <table:table-row table:style-name="ro1">
          <table:table-cell table:formula="of:=[$Maize.A140]" office:value-type="float" office:value="41.2380934097961" calcext:value-type="float">
            <text:p>41.2380934097961</text:p>
          </table:table-cell>
          <table:table-cell table:formula="of:=IF(AND([.A140]&gt;[$notes.$C$2];[.A140]&lt;[$notes.$C$3]);[$Maize.B140];&quot;&quot;)">
            <text:p/>
          </table:table-cell>
          <table:table-cell table:formula="of:=IF(AND([.A140]&gt;[$notes.$C$3];[.A140]&lt;[$notes.$C$4]);[$Maize.B140];&quot;&quot;)">
            <text:p/>
          </table:table-cell>
          <table:table-cell table:number-columns-repeated="2"/>
        </table:table-row>
        <table:table-row table:style-name="ro1">
          <table:table-cell table:formula="of:=[$Maize.A141]" office:value-type="float" office:value="41.6072020691027" calcext:value-type="float">
            <text:p>41.6072020691027</text:p>
          </table:table-cell>
          <table:table-cell table:formula="of:=IF(AND([.A141]&gt;[$notes.$C$2];[.A141]&lt;[$notes.$C$3]);[$Maize.B141];&quot;&quot;)">
            <text:p/>
          </table:table-cell>
          <table:table-cell table:formula="of:=IF(AND([.A141]&gt;[$notes.$C$3];[.A141]&lt;[$notes.$C$4]);[$Maize.B141];&quot;&quot;)">
            <text:p/>
          </table:table-cell>
          <table:table-cell table:number-columns-repeated="2"/>
        </table:table-row>
        <table:table-row table:style-name="ro1">
          <table:table-cell table:formula="of:=[$Maize.A142]" office:value-type="float" office:value="41.8840335635827" calcext:value-type="float">
            <text:p>41.8840335635827</text:p>
          </table:table-cell>
          <table:table-cell table:formula="of:=IF(AND([.A142]&gt;[$notes.$C$2];[.A142]&lt;[$notes.$C$3]);[$Maize.B142];&quot;&quot;)">
            <text:p/>
          </table:table-cell>
          <table:table-cell table:formula="of:=IF(AND([.A142]&gt;[$notes.$C$3];[.A142]&lt;[$notes.$C$4]);[$Maize.B14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43]&gt;[$notes.$B$2];[.A143]&lt;[$notes.$B$3]);[$Soybeans.B14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4]&gt;[$notes.$B$2];[.A144]&lt;[$notes.$B$3]);[$Soybeans.B14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5]&gt;[$notes.$B$2];[.A145]&lt;[$notes.$B$3]);[$Soybeans.B14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6]&gt;[$notes.$B$2];[.A146]&lt;[$notes.$B$3]);[$Soybeans.B14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7]&gt;[$notes.$B$2];[.A147]&lt;[$notes.$B$3]);[$Soybeans.B14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8]&gt;[$notes.$B$2];[.A148]&lt;[$notes.$B$3]);[$Soybeans.B14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9]&gt;[$notes.$B$2];[.A149]&lt;[$notes.$B$3]);[$Soybeans.B14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0]&gt;[$notes.$B$2];[.A150]&lt;[$notes.$B$3]);[$Soybeans.B15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1]&gt;[$notes.$B$2];[.A151]&lt;[$notes.$B$3]);[$Soybeans.B15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2]&gt;[$notes.$B$2];[.A152]&lt;[$notes.$B$3]);[$Soybeans.B15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3]&gt;[$notes.$B$2];[.A153]&lt;[$notes.$B$3]);[$Soybeans.B15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4]&gt;[$notes.$B$2];[.A154]&lt;[$notes.$B$3]);[$Soybeans.B15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5]&gt;[$notes.$B$2];[.A155]&lt;[$notes.$B$3]);[$Soybeans.B15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6]&gt;[$notes.$B$2];[.A156]&lt;[$notes.$B$3]);[$Soybeans.B15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7]&gt;[$notes.$B$2];[.A157]&lt;[$notes.$B$3]);[$Soybeans.B15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8]&gt;[$notes.$B$2];[.A158]&lt;[$notes.$B$3]);[$Soybeans.B15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9]&gt;[$notes.$B$2];[.A159]&lt;[$notes.$B$3]);[$Soybeans.B15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0]&gt;[$notes.$B$2];[.A160]&lt;[$notes.$B$3]);[$Soybeans.B16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1]&gt;[$notes.$B$2];[.A161]&lt;[$notes.$B$3]);[$Soybeans.B16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2]&gt;[$notes.$B$2];[.A162]&lt;[$notes.$B$3]);[$Soybeans.B16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3]&gt;[$notes.$B$2];[.A163]&lt;[$notes.$B$3]);[$Soybeans.B16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4]&gt;[$notes.$B$2];[.A164]&lt;[$notes.$B$3]);[$Soybeans.B16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5]&gt;[$notes.$B$2];[.A165]&lt;[$notes.$B$3]);[$Soybeans.B16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6]&gt;[$notes.$B$2];[.A166]&lt;[$notes.$B$3]);[$Soybeans.B16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7]&gt;[$notes.$B$2];[.A167]&lt;[$notes.$B$3]);[$Soybeans.B16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8]&gt;[$notes.$B$2];[.A168]&lt;[$notes.$B$3]);[$Soybeans.B16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9]&gt;[$notes.$B$2];[.A169]&lt;[$notes.$B$3]);[$Soybeans.B16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0]&gt;[$notes.$B$2];[.A170]&lt;[$notes.$B$3]);[$Soybeans.B17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1]&gt;[$notes.$B$2];[.A171]&lt;[$notes.$B$3]);[$Soybeans.B17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2]&gt;[$notes.$B$2];[.A172]&lt;[$notes.$B$3]);[$Soybeans.B17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3]&gt;[$notes.$B$2];[.A173]&lt;[$notes.$B$3]);[$Soybeans.B17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4]&gt;[$notes.$B$2];[.A174]&lt;[$notes.$B$3]);[$Soybeans.B17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5]&gt;[$notes.$B$2];[.A175]&lt;[$notes.$B$3]);[$Soybeans.B17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6]&gt;[$notes.$B$2];[.A176]&lt;[$notes.$B$3]);[$Soybeans.B17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7]&gt;[$notes.$B$2];[.A177]&lt;[$notes.$B$3]);[$Soybeans.B17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8]&gt;[$notes.$B$2];[.A178]&lt;[$notes.$B$3]);[$Soybeans.B17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9]&gt;[$notes.$B$2];[.A179]&lt;[$notes.$B$3]);[$Soybeans.B17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0]&gt;[$notes.$B$2];[.A180]&lt;[$notes.$B$3]);[$Soybeans.B18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1]&gt;[$notes.$B$2];[.A181]&lt;[$notes.$B$3]);[$Soybeans.B18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2]&gt;[$notes.$B$2];[.A182]&lt;[$notes.$B$3]);[$Soybeans.B18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3]&gt;[$notes.$B$2];[.A183]&lt;[$notes.$B$3]);[$Soybeans.B18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4]&gt;[$notes.$B$2];[.A184]&lt;[$notes.$B$3]);[$Soybeans.B18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5]&gt;[$notes.$B$2];[.A185]&lt;[$notes.$B$3]);[$Soybeans.B18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6]&gt;[$notes.$B$2];[.A186]&lt;[$notes.$B$3]);[$Soybeans.B18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7]&gt;[$notes.$B$2];[.A187]&lt;[$notes.$B$3]);[$Soybeans.B18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8]&gt;[$notes.$B$2];[.A188]&lt;[$notes.$B$3]);[$Soybeans.B18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9]&gt;[$notes.$B$2];[.A189]&lt;[$notes.$B$3]);[$Soybeans.B18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0]&gt;[$notes.$B$2];[.A190]&lt;[$notes.$B$3]);[$Soybeans.B19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1]&gt;[$notes.$B$2];[.A191]&lt;[$notes.$B$3]);[$Soybeans.B19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2]&gt;[$notes.$B$2];[.A192]&lt;[$notes.$B$3]);[$Soybeans.B192];&quot;&quot;)">
            <text:p/>
          </table:table-cell>
          <table:table-cell table:number-columns-repeated="3"/>
        </table:table-row>
      </table:table>
      <table:table table:name="Cotton_fit" table:style-name="ta1">
        <table:shapes>
          <draw:frame draw:z-index="0" draw:style-name="gr1" draw:text-style-name="P1" svg:width="453.51pt" svg:height="255.09pt" svg:x="450.06pt" svg:y="58.05pt">
            <draw:object draw:notify-on-update-of-ranges="Cotton_fit.A1:Cotton_fit.A1 Cotton_fit.A2:Cotton_fit.A135 Cotton_fit.B1:Cotton_fit.B1 Cotton_fit.B2:Cotton_fit.B135 Cotton_fit.A1:Cotton_fit.A1 Cotton_fit.A2:Cotton_fit.A135 Cotton_fit.C1:Cotton_fit.C1 Cotton_fit.C2:Cotton_fit.C13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mp</text:p>
          </table:table-cell>
          <table:table-cell table:style-name="Default" office:value-type="string" calcext:value-type="string">
            <text:p>logy(GDD)</text:p>
          </table:table-cell>
          <table:table-cell office:value-type="string" calcext:value-type="string">
            <text:p>logy(EDD)</text:p>
          </table:table-cell>
          <table:table-cell table:number-columns-repeated="2"/>
        </table:table-row>
        <table:table-row table:style-name="ro1">
          <table:table-cell table:formula="of:=[$Cotton.A2]" office:value-type="float" office:value="0.229591836734694" calcext:value-type="float">
            <text:p>0.229591836734694</text:p>
          </table:table-cell>
          <table:table-cell table:formula="of:=IF(AND([.A2]&gt;[$notes.$D$2];[.A2]&lt;[$notes.$D$3]);[$Cotton.B2];&quot;&quot;)">
            <text:p/>
          </table:table-cell>
          <table:table-cell table:formula="of:=IF(AND([.A2]&gt;[$notes.$D$3];[.A2]&lt;[$notes.$D$4]);[$Cotton.B2];&quot;&quot;)">
            <text:p/>
          </table:table-cell>
          <table:table-cell office:value-type="string" calcext:value-type="string">
            <text:p>GDDsens</text:p>
          </table:table-cell>
          <table:table-cell table:formula="of:=SLOPE([.B$1:.B$1048576];[.A$1:.A$1048576])" office:value-type="float" office:value="0.000907195445011024" calcext:value-type="float">
            <text:p>0.000907195445011</text:p>
          </table:table-cell>
        </table:table-row>
        <table:table-row table:style-name="ro1">
          <table:table-cell table:formula="of:=[$Cotton.A3]" office:value-type="float" office:value="0.598739495798319" calcext:value-type="float">
            <text:p>0.598739495798319</text:p>
          </table:table-cell>
          <table:table-cell table:formula="of:=IF(AND([.A3]&gt;[$notes.$D$2];[.A3]&lt;[$notes.$D$3]);[$Cotton.B3];&quot;&quot;)">
            <text:p/>
          </table:table-cell>
          <table:table-cell table:formula="of:=IF(AND([.A3]&gt;[$notes.$D$3];[.A3]&lt;[$notes.$D$4]);[$Cotton.B3];&quot;&quot;)">
            <text:p/>
          </table:table-cell>
          <table:table-cell office:value-type="string" calcext:value-type="string">
            <text:p>EDDsens</text:p>
          </table:table-cell>
          <table:table-cell table:formula="of:=SLOPE([.C$1:.C$1048576];[.A$1:.A$1048576])" office:value-type="float" office:value="-0.00675349453613623" calcext:value-type="float">
            <text:p>-0.006753494536136</text:p>
          </table:table-cell>
        </table:table-row>
        <table:table-row table:style-name="ro1">
          <table:table-cell table:formula="of:=[$Cotton.A4]" office:value-type="float" office:value="0.967887154861945" calcext:value-type="float">
            <text:p>0.967887154861945</text:p>
          </table:table-cell>
          <table:table-cell table:formula="of:=IF(AND([.A4]&gt;[$notes.$D$2];[.A4]&lt;[$notes.$D$3]);[$Cotton.B4];&quot;&quot;)">
            <text:p/>
          </table:table-cell>
          <table:table-cell table:formula="of:=IF(AND([.A4]&gt;[$notes.$D$3];[.A4]&lt;[$notes.$D$4]);[$Cotton.B4];&quot;&quot;)">
            <text:p/>
          </table:table-cell>
          <table:table-cell table:number-columns-repeated="2"/>
        </table:table-row>
        <table:table-row table:style-name="ro1">
          <table:table-cell table:formula="of:=[$Cotton.A5]" office:value-type="float" office:value="1.33703481392557" calcext:value-type="float">
            <text:p>1.33703481392557</text:p>
          </table:table-cell>
          <table:table-cell table:formula="of:=IF(AND([.A5]&gt;[$notes.$D$2];[.A5]&lt;[$notes.$D$3]);[$Cotton.B5];&quot;&quot;)">
            <text:p/>
          </table:table-cell>
          <table:table-cell table:formula="of:=IF(AND([.A5]&gt;[$notes.$D$3];[.A5]&lt;[$notes.$D$4]);[$Cotton.B5];&quot;&quot;)">
            <text:p/>
          </table:table-cell>
          <table:table-cell table:number-columns-repeated="2"/>
        </table:table-row>
        <table:table-row table:style-name="ro1">
          <table:table-cell table:formula="of:=[$Cotton.A6]" office:value-type="float" office:value="1.7061824729892" calcext:value-type="float">
            <text:p>1.7061824729892</text:p>
          </table:table-cell>
          <table:table-cell table:formula="of:=IF(AND([.A6]&gt;[$notes.$D$2];[.A6]&lt;[$notes.$D$3]);[$Cotton.B6];&quot;&quot;)">
            <text:p/>
          </table:table-cell>
          <table:table-cell table:formula="of:=IF(AND([.A6]&gt;[$notes.$D$3];[.A6]&lt;[$notes.$D$4]);[$Cotton.B6];&quot;&quot;)">
            <text:p/>
          </table:table-cell>
          <table:table-cell table:number-columns-repeated="2"/>
        </table:table-row>
        <table:table-row table:style-name="ro1">
          <table:table-cell table:formula="of:=[$Cotton.A7]" office:value-type="float" office:value="1.76770708283313" calcext:value-type="float">
            <text:p>1.76770708283313</text:p>
          </table:table-cell>
          <table:table-cell table:formula="of:=IF(AND([.A7]&gt;[$notes.$D$2];[.A7]&lt;[$notes.$D$3]);[$Cotton.B7];&quot;&quot;)">
            <text:p/>
          </table:table-cell>
          <table:table-cell table:formula="of:=IF(AND([.A7]&gt;[$notes.$D$3];[.A7]&lt;[$notes.$D$4]);[$Cotton.B7];&quot;&quot;)">
            <text:p/>
          </table:table-cell>
          <table:table-cell table:number-columns-repeated="2"/>
        </table:table-row>
        <table:table-row table:style-name="ro1">
          <table:table-cell table:formula="of:=[$Cotton.A8]" office:value-type="float" office:value="2.07533013205282" calcext:value-type="float">
            <text:p>2.07533013205282</text:p>
          </table:table-cell>
          <table:table-cell table:formula="of:=IF(AND([.A8]&gt;[$notes.$D$2];[.A8]&lt;[$notes.$D$3]);[$Cotton.B8];&quot;&quot;)">
            <text:p/>
          </table:table-cell>
          <table:table-cell table:formula="of:=IF(AND([.A8]&gt;[$notes.$D$3];[.A8]&lt;[$notes.$D$4]);[$Cotton.B8];&quot;&quot;)">
            <text:p/>
          </table:table-cell>
          <table:table-cell table:number-columns-repeated="2"/>
        </table:table-row>
        <table:table-row table:style-name="ro1">
          <table:table-cell table:formula="of:=[$Cotton.A9]" office:value-type="float" office:value="2.13685474189676" calcext:value-type="float">
            <text:p>2.13685474189676</text:p>
          </table:table-cell>
          <table:table-cell table:formula="of:=IF(AND([.A9]&gt;[$notes.$D$2];[.A9]&lt;[$notes.$D$3]);[$Cotton.B9];&quot;&quot;)">
            <text:p/>
          </table:table-cell>
          <table:table-cell table:formula="of:=IF(AND([.A9]&gt;[$notes.$D$3];[.A9]&lt;[$notes.$D$4]);[$Cotton.B9];&quot;&quot;)">
            <text:p/>
          </table:table-cell>
          <table:table-cell table:number-columns-repeated="2"/>
        </table:table-row>
        <table:table-row table:style-name="ro1">
          <table:table-cell table:formula="of:=[$Cotton.A10]" office:value-type="float" office:value="2.44447779111645" calcext:value-type="float">
            <text:p>2.44447779111645</text:p>
          </table:table-cell>
          <table:table-cell table:formula="of:=IF(AND([.A10]&gt;[$notes.$D$2];[.A10]&lt;[$notes.$D$3]);[$Cotton.B10];&quot;&quot;)">
            <text:p/>
          </table:table-cell>
          <table:table-cell table:formula="of:=IF(AND([.A10]&gt;[$notes.$D$3];[.A10]&lt;[$notes.$D$4]);[$Cotton.B10];&quot;&quot;)">
            <text:p/>
          </table:table-cell>
          <table:table-cell table:number-columns-repeated="2"/>
        </table:table-row>
        <table:table-row table:style-name="ro1">
          <table:table-cell table:formula="of:=[$Cotton.A11]" office:value-type="float" office:value="2.50600240096038" calcext:value-type="float">
            <text:p>2.50600240096038</text:p>
          </table:table-cell>
          <table:table-cell table:formula="of:=IF(AND([.A11]&gt;[$notes.$D$2];[.A11]&lt;[$notes.$D$3]);[$Cotton.B11];&quot;&quot;)">
            <text:p/>
          </table:table-cell>
          <table:table-cell table:formula="of:=IF(AND([.A11]&gt;[$notes.$D$3];[.A11]&lt;[$notes.$D$4]);[$Cotton.B11];&quot;&quot;)">
            <text:p/>
          </table:table-cell>
          <table:table-cell table:number-columns-repeated="2"/>
        </table:table-row>
        <table:table-row table:style-name="ro1">
          <table:table-cell table:formula="of:=[$Cotton.A12]" office:value-type="float" office:value="2.81362545018007" calcext:value-type="float">
            <text:p>2.81362545018007</text:p>
          </table:table-cell>
          <table:table-cell table:formula="of:=IF(AND([.A12]&gt;[$notes.$D$2];[.A12]&lt;[$notes.$D$3]);[$Cotton.B12];&quot;&quot;)">
            <text:p/>
          </table:table-cell>
          <table:table-cell table:formula="of:=IF(AND([.A12]&gt;[$notes.$D$3];[.A12]&lt;[$notes.$D$4]);[$Cotton.B12];&quot;&quot;)">
            <text:p/>
          </table:table-cell>
          <table:table-cell table:number-columns-repeated="2"/>
        </table:table-row>
        <table:table-row table:style-name="ro1">
          <table:table-cell table:formula="of:=[$Cotton.A13]" office:value-type="float" office:value="2.87515006002401" calcext:value-type="float">
            <text:p>2.87515006002401</text:p>
          </table:table-cell>
          <table:table-cell table:formula="of:=IF(AND([.A13]&gt;[$notes.$D$2];[.A13]&lt;[$notes.$D$3]);[$Cotton.B13];&quot;&quot;)">
            <text:p/>
          </table:table-cell>
          <table:table-cell table:formula="of:=IF(AND([.A13]&gt;[$notes.$D$3];[.A13]&lt;[$notes.$D$4]);[$Cotton.B13];&quot;&quot;)">
            <text:p/>
          </table:table-cell>
          <table:table-cell table:number-columns-repeated="2"/>
        </table:table-row>
        <table:table-row table:style-name="ro1">
          <table:table-cell table:formula="of:=[$Cotton.A14]" office:value-type="float" office:value="3.1827731092437" calcext:value-type="float">
            <text:p>3.1827731092437</text:p>
          </table:table-cell>
          <table:table-cell table:formula="of:=IF(AND([.A14]&gt;[$notes.$D$2];[.A14]&lt;[$notes.$D$3]);[$Cotton.B14];&quot;&quot;)">
            <text:p/>
          </table:table-cell>
          <table:table-cell table:formula="of:=IF(AND([.A14]&gt;[$notes.$D$3];[.A14]&lt;[$notes.$D$4]);[$Cotton.B14];&quot;&quot;)">
            <text:p/>
          </table:table-cell>
          <table:table-cell table:number-columns-repeated="2"/>
        </table:table-row>
        <table:table-row table:style-name="ro1">
          <table:table-cell table:formula="of:=[$Cotton.A15]" office:value-type="float" office:value="3.24429771908764" calcext:value-type="float">
            <text:p>3.24429771908764</text:p>
          </table:table-cell>
          <table:table-cell table:formula="of:=IF(AND([.A15]&gt;[$notes.$D$2];[.A15]&lt;[$notes.$D$3]);[$Cotton.B15];&quot;&quot;)">
            <text:p/>
          </table:table-cell>
          <table:table-cell table:formula="of:=IF(AND([.A15]&gt;[$notes.$D$3];[.A15]&lt;[$notes.$D$4]);[$Cotton.B15];&quot;&quot;)">
            <text:p/>
          </table:table-cell>
          <table:table-cell table:number-columns-repeated="2"/>
        </table:table-row>
        <table:table-row table:style-name="ro1">
          <table:table-cell table:formula="of:=[$Cotton.A16]" office:value-type="float" office:value="3.55192076830732" calcext:value-type="float">
            <text:p>3.55192076830732</text:p>
          </table:table-cell>
          <table:table-cell table:formula="of:=IF(AND([.A16]&gt;[$notes.$D$2];[.A16]&lt;[$notes.$D$3]);[$Cotton.B16];&quot;&quot;)">
            <text:p/>
          </table:table-cell>
          <table:table-cell table:formula="of:=IF(AND([.A16]&gt;[$notes.$D$3];[.A16]&lt;[$notes.$D$4]);[$Cotton.B16];&quot;&quot;)">
            <text:p/>
          </table:table-cell>
          <table:table-cell table:number-columns-repeated="2"/>
        </table:table-row>
        <table:table-row table:style-name="ro1">
          <table:table-cell table:formula="of:=[$Cotton.A17]" office:value-type="float" office:value="3.61344537815126" calcext:value-type="float">
            <text:p>3.61344537815126</text:p>
          </table:table-cell>
          <table:table-cell table:formula="of:=IF(AND([.A17]&gt;[$notes.$D$2];[.A17]&lt;[$notes.$D$3]);[$Cotton.B17];&quot;&quot;)">
            <text:p/>
          </table:table-cell>
          <table:table-cell table:formula="of:=IF(AND([.A17]&gt;[$notes.$D$3];[.A17]&lt;[$notes.$D$4]);[$Cotton.B17];&quot;&quot;)">
            <text:p/>
          </table:table-cell>
          <table:table-cell table:number-columns-repeated="2"/>
        </table:table-row>
        <table:table-row table:style-name="ro1">
          <table:table-cell table:formula="of:=[$Cotton.A18]" office:value-type="float" office:value="3.92106842737095" calcext:value-type="float">
            <text:p>3.92106842737095</text:p>
          </table:table-cell>
          <table:table-cell table:formula="of:=IF(AND([.A18]&gt;[$notes.$D$2];[.A18]&lt;[$notes.$D$3]);[$Cotton.B18];&quot;&quot;)">
            <text:p/>
          </table:table-cell>
          <table:table-cell table:formula="of:=IF(AND([.A18]&gt;[$notes.$D$3];[.A18]&lt;[$notes.$D$4]);[$Cotton.B18];&quot;&quot;)">
            <text:p/>
          </table:table-cell>
          <table:table-cell table:number-columns-repeated="2"/>
        </table:table-row>
        <table:table-row table:style-name="ro1">
          <table:table-cell table:formula="of:=[$Cotton.A19]" office:value-type="float" office:value="3.98259303721488" calcext:value-type="float">
            <text:p>3.98259303721488</text:p>
          </table:table-cell>
          <table:table-cell table:formula="of:=IF(AND([.A19]&gt;[$notes.$D$2];[.A19]&lt;[$notes.$D$3]);[$Cotton.B19];&quot;&quot;)">
            <text:p/>
          </table:table-cell>
          <table:table-cell table:formula="of:=IF(AND([.A19]&gt;[$notes.$D$3];[.A19]&lt;[$notes.$D$4]);[$Cotton.B19];&quot;&quot;)">
            <text:p/>
          </table:table-cell>
          <table:table-cell table:number-columns-repeated="2"/>
        </table:table-row>
        <table:table-row table:style-name="ro1">
          <table:table-cell table:formula="of:=[$Cotton.A20]" office:value-type="float" office:value="4.29021608643457" calcext:value-type="float">
            <text:p>4.29021608643457</text:p>
          </table:table-cell>
          <table:table-cell table:formula="of:=IF(AND([.A20]&gt;[$notes.$D$2];[.A20]&lt;[$notes.$D$3]);[$Cotton.B20];&quot;&quot;)">
            <text:p/>
          </table:table-cell>
          <table:table-cell table:formula="of:=IF(AND([.A20]&gt;[$notes.$D$3];[.A20]&lt;[$notes.$D$4]);[$Cotton.B20];&quot;&quot;)">
            <text:p/>
          </table:table-cell>
          <table:table-cell table:number-columns-repeated="2"/>
        </table:table-row>
        <table:table-row table:style-name="ro1">
          <table:table-cell table:formula="of:=[$Cotton.A21]" office:value-type="float" office:value="4.35174069627851" calcext:value-type="float">
            <text:p>4.35174069627851</text:p>
          </table:table-cell>
          <table:table-cell table:formula="of:=IF(AND([.A21]&gt;[$notes.$D$2];[.A21]&lt;[$notes.$D$3]);[$Cotton.B21];&quot;&quot;)">
            <text:p/>
          </table:table-cell>
          <table:table-cell table:formula="of:=IF(AND([.A21]&gt;[$notes.$D$3];[.A21]&lt;[$notes.$D$4]);[$Cotton.B21];&quot;&quot;)">
            <text:p/>
          </table:table-cell>
          <table:table-cell table:number-columns-repeated="2"/>
        </table:table-row>
        <table:table-row table:style-name="ro1">
          <table:table-cell table:formula="of:=[$Cotton.A22]" office:value-type="float" office:value="4.6593637454982" calcext:value-type="float">
            <text:p>4.6593637454982</text:p>
          </table:table-cell>
          <table:table-cell table:formula="of:=IF(AND([.A22]&gt;[$notes.$D$2];[.A22]&lt;[$notes.$D$3]);[$Cotton.B22];&quot;&quot;)">
            <text:p/>
          </table:table-cell>
          <table:table-cell table:formula="of:=IF(AND([.A22]&gt;[$notes.$D$3];[.A22]&lt;[$notes.$D$4]);[$Cotton.B22];&quot;&quot;)">
            <text:p/>
          </table:table-cell>
          <table:table-cell table:number-columns-repeated="2"/>
        </table:table-row>
        <table:table-row table:style-name="ro1">
          <table:table-cell table:formula="of:=[$Cotton.A23]" office:value-type="float" office:value="5.02851140456182" calcext:value-type="float">
            <text:p>5.02851140456182</text:p>
          </table:table-cell>
          <table:table-cell table:formula="of:=IF(AND([.A23]&gt;[$notes.$D$2];[.A23]&lt;[$notes.$D$3]);[$Cotton.B23];&quot;&quot;)">
            <text:p/>
          </table:table-cell>
          <table:table-cell table:formula="of:=IF(AND([.A23]&gt;[$notes.$D$3];[.A23]&lt;[$notes.$D$4]);[$Cotton.B23];&quot;&quot;)">
            <text:p/>
          </table:table-cell>
          <table:table-cell table:number-columns-repeated="2"/>
        </table:table-row>
        <table:table-row table:style-name="ro1">
          <table:table-cell table:formula="of:=[$Cotton.A24]" office:value-type="float" office:value="5.39765906362545" calcext:value-type="float">
            <text:p>5.39765906362545</text:p>
          </table:table-cell>
          <table:table-cell table:formula="of:=IF(AND([.A24]&gt;[$notes.$D$2];[.A24]&lt;[$notes.$D$3]);[$Cotton.B24];&quot;&quot;)">
            <text:p/>
          </table:table-cell>
          <table:table-cell table:formula="of:=IF(AND([.A24]&gt;[$notes.$D$3];[.A24]&lt;[$notes.$D$4]);[$Cotton.B24];&quot;&quot;)">
            <text:p/>
          </table:table-cell>
          <table:table-cell table:number-columns-repeated="2"/>
        </table:table-row>
        <table:table-row table:style-name="ro1">
          <table:table-cell table:formula="of:=[$Cotton.A25]" office:value-type="float" office:value="5.76680672268908" calcext:value-type="float">
            <text:p>5.76680672268908</text:p>
          </table:table-cell>
          <table:table-cell table:formula="of:=IF(AND([.A25]&gt;[$notes.$D$2];[.A25]&lt;[$notes.$D$3]);[$Cotton.B25];&quot;&quot;)">
            <text:p/>
          </table:table-cell>
          <table:table-cell table:formula="of:=IF(AND([.A25]&gt;[$notes.$D$3];[.A25]&lt;[$notes.$D$4]);[$Cotton.B25];&quot;&quot;)">
            <text:p/>
          </table:table-cell>
          <table:table-cell table:number-columns-repeated="2"/>
        </table:table-row>
        <table:table-row table:style-name="ro1">
          <table:table-cell table:formula="of:=[$Cotton.A26]" office:value-type="float" office:value="6.1359543817527" calcext:value-type="float">
            <text:p>6.1359543817527</text:p>
          </table:table-cell>
          <table:table-cell table:formula="of:=IF(AND([.A26]&gt;[$notes.$D$2];[.A26]&lt;[$notes.$D$3]);[$Cotton.B26];&quot;&quot;)">
            <text:p/>
          </table:table-cell>
          <table:table-cell table:formula="of:=IF(AND([.A26]&gt;[$notes.$D$3];[.A26]&lt;[$notes.$D$4]);[$Cotton.B26];&quot;&quot;)">
            <text:p/>
          </table:table-cell>
          <table:table-cell table:number-columns-repeated="2"/>
        </table:table-row>
        <table:table-row table:style-name="ro1">
          <table:table-cell table:formula="of:=[$Cotton.A27]" office:value-type="float" office:value="6.50510204081633" calcext:value-type="float">
            <text:p>6.50510204081633</text:p>
          </table:table-cell>
          <table:table-cell table:formula="of:=IF(AND([.A27]&gt;[$notes.$D$2];[.A27]&lt;[$notes.$D$3]);[$Cotton.B27];&quot;&quot;)">
            <text:p/>
          </table:table-cell>
          <table:table-cell table:formula="of:=IF(AND([.A27]&gt;[$notes.$D$3];[.A27]&lt;[$notes.$D$4]);[$Cotton.B27];&quot;&quot;)">
            <text:p/>
          </table:table-cell>
          <table:table-cell table:number-columns-repeated="2"/>
        </table:table-row>
        <table:table-row table:style-name="ro1">
          <table:table-cell table:formula="of:=[$Cotton.A28]" office:value-type="float" office:value="6.87424969987995" calcext:value-type="float">
            <text:p>6.87424969987995</text:p>
          </table:table-cell>
          <table:table-cell table:formula="of:=IF(AND([.A28]&gt;[$notes.$D$2];[.A28]&lt;[$notes.$D$3]);[$Cotton.B28];&quot;&quot;)">
            <text:p/>
          </table:table-cell>
          <table:table-cell table:formula="of:=IF(AND([.A28]&gt;[$notes.$D$3];[.A28]&lt;[$notes.$D$4]);[$Cotton.B28];&quot;&quot;)">
            <text:p/>
          </table:table-cell>
          <table:table-cell table:number-columns-repeated="2"/>
        </table:table-row>
        <table:table-row table:style-name="ro1">
          <table:table-cell table:formula="of:=[$Cotton.A29]" office:value-type="float" office:value="7.24339735894358" calcext:value-type="float">
            <text:p>7.24339735894358</text:p>
          </table:table-cell>
          <table:table-cell table:formula="of:=IF(AND([.A29]&gt;[$notes.$D$2];[.A29]&lt;[$notes.$D$3]);[$Cotton.B29];&quot;&quot;)">
            <text:p/>
          </table:table-cell>
          <table:table-cell table:formula="of:=IF(AND([.A29]&gt;[$notes.$D$3];[.A29]&lt;[$notes.$D$4]);[$Cotton.B29];&quot;&quot;)">
            <text:p/>
          </table:table-cell>
          <table:table-cell table:number-columns-repeated="2"/>
        </table:table-row>
        <table:table-row table:style-name="ro1">
          <table:table-cell table:formula="of:=[$Cotton.A30]" office:value-type="float" office:value="7.6125450180072" calcext:value-type="float">
            <text:p>7.6125450180072</text:p>
          </table:table-cell>
          <table:table-cell table:formula="of:=IF(AND([.A30]&gt;[$notes.$D$2];[.A30]&lt;[$notes.$D$3]);[$Cotton.B30];&quot;&quot;)">
            <text:p/>
          </table:table-cell>
          <table:table-cell table:formula="of:=IF(AND([.A30]&gt;[$notes.$D$3];[.A30]&lt;[$notes.$D$4]);[$Cotton.B30];&quot;&quot;)">
            <text:p/>
          </table:table-cell>
          <table:table-cell table:number-columns-repeated="2"/>
        </table:table-row>
        <table:table-row table:style-name="ro1">
          <table:table-cell table:formula="of:=[$Cotton.A31]" office:value-type="float" office:value="7.98169267707083" calcext:value-type="float">
            <text:p>7.98169267707083</text:p>
          </table:table-cell>
          <table:table-cell table:formula="of:=IF(AND([.A31]&gt;[$notes.$D$2];[.A31]&lt;[$notes.$D$3]);[$Cotton.B31];&quot;&quot;)">
            <text:p/>
          </table:table-cell>
          <table:table-cell table:formula="of:=IF(AND([.A31]&gt;[$notes.$D$3];[.A31]&lt;[$notes.$D$4]);[$Cotton.B31];&quot;&quot;)">
            <text:p/>
          </table:table-cell>
          <table:table-cell table:number-columns-repeated="2"/>
        </table:table-row>
        <table:table-row table:style-name="ro1">
          <table:table-cell table:formula="of:=[$Cotton.A32]" office:value-type="float" office:value="8.35084033613445" calcext:value-type="float">
            <text:p>8.35084033613445</text:p>
          </table:table-cell>
          <table:table-cell table:formula="of:=IF(AND([.A32]&gt;[$notes.$D$2];[.A32]&lt;[$notes.$D$3]);[$Cotton.B32];&quot;&quot;)">
            <text:p/>
          </table:table-cell>
          <table:table-cell table:formula="of:=IF(AND([.A32]&gt;[$notes.$D$3];[.A32]&lt;[$notes.$D$4]);[$Cotton.B32];&quot;&quot;)">
            <text:p/>
          </table:table-cell>
          <table:table-cell table:number-columns-repeated="2"/>
        </table:table-row>
        <table:table-row table:style-name="ro1">
          <table:table-cell table:formula="of:=[$Cotton.A33]" office:value-type="float" office:value="8.71998799519808" calcext:value-type="float">
            <text:p>8.71998799519808</text:p>
          </table:table-cell>
          <table:table-cell table:formula="of:=IF(AND([.A33]&gt;[$notes.$D$2];[.A33]&lt;[$notes.$D$3]);[$Cotton.B33];&quot;&quot;)">
            <text:p/>
          </table:table-cell>
          <table:table-cell table:formula="of:=IF(AND([.A33]&gt;[$notes.$D$3];[.A33]&lt;[$notes.$D$4]);[$Cotton.B33];&quot;&quot;)">
            <text:p/>
          </table:table-cell>
          <table:table-cell table:number-columns-repeated="2"/>
        </table:table-row>
        <table:table-row table:style-name="ro1">
          <table:table-cell table:formula="of:=[$Cotton.A34]" office:value-type="float" office:value="9.08913565426171" calcext:value-type="float">
            <text:p>9.08913565426171</text:p>
          </table:table-cell>
          <table:table-cell table:formula="of:=IF(AND([.A34]&gt;[$notes.$D$2];[.A34]&lt;[$notes.$D$3]);[$Cotton.B34];&quot;&quot;)">
            <text:p/>
          </table:table-cell>
          <table:table-cell table:formula="of:=IF(AND([.A34]&gt;[$notes.$D$3];[.A34]&lt;[$notes.$D$4]);[$Cotton.B34];&quot;&quot;)">
            <text:p/>
          </table:table-cell>
          <table:table-cell table:number-columns-repeated="2"/>
        </table:table-row>
        <table:table-row table:style-name="ro1">
          <table:table-cell table:formula="of:=[$Cotton.A35]" office:value-type="float" office:value="9.45828331332533" calcext:value-type="float">
            <text:p>9.45828331332533</text:p>
          </table:table-cell>
          <table:table-cell table:formula="of:=IF(AND([.A35]&gt;[$notes.$D$2];[.A35]&lt;[$notes.$D$3]);[$Cotton.B35];&quot;&quot;)">
            <text:p/>
          </table:table-cell>
          <table:table-cell table:formula="of:=IF(AND([.A35]&gt;[$notes.$D$3];[.A35]&lt;[$notes.$D$4]);[$Cotton.B35];&quot;&quot;)">
            <text:p/>
          </table:table-cell>
          <table:table-cell table:number-columns-repeated="2"/>
        </table:table-row>
        <table:table-row table:style-name="ro1">
          <table:table-cell table:formula="of:=[$Cotton.A36]" office:value-type="float" office:value="9.82743097238896" calcext:value-type="float">
            <text:p>9.82743097238896</text:p>
          </table:table-cell>
          <table:table-cell table:formula="of:=IF(AND([.A36]&gt;[$notes.$D$2];[.A36]&lt;[$notes.$D$3]);[$Cotton.B36];&quot;&quot;)">
            <text:p/>
          </table:table-cell>
          <table:table-cell table:formula="of:=IF(AND([.A36]&gt;[$notes.$D$3];[.A36]&lt;[$notes.$D$4]);[$Cotton.B36];&quot;&quot;)">
            <text:p/>
          </table:table-cell>
          <table:table-cell table:number-columns-repeated="2"/>
        </table:table-row>
        <table:table-row table:style-name="ro1">
          <table:table-cell table:formula="of:=[$Cotton.A37]" office:value-type="float" office:value="10.1965786314526" calcext:value-type="float">
            <text:p>10.1965786314526</text:p>
          </table:table-cell>
          <table:table-cell table:formula="of:=IF(AND([.A37]&gt;[$notes.$D$2];[.A37]&lt;[$notes.$D$3]);[$Cotton.B37];&quot;&quot;)">
            <text:p/>
          </table:table-cell>
          <table:table-cell table:formula="of:=IF(AND([.A37]&gt;[$notes.$D$3];[.A37]&lt;[$notes.$D$4]);[$Cotton.B37];&quot;&quot;)">
            <text:p/>
          </table:table-cell>
          <table:table-cell table:number-columns-repeated="2"/>
        </table:table-row>
        <table:table-row table:style-name="ro1">
          <table:table-cell table:formula="of:=[$Cotton.A38]" office:value-type="float" office:value="10.5657262905162" calcext:value-type="float">
            <text:p>10.5657262905162</text:p>
          </table:table-cell>
          <table:table-cell table:formula="of:=IF(AND([.A38]&gt;[$notes.$D$2];[.A38]&lt;[$notes.$D$3]);[$Cotton.B38];&quot;&quot;)">
            <text:p/>
          </table:table-cell>
          <table:table-cell table:formula="of:=IF(AND([.A38]&gt;[$notes.$D$3];[.A38]&lt;[$notes.$D$4]);[$Cotton.B38];&quot;&quot;)">
            <text:p/>
          </table:table-cell>
          <table:table-cell table:number-columns-repeated="2"/>
        </table:table-row>
        <table:table-row table:style-name="ro1">
          <table:table-cell table:formula="of:=[$Cotton.A39]" office:value-type="float" office:value="10.9348739495798" calcext:value-type="float">
            <text:p>10.9348739495798</text:p>
          </table:table-cell>
          <table:table-cell table:formula="of:=IF(AND([.A39]&gt;[$notes.$D$2];[.A39]&lt;[$notes.$D$3]);[$Cotton.B39];&quot;&quot;)">
            <text:p/>
          </table:table-cell>
          <table:table-cell table:formula="of:=IF(AND([.A39]&gt;[$notes.$D$3];[.A39]&lt;[$notes.$D$4]);[$Cotton.B39];&quot;&quot;)">
            <text:p/>
          </table:table-cell>
          <table:table-cell table:number-columns-repeated="2"/>
        </table:table-row>
        <table:table-row table:style-name="ro1">
          <table:table-cell table:formula="of:=[$Cotton.A40]" office:value-type="float" office:value="11.3040216086435" calcext:value-type="float">
            <text:p>11.3040216086435</text:p>
          </table:table-cell>
          <table:table-cell table:formula="of:=IF(AND([.A40]&gt;[$notes.$D$2];[.A40]&lt;[$notes.$D$3]);[$Cotton.B40];&quot;&quot;)">
            <text:p/>
          </table:table-cell>
          <table:table-cell table:formula="of:=IF(AND([.A40]&gt;[$notes.$D$3];[.A40]&lt;[$notes.$D$4]);[$Cotton.B40];&quot;&quot;)">
            <text:p/>
          </table:table-cell>
          <table:table-cell table:number-columns-repeated="2"/>
        </table:table-row>
        <table:table-row table:style-name="ro1">
          <table:table-cell table:formula="of:=[$Cotton.A41]" office:value-type="float" office:value="11.6731692677071" calcext:value-type="float">
            <text:p>11.6731692677071</text:p>
          </table:table-cell>
          <table:table-cell table:formula="of:=IF(AND([.A41]&gt;[$notes.$D$2];[.A41]&lt;[$notes.$D$3]);[$Cotton.B41];&quot;&quot;)">
            <text:p/>
          </table:table-cell>
          <table:table-cell table:formula="of:=IF(AND([.A41]&gt;[$notes.$D$3];[.A41]&lt;[$notes.$D$4]);[$Cotton.B41];&quot;&quot;)">
            <text:p/>
          </table:table-cell>
          <table:table-cell table:number-columns-repeated="2"/>
        </table:table-row>
        <table:table-row table:style-name="ro1">
          <table:table-cell table:formula="of:=[$Cotton.A42]" office:value-type="float" office:value="12.0423169267707" calcext:value-type="float">
            <text:p>12.0423169267707</text:p>
          </table:table-cell>
          <table:table-cell table:formula="of:=IF(AND([.A42]&gt;[$notes.$D$2];[.A42]&lt;[$notes.$D$3]);[$Cotton.B42];&quot;&quot;)">
            <text:p/>
          </table:table-cell>
          <table:table-cell table:formula="of:=IF(AND([.A42]&gt;[$notes.$D$3];[.A42]&lt;[$notes.$D$4]);[$Cotton.B42];&quot;&quot;)">
            <text:p/>
          </table:table-cell>
          <table:table-cell table:number-columns-repeated="2"/>
        </table:table-row>
        <table:table-row table:style-name="ro1">
          <table:table-cell table:formula="of:=[$Cotton.A43]" office:value-type="float" office:value="12.4114645858343" calcext:value-type="float">
            <text:p>12.4114645858343</text:p>
          </table:table-cell>
          <table:table-cell table:formula="of:=IF(AND([.A43]&gt;[$notes.$D$2];[.A43]&lt;[$notes.$D$3]);[$Cotton.B43];&quot;&quot;)">
            <text:p/>
          </table:table-cell>
          <table:table-cell table:formula="of:=IF(AND([.A43]&gt;[$notes.$D$3];[.A43]&lt;[$notes.$D$4]);[$Cotton.B43];&quot;&quot;)">
            <text:p/>
          </table:table-cell>
          <table:table-cell table:number-columns-repeated="2"/>
        </table:table-row>
        <table:table-row table:style-name="ro1">
          <table:table-cell table:formula="of:=[$Cotton.A44]" office:value-type="float" office:value="12.780612244898" calcext:value-type="float">
            <text:p>12.780612244898</text:p>
          </table:table-cell>
          <table:table-cell table:formula="of:=IF(AND([.A44]&gt;[$notes.$D$2];[.A44]&lt;[$notes.$D$3]);[$Cotton.B44];&quot;&quot;)">
            <text:p/>
          </table:table-cell>
          <table:table-cell table:formula="of:=IF(AND([.A44]&gt;[$notes.$D$3];[.A44]&lt;[$notes.$D$4]);[$Cotton.B44];&quot;&quot;)">
            <text:p/>
          </table:table-cell>
          <table:table-cell table:number-columns-repeated="2"/>
        </table:table-row>
        <table:table-row table:style-name="ro1">
          <table:table-cell table:formula="of:=[$Cotton.A45]" office:value-type="float" office:value="13.1497599039616" calcext:value-type="float">
            <text:p>13.1497599039616</text:p>
          </table:table-cell>
          <table:table-cell table:formula="of:=IF(AND([.A45]&gt;[$notes.$D$2];[.A45]&lt;[$notes.$D$3]);[$Cotton.B45];&quot;&quot;)">
            <text:p/>
          </table:table-cell>
          <table:table-cell table:formula="of:=IF(AND([.A45]&gt;[$notes.$D$3];[.A45]&lt;[$notes.$D$4]);[$Cotton.B45];&quot;&quot;)">
            <text:p/>
          </table:table-cell>
          <table:table-cell table:number-columns-repeated="2"/>
        </table:table-row>
        <table:table-row table:style-name="ro1">
          <table:table-cell table:formula="of:=[$Cotton.A46]" office:value-type="float" office:value="13.5189075630252" calcext:value-type="float">
            <text:p>13.5189075630252</text:p>
          </table:table-cell>
          <table:table-cell table:formula="of:=IF(AND([.A46]&gt;[$notes.$D$2];[.A46]&lt;[$notes.$D$3]);[$Cotton.B46];&quot;&quot;)">
            <text:p/>
          </table:table-cell>
          <table:table-cell table:formula="of:=IF(AND([.A46]&gt;[$notes.$D$3];[.A46]&lt;[$notes.$D$4]);[$Cotton.B46];&quot;&quot;)">
            <text:p/>
          </table:table-cell>
          <table:table-cell table:number-columns-repeated="2"/>
        </table:table-row>
        <table:table-row table:style-name="ro1">
          <table:table-cell table:formula="of:=[$Cotton.A47]" office:value-type="float" office:value="13.8880552220888" calcext:value-type="float">
            <text:p>13.8880552220888</text:p>
          </table:table-cell>
          <table:table-cell table:formula="of:=IF(AND([.A47]&gt;[$notes.$D$2];[.A47]&lt;[$notes.$D$3]);[$Cotton.B47];&quot;&quot;)">
            <text:p/>
          </table:table-cell>
          <table:table-cell table:formula="of:=IF(AND([.A47]&gt;[$notes.$D$3];[.A47]&lt;[$notes.$D$4]);[$Cotton.B47];&quot;&quot;)">
            <text:p/>
          </table:table-cell>
          <table:table-cell table:number-columns-repeated="2"/>
        </table:table-row>
        <table:table-row table:style-name="ro1">
          <table:table-cell table:formula="of:=[$Cotton.A48]" office:value-type="float" office:value="14.2572028811525" calcext:value-type="float">
            <text:p>14.2572028811525</text:p>
          </table:table-cell>
          <table:table-cell table:formula="of:=IF(AND([.A48]&gt;[$notes.$D$2];[.A48]&lt;[$notes.$D$3]);[$Cotton.B48];&quot;&quot;)">
            <text:p/>
          </table:table-cell>
          <table:table-cell table:formula="of:=IF(AND([.A48]&gt;[$notes.$D$3];[.A48]&lt;[$notes.$D$4]);[$Cotton.B48];&quot;&quot;)">
            <text:p/>
          </table:table-cell>
          <table:table-cell table:number-columns-repeated="2"/>
        </table:table-row>
        <table:table-row table:style-name="ro1">
          <table:table-cell table:formula="of:=[$Cotton.A49]" office:value-type="float" office:value="14.6263505402161" calcext:value-type="float">
            <text:p>14.6263505402161</text:p>
          </table:table-cell>
          <table:table-cell table:formula="of:=IF(AND([.A49]&gt;[$notes.$D$2];[.A49]&lt;[$notes.$D$3]);[$Cotton.B49];&quot;&quot;)">
            <text:p/>
          </table:table-cell>
          <table:table-cell table:formula="of:=IF(AND([.A49]&gt;[$notes.$D$3];[.A49]&lt;[$notes.$D$4]);[$Cotton.B49];&quot;&quot;)">
            <text:p/>
          </table:table-cell>
          <table:table-cell table:number-columns-repeated="2"/>
        </table:table-row>
        <table:table-row table:style-name="ro1">
          <table:table-cell table:formula="of:=[$Cotton.A50]" office:value-type="float" office:value="14.9954981992797" calcext:value-type="float">
            <text:p>14.9954981992797</text:p>
          </table:table-cell>
          <table:table-cell table:formula="of:=IF(AND([.A50]&gt;[$notes.$D$2];[.A50]&lt;[$notes.$D$3]);[$Cotton.B50];&quot;&quot;)">
            <text:p/>
          </table:table-cell>
          <table:table-cell table:formula="of:=IF(AND([.A50]&gt;[$notes.$D$3];[.A50]&lt;[$notes.$D$4]);[$Cotton.B50];&quot;&quot;)">
            <text:p/>
          </table:table-cell>
          <table:table-cell table:number-columns-repeated="2"/>
        </table:table-row>
        <table:table-row table:style-name="ro1">
          <table:table-cell table:formula="of:=[$Cotton.A51]" office:value-type="float" office:value="15.3646458583433" calcext:value-type="float">
            <text:p>15.3646458583433</text:p>
          </table:table-cell>
          <table:table-cell table:formula="of:=IF(AND([.A51]&gt;[$notes.$D$2];[.A51]&lt;[$notes.$D$3]);[$Cotton.B51];&quot;&quot;)" office:value-type="float" office:value="-0.00301947408644456" calcext:value-type="float">
            <text:p>-0.003019474086445</text:p>
          </table:table-cell>
          <table:table-cell table:formula="of:=IF(AND([.A51]&gt;[$notes.$D$3];[.A51]&lt;[$notes.$D$4]);[$Cotton.B51];&quot;&quot;)">
            <text:p/>
          </table:table-cell>
          <table:table-cell table:number-columns-repeated="2"/>
        </table:table-row>
        <table:table-row table:style-name="ro1">
          <table:table-cell table:formula="of:=[$Cotton.A52]" office:value-type="float" office:value="15.733793517407" calcext:value-type="float">
            <text:p>15.733793517407</text:p>
          </table:table-cell>
          <table:table-cell table:formula="of:=IF(AND([.A52]&gt;[$notes.$D$2];[.A52]&lt;[$notes.$D$3]);[$Cotton.B52];&quot;&quot;)" office:value-type="float" office:value="-0.00267131818053157" calcext:value-type="float">
            <text:p>-0.002671318180532</text:p>
          </table:table-cell>
          <table:table-cell table:formula="of:=IF(AND([.A52]&gt;[$notes.$D$3];[.A52]&lt;[$notes.$D$4]);[$Cotton.B52];&quot;&quot;)">
            <text:p/>
          </table:table-cell>
          <table:table-cell table:number-columns-repeated="2"/>
        </table:table-row>
        <table:table-row table:style-name="ro1">
          <table:table-cell table:formula="of:=[$Cotton.A53]" office:value-type="float" office:value="16.1029411764706" calcext:value-type="float">
            <text:p>16.1029411764706</text:p>
          </table:table-cell>
          <table:table-cell table:formula="of:=IF(AND([.A53]&gt;[$notes.$D$2];[.A53]&lt;[$notes.$D$3]);[$Cotton.B53];&quot;&quot;)" office:value-type="float" office:value="-0.00232316227461858" calcext:value-type="float">
            <text:p>-0.002323162274619</text:p>
          </table:table-cell>
          <table:table-cell table:formula="of:=IF(AND([.A53]&gt;[$notes.$D$3];[.A53]&lt;[$notes.$D$4]);[$Cotton.B53];&quot;&quot;)">
            <text:p/>
          </table:table-cell>
          <table:table-cell table:number-columns-repeated="2"/>
        </table:table-row>
        <table:table-row table:style-name="ro1">
          <table:table-cell table:formula="of:=[$Cotton.A54]" office:value-type="float" office:value="16.4720888355342" calcext:value-type="float">
            <text:p>16.4720888355342</text:p>
          </table:table-cell>
          <table:table-cell table:formula="of:=IF(AND([.A54]&gt;[$notes.$D$2];[.A54]&lt;[$notes.$D$3]);[$Cotton.B54];&quot;&quot;)" office:value-type="float" office:value="-0.00203303235302443" calcext:value-type="float">
            <text:p>-0.002033032353024</text:p>
          </table:table-cell>
          <table:table-cell table:formula="of:=IF(AND([.A54]&gt;[$notes.$D$3];[.A54]&lt;[$notes.$D$4]);[$Cotton.B54];&quot;&quot;)">
            <text:p/>
          </table:table-cell>
          <table:table-cell table:number-columns-repeated="2"/>
        </table:table-row>
        <table:table-row table:style-name="ro1">
          <table:table-cell table:formula="of:=[$Cotton.A55]" office:value-type="float" office:value="16.8412364945978" calcext:value-type="float">
            <text:p>16.8412364945978</text:p>
          </table:table-cell>
          <table:table-cell table:formula="of:=IF(AND([.A55]&gt;[$notes.$D$2];[.A55]&lt;[$notes.$D$3]);[$Cotton.B55];&quot;&quot;)" office:value-type="float" office:value="-0.00166553445233849" calcext:value-type="float">
            <text:p>-0.001665534452338</text:p>
          </table:table-cell>
          <table:table-cell table:formula="of:=IF(AND([.A55]&gt;[$notes.$D$3];[.A55]&lt;[$notes.$D$4]);[$Cotton.B55];&quot;&quot;)">
            <text:p/>
          </table:table-cell>
          <table:table-cell table:number-columns-repeated="2"/>
        </table:table-row>
        <table:table-row table:style-name="ro1">
          <table:table-cell table:formula="of:=[$Cotton.A56]" office:value-type="float" office:value="17.2103841536615" calcext:value-type="float">
            <text:p>17.2103841536615</text:p>
          </table:table-cell>
          <table:table-cell table:formula="of:=IF(AND([.A56]&gt;[$notes.$D$2];[.A56]&lt;[$notes.$D$3]);[$Cotton.B56];&quot;&quot;)" office:value-type="float" office:value="-0.0013560625359714" calcext:value-type="float">
            <text:p>-0.001356062535971</text:p>
          </table:table-cell>
          <table:table-cell table:formula="of:=IF(AND([.A56]&gt;[$notes.$D$3];[.A56]&lt;[$notes.$D$4]);[$Cotton.B56];&quot;&quot;)">
            <text:p/>
          </table:table-cell>
          <table:table-cell table:number-columns-repeated="2"/>
        </table:table-row>
        <table:table-row table:style-name="ro1">
          <table:table-cell table:formula="of:=[$Cotton.A57]" office:value-type="float" office:value="17.5795318127251" calcext:value-type="float">
            <text:p>17.5795318127251</text:p>
          </table:table-cell>
          <table:table-cell table:formula="of:=IF(AND([.A57]&gt;[$notes.$D$2];[.A57]&lt;[$notes.$D$3]);[$Cotton.B57];&quot;&quot;)" office:value-type="float" office:value="-0.00096922264051251" calcext:value-type="float">
            <text:p>-0.000969222640513</text:p>
          </table:table-cell>
          <table:table-cell table:formula="of:=IF(AND([.A57]&gt;[$notes.$D$3];[.A57]&lt;[$notes.$D$4]);[$Cotton.B57];&quot;&quot;)">
            <text:p/>
          </table:table-cell>
          <table:table-cell table:number-columns-repeated="2"/>
        </table:table-row>
        <table:table-row table:style-name="ro1">
          <table:table-cell table:formula="of:=[$Cotton.A58]" office:value-type="float" office:value="17.9486794717887" calcext:value-type="float">
            <text:p>17.9486794717887</text:p>
          </table:table-cell>
          <table:table-cell table:formula="of:=IF(AND([.A58]&gt;[$notes.$D$2];[.A58]&lt;[$notes.$D$3]);[$Cotton.B58];&quot;&quot;)" office:value-type="float" office:value="-0.000659750724145418" calcext:value-type="float">
            <text:p>-0.000659750724145</text:p>
          </table:table-cell>
          <table:table-cell table:formula="of:=IF(AND([.A58]&gt;[$notes.$D$3];[.A58]&lt;[$notes.$D$4]);[$Cotton.B58];&quot;&quot;)">
            <text:p/>
          </table:table-cell>
          <table:table-cell table:number-columns-repeated="2"/>
        </table:table-row>
        <table:table-row table:style-name="ro1">
          <table:table-cell table:formula="of:=[$Cotton.A59]" office:value-type="float" office:value="18.3178271308523" calcext:value-type="float">
            <text:p>18.3178271308523</text:p>
          </table:table-cell>
          <table:table-cell table:formula="of:=IF(AND([.A59]&gt;[$notes.$D$2];[.A59]&lt;[$notes.$D$3]);[$Cotton.B59];&quot;&quot;)" office:value-type="float" office:value="-0.000350278807778312" calcext:value-type="float">
            <text:p>-0.000350278807778</text:p>
          </table:table-cell>
          <table:table-cell table:formula="of:=IF(AND([.A59]&gt;[$notes.$D$3];[.A59]&lt;[$notes.$D$4]);[$Cotton.B59];&quot;&quot;)">
            <text:p/>
          </table:table-cell>
          <table:table-cell table:number-columns-repeated="2"/>
        </table:table-row>
        <table:table-row table:style-name="ro1">
          <table:table-cell table:formula="of:=[$Cotton.A60]" office:value-type="float" office:value="18.686974789916" calcext:value-type="float">
            <text:p>18.686974789916</text:p>
          </table:table-cell>
          <table:table-cell table:formula="of:=IF(AND([.A60]&gt;[$notes.$D$2];[.A60]&lt;[$notes.$D$3]);[$Cotton.B60];&quot;&quot;)" office:value-type="float" office:value="-0.00000212290186532571" calcext:value-type="float">
            <text:p>-2.12290186532571E-06</text:p>
          </table:table-cell>
          <table:table-cell table:formula="of:=IF(AND([.A60]&gt;[$notes.$D$3];[.A60]&lt;[$notes.$D$4]);[$Cotton.B60];&quot;&quot;)">
            <text:p/>
          </table:table-cell>
          <table:table-cell table:number-columns-repeated="2"/>
        </table:table-row>
        <table:table-row table:style-name="ro1">
          <table:table-cell table:formula="of:=[$Cotton.A61]" office:value-type="float" office:value="19.0561224489796" calcext:value-type="float">
            <text:p>19.0561224489796</text:p>
          </table:table-cell>
          <table:table-cell table:formula="of:=IF(AND([.A61]&gt;[$notes.$D$2];[.A61]&lt;[$notes.$D$3]);[$Cotton.B61];&quot;&quot;)" office:value-type="float" office:value="0.000346033004047667" calcext:value-type="float">
            <text:p>0.000346033004048</text:p>
          </table:table-cell>
          <table:table-cell table:formula="of:=IF(AND([.A61]&gt;[$notes.$D$3];[.A61]&lt;[$notes.$D$4]);[$Cotton.B61];&quot;&quot;)">
            <text:p/>
          </table:table-cell>
          <table:table-cell table:number-columns-repeated="2"/>
        </table:table-row>
        <table:table-row table:style-name="ro1">
          <table:table-cell table:formula="of:=[$Cotton.A62]" office:value-type="float" office:value="19.4252701080432" calcext:value-type="float">
            <text:p>19.4252701080432</text:p>
          </table:table-cell>
          <table:table-cell table:formula="of:=IF(AND([.A62]&gt;[$notes.$D$2];[.A62]&lt;[$notes.$D$3]);[$Cotton.B62];&quot;&quot;)" office:value-type="float" office:value="0.000694188909960657" calcext:value-type="float">
            <text:p>0.000694188909961</text:p>
          </table:table-cell>
          <table:table-cell table:formula="of:=IF(AND([.A62]&gt;[$notes.$D$3];[.A62]&lt;[$notes.$D$4]);[$Cotton.B62];&quot;&quot;)">
            <text:p/>
          </table:table-cell>
          <table:table-cell table:number-columns-repeated="2"/>
        </table:table-row>
        <table:table-row table:style-name="ro1">
          <table:table-cell table:formula="of:=[$Cotton.A63]" office:value-type="float" office:value="19.7944177671068" calcext:value-type="float">
            <text:p>19.7944177671068</text:p>
          </table:table-cell>
          <table:table-cell table:formula="of:=IF(AND([.A63]&gt;[$notes.$D$2];[.A63]&lt;[$notes.$D$3]);[$Cotton.B63];&quot;&quot;)" office:value-type="float" office:value="0.00100366082632776" calcext:value-type="float">
            <text:p>0.001003660826328</text:p>
          </table:table-cell>
          <table:table-cell table:formula="of:=IF(AND([.A63]&gt;[$notes.$D$3];[.A63]&lt;[$notes.$D$4]);[$Cotton.B63];&quot;&quot;)">
            <text:p/>
          </table:table-cell>
          <table:table-cell table:number-columns-repeated="2"/>
        </table:table-row>
        <table:table-row table:style-name="ro1">
          <table:table-cell table:formula="of:=[$Cotton.A64]" office:value-type="float" office:value="20.1635654261705" calcext:value-type="float">
            <text:p>20.1635654261705</text:p>
          </table:table-cell>
          <table:table-cell table:formula="of:=IF(AND([.A64]&gt;[$notes.$D$2];[.A64]&lt;[$notes.$D$3]);[$Cotton.B64];&quot;&quot;)" office:value-type="float" office:value="0.00137115872701369" calcext:value-type="float">
            <text:p>0.001371158727014</text:p>
          </table:table-cell>
          <table:table-cell table:formula="of:=IF(AND([.A64]&gt;[$notes.$D$3];[.A64]&lt;[$notes.$D$4]);[$Cotton.B64];&quot;&quot;)">
            <text:p/>
          </table:table-cell>
          <table:table-cell table:number-columns-repeated="2"/>
        </table:table-row>
        <table:table-row table:style-name="ro1">
          <table:table-cell table:formula="of:=[$Cotton.A65]" office:value-type="float" office:value="20.5327130852341" calcext:value-type="float">
            <text:p>20.5327130852341</text:p>
          </table:table-cell>
          <table:table-cell table:formula="of:=IF(AND([.A65]&gt;[$notes.$D$2];[.A65]&lt;[$notes.$D$3]);[$Cotton.B65];&quot;&quot;)" office:value-type="float" office:value="0.00166128864860784" calcext:value-type="float">
            <text:p>0.001661288648608</text:p>
          </table:table-cell>
          <table:table-cell table:formula="of:=IF(AND([.A65]&gt;[$notes.$D$3];[.A65]&lt;[$notes.$D$4]);[$Cotton.B65];&quot;&quot;)">
            <text:p/>
          </table:table-cell>
          <table:table-cell table:number-columns-repeated="2"/>
        </table:table-row>
        <table:table-row table:style-name="ro1">
          <table:table-cell table:formula="of:=[$Cotton.A66]" office:value-type="float" office:value="20.9018607442977" calcext:value-type="float">
            <text:p>20.9018607442977</text:p>
          </table:table-cell>
          <table:table-cell table:formula="of:=IF(AND([.A66]&gt;[$notes.$D$2];[.A66]&lt;[$notes.$D$3]);[$Cotton.B66];&quot;&quot;)" office:value-type="float" office:value="0.00202878654929378" calcext:value-type="float">
            <text:p>0.002028786549294</text:p>
          </table:table-cell>
          <table:table-cell table:formula="of:=IF(AND([.A66]&gt;[$notes.$D$3];[.A66]&lt;[$notes.$D$4]);[$Cotton.B66];&quot;&quot;)">
            <text:p/>
          </table:table-cell>
          <table:table-cell table:number-columns-repeated="2"/>
        </table:table-row>
        <table:table-row table:style-name="ro1">
          <table:table-cell table:formula="of:=[$Cotton.A67]" office:value-type="float" office:value="21.2710084033613" calcext:value-type="float">
            <text:p>21.2710084033613</text:p>
          </table:table-cell>
          <table:table-cell table:formula="of:=IF(AND([.A67]&gt;[$notes.$D$2];[.A67]&lt;[$notes.$D$3]);[$Cotton.B67];&quot;&quot;)" office:value-type="float" office:value="0.00233825846566088" calcext:value-type="float">
            <text:p>0.002338258465661</text:p>
          </table:table-cell>
          <table:table-cell table:formula="of:=IF(AND([.A67]&gt;[$notes.$D$3];[.A67]&lt;[$notes.$D$4]);[$Cotton.B67];&quot;&quot;)">
            <text:p/>
          </table:table-cell>
          <table:table-cell table:number-columns-repeated="2"/>
        </table:table-row>
        <table:table-row table:style-name="ro1">
          <table:table-cell table:formula="of:=[$Cotton.A68]" office:value-type="float" office:value="21.640156062425" calcext:value-type="float">
            <text:p>21.640156062425</text:p>
          </table:table-cell>
          <table:table-cell table:formula="of:=IF(AND([.A68]&gt;[$notes.$D$2];[.A68]&lt;[$notes.$D$3]);[$Cotton.B68];&quot;&quot;)" office:value-type="float" office:value="0.00270575636634682" calcext:value-type="float">
            <text:p>0.002705756366347</text:p>
          </table:table-cell>
          <table:table-cell table:formula="of:=IF(AND([.A68]&gt;[$notes.$D$3];[.A68]&lt;[$notes.$D$4]);[$Cotton.B68];&quot;&quot;)">
            <text:p/>
          </table:table-cell>
          <table:table-cell table:number-columns-repeated="2"/>
        </table:table-row>
        <table:table-row table:style-name="ro1">
          <table:table-cell table:formula="of:=[$Cotton.A69]" office:value-type="float" office:value="22.0093037214886" calcext:value-type="float">
            <text:p>22.0093037214886</text:p>
          </table:table-cell>
          <table:table-cell table:formula="of:=IF(AND([.A69]&gt;[$notes.$D$2];[.A69]&lt;[$notes.$D$3]);[$Cotton.B69];&quot;&quot;)" office:value-type="float" office:value="0.00303457027748686" calcext:value-type="float">
            <text:p>0.003034570277487</text:p>
          </table:table-cell>
          <table:table-cell table:formula="of:=IF(AND([.A69]&gt;[$notes.$D$3];[.A69]&lt;[$notes.$D$4]);[$Cotton.B69];&quot;&quot;)">
            <text:p/>
          </table:table-cell>
          <table:table-cell table:number-columns-repeated="2"/>
        </table:table-row>
        <table:table-row table:style-name="ro1">
          <table:table-cell table:formula="of:=[$Cotton.A70]" office:value-type="float" office:value="22.3784513805522" calcext:value-type="float">
            <text:p>22.3784513805522</text:p>
          </table:table-cell>
          <table:table-cell table:formula="of:=IF(AND([.A70]&gt;[$notes.$D$2];[.A70]&lt;[$notes.$D$3]);[$Cotton.B70];&quot;&quot;)" office:value-type="float" office:value="0.00336338418862691" calcext:value-type="float">
            <text:p>0.003363384188627</text:p>
          </table:table-cell>
          <table:table-cell table:formula="of:=IF(AND([.A70]&gt;[$notes.$D$3];[.A70]&lt;[$notes.$D$4]);[$Cotton.B70];&quot;&quot;)">
            <text:p/>
          </table:table-cell>
          <table:table-cell table:number-columns-repeated="2"/>
        </table:table-row>
        <table:table-row table:style-name="ro1">
          <table:table-cell table:formula="of:=[$Cotton.A71]" office:value-type="float" office:value="22.7475990396158" calcext:value-type="float">
            <text:p>22.7475990396158</text:p>
          </table:table-cell>
          <table:table-cell table:formula="of:=IF(AND([.A71]&gt;[$notes.$D$2];[.A71]&lt;[$notes.$D$3]);[$Cotton.B71];&quot;&quot;)" office:value-type="float" office:value="0.00369219809976695" calcext:value-type="float">
            <text:p>0.003692198099767</text:p>
          </table:table-cell>
          <table:table-cell table:formula="of:=IF(AND([.A71]&gt;[$notes.$D$3];[.A71]&lt;[$notes.$D$4]);[$Cotton.B71];&quot;&quot;)">
            <text:p/>
          </table:table-cell>
          <table:table-cell table:number-columns-repeated="2"/>
        </table:table-row>
        <table:table-row table:style-name="ro1">
          <table:table-cell table:formula="of:=[$Cotton.A72]" office:value-type="float" office:value="23.1167466986795" calcext:value-type="float">
            <text:p>23.1167466986795</text:p>
          </table:table-cell>
          <table:table-cell table:formula="of:=IF(AND([.A72]&gt;[$notes.$D$2];[.A72]&lt;[$notes.$D$3]);[$Cotton.B72];&quot;&quot;)" office:value-type="float" office:value="0.004021012010907" calcext:value-type="float">
            <text:p>0.004021012010907</text:p>
          </table:table-cell>
          <table:table-cell table:formula="of:=IF(AND([.A72]&gt;[$notes.$D$3];[.A72]&lt;[$notes.$D$4]);[$Cotton.B72];&quot;&quot;)">
            <text:p/>
          </table:table-cell>
          <table:table-cell table:number-columns-repeated="2"/>
        </table:table-row>
        <table:table-row table:style-name="ro1">
          <table:table-cell table:formula="of:=[$Cotton.A73]" office:value-type="float" office:value="23.4858943577431" calcext:value-type="float">
            <text:p>23.4858943577431</text:p>
          </table:table-cell>
          <table:table-cell table:formula="of:=IF(AND([.A73]&gt;[$notes.$D$2];[.A73]&lt;[$notes.$D$3]);[$Cotton.B73];&quot;&quot;)" office:value-type="float" office:value="0.00438850991159293" calcext:value-type="float">
            <text:p>0.004388509911593</text:p>
          </table:table-cell>
          <table:table-cell table:formula="of:=IF(AND([.A73]&gt;[$notes.$D$3];[.A73]&lt;[$notes.$D$4]);[$Cotton.B73];&quot;&quot;)">
            <text:p/>
          </table:table-cell>
          <table:table-cell table:number-columns-repeated="2"/>
        </table:table-row>
        <table:table-row table:style-name="ro1">
          <table:table-cell table:formula="of:=[$Cotton.A74]" office:value-type="float" office:value="23.8550420168067" calcext:value-type="float">
            <text:p>23.8550420168067</text:p>
          </table:table-cell>
          <table:table-cell table:formula="of:=IF(AND([.A74]&gt;[$notes.$D$2];[.A74]&lt;[$notes.$D$3]);[$Cotton.B74];&quot;&quot;)" office:value-type="float" office:value="0.00469798182796003" calcext:value-type="float">
            <text:p>0.00469798182796</text:p>
          </table:table-cell>
          <table:table-cell table:formula="of:=IF(AND([.A74]&gt;[$notes.$D$3];[.A74]&lt;[$notes.$D$4]);[$Cotton.B74];&quot;&quot;)">
            <text:p/>
          </table:table-cell>
          <table:table-cell table:number-columns-repeated="2"/>
        </table:table-row>
        <table:table-row table:style-name="ro1">
          <table:table-cell table:formula="of:=[$Cotton.A75]" office:value-type="float" office:value="24.2241896758703" calcext:value-type="float">
            <text:p>24.2241896758703</text:p>
          </table:table-cell>
          <table:table-cell table:formula="of:=IF(AND([.A75]&gt;[$notes.$D$2];[.A75]&lt;[$notes.$D$3]);[$Cotton.B75];&quot;&quot;)" office:value-type="float" office:value="0.00506547972864596" calcext:value-type="float">
            <text:p>0.005065479728646</text:p>
          </table:table-cell>
          <table:table-cell table:formula="of:=IF(AND([.A75]&gt;[$notes.$D$3];[.A75]&lt;[$notes.$D$4]);[$Cotton.B75];&quot;&quot;)">
            <text:p/>
          </table:table-cell>
          <table:table-cell table:number-columns-repeated="2"/>
        </table:table-row>
        <table:table-row table:style-name="ro1">
          <table:table-cell table:formula="of:=[$Cotton.A76]" office:value-type="float" office:value="24.593337334934" calcext:value-type="float">
            <text:p>24.593337334934</text:p>
          </table:table-cell>
          <table:table-cell table:formula="of:=IF(AND([.A76]&gt;[$notes.$D$2];[.A76]&lt;[$notes.$D$3]);[$Cotton.B76];&quot;&quot;)" office:value-type="float" office:value="0.00537495164501307" calcext:value-type="float">
            <text:p>0.005374951645013</text:p>
          </table:table-cell>
          <table:table-cell table:formula="of:=IF(AND([.A76]&gt;[$notes.$D$3];[.A76]&lt;[$notes.$D$4]);[$Cotton.B76];&quot;&quot;)">
            <text:p/>
          </table:table-cell>
          <table:table-cell table:number-columns-repeated="2"/>
        </table:table-row>
        <table:table-row table:style-name="ro1">
          <table:table-cell table:formula="of:=[$Cotton.A77]" office:value-type="float" office:value="24.9624849939976" calcext:value-type="float">
            <text:p>24.9624849939976</text:p>
          </table:table-cell>
          <table:table-cell table:formula="of:=IF(AND([.A77]&gt;[$notes.$D$2];[.A77]&lt;[$notes.$D$3]);[$Cotton.B77];&quot;&quot;)" office:value-type="float" office:value="0.005742449545699" calcext:value-type="float">
            <text:p>0.005742449545699</text:p>
          </table:table-cell>
          <table:table-cell table:formula="of:=IF(AND([.A77]&gt;[$notes.$D$3];[.A77]&lt;[$notes.$D$4]);[$Cotton.B77];&quot;&quot;)">
            <text:p/>
          </table:table-cell>
          <table:table-cell table:number-columns-repeated="2"/>
        </table:table-row>
        <table:table-row table:style-name="ro1">
          <table:table-cell table:formula="of:=[$Cotton.A78]" office:value-type="float" office:value="25.3316326530612" calcext:value-type="float">
            <text:p>25.3316326530612</text:p>
          </table:table-cell>
          <table:table-cell table:formula="of:=IF(AND([.A78]&gt;[$notes.$D$2];[.A78]&lt;[$notes.$D$3]);[$Cotton.B78];&quot;&quot;)" office:value-type="float" office:value="0.00603257946729316" calcext:value-type="float">
            <text:p>0.006032579467293</text:p>
          </table:table-cell>
          <table:table-cell table:formula="of:=IF(AND([.A78]&gt;[$notes.$D$3];[.A78]&lt;[$notes.$D$4]);[$Cotton.B78];&quot;&quot;)">
            <text:p/>
          </table:table-cell>
          <table:table-cell table:number-columns-repeated="2"/>
        </table:table-row>
        <table:table-row table:style-name="ro1">
          <table:table-cell table:formula="of:=[$Cotton.A79]" office:value-type="float" office:value="25.7007803121248" calcext:value-type="float">
            <text:p>25.7007803121248</text:p>
          </table:table-cell>
          <table:table-cell table:formula="of:=IF(AND([.A79]&gt;[$notes.$D$2];[.A79]&lt;[$notes.$D$3]);[$Cotton.B79];&quot;&quot;)" office:value-type="float" office:value="0.00638073537320615" calcext:value-type="float">
            <text:p>0.006380735373206</text:p>
          </table:table-cell>
          <table:table-cell table:formula="of:=IF(AND([.A79]&gt;[$notes.$D$3];[.A79]&lt;[$notes.$D$4]);[$Cotton.B79];&quot;&quot;)">
            <text:p/>
          </table:table-cell>
          <table:table-cell table:number-columns-repeated="2"/>
        </table:table-row>
        <table:table-row table:style-name="ro1">
          <table:table-cell table:formula="of:=[$Cotton.A80]" office:value-type="float" office:value="26.0699279711885" calcext:value-type="float">
            <text:p>26.0699279711885</text:p>
          </table:table-cell>
          <table:table-cell table:formula="of:=IF(AND([.A80]&gt;[$notes.$D$2];[.A80]&lt;[$notes.$D$3]);[$Cotton.B80];&quot;&quot;)" office:value-type="float" office:value="0.00672889127911914" calcext:value-type="float">
            <text:p>0.006728891279119</text:p>
          </table:table-cell>
          <table:table-cell table:formula="of:=IF(AND([.A80]&gt;[$notes.$D$3];[.A80]&lt;[$notes.$D$4]);[$Cotton.B80];&quot;&quot;)">
            <text:p/>
          </table:table-cell>
          <table:table-cell table:number-columns-repeated="2"/>
        </table:table-row>
        <table:table-row table:style-name="ro1">
          <table:table-cell table:formula="of:=[$Cotton.A81]" office:value-type="float" office:value="26.4390756302521" calcext:value-type="float">
            <text:p>26.4390756302521</text:p>
          </table:table-cell>
          <table:table-cell table:formula="of:=IF(AND([.A81]&gt;[$notes.$D$2];[.A81]&lt;[$notes.$D$3]);[$Cotton.B81];&quot;&quot;)" office:value-type="float" office:value="0.00707704718503212" calcext:value-type="float">
            <text:p>0.007077047185032</text:p>
          </table:table-cell>
          <table:table-cell table:formula="of:=IF(AND([.A81]&gt;[$notes.$D$3];[.A81]&lt;[$notes.$D$4]);[$Cotton.B81];&quot;&quot;)">
            <text:p/>
          </table:table-cell>
          <table:table-cell table:number-columns-repeated="2"/>
        </table:table-row>
        <table:table-row table:style-name="ro1">
          <table:table-cell table:formula="of:=[$Cotton.A82]" office:value-type="float" office:value="26.8082232893157" calcext:value-type="float">
            <text:p>26.8082232893157</text:p>
          </table:table-cell>
          <table:table-cell table:formula="of:=IF(AND([.A82]&gt;[$notes.$D$2];[.A82]&lt;[$notes.$D$3]);[$Cotton.B82];&quot;&quot;)" office:value-type="float" office:value="0.00738651910139923" calcext:value-type="float">
            <text:p>0.007386519101399</text:p>
          </table:table-cell>
          <table:table-cell table:formula="of:=IF(AND([.A82]&gt;[$notes.$D$3];[.A82]&lt;[$notes.$D$4]);[$Cotton.B82];&quot;&quot;)">
            <text:p/>
          </table:table-cell>
          <table:table-cell table:number-columns-repeated="2"/>
        </table:table-row>
        <table:table-row table:style-name="ro1">
          <table:table-cell table:formula="of:=[$Cotton.A83]" office:value-type="float" office:value="27.1773709483793" calcext:value-type="float">
            <text:p>27.1773709483793</text:p>
          </table:table-cell>
          <table:table-cell table:formula="of:=IF(AND([.A83]&gt;[$notes.$D$2];[.A83]&lt;[$notes.$D$3]);[$Cotton.B83];&quot;&quot;)" office:value-type="float" office:value="0.00769599101776633" calcext:value-type="float">
            <text:p>0.007695991017766</text:p>
          </table:table-cell>
          <table:table-cell table:formula="of:=IF(AND([.A83]&gt;[$notes.$D$3];[.A83]&lt;[$notes.$D$4]);[$Cotton.B83];&quot;&quot;)">
            <text:p/>
          </table:table-cell>
          <table:table-cell table:number-columns-repeated="2"/>
        </table:table-row>
        <table:table-row table:style-name="ro1">
          <table:table-cell table:formula="of:=[$Cotton.A84]" office:value-type="float" office:value="27.546518607443" calcext:value-type="float">
            <text:p>27.546518607443</text:p>
          </table:table-cell>
          <table:table-cell table:formula="of:=IF(AND([.A84]&gt;[$notes.$D$2];[.A84]&lt;[$notes.$D$3]);[$Cotton.B84];&quot;&quot;)" office:value-type="float" office:value="0.00808283091322521" calcext:value-type="float">
            <text:p>0.008082830913225</text:p>
          </table:table-cell>
          <table:table-cell table:formula="of:=IF(AND([.A84]&gt;[$notes.$D$3];[.A84]&lt;[$notes.$D$4]);[$Cotton.B84];&quot;&quot;)">
            <text:p/>
          </table:table-cell>
          <table:table-cell table:number-columns-repeated="2"/>
        </table:table-row>
        <table:table-row table:style-name="ro1">
          <table:table-cell table:formula="of:=[$Cotton.A85]" office:value-type="float" office:value="27.9156662665066" calcext:value-type="float">
            <text:p>27.9156662665066</text:p>
          </table:table-cell>
          <table:table-cell table:formula="of:=IF(AND([.A85]&gt;[$notes.$D$2];[.A85]&lt;[$notes.$D$3]);[$Cotton.B85];&quot;&quot;)" office:value-type="float" office:value="0.00839230282959231" calcext:value-type="float">
            <text:p>0.008392302829592</text:p>
          </table:table-cell>
          <table:table-cell table:formula="of:=IF(AND([.A85]&gt;[$notes.$D$3];[.A85]&lt;[$notes.$D$4]);[$Cotton.B85];&quot;&quot;)">
            <text:p/>
          </table:table-cell>
          <table:table-cell table:number-columns-repeated="2"/>
        </table:table-row>
        <table:table-row table:style-name="ro1">
          <table:table-cell table:formula="of:=[$Cotton.A86]" office:value-type="float" office:value="28.2848139255702" calcext:value-type="float">
            <text:p>28.2848139255702</text:p>
          </table:table-cell>
          <table:table-cell table:formula="of:=IF(AND([.A86]&gt;[$notes.$D$2];[.A86]&lt;[$notes.$D$3]);[$Cotton.B86];&quot;&quot;)" office:value-type="float" office:value="0.00877914272505118" calcext:value-type="float">
            <text:p>0.008779142725051</text:p>
          </table:table-cell>
          <table:table-cell table:formula="of:=IF(AND([.A86]&gt;[$notes.$D$3];[.A86]&lt;[$notes.$D$4]);[$Cotton.B86];&quot;&quot;)">
            <text:p/>
          </table:table-cell>
          <table:table-cell table:number-columns-repeated="2"/>
        </table:table-row>
        <table:table-row table:style-name="ro1">
          <table:table-cell table:formula="of:=[$Cotton.A87]" office:value-type="float" office:value="28.6539615846339" calcext:value-type="float">
            <text:p>28.6539615846339</text:p>
          </table:table-cell>
          <table:table-cell table:formula="of:=IF(AND([.A87]&gt;[$notes.$D$2];[.A87]&lt;[$notes.$D$3]);[$Cotton.B87];&quot;&quot;)" office:value-type="float" office:value="0.0090499306518724" calcext:value-type="float">
            <text:p>0.009049930651872</text:p>
          </table:table-cell>
          <table:table-cell table:formula="of:=IF(AND([.A87]&gt;[$notes.$D$3];[.A87]&lt;[$notes.$D$4]);[$Cotton.B87];&quot;&quot;)">
            <text:p/>
          </table:table-cell>
          <table:table-cell table:number-columns-repeated="2"/>
        </table:table-row>
        <table:table-row table:style-name="ro1">
          <table:table-cell table:formula="of:=[$Cotton.A88]" office:value-type="float" office:value="29.0231092436975" calcext:value-type="float">
            <text:p>29.0231092436975</text:p>
          </table:table-cell>
          <table:table-cell table:formula="of:=IF(AND([.A88]&gt;[$notes.$D$2];[.A88]&lt;[$notes.$D$3]);[$Cotton.B88];&quot;&quot;)" office:value-type="float" office:value="0.00939808655778539" calcext:value-type="float">
            <text:p>0.009398086557785</text:p>
          </table:table-cell>
          <table:table-cell table:formula="of:=IF(AND([.A88]&gt;[$notes.$D$3];[.A88]&lt;[$notes.$D$4]);[$Cotton.B88];&quot;&quot;)">
            <text:p/>
          </table:table-cell>
          <table:table-cell table:number-columns-repeated="2"/>
        </table:table-row>
        <table:table-row table:style-name="ro1">
          <table:table-cell table:formula="of:=[$Cotton.A89]" office:value-type="float" office:value="29.3922569027611" calcext:value-type="float">
            <text:p>29.3922569027611</text:p>
          </table:table-cell>
          <table:table-cell table:formula="of:=IF(AND([.A89]&gt;[$notes.$D$2];[.A89]&lt;[$notes.$D$3]);[$Cotton.B89];&quot;&quot;)" office:value-type="float" office:value="0.00974624246369838" calcext:value-type="float">
            <text:p>0.009746242463698</text:p>
          </table:table-cell>
          <table:table-cell table:formula="of:=IF(AND([.A89]&gt;[$notes.$D$3];[.A89]&lt;[$notes.$D$4]);[$Cotton.B89];&quot;&quot;)">
            <text:p/>
          </table:table-cell>
          <table:table-cell table:number-columns-repeated="2"/>
        </table:table-row>
        <table:table-row table:style-name="ro1">
          <table:table-cell table:formula="of:=[$Cotton.A90]" office:value-type="float" office:value="29.7614045618247" calcext:value-type="float">
            <text:p>29.7614045618247</text:p>
          </table:table-cell>
          <table:table-cell table:formula="of:=IF(AND([.A90]&gt;[$notes.$D$2];[.A90]&lt;[$notes.$D$3]);[$Cotton.B90];&quot;&quot;)" office:value-type="float" office:value="0.0100943983696114" calcext:value-type="float">
            <text:p>0.010094398369611</text:p>
          </table:table-cell>
          <table:table-cell table:formula="of:=IF(AND([.A90]&gt;[$notes.$D$3];[.A90]&lt;[$notes.$D$4]);[$Cotton.B90];&quot;&quot;)">
            <text:p/>
          </table:table-cell>
          <table:table-cell table:number-columns-repeated="2"/>
        </table:table-row>
        <table:table-row table:style-name="ro1">
          <table:table-cell table:formula="of:=[$Cotton.A91]" office:value-type="float" office:value="30.1305522208884" calcext:value-type="float">
            <text:p>30.1305522208884</text:p>
          </table:table-cell>
          <table:table-cell table:formula="of:=IF(AND([.A91]&gt;[$notes.$D$2];[.A91]&lt;[$notes.$D$3]);[$Cotton.B91];&quot;&quot;)" office:value-type="float" office:value="0.0104232122807514" calcext:value-type="float">
            <text:p>0.010423212280751</text:p>
          </table:table-cell>
          <table:table-cell table:formula="of:=IF(AND([.A91]&gt;[$notes.$D$3];[.A91]&lt;[$notes.$D$4]);[$Cotton.B91];&quot;&quot;)">
            <text:p/>
          </table:table-cell>
          <table:table-cell table:number-columns-repeated="2"/>
        </table:table-row>
        <table:table-row table:style-name="ro1">
          <table:table-cell table:formula="of:=[$Cotton.A92]" office:value-type="float" office:value="30.499699879952" calcext:value-type="float">
            <text:p>30.499699879952</text:p>
          </table:table-cell>
          <table:table-cell table:formula="of:=IF(AND([.A92]&gt;[$notes.$D$2];[.A92]&lt;[$notes.$D$3]);[$Cotton.B92];&quot;&quot;)" office:value-type="float" office:value="0.0107133422023456" calcext:value-type="float">
            <text:p>0.010713342202346</text:p>
          </table:table-cell>
          <table:table-cell table:formula="of:=IF(AND([.A92]&gt;[$notes.$D$3];[.A92]&lt;[$notes.$D$4]);[$Cotton.B92];&quot;&quot;)">
            <text:p/>
          </table:table-cell>
          <table:table-cell table:number-columns-repeated="2"/>
        </table:table-row>
        <table:table-row table:style-name="ro1">
          <table:table-cell table:formula="of:=[$Cotton.A93]" office:value-type="float" office:value="30.8688475390156" calcext:value-type="float">
            <text:p>30.8688475390156</text:p>
          </table:table-cell>
          <table:table-cell table:formula="of:=IF(AND([.A93]&gt;[$notes.$D$2];[.A93]&lt;[$notes.$D$3]);[$Cotton.B93];&quot;&quot;)" office:value-type="float" office:value="0.0111001820978044" calcext:value-type="float">
            <text:p>0.011100182097804</text:p>
          </table:table-cell>
          <table:table-cell table:formula="of:=IF(AND([.A93]&gt;[$notes.$D$3];[.A93]&lt;[$notes.$D$4]);[$Cotton.B93];&quot;&quot;)">
            <text:p/>
          </table:table-cell>
          <table:table-cell table:number-columns-repeated="2"/>
        </table:table-row>
        <table:table-row table:style-name="ro1">
          <table:table-cell table:formula="of:=[$Cotton.A94]" office:value-type="float" office:value="31.2379951980792" calcext:value-type="float">
            <text:p>31.2379951980792</text:p>
          </table:table-cell>
          <table:table-cell table:formula="of:=IF(AND([.A94]&gt;[$notes.$D$2];[.A94]&lt;[$notes.$D$3]);[$Cotton.B94];&quot;&quot;)" office:value-type="float" office:value="0.0114096540141716" calcext:value-type="float">
            <text:p>0.011409654014172</text:p>
          </table:table-cell>
          <table:table-cell table:formula="of:=IF(AND([.A94]&gt;[$notes.$D$3];[.A94]&lt;[$notes.$D$4]);[$Cotton.B94];&quot;&quot;)">
            <text:p/>
          </table:table-cell>
          <table:table-cell table:number-columns-repeated="2"/>
        </table:table-row>
        <table:table-row table:style-name="ro1">
          <table:table-cell table:formula="of:=[$Cotton.A95]" office:value-type="float" office:value="31.6071428571429" calcext:value-type="float">
            <text:p>31.6071428571429</text:p>
          </table:table-cell>
          <table:table-cell table:formula="of:=IF(AND([.A95]&gt;[$notes.$D$2];[.A95]&lt;[$notes.$D$3]);[$Cotton.B95];&quot;&quot;)" office:value-type="float" office:value="0.0117771519148575" calcext:value-type="float">
            <text:p>0.011777151914858</text:p>
          </table:table-cell>
          <table:table-cell table:formula="of:=IF(AND([.A95]&gt;[$notes.$D$3];[.A95]&lt;[$notes.$D$4]);[$Cotton.B95];&quot;&quot;)">
            <text:p/>
          </table:table-cell>
          <table:table-cell table:number-columns-repeated="2"/>
        </table:table-row>
        <table:table-row table:style-name="ro1">
          <table:table-cell table:formula="of:=[$Cotton.A96]" office:value-type="float" office:value="31.9762905162065" calcext:value-type="float">
            <text:p>31.9762905162065</text:p>
          </table:table-cell>
          <table:table-cell table:formula="of:=IF(AND([.A96]&gt;[$notes.$D$2];[.A96]&lt;[$notes.$D$3]);[$Cotton.B96];&quot;&quot;)" office:value-type="float" office:value="0.0117771519148575" calcext:value-type="float">
            <text:p>0.011777151914858</text:p>
          </table:table-cell>
          <table:table-cell table:formula="of:=IF(AND([.A96]&gt;[$notes.$D$3];[.A96]&lt;[$notes.$D$4]);[$Cotton.B96];&quot;&quot;)">
            <text:p/>
          </table:table-cell>
          <table:table-cell table:number-columns-repeated="2"/>
        </table:table-row>
        <table:table-row table:style-name="ro1">
          <table:table-cell table:formula="of:=[$Cotton.A97]" office:value-type="float" office:value="32.2531512605042" calcext:value-type="float">
            <text:p>32.2531512605042</text:p>
          </table:table-cell>
          <table:table-cell table:formula="of:=IF(AND([.A97]&gt;[$notes.$D$2];[.A97]&lt;[$notes.$D$3]);[$Cotton.B97];&quot;&quot;)">
            <text:p/>
          </table:table-cell>
          <table:table-cell table:formula="of:=IF(AND([.A97]&gt;[$notes.$D$3];[.A97]&lt;[$notes.$D$4]);[$Cotton.B97];&quot;&quot;)" office:value-type="float" office:value="0.0102800815194316" calcext:value-type="float">
            <text:p>0.010280081519432</text:p>
          </table:table-cell>
          <table:table-cell table:number-columns-repeated="2"/>
        </table:table-row>
        <table:table-row table:style-name="ro1">
          <table:table-cell table:formula="of:=[$Cotton.A98]" office:value-type="float" office:value="32.49924969988" calcext:value-type="float">
            <text:p>32.49924969988</text:p>
          </table:table-cell>
          <table:table-cell table:formula="of:=IF(AND([.A98]&gt;[$notes.$D$2];[.A98]&lt;[$notes.$D$3]);[$Cotton.B98];&quot;&quot;)">
            <text:p/>
          </table:table-cell>
          <table:table-cell table:formula="of:=IF(AND([.A98]&gt;[$notes.$D$3];[.A98]&lt;[$notes.$D$4]);[$Cotton.B98];&quot;&quot;)" office:value-type="float" office:value="0.00881782671459707" calcext:value-type="float">
            <text:p>0.008817826714597</text:p>
          </table:table-cell>
          <table:table-cell table:number-columns-repeated="2"/>
        </table:table-row>
        <table:table-row table:style-name="ro1">
          <table:table-cell table:formula="of:=[$Cotton.A99]" office:value-type="float" office:value="32.7145858343337" calcext:value-type="float">
            <text:p>32.7145858343337</text:p>
          </table:table-cell>
          <table:table-cell table:formula="of:=IF(AND([.A99]&gt;[$notes.$D$2];[.A99]&lt;[$notes.$D$3]);[$Cotton.B99];&quot;&quot;)">
            <text:p/>
          </table:table-cell>
          <table:table-cell table:formula="of:=IF(AND([.A99]&gt;[$notes.$D$3];[.A99]&lt;[$notes.$D$4]);[$Cotton.B99];&quot;&quot;)" office:value-type="float" office:value="0.00730915112230745" calcext:value-type="float">
            <text:p>0.007309151122307</text:p>
          </table:table-cell>
          <table:table-cell table:number-columns-repeated="2"/>
        </table:table-row>
        <table:table-row table:style-name="ro1">
          <table:table-cell table:formula="of:=[$Cotton.A100]" office:value-type="float" office:value="32.8837785114046" calcext:value-type="float">
            <text:p>32.8837785114046</text:p>
          </table:table-cell>
          <table:table-cell table:formula="of:=IF(AND([.A100]&gt;[$notes.$D$2];[.A100]&lt;[$notes.$D$3]);[$Cotton.B100];&quot;&quot;)">
            <text:p/>
          </table:table-cell>
          <table:table-cell table:formula="of:=IF(AND([.A100]&gt;[$notes.$D$3];[.A100]&lt;[$notes.$D$4]);[$Cotton.B100];&quot;&quot;)" office:value-type="float" office:value="0.00597455348297433" calcext:value-type="float">
            <text:p>0.005974553482974</text:p>
          </table:table-cell>
          <table:table-cell table:number-columns-repeated="2"/>
        </table:table-row>
        <table:table-row table:style-name="ro1">
          <table:table-cell table:formula="of:=[$Cotton.A101]" office:value-type="float" office:value="33.1144957983193" calcext:value-type="float">
            <text:p>33.1144957983193</text:p>
          </table:table-cell>
          <table:table-cell table:formula="of:=IF(AND([.A101]&gt;[$notes.$D$2];[.A101]&lt;[$notes.$D$3]);[$Cotton.B101];&quot;&quot;)">
            <text:p/>
          </table:table-cell>
          <table:table-cell table:formula="of:=IF(AND([.A101]&gt;[$notes.$D$3];[.A101]&lt;[$notes.$D$4]);[$Cotton.B101];&quot;&quot;)" office:value-type="float" office:value="0.0046399558436412" calcext:value-type="float">
            <text:p>0.004639955843641</text:p>
          </table:table-cell>
          <table:table-cell table:number-columns-repeated="2"/>
        </table:table-row>
        <table:table-row table:style-name="ro1">
          <table:table-cell table:formula="of:=[$Cotton.A102]" office:value-type="float" office:value="33.3236794717887" calcext:value-type="float">
            <text:p>33.3236794717887</text:p>
          </table:table-cell>
          <table:table-cell table:formula="of:=IF(AND([.A102]&gt;[$notes.$D$2];[.A102]&lt;[$notes.$D$3]);[$Cotton.B102];&quot;&quot;)">
            <text:p/>
          </table:table-cell>
          <table:table-cell table:formula="of:=IF(AND([.A102]&gt;[$notes.$D$3];[.A102]&lt;[$notes.$D$4]);[$Cotton.B102];&quot;&quot;)" office:value-type="float" office:value="0.00308485946389651" calcext:value-type="float">
            <text:p>0.003084859463897</text:p>
          </table:table-cell>
          <table:table-cell table:number-columns-repeated="2"/>
        </table:table-row>
        <table:table-row table:style-name="ro1">
          <table:table-cell table:formula="of:=[$Cotton.A103]" office:value-type="float" office:value="33.5697779111645" calcext:value-type="float">
            <text:p>33.5697779111645</text:p>
          </table:table-cell>
          <table:table-cell table:formula="of:=IF(AND([.A103]&gt;[$notes.$D$2];[.A103]&lt;[$notes.$D$3]);[$Cotton.B103];&quot;&quot;)">
            <text:p/>
          </table:table-cell>
          <table:table-cell table:formula="of:=IF(AND([.A103]&gt;[$notes.$D$3];[.A103]&lt;[$notes.$D$4]);[$Cotton.B103];&quot;&quot;)" office:value-type="float" office:value="0.00146013190296923" calcext:value-type="float">
            <text:p>0.001460131902969</text:p>
          </table:table-cell>
          <table:table-cell table:number-columns-repeated="2"/>
        </table:table-row>
        <table:table-row table:style-name="ro1">
          <table:table-cell table:formula="of:=[$Cotton.A104]" office:value-type="float" office:value="33.7297418967587" calcext:value-type="float">
            <text:p>33.7297418967587</text:p>
          </table:table-cell>
          <table:table-cell table:formula="of:=IF(AND([.A104]&gt;[$notes.$D$2];[.A104]&lt;[$notes.$D$3]);[$Cotton.B104];&quot;&quot;)">
            <text:p/>
          </table:table-cell>
          <table:table-cell table:formula="of:=IF(AND([.A104]&gt;[$notes.$D$3];[.A104]&lt;[$notes.$D$4]);[$Cotton.B104];&quot;&quot;)" office:value-type="float" office:value="0.000183560247954941" calcext:value-type="float">
            <text:p>0.000183560247955</text:p>
          </table:table-cell>
          <table:table-cell table:number-columns-repeated="2"/>
        </table:table-row>
        <table:table-row table:style-name="ro1">
          <table:table-cell table:formula="of:=[$Cotton.A105]" office:value-type="float" office:value="33.9655862344938" calcext:value-type="float">
            <text:p>33.9655862344938</text:p>
          </table:table-cell>
          <table:table-cell table:formula="of:=IF(AND([.A105]&gt;[$notes.$D$2];[.A105]&lt;[$notes.$D$3]);[$Cotton.B105];&quot;&quot;)">
            <text:p/>
          </table:table-cell>
          <table:table-cell table:formula="of:=IF(AND([.A105]&gt;[$notes.$D$3];[.A105]&lt;[$notes.$D$4]);[$Cotton.B105];&quot;&quot;)" office:value-type="float" office:value="-0.0013560625359714" calcext:value-type="float">
            <text:p>-0.001356062535971</text:p>
          </table:table-cell>
          <table:table-cell table:number-columns-repeated="2"/>
        </table:table-row>
        <table:table-row table:style-name="ro1">
          <table:table-cell table:formula="of:=[$Cotton.A106]" office:value-type="float" office:value="34.2465486194478" calcext:value-type="float">
            <text:p>34.2465486194478</text:p>
          </table:table-cell>
          <table:table-cell table:formula="of:=IF(AND([.A106]&gt;[$notes.$D$2];[.A106]&lt;[$notes.$D$3]);[$Cotton.B106];&quot;&quot;)">
            <text:p/>
          </table:table-cell>
          <table:table-cell table:formula="of:=IF(AND([.A106]&gt;[$notes.$D$3];[.A106]&lt;[$notes.$D$4]);[$Cotton.B106];&quot;&quot;)" office:value-type="float" office:value="-0.00318194684253729" calcext:value-type="float">
            <text:p>-0.003181946842537</text:p>
          </table:table-cell>
          <table:table-cell table:number-columns-repeated="2"/>
        </table:table-row>
        <table:table-row table:style-name="ro1">
          <table:table-cell table:formula="of:=[$Cotton.A107]" office:value-type="float" office:value="34.4987995198079" calcext:value-type="float">
            <text:p>34.4987995198079</text:p>
          </table:table-cell>
          <table:table-cell table:formula="of:=IF(AND([.A107]&gt;[$notes.$D$2];[.A107]&lt;[$notes.$D$3]);[$Cotton.B107];&quot;&quot;)">
            <text:p/>
          </table:table-cell>
          <table:table-cell table:formula="of:=IF(AND([.A107]&gt;[$notes.$D$3];[.A107]&lt;[$notes.$D$4]);[$Cotton.B107];&quot;&quot;)" office:value-type="float" office:value="-0.00476025361600951" calcext:value-type="float">
            <text:p>-0.00476025361601</text:p>
          </table:table-cell>
          <table:table-cell table:number-columns-repeated="2"/>
        </table:table-row>
        <table:table-row table:style-name="ro1">
          <table:table-cell table:formula="of:=[$Cotton.A108]" office:value-type="float" office:value="34.6679921968787" calcext:value-type="float">
            <text:p>34.6679921968787</text:p>
          </table:table-cell>
          <table:table-cell table:formula="of:=IF(AND([.A108]&gt;[$notes.$D$2];[.A108]&lt;[$notes.$D$3]);[$Cotton.B108];&quot;&quot;)">
            <text:p/>
          </table:table-cell>
          <table:table-cell table:formula="of:=IF(AND([.A108]&gt;[$notes.$D$3];[.A108]&lt;[$notes.$D$4]);[$Cotton.B108];&quot;&quot;)" office:value-type="float" office:value="-0.00612386424750205" calcext:value-type="float">
            <text:p>-0.006123864247502</text:p>
          </table:table-cell>
          <table:table-cell table:number-columns-repeated="2"/>
        </table:table-row>
        <table:table-row table:style-name="ro1">
          <table:table-cell table:formula="of:=[$Cotton.A109]" office:value-type="float" office:value="34.8987094837935" calcext:value-type="float">
            <text:p>34.8987094837935</text:p>
          </table:table-cell>
          <table:table-cell table:formula="of:=IF(AND([.A109]&gt;[$notes.$D$2];[.A109]&lt;[$notes.$D$3]);[$Cotton.B109];&quot;&quot;)">
            <text:p/>
          </table:table-cell>
          <table:table-cell table:formula="of:=IF(AND([.A109]&gt;[$notes.$D$3];[.A109]&lt;[$notes.$D$4]);[$Cotton.B109];&quot;&quot;)" office:value-type="float" office:value="-0.00742944889467576" calcext:value-type="float">
            <text:p>-0.007429448894676</text:p>
          </table:table-cell>
          <table:table-cell table:number-columns-repeated="2"/>
        </table:table-row>
        <table:table-row table:style-name="ro1">
          <table:table-cell table:formula="of:=[$Cotton.A110]" office:value-type="float" office:value="35.1140456182473" calcext:value-type="float">
            <text:p>35.1140456182473</text:p>
          </table:table-cell>
          <table:table-cell table:formula="of:=IF(AND([.A110]&gt;[$notes.$D$2];[.A110]&lt;[$notes.$D$3]);[$Cotton.B110];&quot;&quot;)">
            <text:p/>
          </table:table-cell>
          <table:table-cell table:formula="of:=IF(AND([.A110]&gt;[$notes.$D$3];[.A110]&lt;[$notes.$D$4]);[$Cotton.B110];&quot;&quot;)" office:value-type="float" office:value="-0.0089671374791248" calcext:value-type="float">
            <text:p>-0.008967137479125</text:p>
          </table:table-cell>
          <table:table-cell table:number-columns-repeated="2"/>
        </table:table-row>
        <table:table-row table:style-name="ro1">
          <table:table-cell table:formula="of:=[$Cotton.A111]" office:value-type="float" office:value="35.360144057623" calcext:value-type="float">
            <text:p>35.360144057623</text:p>
          </table:table-cell>
          <table:table-cell table:formula="of:=IF(AND([.A111]&gt;[$notes.$D$2];[.A111]&lt;[$notes.$D$3]);[$Cotton.B111];&quot;&quot;)">
            <text:p/>
          </table:table-cell>
          <table:table-cell table:formula="of:=IF(AND([.A111]&gt;[$notes.$D$3];[.A111]&lt;[$notes.$D$4]);[$Cotton.B111];&quot;&quot;)" office:value-type="float" office:value="-0.0106208780322115" calcext:value-type="float">
            <text:p>-0.010620878032212</text:p>
          </table:table-cell>
          <table:table-cell table:number-columns-repeated="2"/>
        </table:table-row>
        <table:table-row table:style-name="ro1">
          <table:table-cell table:formula="of:=[$Cotton.A112]" office:value-type="float" office:value="35.5754801920768" calcext:value-type="float">
            <text:p>35.5754801920768</text:p>
          </table:table-cell>
          <table:table-cell table:formula="of:=IF(AND([.A112]&gt;[$notes.$D$2];[.A112]&lt;[$notes.$D$3]);[$Cotton.B112];&quot;&quot;)">
            <text:p/>
          </table:table-cell>
          <table:table-cell table:formula="of:=IF(AND([.A112]&gt;[$notes.$D$3];[.A112]&lt;[$notes.$D$4]);[$Cotton.B112];&quot;&quot;)" office:value-type="float" office:value="-0.0120715276401823" calcext:value-type="float">
            <text:p>-0.012071527640182</text:p>
          </table:table-cell>
          <table:table-cell table:number-columns-repeated="2"/>
        </table:table-row>
        <table:table-row table:style-name="ro1">
          <table:table-cell table:formula="of:=[$Cotton.A113]" office:value-type="float" office:value="35.7908163265306" calcext:value-type="float">
            <text:p>35.7908163265306</text:p>
          </table:table-cell>
          <table:table-cell table:formula="of:=IF(AND([.A113]&gt;[$notes.$D$2];[.A113]&lt;[$notes.$D$3]);[$Cotton.B113];&quot;&quot;)">
            <text:p/>
          </table:table-cell>
          <table:table-cell table:formula="of:=IF(AND([.A113]&gt;[$notes.$D$3];[.A113]&lt;[$notes.$D$4]);[$Cotton.B113];&quot;&quot;)" office:value-type="float" office:value="-0.0135221772481531" calcext:value-type="float">
            <text:p>-0.013522177248153</text:p>
          </table:table-cell>
          <table:table-cell table:number-columns-repeated="2"/>
        </table:table-row>
        <table:table-row table:style-name="ro1">
          <table:table-cell table:formula="of:=[$Cotton.A114]" office:value-type="float" office:value="36.0369147659064" calcext:value-type="float">
            <text:p>36.0369147659064</text:p>
          </table:table-cell>
          <table:table-cell table:formula="of:=IF(AND([.A114]&gt;[$notes.$D$2];[.A114]&lt;[$notes.$D$3]);[$Cotton.B114];&quot;&quot;)">
            <text:p/>
          </table:table-cell>
          <table:table-cell table:formula="of:=IF(AND([.A114]&gt;[$notes.$D$3];[.A114]&lt;[$notes.$D$4]);[$Cotton.B114];&quot;&quot;)" office:value-type="float" office:value="-0.0151759178012398" calcext:value-type="float">
            <text:p>-0.01517591780124</text:p>
          </table:table-cell>
          <table:table-cell table:number-columns-repeated="2"/>
        </table:table-row>
        <table:table-row table:style-name="ro1">
          <table:table-cell table:formula="of:=[$Cotton.A115]" office:value-type="float" office:value="36.2830132052821" calcext:value-type="float">
            <text:p>36.2830132052821</text:p>
          </table:table-cell>
          <table:table-cell table:formula="of:=IF(AND([.A115]&gt;[$notes.$D$2];[.A115]&lt;[$notes.$D$3]);[$Cotton.B115];&quot;&quot;)">
            <text:p/>
          </table:table-cell>
          <table:table-cell table:formula="of:=IF(AND([.A115]&gt;[$notes.$D$3];[.A115]&lt;[$notes.$D$4]);[$Cotton.B115];&quot;&quot;)" office:value-type="float" office:value="-0.0168876843386453" calcext:value-type="float">
            <text:p>-0.016887684338645</text:p>
          </table:table-cell>
          <table:table-cell table:number-columns-repeated="2"/>
        </table:table-row>
        <table:table-row table:style-name="ro1">
          <table:table-cell table:formula="of:=[$Cotton.A116]" office:value-type="float" office:value="36.4983493397359" calcext:value-type="float">
            <text:p>36.4983493397359</text:p>
          </table:table-cell>
          <table:table-cell table:formula="of:=IF(AND([.A116]&gt;[$notes.$D$2];[.A116]&lt;[$notes.$D$3]);[$Cotton.B116];&quot;&quot;)">
            <text:p/>
          </table:table-cell>
          <table:table-cell table:formula="of:=IF(AND([.A116]&gt;[$notes.$D$3];[.A116]&lt;[$notes.$D$4]);[$Cotton.B116];&quot;&quot;)" office:value-type="float" office:value="-0.0183383339466161" calcext:value-type="float">
            <text:p>-0.018338333946616</text:p>
          </table:table-cell>
          <table:table-cell table:number-columns-repeated="2"/>
        </table:table-row>
        <table:table-row table:style-name="ro1">
          <table:table-cell table:formula="of:=[$Cotton.A117]" office:value-type="float" office:value="36.7136854741897" calcext:value-type="float">
            <text:p>36.7136854741897</text:p>
          </table:table-cell>
          <table:table-cell table:formula="of:=IF(AND([.A117]&gt;[$notes.$D$2];[.A117]&lt;[$notes.$D$3]);[$Cotton.B117];&quot;&quot;)">
            <text:p/>
          </table:table-cell>
          <table:table-cell table:formula="of:=IF(AND([.A117]&gt;[$notes.$D$3];[.A117]&lt;[$notes.$D$4]);[$Cotton.B117];&quot;&quot;)" office:value-type="float" office:value="-0.0197889835545869" calcext:value-type="float">
            <text:p>-0.019788983554587</text:p>
          </table:table-cell>
          <table:table-cell table:number-columns-repeated="2"/>
        </table:table-row>
        <table:table-row table:style-name="ro1">
          <table:table-cell table:formula="of:=[$Cotton.A118]" office:value-type="float" office:value="36.9597839135654" calcext:value-type="float">
            <text:p>36.9597839135654</text:p>
          </table:table-cell>
          <table:table-cell table:formula="of:=IF(AND([.A118]&gt;[$notes.$D$2];[.A118]&lt;[$notes.$D$3]);[$Cotton.B118];&quot;&quot;)">
            <text:p/>
          </table:table-cell>
          <table:table-cell table:formula="of:=IF(AND([.A118]&gt;[$notes.$D$3];[.A118]&lt;[$notes.$D$4]);[$Cotton.B118];&quot;&quot;)" office:value-type="float" office:value="-0.021471737099833" calcext:value-type="float">
            <text:p>-0.021471737099833</text:p>
          </table:table-cell>
          <table:table-cell table:number-columns-repeated="2"/>
        </table:table-row>
        <table:table-row table:style-name="ro1">
          <table:table-cell table:formula="of:=[$Cotton.A119]" office:value-type="float" office:value="37.2058823529412" calcext:value-type="float">
            <text:p>37.2058823529412</text:p>
          </table:table-cell>
          <table:table-cell table:formula="of:=IF(AND([.A119]&gt;[$notes.$D$2];[.A119]&lt;[$notes.$D$3]);[$Cotton.B119];&quot;&quot;)">
            <text:p/>
          </table:table-cell>
          <table:table-cell table:formula="of:=IF(AND([.A119]&gt;[$notes.$D$3];[.A119]&lt;[$notes.$D$4]);[$Cotton.B119];&quot;&quot;)" office:value-type="float" office:value="-0.0231254776529197" calcext:value-type="float">
            <text:p>-0.02312547765292</text:p>
          </table:table-cell>
          <table:table-cell table:number-columns-repeated="2"/>
        </table:table-row>
        <table:table-row table:style-name="ro1">
          <table:table-cell table:formula="of:=[$Cotton.A120]" office:value-type="float" office:value="37.4519807923169" calcext:value-type="float">
            <text:p>37.4519807923169</text:p>
          </table:table-cell>
          <table:table-cell table:formula="of:=IF(AND([.A120]&gt;[$notes.$D$2];[.A120]&lt;[$notes.$D$3]);[$Cotton.B120];&quot;&quot;)">
            <text:p/>
          </table:table-cell>
          <table:table-cell table:formula="of:=IF(AND([.A120]&gt;[$notes.$D$3];[.A120]&lt;[$notes.$D$4]);[$Cotton.B120];&quot;&quot;)" office:value-type="float" office:value="-0.0247792182060064" calcext:value-type="float">
            <text:p>-0.024779218206006</text:p>
          </table:table-cell>
          <table:table-cell table:number-columns-repeated="2"/>
        </table:table-row>
        <table:table-row table:style-name="ro1">
          <table:table-cell table:formula="of:=[$Cotton.A121]" office:value-type="float" office:value="37.6673169267707" calcext:value-type="float">
            <text:p>37.6673169267707</text:p>
          </table:table-cell>
          <table:table-cell table:formula="of:=IF(AND([.A121]&gt;[$notes.$D$2];[.A121]&lt;[$notes.$D$3]);[$Cotton.B121];&quot;&quot;)">
            <text:p/>
          </table:table-cell>
          <table:table-cell table:formula="of:=IF(AND([.A121]&gt;[$notes.$D$3];[.A121]&lt;[$notes.$D$4]);[$Cotton.B121];&quot;&quot;)" office:value-type="float" office:value="-0.0262298678139772" calcext:value-type="float">
            <text:p>-0.026229867813977</text:p>
          </table:table-cell>
          <table:table-cell table:number-columns-repeated="2"/>
        </table:table-row>
        <table:table-row table:style-name="ro1">
          <table:table-cell table:formula="of:=[$Cotton.A122]" office:value-type="float" office:value="37.8826530612245" calcext:value-type="float">
            <text:p>37.8826530612245</text:p>
          </table:table-cell>
          <table:table-cell table:formula="of:=IF(AND([.A122]&gt;[$notes.$D$2];[.A122]&lt;[$notes.$D$3]);[$Cotton.B122];&quot;&quot;)">
            <text:p/>
          </table:table-cell>
          <table:table-cell table:formula="of:=IF(AND([.A122]&gt;[$notes.$D$3];[.A122]&lt;[$notes.$D$4]);[$Cotton.B122];&quot;&quot;)" office:value-type="float" office:value="-0.027680517421948" calcext:value-type="float">
            <text:p>-0.027680517421948</text:p>
          </table:table-cell>
          <table:table-cell table:number-columns-repeated="2"/>
        </table:table-row>
        <table:table-row table:style-name="ro1">
          <table:table-cell table:formula="of:=[$Cotton.A123]" office:value-type="float" office:value="38.1287515006002" calcext:value-type="float">
            <text:p>38.1287515006002</text:p>
          </table:table-cell>
          <table:table-cell table:formula="of:=IF(AND([.A123]&gt;[$notes.$D$2];[.A123]&lt;[$notes.$D$3]);[$Cotton.B123];&quot;&quot;)">
            <text:p/>
          </table:table-cell>
          <table:table-cell table:formula="of:=IF(AND([.A123]&gt;[$notes.$D$3];[.A123]&lt;[$notes.$D$4]);[$Cotton.B123];&quot;&quot;)">
            <text:p/>
          </table:table-cell>
          <table:table-cell table:number-columns-repeated="2"/>
        </table:table-row>
        <table:table-row table:style-name="ro1">
          <table:table-cell table:formula="of:=[$Cotton.A124]" office:value-type="float" office:value="38.374849939976" calcext:value-type="float">
            <text:p>38.374849939976</text:p>
          </table:table-cell>
          <table:table-cell table:formula="of:=IF(AND([.A124]&gt;[$notes.$D$2];[.A124]&lt;[$notes.$D$3]);[$Cotton.B124];&quot;&quot;)">
            <text:p/>
          </table:table-cell>
          <table:table-cell table:formula="of:=IF(AND([.A124]&gt;[$notes.$D$3];[.A124]&lt;[$notes.$D$4]);[$Cotton.B124];&quot;&quot;)">
            <text:p/>
          </table:table-cell>
          <table:table-cell table:number-columns-repeated="2"/>
        </table:table-row>
        <table:table-row table:style-name="ro1">
          <table:table-cell table:formula="of:=[$Cotton.A125]" office:value-type="float" office:value="38.5901860744298" calcext:value-type="float">
            <text:p>38.5901860744298</text:p>
          </table:table-cell>
          <table:table-cell table:formula="of:=IF(AND([.A125]&gt;[$notes.$D$2];[.A125]&lt;[$notes.$D$3]);[$Cotton.B125];&quot;&quot;)">
            <text:p/>
          </table:table-cell>
          <table:table-cell table:formula="of:=IF(AND([.A125]&gt;[$notes.$D$3];[.A125]&lt;[$notes.$D$4]);[$Cotton.B125];&quot;&quot;)">
            <text:p/>
          </table:table-cell>
          <table:table-cell table:number-columns-repeated="2"/>
        </table:table-row>
        <table:table-row table:style-name="ro1">
          <table:table-cell table:formula="of:=[$Cotton.A126]" office:value-type="float" office:value="38.7993697478992" calcext:value-type="float">
            <text:p>38.7993697478992</text:p>
          </table:table-cell>
          <table:table-cell table:formula="of:=IF(AND([.A126]&gt;[$notes.$D$2];[.A126]&lt;[$notes.$D$3]);[$Cotton.B126];&quot;&quot;)">
            <text:p/>
          </table:table-cell>
          <table:table-cell table:formula="of:=IF(AND([.A126]&gt;[$notes.$D$3];[.A126]&lt;[$notes.$D$4]);[$Cotton.B126];&quot;&quot;)">
            <text:p/>
          </table:table-cell>
          <table:table-cell table:number-columns-repeated="2"/>
        </table:table-row>
        <table:table-row table:style-name="ro1">
          <table:table-cell table:formula="of:=[$Cotton.A127]" office:value-type="float" office:value="39.1131452581032" calcext:value-type="float">
            <text:p>39.1131452581032</text:p>
          </table:table-cell>
          <table:table-cell table:formula="of:=IF(AND([.A127]&gt;[$notes.$D$2];[.A127]&lt;[$notes.$D$3]);[$Cotton.B127];&quot;&quot;)">
            <text:p/>
          </table:table-cell>
          <table:table-cell table:formula="of:=IF(AND([.A127]&gt;[$notes.$D$3];[.A127]&lt;[$notes.$D$4]);[$Cotton.B127];&quot;&quot;)">
            <text:p/>
          </table:table-cell>
          <table:table-cell table:number-columns-repeated="2"/>
        </table:table-row>
        <table:table-row table:style-name="ro1">
          <table:table-cell table:formula="of:=[$Cotton.A128]" office:value-type="float" office:value="39.4822929171669" calcext:value-type="float">
            <text:p>39.4822929171669</text:p>
          </table:table-cell>
          <table:table-cell table:formula="of:=IF(AND([.A128]&gt;[$notes.$D$2];[.A128]&lt;[$notes.$D$3]);[$Cotton.B128];&quot;&quot;)">
            <text:p/>
          </table:table-cell>
          <table:table-cell table:formula="of:=IF(AND([.A128]&gt;[$notes.$D$3];[.A128]&lt;[$notes.$D$4]);[$Cotton.B128];&quot;&quot;)">
            <text:p/>
          </table:table-cell>
          <table:table-cell table:number-columns-repeated="2"/>
        </table:table-row>
        <table:table-row table:style-name="ro1">
          <table:table-cell table:formula="of:=[$Cotton.A129]" office:value-type="float" office:value="39.8514405762305" calcext:value-type="float">
            <text:p>39.8514405762305</text:p>
          </table:table-cell>
          <table:table-cell table:formula="of:=IF(AND([.A129]&gt;[$notes.$D$2];[.A129]&lt;[$notes.$D$3]);[$Cotton.B129];&quot;&quot;)">
            <text:p/>
          </table:table-cell>
          <table:table-cell table:formula="of:=IF(AND([.A129]&gt;[$notes.$D$3];[.A129]&lt;[$notes.$D$4]);[$Cotton.B129];&quot;&quot;)">
            <text:p/>
          </table:table-cell>
          <table:table-cell table:number-columns-repeated="2"/>
        </table:table-row>
        <table:table-row table:style-name="ro1">
          <table:table-cell table:formula="of:=[$Cotton.A130]" office:value-type="float" office:value="40.2205882352941" calcext:value-type="float">
            <text:p>40.2205882352941</text:p>
          </table:table-cell>
          <table:table-cell table:formula="of:=IF(AND([.A130]&gt;[$notes.$D$2];[.A130]&lt;[$notes.$D$3]);[$Cotton.B130];&quot;&quot;)">
            <text:p/>
          </table:table-cell>
          <table:table-cell table:formula="of:=IF(AND([.A130]&gt;[$notes.$D$3];[.A130]&lt;[$notes.$D$4]);[$Cotton.B130];&quot;&quot;)">
            <text:p/>
          </table:table-cell>
          <table:table-cell table:number-columns-repeated="2"/>
        </table:table-row>
        <table:table-row table:style-name="ro1">
          <table:table-cell table:formula="of:=[$Cotton.A131]" office:value-type="float" office:value="40.5897358943578" calcext:value-type="float">
            <text:p>40.5897358943578</text:p>
          </table:table-cell>
          <table:table-cell table:formula="of:=IF(AND([.A131]&gt;[$notes.$D$2];[.A131]&lt;[$notes.$D$3]);[$Cotton.B131];&quot;&quot;)">
            <text:p/>
          </table:table-cell>
          <table:table-cell table:formula="of:=IF(AND([.A131]&gt;[$notes.$D$3];[.A131]&lt;[$notes.$D$4]);[$Cotton.B131];&quot;&quot;)">
            <text:p/>
          </table:table-cell>
          <table:table-cell table:number-columns-repeated="2"/>
        </table:table-row>
        <table:table-row table:style-name="ro1">
          <table:table-cell table:formula="of:=[$Cotton.A132]" office:value-type="float" office:value="40.9588835534214" calcext:value-type="float">
            <text:p>40.9588835534214</text:p>
          </table:table-cell>
          <table:table-cell table:formula="of:=IF(AND([.A132]&gt;[$notes.$D$2];[.A132]&lt;[$notes.$D$3]);[$Cotton.B132];&quot;&quot;)">
            <text:p/>
          </table:table-cell>
          <table:table-cell table:formula="of:=IF(AND([.A132]&gt;[$notes.$D$3];[.A132]&lt;[$notes.$D$4]);[$Cotton.B132];&quot;&quot;)">
            <text:p/>
          </table:table-cell>
          <table:table-cell table:number-columns-repeated="2"/>
        </table:table-row>
        <table:table-row table:style-name="ro1">
          <table:table-cell table:formula="of:=[$Cotton.A133]" office:value-type="float" office:value="41.328031212485" calcext:value-type="float">
            <text:p>41.328031212485</text:p>
          </table:table-cell>
          <table:table-cell table:formula="of:=IF(AND([.A133]&gt;[$notes.$D$2];[.A133]&lt;[$notes.$D$3]);[$Cotton.B133];&quot;&quot;)">
            <text:p/>
          </table:table-cell>
          <table:table-cell table:formula="of:=IF(AND([.A133]&gt;[$notes.$D$3];[.A133]&lt;[$notes.$D$4]);[$Cotton.B133];&quot;&quot;)">
            <text:p/>
          </table:table-cell>
          <table:table-cell table:number-columns-repeated="2"/>
        </table:table-row>
        <table:table-row table:style-name="ro1">
          <table:table-cell table:formula="of:=[$Cotton.A134]" office:value-type="float" office:value="41.6971788715486" calcext:value-type="float">
            <text:p>41.6971788715486</text:p>
          </table:table-cell>
          <table:table-cell table:formula="of:=IF(AND([.A134]&gt;[$notes.$D$2];[.A134]&lt;[$notes.$D$3]);[$Cotton.B134];&quot;&quot;)">
            <text:p/>
          </table:table-cell>
          <table:table-cell table:formula="of:=IF(AND([.A134]&gt;[$notes.$D$3];[.A134]&lt;[$notes.$D$4]);[$Cotton.B134];&quot;&quot;)">
            <text:p/>
          </table:table-cell>
          <table:table-cell table:number-columns-repeated="2"/>
        </table:table-row>
        <table:table-row table:style-name="ro1">
          <table:table-cell table:formula="of:=[$Cotton.A135]" office:value-type="float" office:value="41.9432773109244" calcext:value-type="float">
            <text:p>41.9432773109244</text:p>
          </table:table-cell>
          <table:table-cell table:formula="of:=IF(AND([.A135]&gt;[$notes.$D$2];[.A135]&lt;[$notes.$D$3]);[$Cotton.B135];&quot;&quot;)">
            <text:p/>
          </table:table-cell>
          <table:table-cell table:formula="of:=IF(AND([.A135]&gt;[$notes.$D$3];[.A135]&lt;[$notes.$D$4]);[$Cotton.B135];&quot;&quot;)">
            <text:p/>
          </table:table-cell>
          <table:table-cell table:number-columns-repeated="2"/>
        </table:table-row>
        <table:table-row table:style-name="ro1" table:number-rows-repeated="33">
          <table:table-cell table:number-columns-repeated="5"/>
        </table:table-row>
        <table:table-row table:style-name="ro1">
          <table:table-cell/>
          <table:table-cell table:formula="of:=IF(AND([.A169]&gt;[$notes.$B$2];[.A169]&lt;[$notes.$B$3]);[$Soybeans.B16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0]&gt;[$notes.$B$2];[.A170]&lt;[$notes.$B$3]);[$Soybeans.B17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1]&gt;[$notes.$B$2];[.A171]&lt;[$notes.$B$3]);[$Soybeans.B17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2]&gt;[$notes.$B$2];[.A172]&lt;[$notes.$B$3]);[$Soybeans.B17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3]&gt;[$notes.$B$2];[.A173]&lt;[$notes.$B$3]);[$Soybeans.B17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4]&gt;[$notes.$B$2];[.A174]&lt;[$notes.$B$3]);[$Soybeans.B17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5]&gt;[$notes.$B$2];[.A175]&lt;[$notes.$B$3]);[$Soybeans.B17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6]&gt;[$notes.$B$2];[.A176]&lt;[$notes.$B$3]);[$Soybeans.B17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7]&gt;[$notes.$B$2];[.A177]&lt;[$notes.$B$3]);[$Soybeans.B17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8]&gt;[$notes.$B$2];[.A178]&lt;[$notes.$B$3]);[$Soybeans.B17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9]&gt;[$notes.$B$2];[.A179]&lt;[$notes.$B$3]);[$Soybeans.B17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0]&gt;[$notes.$B$2];[.A180]&lt;[$notes.$B$3]);[$Soybeans.B18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1]&gt;[$notes.$B$2];[.A181]&lt;[$notes.$B$3]);[$Soybeans.B18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2]&gt;[$notes.$B$2];[.A182]&lt;[$notes.$B$3]);[$Soybeans.B18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3]&gt;[$notes.$B$2];[.A183]&lt;[$notes.$B$3]);[$Soybeans.B18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4]&gt;[$notes.$B$2];[.A184]&lt;[$notes.$B$3]);[$Soybeans.B18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5]&gt;[$notes.$B$2];[.A185]&lt;[$notes.$B$3]);[$Soybeans.B18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6]&gt;[$notes.$B$2];[.A186]&lt;[$notes.$B$3]);[$Soybeans.B18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7]&gt;[$notes.$B$2];[.A187]&lt;[$notes.$B$3]);[$Soybeans.B18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8]&gt;[$notes.$B$2];[.A188]&lt;[$notes.$B$3]);[$Soybeans.B18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9]&gt;[$notes.$B$2];[.A189]&lt;[$notes.$B$3]);[$Soybeans.B18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0]&gt;[$notes.$B$2];[.A190]&lt;[$notes.$B$3]);[$Soybeans.B19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1]&gt;[$notes.$B$2];[.A191]&lt;[$notes.$B$3]);[$Soybeans.B19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2]&gt;[$notes.$B$2];[.A192]&lt;[$notes.$B$3]);[$Soybeans.B192];&quot;&quot;)">
            <text:p/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6:03:01.4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Gabriel Abrahao</meta:initial-creator>
    <meta:creation-date>2020-01-28T22:03:38.848000000</meta:creation-date>
    <dc:date>2020-01-30T16:26:54.439000000</dc:date>
    <dc:creator>Gabriel Abrahao</dc:creator>
    <meta:editing-duration>PT1H16M28S</meta:editing-duration>
    <meta:editing-cycles>15</meta:editing-cycles>
    <meta:generator>LibreOffice/6.3.3.2$Windows_X86_64 LibreOffice_project/a64200df03143b798afd1ec74a12ab50359878ed</meta:generator>
    <meta:document-statistic meta:table-count="7" meta:cell-count="2240" meta:object-count="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5" chart:maximum="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516cm" svg:height="12.343cm" xlink:href=".." xlink:type="simple" chart:class="chart:scatter" chart:style-name="ch1">
        <chart:legend chart:legend-position="end" svg:x="21.516cm" svg:y="5.869cm" style:legend-expansion="high" chart:style-name="ch2"/>
        <chart:plot-area chart:style-name="ch3" table:cell-range-address="Soybeans.A2:Soybeans.B102 Soybeans.B1:Soybeans.B1" chart:data-source-has-labels="row" svg:x="0.47cm" svg:y="0.246cm" svg:width="20.576cm" svg:height="11.851cm">
          <chartooo:coordinate-region svg:x="1.716cm" svg:y="0.448cm" svg:width="19.138cm" svg:height="11.4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oybeans.B2:Soybeans.B102" chart:label-cell-address="Soybeans.B1:Soybeans.B1" chart:class="chart:scatter">
            <chart:domain table:cell-range-address="Soybeans.A2:Soybeans.A102"/>
            <chart:data-point chart:repeated="66"/>
            <chart:data-point chart:style-name="ch8" chart:repeated="2"/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y</text:p>
                <draw:g>
                  <svg:desc>Soybeans.B1:Soybean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1956673654786">
                <text:p>0.201956673654786</text:p>
                <draw:g>
                  <svg:desc>Soybeans.A2:Soybeans.A102</svg:desc>
                </draw:g>
              </table:table-cell>
              <table:table-cell office:value-type="float" office:value="-0.00202692034420147">
                <text:p>-0.00202692034420147</text:p>
                <draw:g>
                  <svg:desc>Soybeans.B2:Soybeans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4619147449335">
                <text:p>0.694619147449335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8728162124388">
                <text:p>1.1872816212438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7994409503843">
                <text:p>1.6799440950384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6205450733753">
                <text:p>1.76205450733753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7260656883298">
                <text:p>2.1726065688329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5471698113207">
                <text:p>2.2547169811320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6526904262753">
                <text:p>2.6652690426275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4737945492662">
                <text:p>2.74737945492662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5793151642208">
                <text:p>3.1579315164220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4004192872117">
                <text:p>3.2400419287211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5059399021663">
                <text:p>3.6505939902166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3270440251572">
                <text:p>3.73270440251572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4325646401118">
                <text:p>4.1432564640111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2536687631027">
                <text:p>4.2253668763102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3591893780573">
                <text:p>4.6359189378057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2858141160028">
                <text:p>5.1285814116002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2124388539483">
                <text:p>5.6212438853948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1390635918938">
                <text:p>6.1139063591893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0656883298393">
                <text:p>6.6065688329839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9923130677847">
                <text:p>7.0992313067784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59189378057302">
                <text:p>7.59189378057302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08455625436757">
                <text:p>8.0845562543675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57721872816212">
                <text:p>8.57721872816212</text:p>
              </table:table-cell>
              <table:table-cell office:value-type="float" office:value="-0.00215575467312264">
                <text:p>-0.00215575467312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06988120195667">
                <text:p>9.0698812019566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56254367575122">
                <text:p>9.56254367575122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0552061495458">
                <text:p>10.055206149545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5478686233403">
                <text:p>10.5478686233403</text:p>
              </table:table-cell>
              <table:table-cell office:value-type="float" office:value="-0.0018980860152803">
                <text:p>-0.00189808601528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0405310971349">
                <text:p>11.0405310971349</text:p>
              </table:table-cell>
              <table:table-cell office:value-type="float" office:value="-0.00171771795479066">
                <text:p>-0.001717717954790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5331935709294">
                <text:p>11.5331935709294</text:p>
              </table:table-cell>
              <table:table-cell office:value-type="float" office:value="-0.00143428243116409">
                <text:p>-0.001434282431164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025856044724">
                <text:p>12.025856044724</text:p>
              </table:table-cell>
              <table:table-cell office:value-type="float" office:value="-0.00127968123645868">
                <text:p>-0.001279681236458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5185185185185">
                <text:p>12.5185185185185</text:p>
              </table:table-cell>
              <table:table-cell office:value-type="float" office:value="-0.00109931317596905">
                <text:p>-0.00109931317596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0111809923131">
                <text:p>13.0111809923131</text:p>
              </table:table-cell>
              <table:table-cell office:value-type="float" office:value="-0.000841644518126718">
                <text:p>-0.0008416445181267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5038434661076">
                <text:p>13.5038434661076</text:p>
              </table:table-cell>
              <table:table-cell office:value-type="float" office:value="-0.000712810189205545">
                <text:p>-0.000712810189205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9965059399022">
                <text:p>13.9965059399022</text:p>
              </table:table-cell>
              <table:table-cell office:value-type="float" office:value="-0.000480908397147442">
                <text:p>-0.0004809083971474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4891684136967">
                <text:p>14.4891684136967</text:p>
              </table:table-cell>
              <table:table-cell office:value-type="float" office:value="-0.000223239739305107">
                <text:p>-0.0002232397393051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9818308874913">
                <text:p>14.9818308874913</text:p>
              </table:table-cell>
              <table:table-cell office:value-type="float" office:value="-0.000120172276168166">
                <text:p>-0.0001201722761681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4744933612858">
                <text:p>15.4744933612858</text:p>
              </table:table-cell>
              <table:table-cell office:value-type="float" office:value="0.000137496381674169">
                <text:p>0.000137496381674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9671558350804">
                <text:p>15.9671558350804</text:p>
              </table:table-cell>
              <table:table-cell office:value-type="float" office:value="0.000343631307948039">
                <text:p>0.000343631307948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4598183088749">
                <text:p>16.4598183088749</text:p>
              </table:table-cell>
              <table:table-cell office:value-type="float" office:value="0.000472465636869205">
                <text:p>0.0004724656368692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9524807826695">
                <text:p>16.9524807826695</text:p>
              </table:table-cell>
              <table:table-cell office:value-type="float" office:value="0.00075590116049578">
                <text:p>0.000755901160495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445143256464">
                <text:p>17.445143256464</text:p>
              </table:table-cell>
              <table:table-cell office:value-type="float" office:value="0.000910502355201182">
                <text:p>0.000910502355201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9378057302586">
                <text:p>17.9378057302586</text:p>
              </table:table-cell>
              <table:table-cell office:value-type="float" office:value="0.00106510354990658">
                <text:p>0.001065103549906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4304682040531">
                <text:p>18.4304682040531</text:p>
              </table:table-cell>
              <table:table-cell office:value-type="float" office:value="0.00137430593931739">
                <text:p>0.001374305939317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9231306778477">
                <text:p>18.9231306778477</text:p>
              </table:table-cell>
              <table:table-cell office:value-type="float" office:value="0.00150314026823856">
                <text:p>0.001503140268238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4157931516422">
                <text:p>19.4157931516422</text:p>
              </table:table-cell>
              <table:table-cell office:value-type="float" office:value="0.00168350832872819">
                <text:p>0.00168350832872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9084556254368">
                <text:p>19.9084556254368</text:p>
              </table:table-cell>
              <table:table-cell office:value-type="float" office:value="0.00194117698657053">
                <text:p>0.001941176986570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.4011180992313">
                <text:p>20.4011180992313</text:p>
              </table:table-cell>
              <table:table-cell office:value-type="float" office:value="0.0020700113154917">
                <text:p>0.0020700113154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.8937805730259">
                <text:p>20.8937805730259</text:p>
              </table:table-cell>
              <table:table-cell office:value-type="float" office:value="0.0023019131075498">
                <text:p>0.00230191310754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.3864430468204">
                <text:p>21.3864430468204</text:p>
              </table:table-cell>
              <table:table-cell office:value-type="float" office:value="0.00255958176539214">
                <text:p>0.002559581765392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.879105520615">
                <text:p>21.879105520615</text:p>
              </table:table-cell>
              <table:table-cell office:value-type="float" office:value="0.00268841609431331">
                <text:p>0.002688416094313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.3717679944095">
                <text:p>22.3717679944095</text:p>
              </table:table-cell>
              <table:table-cell office:value-type="float" office:value="0.00292031788637141">
                <text:p>0.002920317886371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864430468204">
                <text:p>22.864430468204</text:p>
              </table:table-cell>
              <table:table-cell office:value-type="float" office:value="0.00310068594686105">
                <text:p>0.003100685946861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.3570929419986">
                <text:p>23.3570929419986</text:p>
              </table:table-cell>
              <table:table-cell office:value-type="float" office:value="0.00325528714156645">
                <text:p>0.00325528714156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.8497554157931">
                <text:p>23.8497554157931</text:p>
              </table:table-cell>
              <table:table-cell office:value-type="float" office:value="0.00353872266519302">
                <text:p>0.003538722665193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3424178895877">
                <text:p>24.3424178895877</text:p>
              </table:table-cell>
              <table:table-cell office:value-type="float" office:value="0.00371909072568266">
                <text:p>0.003719090725682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8350803633822">
                <text:p>24.8350803633822</text:p>
              </table:table-cell>
              <table:table-cell office:value-type="float" office:value="0.00384792505460383">
                <text:p>0.003847925054603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.3277428371768">
                <text:p>25.3277428371768</text:p>
              </table:table-cell>
              <table:table-cell office:value-type="float" office:value="0.00415712744401463">
                <text:p>0.004157127444014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8204053109713">
                <text:p>25.8204053109713</text:p>
              </table:table-cell>
              <table:table-cell office:value-type="float" office:value="0.0042859617729358">
                <text:p>0.0042859617729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.3130677847659">
                <text:p>26.3130677847659</text:p>
              </table:table-cell>
              <table:table-cell office:value-type="float" office:value="0.00446632983342544">
                <text:p>0.00446632983342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.8057302585604">
                <text:p>26.8057302585604</text:p>
              </table:table-cell>
              <table:table-cell office:value-type="float" office:value="0.00474976535705201">
                <text:p>0.004749765357052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.298392732355">
                <text:p>27.298392732355</text:p>
              </table:table-cell>
              <table:table-cell office:value-type="float" office:value="0.00485283282018894">
                <text:p>0.00485283282018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7910552061495">
                <text:p>27.7910552061495</text:p>
              </table:table-cell>
              <table:table-cell office:value-type="float" office:value="0.00508473461224705">
                <text:p>0.005084734612247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.2837176799441">
                <text:p>28.2837176799441</text:p>
              </table:table-cell>
              <table:table-cell office:value-type="float" office:value="0.00531663640430515">
                <text:p>0.005316636404305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.7763801537386">
                <text:p>28.7763801537386</text:p>
              </table:table-cell>
              <table:table-cell office:value-type="float" office:value="0.00547123759901055">
                <text:p>0.00547123759901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2690426275332">
                <text:p>29.2690426275332</text:p>
              </table:table-cell>
              <table:table-cell office:value-type="float" office:value="0.00570313939106866">
                <text:p>0.005703139391068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7617051013277">
                <text:p>29.7617051013277</text:p>
              </table:table-cell>
              <table:table-cell office:value-type="float" office:value="0.00585774058577406">
                <text:p>0.005857740585774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.1722571628232">
                <text:p>30.1722571628232</text:p>
              </table:table-cell>
              <table:table-cell office:value-type="float" office:value="0.00465958132680719">
                <text:p>0.004659581326807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.5006988120196">
                <text:p>30.5006988120196</text:p>
              </table:table-cell>
              <table:table-cell office:value-type="float" office:value="0.00272706639298966">
                <text:p>0.002727066392989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.8291404612159">
                <text:p>30.8291404612159</text:p>
              </table:table-cell>
              <table:table-cell office:value-type="float" office:value="0.000794551459172128">
                <text:p>0.0007945514591721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1575821104123">
                <text:p>31.1575821104123</text:p>
              </table:table-cell>
              <table:table-cell office:value-type="float" office:value="-0.00117661377332175">
                <text:p>-0.00117661377332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.4860237596087">
                <text:p>31.4860237596087</text:p>
              </table:table-cell>
              <table:table-cell office:value-type="float" office:value="-0.00310912870713928">
                <text:p>-0.003109128707139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.814465408805">
                <text:p>31.814465408805</text:p>
              </table:table-cell>
              <table:table-cell office:value-type="float" office:value="-0.00500299334228047">
                <text:p>-0.005002993342280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.1429070580014">
                <text:p>32.1429070580014</text:p>
              </table:table-cell>
              <table:table-cell office:value-type="float" office:value="-0.00697415857477435">
                <text:p>-0.006974158574774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.4713487071978">
                <text:p>32.4713487071978</text:p>
              </table:table-cell>
              <table:table-cell office:value-type="float" office:value="-0.00894532380726823">
                <text:p>-0.008945323807268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7997903563941">
                <text:p>32.7997903563941</text:p>
              </table:table-cell>
              <table:table-cell office:value-type="float" office:value="-0.0108391884424094">
                <text:p>-0.01083918844240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.1282320055905">
                <text:p>33.1282320055905</text:p>
              </table:table-cell>
              <table:table-cell office:value-type="float" office:value="-0.0128103536749033">
                <text:p>-0.01281035367490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.4566736547869">
                <text:p>33.4566736547869</text:p>
              </table:table-cell>
              <table:table-cell office:value-type="float" office:value="-0.0147042183100445">
                <text:p>-0.01470421831004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.7851153039832">
                <text:p>33.7851153039832</text:p>
              </table:table-cell>
              <table:table-cell office:value-type="float" office:value="-0.0166753835425384">
                <text:p>-0.01667538354253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.1135569531796">
                <text:p>34.1135569531796</text:p>
              </table:table-cell>
              <table:table-cell office:value-type="float" office:value="-0.0185692481776795">
                <text:p>-0.0185692481776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.441998602376">
                <text:p>34.441998602376</text:p>
              </table:table-cell>
              <table:table-cell office:value-type="float" office:value="-0.0205017631114971">
                <text:p>-0.02050176311149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.7704402515723">
                <text:p>34.7704402515723</text:p>
              </table:table-cell>
              <table:table-cell office:value-type="float" office:value="-0.0224342780453146">
                <text:p>-0.02243427804531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.0988819007687">
                <text:p>35.0988819007687</text:p>
              </table:table-cell>
              <table:table-cell office:value-type="float" office:value="-0.0244440935764848">
                <text:p>-0.02444409357648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.427323549965">
                <text:p>35.427323549965</text:p>
              </table:table-cell>
              <table:table-cell office:value-type="float" office:value="-0.0262993079129497">
                <text:p>-0.02629930791294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7557651991614">
                <text:p>35.7557651991614</text:p>
              </table:table-cell>
              <table:table-cell office:value-type="float" office:value="-0.0282704731454435">
                <text:p>-0.02827047314544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0842068483578">
                <text:p>36.0842068483578</text:p>
              </table:table-cell>
              <table:table-cell office:value-type="float" office:value="-0.0302029880792611">
                <text:p>-0.03020298807926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4126484975542">
                <text:p>36.4126484975542</text:p>
              </table:table-cell>
              <table:table-cell office:value-type="float" office:value="-0.0321741533117549">
                <text:p>-0.03217415331175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.7410901467505">
                <text:p>36.7410901467505</text:p>
              </table:table-cell>
              <table:table-cell office:value-type="float" office:value="-0.0340680179468961">
                <text:p>-0.03406801794689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.0695317959469">
                <text:p>37.0695317959469</text:p>
              </table:table-cell>
              <table:table-cell office:value-type="float" office:value="-0.0360005328807137">
                <text:p>-0.03600053288071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3979734451432">
                <text:p>37.3979734451432</text:p>
              </table:table-cell>
              <table:table-cell office:value-type="float" office:value="-0.0378943975158548">
                <text:p>-0.03789439751585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.7264150943396">
                <text:p>37.7264150943396</text:p>
              </table:table-cell>
              <table:table-cell office:value-type="float" office:value="-0.0399042130470251">
                <text:p>-0.03990421304702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.054856743536">
                <text:p>38.054856743536</text:p>
              </table:table-cell>
              <table:table-cell office:value-type="float" office:value="-0.0417594273834899">
                <text:p>-0.04175942738348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.3832983927324">
                <text:p>38.3832983927324</text:p>
              </table:table-cell>
              <table:table-cell office:value-type="float" office:value="-0.0437692429146602">
                <text:p>-0.04376924291466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.7117400419287">
                <text:p>38.7117400419287</text:p>
              </table:table-cell>
              <table:table-cell office:value-type="float" office:value="-0.0457017578484777">
                <text:p>-0.04570175784847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.1222921034242">
                <text:p>39.1222921034242</text:p>
              </table:table-cell>
              <table:table-cell office:value-type="float" office:value="-0.0470674017350421">
                <text:p>-0.04706740173504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.6149545772187">
                <text:p>39.6149545772187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.1076170510133">
                <text:p>40.1076170510133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.6002795248078">
                <text:p>40.6002795248078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.0929419986024">
                <text:p>41.0929419986024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.5856044723969">
                <text:p>41.5856044723969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.9140461215933">
                <text:p>41.9140461215933</text:p>
              </table:table-cell>
              <table:table-cell office:value-type="float" office:value="-0.047170469198179">
                <text:p>-0.0471704691981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66cm" svg:y="3.946cm" style:legend-expansion="high" chart:style-name="ch2"/>
        <chart:plot-area chart:style-name="ch3" table:cell-range-address="Soybeans.D2:Soybeans.E36 Soybeans.E1:Soybeans.E1" chart:data-source-has-labels="row" svg:x="0.32cm" svg:y="0.18cm" svg:width="12.026cm" svg:height="8.64cm">
          <chartooo:coordinate-region svg:x="1.375cm" svg:y="0.382cm" svg:width="10.779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ybeans.E2:Soybeans.E36" chart:label-cell-address="Soybeans.E1:Soybeans.E1" chart:class="chart:scatter">
            <chart:domain table:cell-range-address="Soybeans.D2:Soybeans.D36"/>
            <chart:regression-curve chart:style-name="ch7">
              <chart:equation chart:display-equation="true" chart:display-r-square="true" svg:x="1.177cm" svg:y="7.066cm"/>
            </chart:regression-curve>
            <chart:data-point chart:style-name="ch8"/>
            <chart:data-point chart:repeated="10"/>
            <chart:data-point chart:style-name="ch8"/>
            <chart:data-point chart:repeated="16"/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ogy</text:p>
                <draw:g>
                  <svg:desc>Soybeans.E1:Soybean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oybeans.D2:Soybeans.D36</svg:desc>
                </draw:g>
              </table:table-cell>
              <table:table-cell office:value-type="float" office:value="NaN">
                <text:p>NaN</text:p>
                <draw:g>
                  <svg:desc>Soybeans.E2:Soybeans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1722571628232">
                <text:p>30.1722571628232</text:p>
              </table:table-cell>
              <table:table-cell office:value-type="float" office:value="0.00465958132680719">
                <text:p>0.00465958132680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5006988120196">
                <text:p>30.5006988120196</text:p>
              </table:table-cell>
              <table:table-cell office:value-type="float" office:value="0.00272706639298966">
                <text:p>0.00272706639298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8291404612159">
                <text:p>30.8291404612159</text:p>
              </table:table-cell>
              <table:table-cell office:value-type="float" office:value="0.000794551459172128">
                <text:p>0.000794551459172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1575821104123">
                <text:p>31.1575821104123</text:p>
              </table:table-cell>
              <table:table-cell office:value-type="float" office:value="-0.00117661377332175">
                <text:p>-0.00117661377332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4860237596087">
                <text:p>31.4860237596087</text:p>
              </table:table-cell>
              <table:table-cell office:value-type="float" office:value="-0.00310912870713928">
                <text:p>-0.00310912870713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814465408805">
                <text:p>31.814465408805</text:p>
              </table:table-cell>
              <table:table-cell office:value-type="float" office:value="-0.00500299334228047">
                <text:p>-0.00500299334228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1429070580014">
                <text:p>32.1429070580014</text:p>
              </table:table-cell>
              <table:table-cell office:value-type="float" office:value="-0.00697415857477435">
                <text:p>-0.00697415857477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4713487071978">
                <text:p>32.4713487071978</text:p>
              </table:table-cell>
              <table:table-cell office:value-type="float" office:value="-0.00894532380726823">
                <text:p>-0.00894532380726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7997903563941">
                <text:p>32.7997903563941</text:p>
              </table:table-cell>
              <table:table-cell office:value-type="float" office:value="-0.0108391884424094">
                <text:p>-0.0108391884424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1282320055905">
                <text:p>33.1282320055905</text:p>
              </table:table-cell>
              <table:table-cell office:value-type="float" office:value="-0.0128103536749033">
                <text:p>-0.01281035367490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4566736547869">
                <text:p>33.4566736547869</text:p>
              </table:table-cell>
              <table:table-cell office:value-type="float" office:value="-0.0147042183100445">
                <text:p>-0.0147042183100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7851153039832">
                <text:p>33.7851153039832</text:p>
              </table:table-cell>
              <table:table-cell office:value-type="float" office:value="-0.0166753835425384">
                <text:p>-0.01667538354253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1135569531796">
                <text:p>34.1135569531796</text:p>
              </table:table-cell>
              <table:table-cell office:value-type="float" office:value="-0.0185692481776795">
                <text:p>-0.01856924817767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441998602376">
                <text:p>34.441998602376</text:p>
              </table:table-cell>
              <table:table-cell office:value-type="float" office:value="-0.0205017631114971">
                <text:p>-0.0205017631114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7704402515723">
                <text:p>34.7704402515723</text:p>
              </table:table-cell>
              <table:table-cell office:value-type="float" office:value="-0.0224342780453146">
                <text:p>-0.0224342780453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.0988819007687">
                <text:p>35.0988819007687</text:p>
              </table:table-cell>
              <table:table-cell office:value-type="float" office:value="-0.0244440935764848">
                <text:p>-0.0244440935764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.427323549965">
                <text:p>35.427323549965</text:p>
              </table:table-cell>
              <table:table-cell office:value-type="float" office:value="-0.0262993079129497">
                <text:p>-0.0262993079129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7557651991614">
                <text:p>35.7557651991614</text:p>
              </table:table-cell>
              <table:table-cell office:value-type="float" office:value="-0.0282704731454435">
                <text:p>-0.0282704731454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0842068483578">
                <text:p>36.0842068483578</text:p>
              </table:table-cell>
              <table:table-cell office:value-type="float" office:value="-0.0302029880792611">
                <text:p>-0.03020298807926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.4126484975542">
                <text:p>36.4126484975542</text:p>
              </table:table-cell>
              <table:table-cell office:value-type="float" office:value="-0.0321741533117549">
                <text:p>-0.03217415331175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7410901467505">
                <text:p>36.7410901467505</text:p>
              </table:table-cell>
              <table:table-cell office:value-type="float" office:value="-0.0340680179468961">
                <text:p>-0.03406801794689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.0695317959469">
                <text:p>37.0695317959469</text:p>
              </table:table-cell>
              <table:table-cell office:value-type="float" office:value="-0.0360005328807137">
                <text:p>-0.0360005328807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.3979734451432">
                <text:p>37.3979734451432</text:p>
              </table:table-cell>
              <table:table-cell office:value-type="float" office:value="-0.0378943975158548">
                <text:p>-0.03789439751585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.7264150943396">
                <text:p>37.7264150943396</text:p>
              </table:table-cell>
              <table:table-cell office:value-type="float" office:value="-0.0399042130470251">
                <text:p>-0.03990421304702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.054856743536">
                <text:p>38.054856743536</text:p>
              </table:table-cell>
              <table:table-cell office:value-type="float" office:value="-0.0417594273834899">
                <text:p>-0.04175942738348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.3832983927324">
                <text:p>38.3832983927324</text:p>
              </table:table-cell>
              <table:table-cell office:value-type="float" office:value="-0.0437692429146602">
                <text:p>-0.04376924291466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.7117400419287">
                <text:p>38.7117400419287</text:p>
              </table:table-cell>
              <table:table-cell office:value-type="float" office:value="-0.0457017578484777">
                <text:p>-0.04570175784847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2.371cm" svg:height="23.833cm" xlink:href=".." xlink:type="simple" chart:class="chart:scatter" chart:style-name="ch1">
        <chart:legend chart:legend-position="end" svg:x="40.96cm" svg:y="11.614cm" style:legend-expansion="high" chart:style-name="ch2"/>
        <chart:plot-area chart:style-name="ch3" table:cell-range-address="Maize.A2:Maize.B142 Maize.B1:Maize.B1" chart:data-source-has-labels="row" svg:x="0.847cm" svg:y="0.476cm" svg:width="39.266cm" svg:height="22.881cm">
          <chartooo:coordinate-region svg:x="1.902cm" svg:y="0.678cm" svg:width="38.019cm" svg:height="22.4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ize.B2:Maize.B142" chart:label-cell-address="Maize.B1:Maize.B1" chart:class="chart:scatter">
            <chart:domain table:cell-range-address="Maize.A2:Maize.A142"/>
            <chart:data-point chart:repeated="1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y</text:p>
                <draw:g>
                  <svg:desc>Maize.B1:Maiz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5514116879173">
                <text:p>0.205514116879173</text:p>
                <draw:g>
                  <svg:desc>Maize.A2:Maize.A142</svg:desc>
                </draw:g>
              </table:table-cell>
              <table:table-cell office:value-type="float" office:value="-0.0016893398751115">
                <text:p>-0.0016893398751115</text:p>
                <draw:g>
                  <svg:desc>Maize.B2:Maize.B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4622776185772">
                <text:p>0.574622776185772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3731435492372">
                <text:p>0.943731435492372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1284009479897">
                <text:p>1.3128400947989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194875410557">
                <text:p>1.6819487541055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4346686399">
                <text:p>1.74346686399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105741341217">
                <text:p>2.0510574134121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125755232966">
                <text:p>2.1125755232966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2016607271877">
                <text:p>2.4201660727187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816841826032">
                <text:p>2.4816841826032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8927473202537">
                <text:p>2.7892747320253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507928419098">
                <text:p>2.8507928419098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5838339133197">
                <text:p>3.1583833913319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199015012164">
                <text:p>3.2199015012164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2749205063857">
                <text:p>3.5274920506385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89010160523">
                <text:p>3.589010160523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9660070994517">
                <text:p>3.8966007099451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581188198296">
                <text:p>3.9581188198296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6570936925176">
                <text:p>4.2657093692517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272274791362">
                <text:p>4.3272274791362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63481802855836">
                <text:p>4.6348180285583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00392668786496">
                <text:p>5.0039266878649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37303534717156">
                <text:p>5.3730353471715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4214400647816">
                <text:p>5.7421440064781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1125266578476">
                <text:p>6.1112526657847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48036132509136">
                <text:p>6.4803613250913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84946998439796">
                <text:p>6.8494699843979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1857864370456">
                <text:p>7.2185786437045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58768730301116">
                <text:p>7.5876873030111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95679596231776">
                <text:p>7.9567959623177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32590462162436">
                <text:p>8.3259046216243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9501328093095">
                <text:p>8.69501328093095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06412194023755">
                <text:p>9.06412194023755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43323059954415">
                <text:p>9.43323059954415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80233925885075">
                <text:p>9.80233925885075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1714479181574">
                <text:p>10.1714479181574</text:p>
              </table:table-cell>
              <table:table-cell office:value-type="float" office:value="-0.00167007202077975">
                <text:p>-0.001670072020779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540556577464">
                <text:p>10.540556577464</text:p>
              </table:table-cell>
              <table:table-cell office:value-type="float" office:value="-0.00149666133179408">
                <text:p>-0.001496661331794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9096652367706">
                <text:p>10.9096652367706</text:p>
              </table:table-cell>
              <table:table-cell office:value-type="float" office:value="-0.0014581256231306">
                <text:p>-0.0014581256231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2787738960772">
                <text:p>11.2787738960772</text:p>
              </table:table-cell>
              <table:table-cell office:value-type="float" office:value="-0.00126544707981318">
                <text:p>-0.00126544707981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6478825553838">
                <text:p>11.6478825553838</text:p>
              </table:table-cell>
              <table:table-cell office:value-type="float" office:value="-0.0012269113711497">
                <text:p>-0.00122691137114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0169912146904">
                <text:p>12.0169912146904</text:p>
              </table:table-cell>
              <table:table-cell office:value-type="float" office:value="-0.00101496497350054">
                <text:p>-0.001014964973500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3860998739969">
                <text:p>12.3860998739969</text:p>
              </table:table-cell>
              <table:table-cell office:value-type="float" office:value="-0.000995697119168797">
                <text:p>-0.0009956971191687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7552085333035">
                <text:p>12.7552085333035</text:p>
              </table:table-cell>
              <table:table-cell office:value-type="float" office:value="-0.000783750721519642">
                <text:p>-0.0007837507215196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1243171926101">
                <text:p>13.1243171926101</text:p>
              </table:table-cell>
              <table:table-cell office:value-type="float" office:value="-0.000745215012856154">
                <text:p>-0.000745215012856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4934258519167">
                <text:p>13.4934258519167</text:p>
              </table:table-cell>
              <table:table-cell office:value-type="float" office:value="-0.000552536469538741">
                <text:p>-0.0005525364695387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8625345112233">
                <text:p>13.8625345112233</text:p>
              </table:table-cell>
              <table:table-cell office:value-type="float" office:value="-0.000514000760875259">
                <text:p>-0.0005140007608752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2316431705299">
                <text:p>14.2316431705299</text:p>
              </table:table-cell>
              <table:table-cell office:value-type="float" office:value="-0.000321322217557846">
                <text:p>-0.000321322217557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6007518298365">
                <text:p>14.6007518298365</text:p>
              </table:table-cell>
              <table:table-cell office:value-type="float" office:value="-0.000282786508894357">
                <text:p>-0.0002827865088943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9698604891431">
                <text:p>14.9698604891431</text:p>
              </table:table-cell>
              <table:table-cell office:value-type="float" office:value="-0.0000901079655769438">
                <text:p>-0.00009010796557694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3389691484497">
                <text:p>15.3389691484497</text:p>
              </table:table-cell>
              <table:table-cell office:value-type="float" office:value="-0.0000515722569134555">
                <text:p>-0.00005157225691345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7080778077563">
                <text:p>15.7080778077563</text:p>
              </table:table-cell>
              <table:table-cell office:value-type="float" office:value="0.000160374140735699">
                <text:p>0.0001603741407356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0771864670629">
                <text:p>16.0771864670629</text:p>
              </table:table-cell>
              <table:table-cell office:value-type="float" office:value="0.00019890984939918">
                <text:p>0.000198909849399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4462951263695">
                <text:p>16.4462951263695</text:p>
              </table:table-cell>
              <table:table-cell office:value-type="float" office:value="0.000391588392716601">
                <text:p>0.0003915883927166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8154037856761">
                <text:p>16.8154037856761</text:p>
              </table:table-cell>
              <table:table-cell office:value-type="float" office:value="0.000430124101380082">
                <text:p>0.0004301241013800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1845124449827">
                <text:p>17.1845124449827</text:p>
              </table:table-cell>
              <table:table-cell office:value-type="float" office:value="0.000622802644697495">
                <text:p>0.000622802644697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536211042893">
                <text:p>17.5536211042893</text:p>
              </table:table-cell>
              <table:table-cell office:value-type="float" office:value="0.000680606207692724">
                <text:p>0.0006806062076927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9227297635959">
                <text:p>17.9227297635959</text:p>
              </table:table-cell>
              <table:table-cell office:value-type="float" office:value="0.000854016896678397">
                <text:p>0.0008540168966783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2918384229025">
                <text:p>18.2918384229025</text:p>
              </table:table-cell>
              <table:table-cell office:value-type="float" office:value="0.000911820459673619">
                <text:p>0.0009118204596736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6609470822091">
                <text:p>18.6609470822091</text:p>
              </table:table-cell>
              <table:table-cell office:value-type="float" office:value="0.0010852311486593">
                <text:p>0.00108523114865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0300557415157">
                <text:p>19.0300557415157</text:p>
              </table:table-cell>
              <table:table-cell office:value-type="float" office:value="0.00116230256598626">
                <text:p>0.001162302565986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3991644008223">
                <text:p>19.3991644008223</text:p>
              </table:table-cell>
              <table:table-cell office:value-type="float" office:value="0.00131644540064019">
                <text:p>0.001316445400640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7682730601289">
                <text:p>19.7682730601289</text:p>
              </table:table-cell>
              <table:table-cell office:value-type="float" office:value="0.00139351681796716">
                <text:p>0.001393516817967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1373817194355">
                <text:p>20.1373817194355</text:p>
              </table:table-cell>
              <table:table-cell office:value-type="float" office:value="0.0015476596526211">
                <text:p>0.00154765965262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5064903787421">
                <text:p>20.5064903787421</text:p>
              </table:table-cell>
              <table:table-cell office:value-type="float" office:value="0.0016439989242798">
                <text:p>0.00164399892427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8755990380487">
                <text:p>20.8755990380487</text:p>
              </table:table-cell>
              <table:table-cell office:value-type="float" office:value="0.001778873904602">
                <text:p>0.001778873904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.2447076973553">
                <text:p>21.2447076973553</text:p>
              </table:table-cell>
              <table:table-cell office:value-type="float" office:value="0.0018752131762607">
                <text:p>0.00187521317626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6138163566619">
                <text:p>21.6138163566619</text:p>
              </table:table-cell>
              <table:table-cell office:value-type="float" office:value="0.00201008815658289">
                <text:p>0.002010088156582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9829250159685">
                <text:p>21.9829250159685</text:p>
              </table:table-cell>
              <table:table-cell office:value-type="float" office:value="0.00212569528257334">
                <text:p>0.002125695282573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.3520336752751">
                <text:p>22.3520336752751</text:p>
              </table:table-cell>
              <table:table-cell office:value-type="float" office:value="0.00224130240856379">
                <text:p>0.002241302408563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.7211423345817">
                <text:p>22.7211423345817</text:p>
              </table:table-cell>
              <table:table-cell office:value-type="float" office:value="0.00235690953455424">
                <text:p>0.002356909534554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.0902509938883">
                <text:p>23.0902509938883</text:p>
              </table:table-cell>
              <table:table-cell office:value-type="float" office:value="0.00247251666054469">
                <text:p>0.002472516660544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.4593596531949">
                <text:p>23.4593596531949</text:p>
              </table:table-cell>
              <table:table-cell office:value-type="float" office:value="0.00260739164086688">
                <text:p>0.002607391640866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.8284683125015">
                <text:p>23.8284683125015</text:p>
              </table:table-cell>
              <table:table-cell office:value-type="float" office:value="0.00270373091252559">
                <text:p>0.002703730912525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1975769718081">
                <text:p>24.1975769718081</text:p>
              </table:table-cell>
              <table:table-cell office:value-type="float" office:value="0.00285787374717952">
                <text:p>0.002857873747179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.5666856311147">
                <text:p>24.5666856311147</text:p>
              </table:table-cell>
              <table:table-cell office:value-type="float" office:value="0.00293494516450649">
                <text:p>0.002934945164506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.9357942904213">
                <text:p>24.9357942904213</text:p>
              </table:table-cell>
              <table:table-cell office:value-type="float" office:value="0.00308908799916042">
                <text:p>0.003089087999160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3049029497279">
                <text:p>25.3049029497279</text:p>
              </table:table-cell>
              <table:table-cell office:value-type="float" office:value="0.00316615941648739">
                <text:p>0.003166159416487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6740116090345">
                <text:p>25.6740116090345</text:p>
              </table:table-cell>
              <table:table-cell office:value-type="float" office:value="0.00332030225114132">
                <text:p>0.003320302251141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.0431202683411">
                <text:p>26.0431202683411</text:p>
              </table:table-cell>
              <table:table-cell office:value-type="float" office:value="0.00339737366846829">
                <text:p>0.003397373668468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4122289276477">
                <text:p>26.4122289276477</text:p>
              </table:table-cell>
              <table:table-cell office:value-type="float" office:value="0.00357078435745397">
                <text:p>0.003570784357453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.7813375869543">
                <text:p>26.7813375869543</text:p>
              </table:table-cell>
              <table:table-cell office:value-type="float" office:value="0.00362858792044919">
                <text:p>0.003628587920449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.1504462462609">
                <text:p>27.1504462462609</text:p>
              </table:table-cell>
              <table:table-cell office:value-type="float" office:value="0.00380199860943486">
                <text:p>0.00380199860943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.5195549055675">
                <text:p>27.5195549055675</text:p>
              </table:table-cell>
              <table:table-cell office:value-type="float" office:value="0.00385980217243009">
                <text:p>0.003859802172430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8886635648741">
                <text:p>27.8886635648741</text:p>
              </table:table-cell>
              <table:table-cell office:value-type="float" office:value="0.00405248071574751">
                <text:p>0.004052480715747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2577722241807">
                <text:p>28.2577722241807</text:p>
              </table:table-cell>
              <table:table-cell office:value-type="float" office:value="0.00409101642441099">
                <text:p>0.004091016424410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.6268808834873">
                <text:p>28.6268808834873</text:p>
              </table:table-cell>
              <table:table-cell office:value-type="float" office:value="0.0042836949677284">
                <text:p>0.00428369496772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.9959895427939">
                <text:p>28.9959895427939</text:p>
              </table:table-cell>
              <table:table-cell office:value-type="float" office:value="0.00401394500708402">
                <text:p>0.004013945007084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.3035800922161">
                <text:p>29.3035800922161</text:p>
              </table:table-cell>
              <table:table-cell office:value-type="float" office:value="0.00241471309754947">
                <text:p>0.002414713097549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.5188934768116">
                <text:p>29.5188934768116</text:p>
              </table:table-cell>
              <table:table-cell office:value-type="float" office:value="0.00104669543999582">
                <text:p>0.001046695439995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.7342068614071">
                <text:p>29.7342068614071</text:p>
              </table:table-cell>
              <table:table-cell office:value-type="float" office:value="-0.000359857926221327">
                <text:p>-0.0003598579262213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.9495202460026">
                <text:p>29.9495202460026</text:p>
              </table:table-cell>
              <table:table-cell office:value-type="float" office:value="-0.00172787558377498">
                <text:p>-0.001727875583774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.1648336305981">
                <text:p>30.1648336305981</text:p>
              </table:table-cell>
              <table:table-cell office:value-type="float" office:value="-0.00313442894999212">
                <text:p>-0.003134428949992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.3801470151937">
                <text:p>30.3801470151937</text:p>
              </table:table-cell>
              <table:table-cell office:value-type="float" office:value="-0.00450244660754577">
                <text:p>-0.004502446607545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.5954603997892">
                <text:p>30.5954603997892</text:p>
              </table:table-cell>
              <table:table-cell office:value-type="float" office:value="-0.00590899997376291">
                <text:p>-0.005908999973762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.8107737843847">
                <text:p>30.8107737843847</text:p>
              </table:table-cell>
              <table:table-cell office:value-type="float" office:value="-0.00727701763131657">
                <text:p>-0.007277017631316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.0260871689802">
                <text:p>31.0260871689802</text:p>
              </table:table-cell>
              <table:table-cell office:value-type="float" office:value="-0.0086835709975337">
                <text:p>-0.00868357099753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.2414005535757">
                <text:p>31.2414005535757</text:p>
              </table:table-cell>
              <table:table-cell office:value-type="float" office:value="-0.0100515886550874">
                <text:p>-0.01005158865508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.4567139381712">
                <text:p>31.4567139381712</text:p>
              </table:table-cell>
              <table:table-cell office:value-type="float" office:value="-0.0114581420213045">
                <text:p>-0.01145814202130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.6720273227668">
                <text:p>31.6720273227668</text:p>
              </table:table-cell>
              <table:table-cell office:value-type="float" office:value="-0.0127876239701947">
                <text:p>-0.01278762397019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.8873407073623">
                <text:p>31.8873407073623</text:p>
              </table:table-cell>
              <table:table-cell office:value-type="float" office:value="-0.0142327130450753">
                <text:p>-0.01423271304507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.1026540919578">
                <text:p>32.1026540919578</text:p>
              </table:table-cell>
              <table:table-cell office:value-type="float" office:value="-0.0155621949939655">
                <text:p>-0.01556219499396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.3179674765533">
                <text:p>32.3179674765533</text:p>
              </table:table-cell>
              <table:table-cell office:value-type="float" office:value="-0.0170072840688461">
                <text:p>-0.01700728406884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.5332808611488">
                <text:p>32.5332808611488</text:p>
              </table:table-cell>
              <table:table-cell office:value-type="float" office:value="-0.0183367660177363">
                <text:p>-0.01833676601773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.7485942457443">
                <text:p>32.7485942457443</text:p>
              </table:table-cell>
              <table:table-cell office:value-type="float" office:value="-0.0197818550926169">
                <text:p>-0.01978185509261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.9639076303399">
                <text:p>32.9639076303399</text:p>
              </table:table-cell>
              <table:table-cell office:value-type="float" office:value="-0.021111337041507">
                <text:p>-0.0211113370415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.1792210149354">
                <text:p>33.1792210149354</text:p>
              </table:table-cell>
              <table:table-cell office:value-type="float" office:value="-0.0225564261163877">
                <text:p>-0.02255642611638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.3945343995309">
                <text:p>33.3945343995309</text:p>
              </table:table-cell>
              <table:table-cell office:value-type="float" office:value="-0.0238859080652778">
                <text:p>-0.02388590806527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.6098477841264">
                <text:p>33.6098477841264</text:p>
              </table:table-cell>
              <table:table-cell office:value-type="float" office:value="-0.0253309971401585">
                <text:p>-0.02533099714015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.8251611687219">
                <text:p>33.8251611687219</text:p>
              </table:table-cell>
              <table:table-cell office:value-type="float" office:value="-0.0266604790890486">
                <text:p>-0.02666047908904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.0404745533174">
                <text:p>34.0404745533174</text:p>
              </table:table-cell>
              <table:table-cell office:value-type="float" office:value="-0.0281055681639293">
                <text:p>-0.02810556816392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.2557879379129">
                <text:p>34.2557879379129</text:p>
              </table:table-cell>
              <table:table-cell office:value-type="float" office:value="-0.0294350501128194">
                <text:p>-0.02943505011281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.4711013225085">
                <text:p>34.4711013225085</text:p>
              </table:table-cell>
              <table:table-cell office:value-type="float" office:value="-0.0308801391877">
                <text:p>-0.03088013918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.686414707104">
                <text:p>34.686414707104</text:p>
              </table:table-cell>
              <table:table-cell office:value-type="float" office:value="-0.0322096211365902">
                <text:p>-0.03220962113659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.9017280916995">
                <text:p>34.9017280916995</text:p>
              </table:table-cell>
              <table:table-cell office:value-type="float" office:value="-0.0336547102114708">
                <text:p>-0.03365471021147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.117041476295">
                <text:p>35.117041476295</text:p>
              </table:table-cell>
              <table:table-cell office:value-type="float" office:value="-0.034984192160361">
                <text:p>-0.0349841921603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3015958059483">
                <text:p>35.3015958059483</text:p>
              </table:table-cell>
              <table:table-cell office:value-type="float" office:value="-0.036178799128929">
                <text:p>-0.0361787991289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.5169091905438">
                <text:p>35.5169091905438</text:p>
              </table:table-cell>
              <table:table-cell office:value-type="float" office:value="-0.0375853524951461">
                <text:p>-0.03758535249514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.7322225751393">
                <text:p>35.7322225751393</text:p>
              </table:table-cell>
              <table:table-cell office:value-type="float" office:value="-0.0389533701526998">
                <text:p>-0.03895337015269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.9475359597349">
                <text:p>35.9475359597349</text:p>
              </table:table-cell>
              <table:table-cell office:value-type="float" office:value="-0.0403599235189169">
                <text:p>-0.04035992351891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.1628493443304">
                <text:p>36.1628493443304</text:p>
              </table:table-cell>
              <table:table-cell office:value-type="float" office:value="-0.0416894054678071">
                <text:p>-0.04168940546780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3781627289259">
                <text:p>36.3781627289259</text:p>
              </table:table-cell>
              <table:table-cell office:value-type="float" office:value="-0.0431344945426877">
                <text:p>-0.04313449454268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5934761135214">
                <text:p>36.5934761135214</text:p>
              </table:table-cell>
              <table:table-cell office:value-type="float" office:value="-0.0444639764915779">
                <text:p>-0.04446397649157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8087894981169">
                <text:p>36.8087894981169</text:p>
              </table:table-cell>
              <table:table-cell office:value-type="float" office:value="-0.0459090655664585">
                <text:p>-0.04590906556645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.0241028827124">
                <text:p>37.0241028827124</text:p>
              </table:table-cell>
              <table:table-cell office:value-type="float" office:value="-0.0472385475153487">
                <text:p>-0.04723854751534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.239416267308">
                <text:p>37.239416267308</text:p>
              </table:table-cell>
              <table:table-cell office:value-type="float" office:value="-0.0486836365902293">
                <text:p>-0.04868363659022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.4547296519035">
                <text:p>37.4547296519035</text:p>
              </table:table-cell>
              <table:table-cell office:value-type="float" office:value="-0.0500131185391195">
                <text:p>-0.05001311853911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.670043036499">
                <text:p>37.670043036499</text:p>
              </table:table-cell>
              <table:table-cell office:value-type="float" office:value="-0.0514582076140001">
                <text:p>-0.0514582076140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.8853564210945">
                <text:p>37.8853564210945</text:p>
              </table:table-cell>
              <table:table-cell office:value-type="float" office:value="-0.0527876895628903">
                <text:p>-0.05278768956289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.10066980569">
                <text:p>38.10066980569</text:p>
              </table:table-cell>
              <table:table-cell office:value-type="float" office:value="-0.0542327786377709">
                <text:p>-0.05423277863777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.3159831902855">
                <text:p>38.3159831902855</text:p>
              </table:table-cell>
              <table:table-cell office:value-type="float" office:value="-0.0555622605866611">
                <text:p>-0.05556226058666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.5312965748811">
                <text:p>38.5312965748811</text:p>
              </table:table-cell>
              <table:table-cell office:value-type="float" office:value="-0.0570073496615417">
                <text:p>-0.05700734966154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.7466099594766">
                <text:p>38.7466099594766</text:p>
              </table:table-cell>
              <table:table-cell office:value-type="float" office:value="-0.0583368316104319">
                <text:p>-0.05833683161043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.0234414539565">
                <text:p>39.0234414539565</text:p>
              </table:table-cell>
              <table:table-cell office:value-type="float" office:value="-0.0597048492679855">
                <text:p>-0.05970484926798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.3925501132631">
                <text:p>39.3925501132631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.7616587725697">
                <text:p>39.7616587725697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.1307674318763">
                <text:p>40.1307674318763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.4998760911829">
                <text:p>40.4998760911829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.8689847504895">
                <text:p>40.8689847504895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.2380934097961">
                <text:p>41.2380934097961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.6072020691027">
                <text:p>41.6072020691027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.8840335635827">
                <text:p>41.8840335635827</text:p>
              </table:table-cell>
              <table:table-cell office:value-type="float" office:value="-0.0599553313742982">
                <text:p>-0.05995533137429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007cm" svg:height="18.566cm" xlink:href=".." xlink:type="simple" chart:class="chart:scatter" chart:style-name="ch1">
        <chart:legend chart:legend-position="end" svg:x="31.596cm" svg:y="8.981cm" style:legend-expansion="high" chart:style-name="ch2"/>
        <chart:plot-area chart:style-name="ch3" table:cell-range-address="Soybeans.A1:Soybeans.B102" chart:data-source-has-labels="row" svg:x="0.66cm" svg:y="0.371cm" svg:width="30.276cm" svg:height="17.824cm">
          <chartooo:coordinate-region svg:x="1.715cm" svg:y="0.573cm" svg:width="29.029cm" svg:height="17.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ybeans.B2:Soybeans.B102" chart:label-cell-address="Soybeans.B1:Soybeans.B1" chart:class="chart:scatter">
            <chart:domain table:cell-range-address="Soybeans.A2:Soybeans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y</text:p>
                <draw:g>
                  <svg:desc>Soybeans.B1:Soybean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1956673654786">
                <text:p>0.201956673654786</text:p>
                <draw:g>
                  <svg:desc>Soybeans.A2:Soybeans.A102</svg:desc>
                </draw:g>
              </table:table-cell>
              <table:table-cell office:value-type="float" office:value="-0.00202692034420147">
                <text:p>-0.00202692034420147</text:p>
                <draw:g>
                  <svg:desc>Soybeans.B2:Soybeans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4619147449335">
                <text:p>0.694619147449335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8728162124388">
                <text:p>1.1872816212438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7994409503843">
                <text:p>1.6799440950384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6205450733753">
                <text:p>1.76205450733753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7260656883298">
                <text:p>2.1726065688329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5471698113207">
                <text:p>2.2547169811320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6526904262753">
                <text:p>2.6652690426275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4737945492662">
                <text:p>2.74737945492662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5793151642208">
                <text:p>3.1579315164220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4004192872117">
                <text:p>3.2400419287211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5059399021663">
                <text:p>3.6505939902166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3270440251572">
                <text:p>3.73270440251572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4325646401118">
                <text:p>4.1432564640111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2536687631027">
                <text:p>4.2253668763102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3591893780573">
                <text:p>4.6359189378057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2858141160028">
                <text:p>5.1285814116002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2124388539483">
                <text:p>5.6212438853948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1390635918938">
                <text:p>6.1139063591893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0656883298393">
                <text:p>6.6065688329839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9923130677847">
                <text:p>7.0992313067784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59189378057302">
                <text:p>7.59189378057302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08455625436757">
                <text:p>8.0845562543675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57721872816212">
                <text:p>8.57721872816212</text:p>
              </table:table-cell>
              <table:table-cell office:value-type="float" office:value="-0.00215575467312264">
                <text:p>-0.00215575467312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06988120195667">
                <text:p>9.0698812019566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56254367575122">
                <text:p>9.56254367575122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0552061495458">
                <text:p>10.055206149545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5478686233403">
                <text:p>10.5478686233403</text:p>
              </table:table-cell>
              <table:table-cell office:value-type="float" office:value="-0.0018980860152803">
                <text:p>-0.00189808601528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0405310971349">
                <text:p>11.0405310971349</text:p>
              </table:table-cell>
              <table:table-cell office:value-type="float" office:value="-0.00171771795479066">
                <text:p>-0.001717717954790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5331935709294">
                <text:p>11.5331935709294</text:p>
              </table:table-cell>
              <table:table-cell office:value-type="float" office:value="-0.00143428243116409">
                <text:p>-0.001434282431164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025856044724">
                <text:p>12.025856044724</text:p>
              </table:table-cell>
              <table:table-cell office:value-type="float" office:value="-0.00127968123645868">
                <text:p>-0.001279681236458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5185185185185">
                <text:p>12.5185185185185</text:p>
              </table:table-cell>
              <table:table-cell office:value-type="float" office:value="-0.00109931317596905">
                <text:p>-0.00109931317596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0111809923131">
                <text:p>13.0111809923131</text:p>
              </table:table-cell>
              <table:table-cell office:value-type="float" office:value="-0.000841644518126718">
                <text:p>-0.0008416445181267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5038434661076">
                <text:p>13.5038434661076</text:p>
              </table:table-cell>
              <table:table-cell office:value-type="float" office:value="-0.000712810189205545">
                <text:p>-0.000712810189205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9965059399022">
                <text:p>13.9965059399022</text:p>
              </table:table-cell>
              <table:table-cell office:value-type="float" office:value="-0.000480908397147442">
                <text:p>-0.0004809083971474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4891684136967">
                <text:p>14.4891684136967</text:p>
              </table:table-cell>
              <table:table-cell office:value-type="float" office:value="-0.000223239739305107">
                <text:p>-0.0002232397393051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9818308874913">
                <text:p>14.9818308874913</text:p>
              </table:table-cell>
              <table:table-cell office:value-type="float" office:value="-0.000120172276168166">
                <text:p>-0.0001201722761681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4744933612858">
                <text:p>15.4744933612858</text:p>
              </table:table-cell>
              <table:table-cell office:value-type="float" office:value="0.000137496381674169">
                <text:p>0.000137496381674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9671558350804">
                <text:p>15.9671558350804</text:p>
              </table:table-cell>
              <table:table-cell office:value-type="float" office:value="0.000343631307948039">
                <text:p>0.000343631307948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4598183088749">
                <text:p>16.4598183088749</text:p>
              </table:table-cell>
              <table:table-cell office:value-type="float" office:value="0.000472465636869205">
                <text:p>0.0004724656368692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9524807826695">
                <text:p>16.9524807826695</text:p>
              </table:table-cell>
              <table:table-cell office:value-type="float" office:value="0.00075590116049578">
                <text:p>0.000755901160495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445143256464">
                <text:p>17.445143256464</text:p>
              </table:table-cell>
              <table:table-cell office:value-type="float" office:value="0.000910502355201182">
                <text:p>0.000910502355201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9378057302586">
                <text:p>17.9378057302586</text:p>
              </table:table-cell>
              <table:table-cell office:value-type="float" office:value="0.00106510354990658">
                <text:p>0.001065103549906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4304682040531">
                <text:p>18.4304682040531</text:p>
              </table:table-cell>
              <table:table-cell office:value-type="float" office:value="0.00137430593931739">
                <text:p>0.001374305939317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9231306778477">
                <text:p>18.9231306778477</text:p>
              </table:table-cell>
              <table:table-cell office:value-type="float" office:value="0.00150314026823856">
                <text:p>0.001503140268238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4157931516422">
                <text:p>19.4157931516422</text:p>
              </table:table-cell>
              <table:table-cell office:value-type="float" office:value="0.00168350832872819">
                <text:p>0.00168350832872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9084556254368">
                <text:p>19.9084556254368</text:p>
              </table:table-cell>
              <table:table-cell office:value-type="float" office:value="0.00194117698657053">
                <text:p>0.001941176986570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.4011180992313">
                <text:p>20.4011180992313</text:p>
              </table:table-cell>
              <table:table-cell office:value-type="float" office:value="0.0020700113154917">
                <text:p>0.0020700113154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.8937805730259">
                <text:p>20.8937805730259</text:p>
              </table:table-cell>
              <table:table-cell office:value-type="float" office:value="0.0023019131075498">
                <text:p>0.00230191310754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.3864430468204">
                <text:p>21.3864430468204</text:p>
              </table:table-cell>
              <table:table-cell office:value-type="float" office:value="0.00255958176539214">
                <text:p>0.002559581765392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.879105520615">
                <text:p>21.879105520615</text:p>
              </table:table-cell>
              <table:table-cell office:value-type="float" office:value="0.00268841609431331">
                <text:p>0.002688416094313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.3717679944095">
                <text:p>22.3717679944095</text:p>
              </table:table-cell>
              <table:table-cell office:value-type="float" office:value="0.00292031788637141">
                <text:p>0.002920317886371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864430468204">
                <text:p>22.864430468204</text:p>
              </table:table-cell>
              <table:table-cell office:value-type="float" office:value="0.00310068594686105">
                <text:p>0.003100685946861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.3570929419986">
                <text:p>23.3570929419986</text:p>
              </table:table-cell>
              <table:table-cell office:value-type="float" office:value="0.00325528714156645">
                <text:p>0.00325528714156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.8497554157931">
                <text:p>23.8497554157931</text:p>
              </table:table-cell>
              <table:table-cell office:value-type="float" office:value="0.00353872266519302">
                <text:p>0.003538722665193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3424178895877">
                <text:p>24.3424178895877</text:p>
              </table:table-cell>
              <table:table-cell office:value-type="float" office:value="0.00371909072568266">
                <text:p>0.003719090725682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8350803633822">
                <text:p>24.8350803633822</text:p>
              </table:table-cell>
              <table:table-cell office:value-type="float" office:value="0.00384792505460383">
                <text:p>0.003847925054603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.3277428371768">
                <text:p>25.3277428371768</text:p>
              </table:table-cell>
              <table:table-cell office:value-type="float" office:value="0.00415712744401463">
                <text:p>0.004157127444014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8204053109713">
                <text:p>25.8204053109713</text:p>
              </table:table-cell>
              <table:table-cell office:value-type="float" office:value="0.0042859617729358">
                <text:p>0.0042859617729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.3130677847659">
                <text:p>26.3130677847659</text:p>
              </table:table-cell>
              <table:table-cell office:value-type="float" office:value="0.00446632983342544">
                <text:p>0.00446632983342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.8057302585604">
                <text:p>26.8057302585604</text:p>
              </table:table-cell>
              <table:table-cell office:value-type="float" office:value="0.00474976535705201">
                <text:p>0.004749765357052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.298392732355">
                <text:p>27.298392732355</text:p>
              </table:table-cell>
              <table:table-cell office:value-type="float" office:value="0.00485283282018894">
                <text:p>0.00485283282018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7910552061495">
                <text:p>27.7910552061495</text:p>
              </table:table-cell>
              <table:table-cell office:value-type="float" office:value="0.00508473461224705">
                <text:p>0.005084734612247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.2837176799441">
                <text:p>28.2837176799441</text:p>
              </table:table-cell>
              <table:table-cell office:value-type="float" office:value="0.00531663640430515">
                <text:p>0.005316636404305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.7763801537386">
                <text:p>28.7763801537386</text:p>
              </table:table-cell>
              <table:table-cell office:value-type="float" office:value="0.00547123759901055">
                <text:p>0.00547123759901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2690426275332">
                <text:p>29.2690426275332</text:p>
              </table:table-cell>
              <table:table-cell office:value-type="float" office:value="0.00570313939106866">
                <text:p>0.005703139391068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7617051013277">
                <text:p>29.7617051013277</text:p>
              </table:table-cell>
              <table:table-cell office:value-type="float" office:value="0.00585774058577406">
                <text:p>0.005857740585774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.1722571628232">
                <text:p>30.1722571628232</text:p>
              </table:table-cell>
              <table:table-cell office:value-type="float" office:value="0.00465958132680719">
                <text:p>0.004659581326807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.5006988120196">
                <text:p>30.5006988120196</text:p>
              </table:table-cell>
              <table:table-cell office:value-type="float" office:value="0.00272706639298966">
                <text:p>0.002727066392989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.8291404612159">
                <text:p>30.8291404612159</text:p>
              </table:table-cell>
              <table:table-cell office:value-type="float" office:value="0.000794551459172128">
                <text:p>0.0007945514591721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1575821104123">
                <text:p>31.1575821104123</text:p>
              </table:table-cell>
              <table:table-cell office:value-type="float" office:value="-0.00117661377332175">
                <text:p>-0.00117661377332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.4860237596087">
                <text:p>31.4860237596087</text:p>
              </table:table-cell>
              <table:table-cell office:value-type="float" office:value="-0.00310912870713928">
                <text:p>-0.003109128707139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.814465408805">
                <text:p>31.814465408805</text:p>
              </table:table-cell>
              <table:table-cell office:value-type="float" office:value="-0.00500299334228047">
                <text:p>-0.005002993342280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.1429070580014">
                <text:p>32.1429070580014</text:p>
              </table:table-cell>
              <table:table-cell office:value-type="float" office:value="-0.00697415857477435">
                <text:p>-0.006974158574774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.4713487071978">
                <text:p>32.4713487071978</text:p>
              </table:table-cell>
              <table:table-cell office:value-type="float" office:value="-0.00894532380726823">
                <text:p>-0.008945323807268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7997903563941">
                <text:p>32.7997903563941</text:p>
              </table:table-cell>
              <table:table-cell office:value-type="float" office:value="-0.0108391884424094">
                <text:p>-0.01083918844240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.1282320055905">
                <text:p>33.1282320055905</text:p>
              </table:table-cell>
              <table:table-cell office:value-type="float" office:value="-0.0128103536749033">
                <text:p>-0.01281035367490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.4566736547869">
                <text:p>33.4566736547869</text:p>
              </table:table-cell>
              <table:table-cell office:value-type="float" office:value="-0.0147042183100445">
                <text:p>-0.01470421831004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.7851153039832">
                <text:p>33.7851153039832</text:p>
              </table:table-cell>
              <table:table-cell office:value-type="float" office:value="-0.0166753835425384">
                <text:p>-0.01667538354253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.1135569531796">
                <text:p>34.1135569531796</text:p>
              </table:table-cell>
              <table:table-cell office:value-type="float" office:value="-0.0185692481776795">
                <text:p>-0.0185692481776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.441998602376">
                <text:p>34.441998602376</text:p>
              </table:table-cell>
              <table:table-cell office:value-type="float" office:value="-0.0205017631114971">
                <text:p>-0.02050176311149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.7704402515723">
                <text:p>34.7704402515723</text:p>
              </table:table-cell>
              <table:table-cell office:value-type="float" office:value="-0.0224342780453146">
                <text:p>-0.02243427804531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.0988819007687">
                <text:p>35.0988819007687</text:p>
              </table:table-cell>
              <table:table-cell office:value-type="float" office:value="-0.0244440935764848">
                <text:p>-0.02444409357648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.427323549965">
                <text:p>35.427323549965</text:p>
              </table:table-cell>
              <table:table-cell office:value-type="float" office:value="-0.0262993079129497">
                <text:p>-0.02629930791294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7557651991614">
                <text:p>35.7557651991614</text:p>
              </table:table-cell>
              <table:table-cell office:value-type="float" office:value="-0.0282704731454435">
                <text:p>-0.02827047314544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0842068483578">
                <text:p>36.0842068483578</text:p>
              </table:table-cell>
              <table:table-cell office:value-type="float" office:value="-0.0302029880792611">
                <text:p>-0.03020298807926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4126484975542">
                <text:p>36.4126484975542</text:p>
              </table:table-cell>
              <table:table-cell office:value-type="float" office:value="-0.0321741533117549">
                <text:p>-0.03217415331175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.7410901467505">
                <text:p>36.7410901467505</text:p>
              </table:table-cell>
              <table:table-cell office:value-type="float" office:value="-0.0340680179468961">
                <text:p>-0.03406801794689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.0695317959469">
                <text:p>37.0695317959469</text:p>
              </table:table-cell>
              <table:table-cell office:value-type="float" office:value="-0.0360005328807137">
                <text:p>-0.03600053288071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3979734451432">
                <text:p>37.3979734451432</text:p>
              </table:table-cell>
              <table:table-cell office:value-type="float" office:value="-0.0378943975158548">
                <text:p>-0.03789439751585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.7264150943396">
                <text:p>37.7264150943396</text:p>
              </table:table-cell>
              <table:table-cell office:value-type="float" office:value="-0.0399042130470251">
                <text:p>-0.03990421304702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.054856743536">
                <text:p>38.054856743536</text:p>
              </table:table-cell>
              <table:table-cell office:value-type="float" office:value="-0.0417594273834899">
                <text:p>-0.04175942738348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.3832983927324">
                <text:p>38.3832983927324</text:p>
              </table:table-cell>
              <table:table-cell office:value-type="float" office:value="-0.0437692429146602">
                <text:p>-0.04376924291466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.7117400419287">
                <text:p>38.7117400419287</text:p>
              </table:table-cell>
              <table:table-cell office:value-type="float" office:value="-0.0457017578484777">
                <text:p>-0.04570175784847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.1222921034242">
                <text:p>39.1222921034242</text:p>
              </table:table-cell>
              <table:table-cell office:value-type="float" office:value="-0.0470674017350421">
                <text:p>-0.04706740173504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.6149545772187">
                <text:p>39.6149545772187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.1076170510133">
                <text:p>40.1076170510133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.6002795248078">
                <text:p>40.6002795248078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.0929419986024">
                <text:p>41.0929419986024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.5856044723969">
                <text:p>41.5856044723969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.9140461215933">
                <text:p>41.9140461215933</text:p>
              </table:table-cell>
              <table:table-cell office:value-type="float" office:value="-0.047170469198179">
                <text:p>-0.0471704691981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365cm" svg:height="24.392cm" xlink:href=".." xlink:type="simple" chart:class="chart:scatter" chart:style-name="ch1">
        <chart:legend chart:legend-position="end" svg:x="41.954cm" svg:y="11.894cm" style:legend-expansion="high" chart:style-name="ch2"/>
        <chart:plot-area chart:style-name="ch3" table:cell-range-address="Cotton.A1:Cotton.B135" chart:data-source-has-labels="row" svg:x="0.867cm" svg:y="0.487cm" svg:width="40.22cm" svg:height="23.418cm">
          <chartooo:coordinate-region svg:x="1.922cm" svg:y="0.689cm" svg:width="38.973cm" svg:height="23.0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tton.B2:Cotton.B135" chart:label-cell-address="Cotton.B1:Cotton.B1" chart:class="chart:scatter">
            <chart:domain table:cell-range-address="Cotton.A2:Cotton.A135"/>
            <chart:data-point chart:repeated="1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y</text:p>
                <draw:g>
                  <svg:desc>Cotton.B1:Cott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9591836734694">
                <text:p>0.229591836734694</text:p>
                <draw:g>
                  <svg:desc>Cotton.A2:Cotton.A135</svg:desc>
                </draw:g>
              </table:table-cell>
              <table:table-cell office:value-type="float" office:value="-0.00336762999235755">
                <text:p>-0.00336762999235755</text:p>
                <draw:g>
                  <svg:desc>Cotton.B2:Cotton.B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8739495798319">
                <text:p>0.598739495798319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7887154861945">
                <text:p>0.96788715486194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3703481392557">
                <text:p>1.33703481392557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061824729892">
                <text:p>1.706182472989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6770708283313">
                <text:p>1.76770708283313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7533013205282">
                <text:p>2.0753301320528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3685474189676">
                <text:p>2.13685474189676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4447779111645">
                <text:p>2.4444777911164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0600240096038">
                <text:p>2.50600240096038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1362545018007">
                <text:p>2.81362545018007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7515006002401">
                <text:p>2.87515006002401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827731092437">
                <text:p>3.1827731092437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4429771908764">
                <text:p>3.24429771908764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5192076830732">
                <text:p>3.5519207683073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1344537815126">
                <text:p>3.61344537815126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2106842737095">
                <text:p>3.9210684273709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8259303721488">
                <text:p>3.98259303721488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9021608643457">
                <text:p>4.29021608643457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5174069627851">
                <text:p>4.35174069627851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6593637454982">
                <text:p>4.659363745498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02851140456182">
                <text:p>5.0285114045618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39765906362545">
                <text:p>5.3976590636254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6680672268908">
                <text:p>5.76680672268908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359543817527">
                <text:p>6.1359543817527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50510204081633">
                <text:p>6.50510204081633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87424969987995">
                <text:p>6.8742496998799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4339735894358">
                <text:p>7.24339735894358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6125450180072">
                <text:p>7.612545018007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98169267707083">
                <text:p>7.98169267707083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35084033613445">
                <text:p>8.3508403361344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1998799519808">
                <text:p>8.71998799519808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08913565426171">
                <text:p>9.08913565426171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45828331332533">
                <text:p>9.45828331332533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82743097238896">
                <text:p>9.82743097238896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1965786314526">
                <text:p>10.1965786314526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5657262905162">
                <text:p>10.565726290516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9348739495798">
                <text:p>10.9348739495798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3040216086435">
                <text:p>11.304021608643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6731692677071">
                <text:p>11.6731692677071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0423169267707">
                <text:p>12.0423169267707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4114645858343">
                <text:p>12.4114645858343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780612244898">
                <text:p>12.780612244898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1497599039616">
                <text:p>13.1497599039616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5189075630252">
                <text:p>13.518907563025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8880552220888">
                <text:p>13.8880552220888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2572028811525">
                <text:p>14.257202881152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6263505402161">
                <text:p>14.6263505402161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9954981992797">
                <text:p>14.9954981992797</text:p>
              </table:table-cell>
              <table:table-cell office:value-type="float" office:value="-0.00332894600281167">
                <text:p>-0.003328946002811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3646458583433">
                <text:p>15.3646458583433</text:p>
              </table:table-cell>
              <table:table-cell office:value-type="float" office:value="-0.00301947408644456">
                <text:p>-0.003019474086444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733793517407">
                <text:p>15.733793517407</text:p>
              </table:table-cell>
              <table:table-cell office:value-type="float" office:value="-0.00267131818053157">
                <text:p>-0.002671318180531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1029411764706">
                <text:p>16.1029411764706</text:p>
              </table:table-cell>
              <table:table-cell office:value-type="float" office:value="-0.00232316227461858">
                <text:p>-0.002323162274618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4720888355342">
                <text:p>16.4720888355342</text:p>
              </table:table-cell>
              <table:table-cell office:value-type="float" office:value="-0.00203303235302443">
                <text:p>-0.002033032353024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8412364945978">
                <text:p>16.8412364945978</text:p>
              </table:table-cell>
              <table:table-cell office:value-type="float" office:value="-0.00166553445233849">
                <text:p>-0.001665534452338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2103841536615">
                <text:p>17.2103841536615</text:p>
              </table:table-cell>
              <table:table-cell office:value-type="float" office:value="-0.0013560625359714">
                <text:p>-0.00135606253597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795318127251">
                <text:p>17.5795318127251</text:p>
              </table:table-cell>
              <table:table-cell office:value-type="float" office:value="-0.00096922264051251">
                <text:p>-0.000969222640512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9486794717887">
                <text:p>17.9486794717887</text:p>
              </table:table-cell>
              <table:table-cell office:value-type="float" office:value="-0.000659750724145418">
                <text:p>-0.0006597507241454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3178271308523">
                <text:p>18.3178271308523</text:p>
              </table:table-cell>
              <table:table-cell office:value-type="float" office:value="-0.000350278807778312">
                <text:p>-0.0003502788077783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686974789916">
                <text:p>18.686974789916</text:p>
              </table:table-cell>
              <table:table-cell office:value-type="float" office:value="-0.00000212290186532571">
                <text:p>-0.000002122901865325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0561224489796">
                <text:p>19.0561224489796</text:p>
              </table:table-cell>
              <table:table-cell office:value-type="float" office:value="0.000346033004047667">
                <text:p>0.000346033004047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4252701080432">
                <text:p>19.4252701080432</text:p>
              </table:table-cell>
              <table:table-cell office:value-type="float" office:value="0.000694188909960657">
                <text:p>0.0006941889099606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7944177671068">
                <text:p>19.7944177671068</text:p>
              </table:table-cell>
              <table:table-cell office:value-type="float" office:value="0.00100366082632776">
                <text:p>0.001003660826327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1635654261705">
                <text:p>20.1635654261705</text:p>
              </table:table-cell>
              <table:table-cell office:value-type="float" office:value="0.00137115872701369">
                <text:p>0.001371158727013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5327130852341">
                <text:p>20.5327130852341</text:p>
              </table:table-cell>
              <table:table-cell office:value-type="float" office:value="0.00166128864860784">
                <text:p>0.001661288648607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9018607442977">
                <text:p>20.9018607442977</text:p>
              </table:table-cell>
              <table:table-cell office:value-type="float" office:value="0.00202878654929378">
                <text:p>0.002028786549293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.2710084033613">
                <text:p>21.2710084033613</text:p>
              </table:table-cell>
              <table:table-cell office:value-type="float" office:value="0.00233825846566088">
                <text:p>0.002338258465660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640156062425">
                <text:p>21.640156062425</text:p>
              </table:table-cell>
              <table:table-cell office:value-type="float" office:value="0.00270575636634682">
                <text:p>0.002705756366346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.0093037214886">
                <text:p>22.0093037214886</text:p>
              </table:table-cell>
              <table:table-cell office:value-type="float" office:value="0.00303457027748686">
                <text:p>0.003034570277486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.3784513805522">
                <text:p>22.3784513805522</text:p>
              </table:table-cell>
              <table:table-cell office:value-type="float" office:value="0.00336338418862691">
                <text:p>0.003363384188626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.7475990396158">
                <text:p>22.7475990396158</text:p>
              </table:table-cell>
              <table:table-cell office:value-type="float" office:value="0.00369219809976695">
                <text:p>0.003692198099766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.1167466986795">
                <text:p>23.1167466986795</text:p>
              </table:table-cell>
              <table:table-cell office:value-type="float" office:value="0.004021012010907">
                <text:p>0.0040210120109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.4858943577431">
                <text:p>23.4858943577431</text:p>
              </table:table-cell>
              <table:table-cell office:value-type="float" office:value="0.00438850991159293">
                <text:p>0.004388509911592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.8550420168067">
                <text:p>23.8550420168067</text:p>
              </table:table-cell>
              <table:table-cell office:value-type="float" office:value="0.00469798182796003">
                <text:p>0.004697981827960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2241896758703">
                <text:p>24.2241896758703</text:p>
              </table:table-cell>
              <table:table-cell office:value-type="float" office:value="0.00506547972864596">
                <text:p>0.005065479728645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.593337334934">
                <text:p>24.593337334934</text:p>
              </table:table-cell>
              <table:table-cell office:value-type="float" office:value="0.00537495164501307">
                <text:p>0.005374951645013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.9624849939976">
                <text:p>24.9624849939976</text:p>
              </table:table-cell>
              <table:table-cell office:value-type="float" office:value="0.005742449545699">
                <text:p>0.0057424495456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3316326530612">
                <text:p>25.3316326530612</text:p>
              </table:table-cell>
              <table:table-cell office:value-type="float" office:value="0.00603257946729316">
                <text:p>0.006032579467293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7007803121248">
                <text:p>25.7007803121248</text:p>
              </table:table-cell>
              <table:table-cell office:value-type="float" office:value="0.00638073537320615">
                <text:p>0.006380735373206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.0699279711885">
                <text:p>26.0699279711885</text:p>
              </table:table-cell>
              <table:table-cell office:value-type="float" office:value="0.00672889127911914">
                <text:p>0.006728891279119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4390756302521">
                <text:p>26.4390756302521</text:p>
              </table:table-cell>
              <table:table-cell office:value-type="float" office:value="0.00707704718503212">
                <text:p>0.007077047185032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.8082232893157">
                <text:p>26.8082232893157</text:p>
              </table:table-cell>
              <table:table-cell office:value-type="float" office:value="0.00738651910139923">
                <text:p>0.007386519101399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.1773709483793">
                <text:p>27.1773709483793</text:p>
              </table:table-cell>
              <table:table-cell office:value-type="float" office:value="0.00769599101776633">
                <text:p>0.007695991017766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.546518607443">
                <text:p>27.546518607443</text:p>
              </table:table-cell>
              <table:table-cell office:value-type="float" office:value="0.00808283091322521">
                <text:p>0.008082830913225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9156662665066">
                <text:p>27.9156662665066</text:p>
              </table:table-cell>
              <table:table-cell office:value-type="float" office:value="0.00839230282959231">
                <text:p>0.008392302829592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2848139255702">
                <text:p>28.2848139255702</text:p>
              </table:table-cell>
              <table:table-cell office:value-type="float" office:value="0.00877914272505118">
                <text:p>0.008779142725051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.6539615846339">
                <text:p>28.6539615846339</text:p>
              </table:table-cell>
              <table:table-cell office:value-type="float" office:value="0.0090499306518724">
                <text:p>0.00904993065187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.0231092436975">
                <text:p>29.0231092436975</text:p>
              </table:table-cell>
              <table:table-cell office:value-type="float" office:value="0.00939808655778539">
                <text:p>0.009398086557785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.3922569027611">
                <text:p>29.3922569027611</text:p>
              </table:table-cell>
              <table:table-cell office:value-type="float" office:value="0.00974624246369838">
                <text:p>0.009746242463698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.7614045618247">
                <text:p>29.7614045618247</text:p>
              </table:table-cell>
              <table:table-cell office:value-type="float" office:value="0.0100943983696114">
                <text:p>0.01009439836961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.1305522208884">
                <text:p>30.1305522208884</text:p>
              </table:table-cell>
              <table:table-cell office:value-type="float" office:value="0.0104232122807514">
                <text:p>0.01042321228075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.499699879952">
                <text:p>30.499699879952</text:p>
              </table:table-cell>
              <table:table-cell office:value-type="float" office:value="0.0107133422023456">
                <text:p>0.01071334220234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.8688475390156">
                <text:p>30.8688475390156</text:p>
              </table:table-cell>
              <table:table-cell office:value-type="float" office:value="0.0111001820978044">
                <text:p>0.01110018209780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.2379951980792">
                <text:p>31.2379951980792</text:p>
              </table:table-cell>
              <table:table-cell office:value-type="float" office:value="0.0114096540141716">
                <text:p>0.01140965401417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.6071428571429">
                <text:p>31.6071428571429</text:p>
              </table:table-cell>
              <table:table-cell office:value-type="float" office:value="0.0117771519148575">
                <text:p>0.01177715191485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.9762905162065">
                <text:p>31.9762905162065</text:p>
              </table:table-cell>
              <table:table-cell office:value-type="float" office:value="0.0117771519148575">
                <text:p>0.01177715191485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.2531512605042">
                <text:p>32.2531512605042</text:p>
              </table:table-cell>
              <table:table-cell office:value-type="float" office:value="0.0102800815194316">
                <text:p>0.01028008151943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.49924969988">
                <text:p>32.49924969988</text:p>
              </table:table-cell>
              <table:table-cell office:value-type="float" office:value="0.00881782671459707">
                <text:p>0.008817826714597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.7145858343337">
                <text:p>32.7145858343337</text:p>
              </table:table-cell>
              <table:table-cell office:value-type="float" office:value="0.00730915112230745">
                <text:p>0.007309151122307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.8837785114046">
                <text:p>32.8837785114046</text:p>
              </table:table-cell>
              <table:table-cell office:value-type="float" office:value="0.00597455348297433">
                <text:p>0.005974553482974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.1144957983193">
                <text:p>33.1144957983193</text:p>
              </table:table-cell>
              <table:table-cell office:value-type="float" office:value="0.0046399558436412">
                <text:p>0.00463995584364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.3236794717887">
                <text:p>33.3236794717887</text:p>
              </table:table-cell>
              <table:table-cell office:value-type="float" office:value="0.00308485946389651">
                <text:p>0.003084859463896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.5697779111645">
                <text:p>33.5697779111645</text:p>
              </table:table-cell>
              <table:table-cell office:value-type="float" office:value="0.00146013190296923">
                <text:p>0.001460131902969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.7297418967587">
                <text:p>33.7297418967587</text:p>
              </table:table-cell>
              <table:table-cell office:value-type="float" office:value="0.000183560247954941">
                <text:p>0.0001835602479549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.9655862344938">
                <text:p>33.9655862344938</text:p>
              </table:table-cell>
              <table:table-cell office:value-type="float" office:value="-0.0013560625359714">
                <text:p>-0.00135606253597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.2465486194478">
                <text:p>34.2465486194478</text:p>
              </table:table-cell>
              <table:table-cell office:value-type="float" office:value="-0.00318194684253729">
                <text:p>-0.003181946842537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.4987995198079">
                <text:p>34.4987995198079</text:p>
              </table:table-cell>
              <table:table-cell office:value-type="float" office:value="-0.00476025361600951">
                <text:p>-0.004760253616009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.6679921968787">
                <text:p>34.6679921968787</text:p>
              </table:table-cell>
              <table:table-cell office:value-type="float" office:value="-0.00612386424750205">
                <text:p>-0.006123864247502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.8987094837935">
                <text:p>34.8987094837935</text:p>
              </table:table-cell>
              <table:table-cell office:value-type="float" office:value="-0.00742944889467576">
                <text:p>-0.007429448894675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.1140456182473">
                <text:p>35.1140456182473</text:p>
              </table:table-cell>
              <table:table-cell office:value-type="float" office:value="-0.0089671374791248">
                <text:p>-0.00896713747912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.360144057623">
                <text:p>35.360144057623</text:p>
              </table:table-cell>
              <table:table-cell office:value-type="float" office:value="-0.0106208780322115">
                <text:p>-0.01062087803221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.5754801920768">
                <text:p>35.5754801920768</text:p>
              </table:table-cell>
              <table:table-cell office:value-type="float" office:value="-0.0120715276401823">
                <text:p>-0.01207152764018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.7908163265306">
                <text:p>35.7908163265306</text:p>
              </table:table-cell>
              <table:table-cell office:value-type="float" office:value="-0.0135221772481531">
                <text:p>-0.01352217724815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.0369147659064">
                <text:p>36.0369147659064</text:p>
              </table:table-cell>
              <table:table-cell office:value-type="float" office:value="-0.0151759178012398">
                <text:p>-0.01517591780123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.2830132052821">
                <text:p>36.2830132052821</text:p>
              </table:table-cell>
              <table:table-cell office:value-type="float" office:value="-0.0168876843386453">
                <text:p>-0.01688768433864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.4983493397359">
                <text:p>36.4983493397359</text:p>
              </table:table-cell>
              <table:table-cell office:value-type="float" office:value="-0.0183383339466161">
                <text:p>-0.01833833394661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.7136854741897">
                <text:p>36.7136854741897</text:p>
              </table:table-cell>
              <table:table-cell office:value-type="float" office:value="-0.0197889835545869">
                <text:p>-0.01978898355458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.9597839135654">
                <text:p>36.9597839135654</text:p>
              </table:table-cell>
              <table:table-cell office:value-type="float" office:value="-0.021471737099833">
                <text:p>-0.0214717370998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.2058823529412">
                <text:p>37.2058823529412</text:p>
              </table:table-cell>
              <table:table-cell office:value-type="float" office:value="-0.0231254776529197">
                <text:p>-0.02312547765291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.4519807923169">
                <text:p>37.4519807923169</text:p>
              </table:table-cell>
              <table:table-cell office:value-type="float" office:value="-0.0247792182060064">
                <text:p>-0.02477921820600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7.6673169267707">
                <text:p>37.6673169267707</text:p>
              </table:table-cell>
              <table:table-cell office:value-type="float" office:value="-0.0262298678139772">
                <text:p>-0.02622986781397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.8826530612245">
                <text:p>37.8826530612245</text:p>
              </table:table-cell>
              <table:table-cell office:value-type="float" office:value="-0.027680517421948">
                <text:p>-0.0276805174219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.1287515006002">
                <text:p>38.1287515006002</text:p>
              </table:table-cell>
              <table:table-cell office:value-type="float" office:value="-0.0293632709671941">
                <text:p>-0.02936327096719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.374849939976">
                <text:p>38.374849939976</text:p>
              </table:table-cell>
              <table:table-cell office:value-type="float" office:value="-0.0310460245124402">
                <text:p>-0.03104602451244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.5901860744298">
                <text:p>38.5901860744298</text:p>
              </table:table-cell>
              <table:table-cell office:value-type="float" office:value="-0.032496674120411">
                <text:p>-0.0324966741204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.7993697478992">
                <text:p>38.7993697478992</text:p>
              </table:table-cell>
              <table:table-cell office:value-type="float" office:value="-0.0340517705001557">
                <text:p>-0.03405177050015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.1131452581032">
                <text:p>39.1131452581032</text:p>
              </table:table-cell>
              <table:table-cell office:value-type="float" office:value="-0.0351658693990773">
                <text:p>-0.03516586939907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.4822929171669">
                <text:p>39.4822929171669</text:p>
              </table:table-cell>
              <table:table-cell office:value-type="float" office:value="-0.0352819213677149">
                <text:p>-0.03528192136771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8514405762305">
                <text:p>39.8514405762305</text:p>
              </table:table-cell>
              <table:table-cell office:value-type="float" office:value="-0.0352819213677149">
                <text:p>-0.03528192136771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.2205882352941">
                <text:p>40.2205882352941</text:p>
              </table:table-cell>
              <table:table-cell office:value-type="float" office:value="-0.0352819213677149">
                <text:p>-0.03528192136771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.5897358943578">
                <text:p>40.5897358943578</text:p>
              </table:table-cell>
              <table:table-cell office:value-type="float" office:value="-0.0352819213677149">
                <text:p>-0.03528192136771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.9588835534214">
                <text:p>40.9588835534214</text:p>
              </table:table-cell>
              <table:table-cell office:value-type="float" office:value="-0.0352819213677149">
                <text:p>-0.03528192136771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.328031212485">
                <text:p>41.328031212485</text:p>
              </table:table-cell>
              <table:table-cell office:value-type="float" office:value="-0.0352819213677149">
                <text:p>-0.03528192136771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.6971788715486">
                <text:p>41.6971788715486</text:p>
              </table:table-cell>
              <table:table-cell office:value-type="float" office:value="-0.0352819213677149">
                <text:p>-0.03528192136771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.9432773109244">
                <text:p>41.9432773109244</text:p>
              </table:table-cell>
              <table:table-cell office:value-type="float" office:value="-0.0352819213677149">
                <text:p>-0.03528192136771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56cm" svg:y="3.946cm" style:legend-expansion="high" chart:style-name="ch2"/>
        <chart:plot-area chart:style-name="ch3" table:cell-range-address="Cotton.G100:Cotton.H172" svg:x="0.32cm" svg:y="0.18cm" svg:width="11.116cm" svg:height="8.64cm">
          <chartooo:coordinate-region svg:x="1.566cm" svg:y="0.382cm" svg:width="9.678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tton.H100:Cotton.H172" chart:class="chart:scatter">
            <chart:domain table:cell-range-address="Cotton.G100:Cotton.G172"/>
            <chart:regression-curve chart:style-name="ch7">
              <chart:equation chart:display-equation="true" chart:display-r-square="true" svg:x="4.309cm" svg:y="1.093cm"/>
            </chart:regression-curve>
            <chart:data-point chart:repeated="7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Cotton.G100:Cotton.G172</svg:desc>
                </draw:g>
              </table:table-cell>
              <table:table-cell office:value-type="float" office:value="NaN">
                <text:p>NaN</text:p>
                <draw:g>
                  <svg:desc>Cotton.H100:Cotton.H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.2531512605042">
                <text:p>32.2531512605042</text:p>
              </table:table-cell>
              <table:table-cell office:value-type="float" office:value="0.0102800815194316">
                <text:p>0.01028008151943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.49924969988">
                <text:p>32.49924969988</text:p>
              </table:table-cell>
              <table:table-cell office:value-type="float" office:value="0.00881782671459707">
                <text:p>0.008817826714597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.7145858343337">
                <text:p>32.7145858343337</text:p>
              </table:table-cell>
              <table:table-cell office:value-type="float" office:value="0.00730915112230745">
                <text:p>0.007309151122307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.8837785114046">
                <text:p>32.8837785114046</text:p>
              </table:table-cell>
              <table:table-cell office:value-type="float" office:value="0.00597455348297433">
                <text:p>0.005974553482974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.1144957983193">
                <text:p>33.1144957983193</text:p>
              </table:table-cell>
              <table:table-cell office:value-type="float" office:value="0.0046399558436412">
                <text:p>0.00463995584364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.3236794717887">
                <text:p>33.3236794717887</text:p>
              </table:table-cell>
              <table:table-cell office:value-type="float" office:value="0.00308485946389651">
                <text:p>0.003084859463896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5697779111645">
                <text:p>33.5697779111645</text:p>
              </table:table-cell>
              <table:table-cell office:value-type="float" office:value="0.00146013190296923">
                <text:p>0.00146013190296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.7297418967587">
                <text:p>33.7297418967587</text:p>
              </table:table-cell>
              <table:table-cell office:value-type="float" office:value="0.000183560247954941">
                <text:p>0.000183560247954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.9655862344938">
                <text:p>33.9655862344938</text:p>
              </table:table-cell>
              <table:table-cell office:value-type="float" office:value="-0.0013560625359714">
                <text:p>-0.00135606253597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2465486194478">
                <text:p>34.2465486194478</text:p>
              </table:table-cell>
              <table:table-cell office:value-type="float" office:value="-0.00318194684253729">
                <text:p>-0.003181946842537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4987995198079">
                <text:p>34.4987995198079</text:p>
              </table:table-cell>
              <table:table-cell office:value-type="float" office:value="-0.00476025361600951">
                <text:p>-0.004760253616009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.6679921968787">
                <text:p>34.6679921968787</text:p>
              </table:table-cell>
              <table:table-cell office:value-type="float" office:value="-0.00612386424750205">
                <text:p>-0.006123864247502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.8987094837935">
                <text:p>34.8987094837935</text:p>
              </table:table-cell>
              <table:table-cell office:value-type="float" office:value="-0.00742944889467576">
                <text:p>-0.007429448894675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1140456182473">
                <text:p>35.1140456182473</text:p>
              </table:table-cell>
              <table:table-cell office:value-type="float" office:value="-0.0089671374791248">
                <text:p>-0.00896713747912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.360144057623">
                <text:p>35.360144057623</text:p>
              </table:table-cell>
              <table:table-cell office:value-type="float" office:value="-0.0106208780322115">
                <text:p>-0.01062087803221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.5754801920768">
                <text:p>35.5754801920768</text:p>
              </table:table-cell>
              <table:table-cell office:value-type="float" office:value="-0.0120715276401823">
                <text:p>-0.01207152764018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.7908163265306">
                <text:p>35.7908163265306</text:p>
              </table:table-cell>
              <table:table-cell office:value-type="float" office:value="-0.0135221772481531">
                <text:p>-0.01352217724815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.0369147659064">
                <text:p>36.0369147659064</text:p>
              </table:table-cell>
              <table:table-cell office:value-type="float" office:value="-0.0151759178012398">
                <text:p>-0.01517591780123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2830132052821">
                <text:p>36.2830132052821</text:p>
              </table:table-cell>
              <table:table-cell office:value-type="float" office:value="-0.0168876843386453">
                <text:p>-0.01688768433864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.4983493397359">
                <text:p>36.4983493397359</text:p>
              </table:table-cell>
              <table:table-cell office:value-type="float" office:value="-0.0183383339466161">
                <text:p>-0.01833833394661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.7136854741897">
                <text:p>36.7136854741897</text:p>
              </table:table-cell>
              <table:table-cell office:value-type="float" office:value="-0.0197889835545869">
                <text:p>-0.01978898355458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.9597839135654">
                <text:p>36.9597839135654</text:p>
              </table:table-cell>
              <table:table-cell office:value-type="float" office:value="-0.021471737099833">
                <text:p>-0.0214717370998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.2058823529412">
                <text:p>37.2058823529412</text:p>
              </table:table-cell>
              <table:table-cell office:value-type="float" office:value="-0.0231254776529197">
                <text:p>-0.02312547765291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.4519807923169">
                <text:p>37.4519807923169</text:p>
              </table:table-cell>
              <table:table-cell office:value-type="float" office:value="-0.0247792182060064">
                <text:p>-0.02477921820600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.6673169267707">
                <text:p>37.6673169267707</text:p>
              </table:table-cell>
              <table:table-cell office:value-type="float" office:value="-0.0262298678139772">
                <text:p>-0.02622986781397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.8826530612245">
                <text:p>37.8826530612245</text:p>
              </table:table-cell>
              <table:table-cell office:value-type="float" office:value="-0.027680517421948">
                <text:p>-0.0276805174219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.1287515006002">
                <text:p>38.1287515006002</text:p>
              </table:table-cell>
              <table:table-cell office:value-type="float" office:value="-0.0293632709671941">
                <text:p>-0.02936327096719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2cm" svg:y="3.946cm" style:legend-expansion="high" chart:style-name="ch2"/>
        <chart:plot-area chart:style-name="ch3" table:cell-range-address="Cotton_fit.A1:Cotton_fit.C135" chart:data-source-has-labels="row" svg:x="0.32cm" svg:y="0.18cm" svg:width="12.912cm" svg:height="8.64cm">
          <chartooo:coordinate-region svg:x="1.566cm" svg:y="0.382cm" svg:width="11.474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tton_fit.B2:Cotton_fit.B135" chart:label-cell-address="Cotton_fit.B1:Cotton_fit.B1" chart:class="chart:scatter">
            <chart:domain table:cell-range-address="Cotton_fit.A2:Cotton_fit.A135"/>
            <chart:data-point chart:repeated="134"/>
          </chart:series>
          <chart:series chart:style-name="ch7" chart:values-cell-range-address="Cotton_fit.C2:Cotton_fit.C135" chart:label-cell-address="Cotton_fit.C1:Cotton_fit.C1" chart:class="chart:scatter">
            <chart:data-point chart:repeated="1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y(GDD)</text:p>
                <draw:g>
                  <svg:desc>Cotton_fit.B1:Cotton_fit.B1</svg:desc>
                </draw:g>
              </table:table-cell>
              <table:table-cell office:value-type="string">
                <text:p>logy(EDD)</text:p>
                <draw:g>
                  <svg:desc>Cotton_fit.C1:Cotton_fi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9591836734694">
                <text:p>0.229591836734694</text:p>
                <draw:g>
                  <svg:desc>Cotton_fit.A2:Cotton_fit.A135</svg:desc>
                </draw:g>
              </table:table-cell>
              <table:table-cell office:value-type="float" office:value="NaN">
                <text:p>NaN</text:p>
                <draw:g>
                  <svg:desc>Cotton_fit.B2:Cotton_fit.B135</svg:desc>
                </draw:g>
              </table:table-cell>
              <table:table-cell office:value-type="float" office:value="NaN">
                <text:p>NaN</text:p>
                <draw:g>
                  <svg:desc>Cotton_fit.C2:Cotton_fit.C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8739495798319">
                <text:p>0.59873949579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7887154861945">
                <text:p>0.96788715486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3703481392557">
                <text:p>1.33703481392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061824729892">
                <text:p>1.7061824729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6770708283313">
                <text:p>1.76770708283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7533013205282">
                <text:p>2.07533013205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3685474189676">
                <text:p>2.13685474189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4447779111645">
                <text:p>2.4444777911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0600240096038">
                <text:p>2.5060024009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1362545018007">
                <text:p>2.81362545018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7515006002401">
                <text:p>2.8751500600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827731092437">
                <text:p>3.182773109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4429771908764">
                <text:p>3.24429771908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5192076830732">
                <text:p>3.55192076830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1344537815126">
                <text:p>3.61344537815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2106842737095">
                <text:p>3.92106842737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8259303721488">
                <text:p>3.9825930372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9021608643457">
                <text:p>4.29021608643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5174069627851">
                <text:p>4.35174069627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6593637454982">
                <text:p>4.6593637454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02851140456182">
                <text:p>5.02851140456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39765906362545">
                <text:p>5.3976590636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6680672268908">
                <text:p>5.76680672268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359543817527">
                <text:p>6.1359543817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50510204081633">
                <text:p>6.5051020408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87424969987995">
                <text:p>6.8742496998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4339735894358">
                <text:p>7.24339735894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6125450180072">
                <text:p>7.6125450180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98169267707083">
                <text:p>7.98169267707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35084033613445">
                <text:p>8.35084033613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1998799519808">
                <text:p>8.71998799519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08913565426171">
                <text:p>9.08913565426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45828331332533">
                <text:p>9.45828331332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82743097238896">
                <text:p>9.82743097238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1965786314526">
                <text:p>10.1965786314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5657262905162">
                <text:p>10.565726290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9348739495798">
                <text:p>10.9348739495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3040216086435">
                <text:p>11.3040216086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6731692677071">
                <text:p>11.6731692677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0423169267707">
                <text:p>12.0423169267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4114645858343">
                <text:p>12.4114645858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780612244898">
                <text:p>12.780612244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1497599039616">
                <text:p>13.1497599039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5189075630252">
                <text:p>13.518907563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8880552220888">
                <text:p>13.8880552220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2572028811525">
                <text:p>14.257202881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6263505402161">
                <text:p>14.6263505402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9954981992797">
                <text:p>14.9954981992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3646458583433">
                <text:p>15.3646458583433</text:p>
              </table:table-cell>
              <table:table-cell office:value-type="float" office:value="-0.00301947408644456">
                <text:p>-0.00301947408644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733793517407">
                <text:p>15.733793517407</text:p>
              </table:table-cell>
              <table:table-cell office:value-type="float" office:value="-0.00267131818053157">
                <text:p>-0.00267131818053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1029411764706">
                <text:p>16.1029411764706</text:p>
              </table:table-cell>
              <table:table-cell office:value-type="float" office:value="-0.00232316227461858">
                <text:p>-0.00232316227461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4720888355342">
                <text:p>16.4720888355342</text:p>
              </table:table-cell>
              <table:table-cell office:value-type="float" office:value="-0.00203303235302443">
                <text:p>-0.00203303235302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8412364945978">
                <text:p>16.8412364945978</text:p>
              </table:table-cell>
              <table:table-cell office:value-type="float" office:value="-0.00166553445233849">
                <text:p>-0.00166553445233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2103841536615">
                <text:p>17.2103841536615</text:p>
              </table:table-cell>
              <table:table-cell office:value-type="float" office:value="-0.0013560625359714">
                <text:p>-0.0013560625359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795318127251">
                <text:p>17.5795318127251</text:p>
              </table:table-cell>
              <table:table-cell office:value-type="float" office:value="-0.00096922264051251">
                <text:p>-0.00096922264051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9486794717887">
                <text:p>17.9486794717887</text:p>
              </table:table-cell>
              <table:table-cell office:value-type="float" office:value="-0.000659750724145418">
                <text:p>-0.000659750724145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3178271308523">
                <text:p>18.3178271308523</text:p>
              </table:table-cell>
              <table:table-cell office:value-type="float" office:value="-0.000350278807778312">
                <text:p>-0.000350278807778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686974789916">
                <text:p>18.686974789916</text:p>
              </table:table-cell>
              <table:table-cell office:value-type="float" office:value="-0.00000212290186532571">
                <text:p>-0.00000212290186532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0561224489796">
                <text:p>19.0561224489796</text:p>
              </table:table-cell>
              <table:table-cell office:value-type="float" office:value="0.000346033004047667">
                <text:p>0.000346033004047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4252701080432">
                <text:p>19.4252701080432</text:p>
              </table:table-cell>
              <table:table-cell office:value-type="float" office:value="0.000694188909960657">
                <text:p>0.000694188909960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7944177671068">
                <text:p>19.7944177671068</text:p>
              </table:table-cell>
              <table:table-cell office:value-type="float" office:value="0.00100366082632776">
                <text:p>0.00100366082632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1635654261705">
                <text:p>20.1635654261705</text:p>
              </table:table-cell>
              <table:table-cell office:value-type="float" office:value="0.00137115872701369">
                <text:p>0.00137115872701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5327130852341">
                <text:p>20.5327130852341</text:p>
              </table:table-cell>
              <table:table-cell office:value-type="float" office:value="0.00166128864860784">
                <text:p>0.00166128864860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9018607442977">
                <text:p>20.9018607442977</text:p>
              </table:table-cell>
              <table:table-cell office:value-type="float" office:value="0.00202878654929378">
                <text:p>0.00202878654929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.2710084033613">
                <text:p>21.2710084033613</text:p>
              </table:table-cell>
              <table:table-cell office:value-type="float" office:value="0.00233825846566088">
                <text:p>0.00233825846566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640156062425">
                <text:p>21.640156062425</text:p>
              </table:table-cell>
              <table:table-cell office:value-type="float" office:value="0.00270575636634682">
                <text:p>0.00270575636634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.0093037214886">
                <text:p>22.0093037214886</text:p>
              </table:table-cell>
              <table:table-cell office:value-type="float" office:value="0.00303457027748686">
                <text:p>0.00303457027748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.3784513805522">
                <text:p>22.3784513805522</text:p>
              </table:table-cell>
              <table:table-cell office:value-type="float" office:value="0.00336338418862691">
                <text:p>0.00336338418862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.7475990396158">
                <text:p>22.7475990396158</text:p>
              </table:table-cell>
              <table:table-cell office:value-type="float" office:value="0.00369219809976695">
                <text:p>0.00369219809976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.1167466986795">
                <text:p>23.1167466986795</text:p>
              </table:table-cell>
              <table:table-cell office:value-type="float" office:value="0.004021012010907">
                <text:p>0.004021012010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.4858943577431">
                <text:p>23.4858943577431</text:p>
              </table:table-cell>
              <table:table-cell office:value-type="float" office:value="0.00438850991159293">
                <text:p>0.00438850991159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.8550420168067">
                <text:p>23.8550420168067</text:p>
              </table:table-cell>
              <table:table-cell office:value-type="float" office:value="0.00469798182796003">
                <text:p>0.00469798182796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2241896758703">
                <text:p>24.2241896758703</text:p>
              </table:table-cell>
              <table:table-cell office:value-type="float" office:value="0.00506547972864596">
                <text:p>0.00506547972864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.593337334934">
                <text:p>24.593337334934</text:p>
              </table:table-cell>
              <table:table-cell office:value-type="float" office:value="0.00537495164501307">
                <text:p>0.00537495164501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.9624849939976">
                <text:p>24.9624849939976</text:p>
              </table:table-cell>
              <table:table-cell office:value-type="float" office:value="0.005742449545699">
                <text:p>0.005742449545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3316326530612">
                <text:p>25.3316326530612</text:p>
              </table:table-cell>
              <table:table-cell office:value-type="float" office:value="0.00603257946729316">
                <text:p>0.00603257946729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7007803121248">
                <text:p>25.7007803121248</text:p>
              </table:table-cell>
              <table:table-cell office:value-type="float" office:value="0.00638073537320615">
                <text:p>0.00638073537320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.0699279711885">
                <text:p>26.0699279711885</text:p>
              </table:table-cell>
              <table:table-cell office:value-type="float" office:value="0.00672889127911914">
                <text:p>0.00672889127911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4390756302521">
                <text:p>26.4390756302521</text:p>
              </table:table-cell>
              <table:table-cell office:value-type="float" office:value="0.00707704718503212">
                <text:p>0.00707704718503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.8082232893157">
                <text:p>26.8082232893157</text:p>
              </table:table-cell>
              <table:table-cell office:value-type="float" office:value="0.00738651910139923">
                <text:p>0.00738651910139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.1773709483793">
                <text:p>27.1773709483793</text:p>
              </table:table-cell>
              <table:table-cell office:value-type="float" office:value="0.00769599101776633">
                <text:p>0.00769599101776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.546518607443">
                <text:p>27.546518607443</text:p>
              </table:table-cell>
              <table:table-cell office:value-type="float" office:value="0.00808283091322521">
                <text:p>0.00808283091322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9156662665066">
                <text:p>27.9156662665066</text:p>
              </table:table-cell>
              <table:table-cell office:value-type="float" office:value="0.00839230282959231">
                <text:p>0.00839230282959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2848139255702">
                <text:p>28.2848139255702</text:p>
              </table:table-cell>
              <table:table-cell office:value-type="float" office:value="0.00877914272505118">
                <text:p>0.00877914272505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.6539615846339">
                <text:p>28.6539615846339</text:p>
              </table:table-cell>
              <table:table-cell office:value-type="float" office:value="0.0090499306518724">
                <text:p>0.0090499306518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.0231092436975">
                <text:p>29.0231092436975</text:p>
              </table:table-cell>
              <table:table-cell office:value-type="float" office:value="0.00939808655778539">
                <text:p>0.00939808655778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.3922569027611">
                <text:p>29.3922569027611</text:p>
              </table:table-cell>
              <table:table-cell office:value-type="float" office:value="0.00974624246369838">
                <text:p>0.00974624246369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.7614045618247">
                <text:p>29.7614045618247</text:p>
              </table:table-cell>
              <table:table-cell office:value-type="float" office:value="0.0100943983696114">
                <text:p>0.0100943983696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.1305522208884">
                <text:p>30.1305522208884</text:p>
              </table:table-cell>
              <table:table-cell office:value-type="float" office:value="0.0104232122807514">
                <text:p>0.0104232122807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.499699879952">
                <text:p>30.499699879952</text:p>
              </table:table-cell>
              <table:table-cell office:value-type="float" office:value="0.0107133422023456">
                <text:p>0.0107133422023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.8688475390156">
                <text:p>30.8688475390156</text:p>
              </table:table-cell>
              <table:table-cell office:value-type="float" office:value="0.0111001820978044">
                <text:p>0.0111001820978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.2379951980792">
                <text:p>31.2379951980792</text:p>
              </table:table-cell>
              <table:table-cell office:value-type="float" office:value="0.0114096540141716">
                <text:p>0.0114096540141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.6071428571429">
                <text:p>31.6071428571429</text:p>
              </table:table-cell>
              <table:table-cell office:value-type="float" office:value="0.0117771519148575">
                <text:p>0.0117771519148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.9762905162065">
                <text:p>31.9762905162065</text:p>
              </table:table-cell>
              <table:table-cell office:value-type="float" office:value="0.0117771519148575">
                <text:p>0.0117771519148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.2531512605042">
                <text:p>32.2531512605042</text:p>
              </table:table-cell>
              <table:table-cell office:value-type="float" office:value="NaN">
                <text:p>NaN</text:p>
              </table:table-cell>
              <table:table-cell office:value-type="float" office:value="0.0102800815194316">
                <text:p>0.01028008151943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.49924969988">
                <text:p>32.49924969988</text:p>
              </table:table-cell>
              <table:table-cell office:value-type="float" office:value="NaN">
                <text:p>NaN</text:p>
              </table:table-cell>
              <table:table-cell office:value-type="float" office:value="0.00881782671459707">
                <text:p>0.008817826714597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.7145858343337">
                <text:p>32.7145858343337</text:p>
              </table:table-cell>
              <table:table-cell office:value-type="float" office:value="NaN">
                <text:p>NaN</text:p>
              </table:table-cell>
              <table:table-cell office:value-type="float" office:value="0.00730915112230745">
                <text:p>0.007309151122307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.8837785114046">
                <text:p>32.8837785114046</text:p>
              </table:table-cell>
              <table:table-cell office:value-type="float" office:value="NaN">
                <text:p>NaN</text:p>
              </table:table-cell>
              <table:table-cell office:value-type="float" office:value="0.00597455348297433">
                <text:p>0.005974553482974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.1144957983193">
                <text:p>33.1144957983193</text:p>
              </table:table-cell>
              <table:table-cell office:value-type="float" office:value="NaN">
                <text:p>NaN</text:p>
              </table:table-cell>
              <table:table-cell office:value-type="float" office:value="0.0046399558436412">
                <text:p>0.00463995584364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.3236794717887">
                <text:p>33.3236794717887</text:p>
              </table:table-cell>
              <table:table-cell office:value-type="float" office:value="NaN">
                <text:p>NaN</text:p>
              </table:table-cell>
              <table:table-cell office:value-type="float" office:value="0.00308485946389651">
                <text:p>0.003084859463896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.5697779111645">
                <text:p>33.5697779111645</text:p>
              </table:table-cell>
              <table:table-cell office:value-type="float" office:value="NaN">
                <text:p>NaN</text:p>
              </table:table-cell>
              <table:table-cell office:value-type="float" office:value="0.00146013190296923">
                <text:p>0.001460131902969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.7297418967587">
                <text:p>33.7297418967587</text:p>
              </table:table-cell>
              <table:table-cell office:value-type="float" office:value="NaN">
                <text:p>NaN</text:p>
              </table:table-cell>
              <table:table-cell office:value-type="float" office:value="0.000183560247954941">
                <text:p>0.0001835602479549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.9655862344938">
                <text:p>33.9655862344938</text:p>
              </table:table-cell>
              <table:table-cell office:value-type="float" office:value="NaN">
                <text:p>NaN</text:p>
              </table:table-cell>
              <table:table-cell office:value-type="float" office:value="-0.0013560625359714">
                <text:p>-0.00135606253597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.2465486194478">
                <text:p>34.2465486194478</text:p>
              </table:table-cell>
              <table:table-cell office:value-type="float" office:value="NaN">
                <text:p>NaN</text:p>
              </table:table-cell>
              <table:table-cell office:value-type="float" office:value="-0.00318194684253729">
                <text:p>-0.003181946842537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.4987995198079">
                <text:p>34.4987995198079</text:p>
              </table:table-cell>
              <table:table-cell office:value-type="float" office:value="NaN">
                <text:p>NaN</text:p>
              </table:table-cell>
              <table:table-cell office:value-type="float" office:value="-0.00476025361600951">
                <text:p>-0.004760253616009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.6679921968787">
                <text:p>34.6679921968787</text:p>
              </table:table-cell>
              <table:table-cell office:value-type="float" office:value="NaN">
                <text:p>NaN</text:p>
              </table:table-cell>
              <table:table-cell office:value-type="float" office:value="-0.00612386424750205">
                <text:p>-0.006123864247502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.8987094837935">
                <text:p>34.8987094837935</text:p>
              </table:table-cell>
              <table:table-cell office:value-type="float" office:value="NaN">
                <text:p>NaN</text:p>
              </table:table-cell>
              <table:table-cell office:value-type="float" office:value="-0.00742944889467576">
                <text:p>-0.007429448894675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.1140456182473">
                <text:p>35.1140456182473</text:p>
              </table:table-cell>
              <table:table-cell office:value-type="float" office:value="NaN">
                <text:p>NaN</text:p>
              </table:table-cell>
              <table:table-cell office:value-type="float" office:value="-0.0089671374791248">
                <text:p>-0.00896713747912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.360144057623">
                <text:p>35.360144057623</text:p>
              </table:table-cell>
              <table:table-cell office:value-type="float" office:value="NaN">
                <text:p>NaN</text:p>
              </table:table-cell>
              <table:table-cell office:value-type="float" office:value="-0.0106208780322115">
                <text:p>-0.01062087803221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.5754801920768">
                <text:p>35.5754801920768</text:p>
              </table:table-cell>
              <table:table-cell office:value-type="float" office:value="NaN">
                <text:p>NaN</text:p>
              </table:table-cell>
              <table:table-cell office:value-type="float" office:value="-0.0120715276401823">
                <text:p>-0.01207152764018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.7908163265306">
                <text:p>35.7908163265306</text:p>
              </table:table-cell>
              <table:table-cell office:value-type="float" office:value="NaN">
                <text:p>NaN</text:p>
              </table:table-cell>
              <table:table-cell office:value-type="float" office:value="-0.0135221772481531">
                <text:p>-0.01352217724815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.0369147659064">
                <text:p>36.0369147659064</text:p>
              </table:table-cell>
              <table:table-cell office:value-type="float" office:value="NaN">
                <text:p>NaN</text:p>
              </table:table-cell>
              <table:table-cell office:value-type="float" office:value="-0.0151759178012398">
                <text:p>-0.01517591780123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.2830132052821">
                <text:p>36.2830132052821</text:p>
              </table:table-cell>
              <table:table-cell office:value-type="float" office:value="NaN">
                <text:p>NaN</text:p>
              </table:table-cell>
              <table:table-cell office:value-type="float" office:value="-0.0168876843386453">
                <text:p>-0.01688768433864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.4983493397359">
                <text:p>36.4983493397359</text:p>
              </table:table-cell>
              <table:table-cell office:value-type="float" office:value="NaN">
                <text:p>NaN</text:p>
              </table:table-cell>
              <table:table-cell office:value-type="float" office:value="-0.0183383339466161">
                <text:p>-0.01833833394661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.7136854741897">
                <text:p>36.7136854741897</text:p>
              </table:table-cell>
              <table:table-cell office:value-type="float" office:value="NaN">
                <text:p>NaN</text:p>
              </table:table-cell>
              <table:table-cell office:value-type="float" office:value="-0.0197889835545869">
                <text:p>-0.01978898355458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.9597839135654">
                <text:p>36.9597839135654</text:p>
              </table:table-cell>
              <table:table-cell office:value-type="float" office:value="NaN">
                <text:p>NaN</text:p>
              </table:table-cell>
              <table:table-cell office:value-type="float" office:value="-0.021471737099833">
                <text:p>-0.0214717370998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.2058823529412">
                <text:p>37.2058823529412</text:p>
              </table:table-cell>
              <table:table-cell office:value-type="float" office:value="NaN">
                <text:p>NaN</text:p>
              </table:table-cell>
              <table:table-cell office:value-type="float" office:value="-0.0231254776529197">
                <text:p>-0.02312547765291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.4519807923169">
                <text:p>37.4519807923169</text:p>
              </table:table-cell>
              <table:table-cell office:value-type="float" office:value="NaN">
                <text:p>NaN</text:p>
              </table:table-cell>
              <table:table-cell office:value-type="float" office:value="-0.0247792182060064">
                <text:p>-0.02477921820600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7.6673169267707">
                <text:p>37.6673169267707</text:p>
              </table:table-cell>
              <table:table-cell office:value-type="float" office:value="NaN">
                <text:p>NaN</text:p>
              </table:table-cell>
              <table:table-cell office:value-type="float" office:value="-0.0262298678139772">
                <text:p>-0.02622986781397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.8826530612245">
                <text:p>37.8826530612245</text:p>
              </table:table-cell>
              <table:table-cell office:value-type="float" office:value="NaN">
                <text:p>NaN</text:p>
              </table:table-cell>
              <table:table-cell office:value-type="float" office:value="-0.027680517421948">
                <text:p>-0.0276805174219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.1287515006002">
                <text:p>38.1287515006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.374849939976">
                <text:p>38.374849939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.5901860744298">
                <text:p>38.590186074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.7993697478992">
                <text:p>38.799369747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.1131452581032">
                <text:p>39.113145258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.4822929171669">
                <text:p>39.482292917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8514405762305">
                <text:p>39.851440576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.2205882352941">
                <text:p>40.22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.5897358943578">
                <text:p>40.5897358943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.9588835534214">
                <text:p>40.9588835534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.328031212485">
                <text:p>41.32803121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.6971788715486">
                <text:p>41.6971788715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.9432773109244">
                <text:p>41.9432773109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